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PCDI+Times-Roman" svg:font-family="KAPCDI+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1.0736in"/>
    </style:style>
    <style:style style:name="co48" style:family="table-column">
      <style:table-column-properties fo:break-before="auto" style:column-width="1.0854in"/>
    </style:style>
    <style:style style:name="co49" style:family="table-column">
      <style:table-column-properties fo:break-before="auto" style:column-width="1.0693in"/>
    </style:style>
    <style:style style:name="co50" style:family="table-column">
      <style:table-column-properties fo:break-before="auto" style:column-width="1.0346in"/>
    </style:style>
    <style:style style:name="co53" style:family="table-column">
      <style:table-column-properties fo:break-before="auto" style:column-width="0.8228in"/>
    </style:style>
    <style:style style:name="co54" style:family="table-column">
      <style:table-column-properties fo:break-before="auto" style:column-width="1.111in"/>
    </style:style>
    <style:style style:name="co55" style:family="table-column">
      <style:table-column-properties fo:break-before="auto" style:column-width="1.1016in"/>
    </style:style>
    <style:style style:name="co56" style:family="table-column">
      <style:table-column-properties fo:break-before="auto" style:column-width="0.8665in"/>
    </style:style>
    <style:style style:name="co58" style:family="table-column">
      <style:table-column-properties fo:break-before="auto" style:column-width="0.7098in"/>
    </style:style>
    <style:style style:name="co59" style:family="table-column">
      <style:table-column-properties fo:break-before="auto" style:column-width="1.6047in"/>
    </style:style>
    <style:style style:name="co60" style:family="table-column">
      <style:table-column-properties fo:break-before="auto" style:column-width="1.8409in"/>
    </style:style>
    <style:style style:name="co61" style:family="table-column">
      <style:table-column-properties fo:break-before="auto" style:column-width="0.572in"/>
    </style:style>
    <style:style style:name="co62" style:family="table-column">
      <style:table-column-properties fo:break-before="auto" style:column-width="0.6398in"/>
    </style:style>
    <style:style style:name="co63" style:family="table-column">
      <style:table-column-properties fo:break-before="auto" style:column-width="0.5638in"/>
    </style:style>
    <style:style style:name="co64" style:family="table-column">
      <style:table-column-properties fo:break-before="auto" style:column-width="0.8063in"/>
    </style:style>
    <style:style style:name="co65" style:family="table-column">
      <style:table-column-properties fo:break-before="auto" style:column-width="0.7508in"/>
    </style:style>
    <style:style style:name="co66" style:family="table-column">
      <style:table-column-properties fo:break-before="auto" style:column-width="0.5972in"/>
    </style:style>
    <style:style style:name="co19" style:family="table-column">
      <style:table-column-properties fo:break-before="auto" style:column-width="1.078in"/>
    </style:style>
    <style:style style:name="co20" style:family="table-column">
      <style:table-column-properties fo:break-before="auto" style:column-width="1.0335in"/>
    </style:style>
    <style:style style:name="co21" style:family="table-column">
      <style:table-column-properties fo:break-before="auto" style:column-width="1.1291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1.1201in"/>
    </style:style>
    <style:style style:name="co24" style:family="table-column">
      <style:table-column-properties fo:break-before="auto" style:column-width="0.9154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1.1626in"/>
    </style:style>
    <style:style style:name="co27" style:family="table-column">
      <style:table-column-properties fo:break-before="auto" style:column-width="1.152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1.5244in"/>
    </style:style>
    <style:style style:name="co30" style:family="table-column">
      <style:table-column-properties fo:break-before="auto" style:column-width="1.5728in"/>
    </style:style>
    <style:style style:name="co31" style:family="table-column">
      <style:table-column-properties fo:break-before="auto" style:column-width="0.9173in"/>
    </style:style>
    <style:style style:name="co32" style:family="table-column">
      <style:table-column-properties fo:break-before="auto" style:column-width="0.7028in"/>
    </style:style>
    <style:style style:name="co33" style:family="table-column">
      <style:table-column-properties fo:break-before="auto" style:column-width="0.6193in"/>
    </style:style>
    <style:style style:name="co34" style:family="table-column">
      <style:table-column-properties fo:break-before="auto" style:column-width="1.0126in"/>
    </style:style>
    <style:style style:name="co35" style:family="table-column">
      <style:table-column-properties fo:break-before="auto" style:column-width="1.0283in"/>
    </style:style>
    <style:style style:name="co36" style:family="table-column">
      <style:table-column-properties fo:break-before="auto" style:column-width="0.9047in"/>
    </style:style>
    <style:style style:name="co37" style:family="table-column">
      <style:table-column-properties fo:break-before="auto" style:column-width="1.5429in"/>
    </style:style>
    <style:style style:name="co38" style:family="table-column">
      <style:table-column-properties fo:break-before="auto" style:column-width="1.8827in"/>
    </style:style>
    <style:style style:name="co51" style:family="table-column">
      <style:table-column-properties fo:break-before="auto" style:column-width="0.8925in"/>
    </style:style>
    <style:style style:name="co52" style:family="table-column">
      <style:table-column-properties fo:break-before="auto" style:column-width="1.0571in"/>
    </style:style>
    <style:style style:name="co79" style:family="table-column">
      <style:table-column-properties fo:break-before="auto" style:column-width="0.7299in"/>
    </style:style>
    <style:style style:name="co80" style:family="table-column">
      <style:table-column-properties fo:break-before="auto" style:column-width="1.0799in"/>
    </style:style>
    <style:style style:name="co81" style:family="table-column">
      <style:table-column-properties fo:break-before="auto" style:column-width="0.9457in"/>
    </style:style>
    <style:style style:name="co83" style:family="table-column">
      <style:table-column-properties fo:break-before="auto" style:column-width="1.052in"/>
    </style:style>
    <style:style style:name="co57" style:family="table-column">
      <style:table-column-properties fo:break-before="auto" style:column-width="0.7717in"/>
    </style:style>
    <style:style style:name="co84" style:family="table-column">
      <style:table-column-properties fo:break-before="auto" style:column-width="2.3043in"/>
    </style:style>
    <style:style style:name="co85" style:family="table-column">
      <style:table-column-properties fo:break-before="auto" style:column-width="2.3346in"/>
    </style:style>
    <style:style style:name="co78" style:family="table-column">
      <style:table-column-properties fo:break-before="auto" style:column-width="0.6043in"/>
    </style:style>
    <style:style style:name="co86" style:family="table-column">
      <style:table-column-properties fo:break-before="auto" style:column-width="0.7016in"/>
    </style:style>
    <style:style style:name="co67" style:family="table-column">
      <style:table-column-properties fo:break-before="auto" style:column-width="0.6528in"/>
    </style:style>
    <style:style style:name="co82" style:family="table-column">
      <style:table-column-properties fo:break-before="auto" style:column-width="1.0181in"/>
    </style:style>
    <style:style style:name="co91" style:family="table-column">
      <style:table-column-properties fo:break-before="auto" style:column-width="0.9811in"/>
    </style:style>
    <style:style style:name="co109" style:family="table-column">
      <style:table-column-properties fo:break-before="auto" style:column-width="0.7811in"/>
    </style:style>
    <style:style style:name="co110" style:family="table-column">
      <style:table-column-properties fo:break-before="auto" style:column-width="1.028in"/>
    </style:style>
    <style:style style:name="co111" style:family="table-column">
      <style:table-column-properties fo:break-before="auto" style:column-width="2.2016in"/>
    </style:style>
    <style:style style:name="co129" style:family="table-column">
      <style:table-column-properties fo:break-before="auto" style:column-width="0.7484in"/>
    </style:style>
    <style:style style:name="co93" style:family="table-column">
      <style:table-column-properties fo:break-before="auto" style:column-width="0.6992in"/>
    </style:style>
    <style:style style:name="co130" style:family="table-column">
      <style:table-column-properties fo:break-before="auto" style:column-width="1.8516in"/>
    </style:style>
    <style:style style:name="co131" style:family="table-column">
      <style:table-column-properties fo:break-before="auto" style:column-width="2.2634in"/>
    </style:style>
    <style:style style:name="co132" style:family="table-column">
      <style:table-column-properties fo:break-before="auto" style:column-width="0.5756in"/>
    </style:style>
    <style:style style:name="co133" style:family="table-column">
      <style:table-column-properties fo:break-before="auto" style:column-width="0.6272in"/>
    </style:style>
    <style:style style:name="co92" style:family="table-column">
      <style:table-column-properties fo:break-before="auto" style:column-width="0.9425in"/>
    </style:style>
    <style:style style:name="co94" style:family="table-column">
      <style:table-column-properties fo:break-before="auto" style:column-width="1.0591in"/>
    </style:style>
    <style:style style:name="co95" style:family="table-column">
      <style:table-column-properties fo:break-before="auto" style:column-width="0.7402in"/>
    </style:style>
    <style:style style:name="co96" style:family="table-column">
      <style:table-column-properties fo:break-before="auto" style:column-width="0.6165in"/>
    </style:style>
    <style:style style:name="co97" style:family="table-column">
      <style:table-column-properties fo:break-before="auto" style:column-width="1.6465in"/>
    </style:style>
    <style:style style:name="co98" style:family="table-column">
      <style:table-column-properties fo:break-before="auto" style:column-width="1.6866in"/>
    </style:style>
    <style:style style:name="co99" style:family="table-column">
      <style:table-column-properties fo:break-before="auto" style:column-width="0.6429in"/>
    </style:style>
    <style:style style:name="co100" style:family="table-column">
      <style:table-column-properties fo:break-before="auto" style:column-width="0.6335in"/>
    </style:style>
    <style:style style:name="co101" style:family="table-column">
      <style:table-column-properties fo:break-before="auto" style:column-width="0.5846in"/>
    </style:style>
    <style:style style:name="co102" style:family="table-column">
      <style:table-column-properties fo:break-before="auto" style:column-width="0.8335in"/>
    </style:style>
    <style:style style:name="co103" style:family="table-column">
      <style:table-column-properties fo:break-before="auto" style:column-width="1.1929in"/>
    </style:style>
    <style:style style:name="co104" style:family="table-column">
      <style:table-column-properties fo:break-before="auto" style:column-width="0.9563in"/>
    </style:style>
    <style:style style:name="co105" style:family="table-column">
      <style:table-column-properties fo:break-before="auto" style:column-width="0.761in"/>
    </style:style>
    <style:style style:name="co106" style:family="table-column">
      <style:table-column-properties fo:break-before="auto" style:column-width="2.3453in"/>
    </style:style>
    <style:style style:name="co107" style:family="table-column">
      <style:table-column-properties fo:break-before="auto" style:column-width="2.4382in"/>
    </style:style>
    <style:style style:name="co108" style:family="table-column">
      <style:table-column-properties fo:break-before="auto" style:column-width="0.6665in"/>
    </style:style>
    <style:style style:name="co112" style:family="table-column">
      <style:table-column-properties fo:break-before="auto" style:column-width="0.9256in"/>
    </style:style>
    <style:style style:name="co113" style:family="table-column">
      <style:table-column-properties fo:break-before="auto" style:column-width="0.5689in"/>
    </style:style>
    <style:style style:name="co114" style:family="table-column">
      <style:table-column-properties fo:break-before="auto" style:column-width="1.1319in"/>
    </style:style>
    <style:style style:name="co115" style:family="table-column">
      <style:table-column-properties fo:break-before="auto" style:column-width="1.0689in"/>
    </style:style>
    <style:style style:name="co116" style:family="table-column">
      <style:table-column-properties fo:break-before="auto" style:column-width="0.648in"/>
    </style:style>
    <style:style style:name="co117" style:family="table-column">
      <style:table-column-properties fo:break-before="auto" style:column-width="1.1756in"/>
    </style:style>
    <style:style style:name="co118" style:family="table-column">
      <style:table-column-properties fo:break-before="auto" style:column-width="1.0264in"/>
    </style:style>
    <style:style style:name="co119" style:family="table-column">
      <style:table-column-properties fo:break-before="auto" style:column-width="2.3075in"/>
    </style:style>
    <style:style style:name="co120" style:family="table-column">
      <style:table-column-properties fo:break-before="auto" style:column-width="1.0055in"/>
    </style:style>
    <style:style style:name="co121" style:family="table-column">
      <style:table-column-properties fo:break-before="auto" style:column-width="0.9839in"/>
    </style:style>
    <style:style style:name="co122" style:family="table-column">
      <style:table-column-properties fo:break-before="auto" style:column-width="1.1417in"/>
    </style:style>
    <style:style style:name="co123" style:family="table-column">
      <style:table-column-properties fo:break-before="auto" style:column-width="0.9882in"/>
    </style:style>
    <style:style style:name="co124" style:family="table-column">
      <style:table-column-properties fo:break-before="auto" style:column-width="1.011in"/>
    </style:style>
    <style:style style:name="co125" style:family="table-column">
      <style:table-column-properties fo:break-before="auto" style:column-width="0.9957in"/>
    </style:style>
    <style:style style:name="co126" style:family="table-column">
      <style:table-column-properties fo:break-before="auto" style:column-width="0.9665in"/>
    </style:style>
    <style:style style:name="co127" style:family="table-column">
      <style:table-column-properties fo:break-before="auto" style:column-width="1.1311in"/>
    </style:style>
    <style:style style:name="co128" style:family="table-column">
      <style:table-column-properties fo:break-before="auto" style:column-width="2.161in"/>
    </style:style>
    <style:style style:name="co134" style:family="table-column">
      <style:table-column-properties fo:break-before="auto" style:column-width="2.0673in"/>
    </style:style>
    <style:style style:name="co135" style:family="table-column">
      <style:table-column-properties fo:break-before="auto" style:column-width="1.0756in"/>
    </style:style>
    <style:style style:name="co136" style:family="table-column">
      <style:table-column-properties fo:break-before="auto" style:column-width="0.6945in"/>
    </style:style>
    <style:style style:name="co137" style:family="table-column">
      <style:table-column-properties fo:break-before="auto" style:column-width="0.998in"/>
    </style:style>
    <style:style style:name="co138" style:family="table-column">
      <style:table-column-properties fo:break-before="auto" style:column-width="0.9264in"/>
    </style:style>
    <style:style style:name="co139" style:family="table-column">
      <style:table-column-properties fo:break-before="auto" style:column-width="0.9902in"/>
    </style:style>
    <style:style style:name="co140" style:family="table-column">
      <style:table-column-properties fo:break-before="auto" style:column-width="1.0492in"/>
    </style:style>
    <style:style style:name="co141" style:family="table-column">
      <style:table-column-properties fo:break-before="auto" style:column-width="0.722in"/>
    </style:style>
    <style:style style:name="co142" style:family="table-column">
      <style:table-column-properties fo:break-before="auto" style:column-width="1.3472in"/>
    </style:style>
    <style:style style:name="co143" style:family="table-column">
      <style:table-column-properties fo:break-before="auto" style:column-width="2.7161in"/>
    </style:style>
    <style:style style:name="co144" style:family="table-column">
      <style:table-column-properties fo:break-before="auto" style:column-width="0.5555in"/>
    </style:style>
    <style:style style:name="co145" style:family="table-column">
      <style:table-column-properties fo:break-before="auto" style:column-width="0.6374in"/>
    </style:style>
    <style:style style:name="co146" style:family="table-column">
      <style:table-column-properties fo:break-before="auto" style:column-width="0.778in"/>
    </style:style>
    <style:style style:name="co147" style:family="table-column">
      <style:table-column-properties fo:break-before="auto" style:column-width="0.8945in"/>
    </style:style>
    <style:style style:name="co148" style:family="table-column">
      <style:table-column-properties fo:break-before="auto" style:column-width="0.9756in"/>
    </style:style>
    <style:style style:name="co149" style:family="table-column">
      <style:table-column-properties fo:break-before="auto" style:column-width="0.9626in"/>
    </style:style>
    <style:style style:name="co150" style:family="table-column">
      <style:table-column-properties fo:break-before="auto" style:column-width="0.9701in"/>
    </style:style>
    <style:style style:name="co151" style:family="table-column">
      <style:table-column-properties fo:break-before="auto" style:column-width="0.9799in"/>
    </style:style>
    <style:style style:name="co152" style:family="table-column">
      <style:table-column-properties fo:break-before="auto" style:column-width="0.9598in"/>
    </style:style>
    <style:style style:name="co153" style:family="table-column">
      <style:table-column-properties fo:break-before="auto" style:column-width="1.172in"/>
    </style:style>
    <style:style style:name="co154" style:family="table-column">
      <style:table-column-properties fo:break-before="auto" style:column-width="2.4583in"/>
    </style:style>
    <style:style style:name="co155" style:family="table-column">
      <style:table-column-properties fo:break-before="auto" style:column-width="1.0484in"/>
    </style:style>
    <style:style style:name="ro1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0.6626in" fo:break-before="auto" style:use-optimal-row-height="true"/>
    </style:style>
    <style:style style:name="ro10" style:family="table-row">
      <style:table-row-properties style:row-height="0.8236in" fo:break-before="auto" style:use-optimal-row-height="true"/>
    </style:style>
    <style:style style:name="ro11" style:family="table-row">
      <style:table-row-properties style:row-height="1.2937in" fo:break-before="auto" style:use-optimal-row-height="true"/>
    </style:style>
    <style:style style:name="ro7" style:family="table-row">
      <style:table-row-properties style:row-height="0.8201in" fo:break-before="auto" style:use-optimal-row-height="true"/>
    </style:style>
    <style:style style:name="ro15" style:family="table-row">
      <style:table-row-properties style:row-height="1.4516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6" style:family="table-row">
      <style:table-row-properties style:row-height="1.1362in" fo:break-before="auto" style:use-optimal-row-height="true"/>
    </style:style>
    <style:style style:name="ro17" style:family="table-row">
      <style:table-row-properties style:row-height="0.9783in" fo:break-before="auto" style:use-optimal-row-height="true"/>
    </style:style>
    <style:style style:name="ro18" style:family="table-row">
      <style:table-row-properties style:row-height="0.1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0" style:family="table-cell" style:parent-style-name="Default" style:data-style-name="N126">
      <style:text-properties style:text-position=""/>
    </style:style>
    <style:style style:name="ce101" style:family="table-cell" style:parent-style-name="Default" style:data-style-name="N11">
      <style:text-properties style:text-position="" fo:font-size="10pt" style:font-size-asian="10pt" style:font-size-complex="10pt"/>
    </style:style>
    <style:style style:name="ce102" style:family="table-cell" style:parent-style-name="Default" style:data-style-name="N124">
      <style:text-properties style:text-position=""/>
    </style:style>
    <style:style style:name="ce103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04" style:family="table-cell" style:parent-style-name="Default" style:data-style-name="N122">
      <style:text-properties style:text-position="" fo:font-size="10pt" style:font-size-asian="10pt" style:font-size-complex="10pt"/>
    </style:style>
    <style:style style:name="ce105" style:family="table-cell" style:parent-style-name="Default" style:data-style-name="N126">
      <style:text-properties style:text-position="" fo:font-size="10pt" style:font-size-asian="10pt" style:font-size-complex="10pt"/>
    </style:style>
    <style:style style:name="ce106" style:family="table-cell" style:parent-style-name="Default" style:data-style-name="N123">
      <style:text-properties style:text-position=""/>
    </style:style>
    <style:style style:name="ce107" style:family="table-cell" style:parent-style-name="Default" style:data-style-name="N123">
      <style:text-properties style:text-position="" fo:font-size="10pt" style:font-size-asian="10pt" style:font-size-complex="10pt"/>
    </style:style>
    <style:style style:name="ce115" style:family="table-cell" style:parent-style-name="Default" style:data-style-name="N129">
      <style:text-properties style:text-position=""/>
    </style:style>
    <style:style style:name="ce120" style:family="table-cell" style:parent-style-name="Default" style:data-style-name="N2">
      <style:text-properties style:text-position=""/>
    </style:style>
    <style:style style:name="ce124" style:family="table-cell" style:parent-style-name="Default" style:data-style-name="N11">
      <style:text-properties style:text-position=""/>
    </style:style>
    <style:style style:name="ce125" style:family="table-cell" style:parent-style-name="Default" style:data-style-name="N125">
      <style:text-properties style:text-position=""/>
    </style:style>
    <style:style style:name="ce128" style:family="table-cell" style:parent-style-name="Default" style:data-style-name="N61">
      <style:text-properties style:text-position=""/>
    </style:style>
    <style:style style:name="ce94" style:family="table-cell" style:parent-style-name="Default">
      <style:text-properties style:text-position="" fo:font-size="10pt" style:font-size-asian="10pt" style:font-size-complex="10pt"/>
    </style:style>
    <style:style style:name="ce95" style:family="table-cell" style:parent-style-name="Default" style:data-style-name="N121">
      <style:text-properties style:text-position="" fo:font-size="10pt" style:font-size-asian="10pt" style:font-size-complex="10pt"/>
    </style:style>
    <style:style style:name="ce96" style:family="table-cell" style:parent-style-name="Default" style:data-style-name="N5036">
      <style:text-properties style:text-position=""/>
    </style:style>
    <style:style style:name="ce97" style:family="table-cell" style:parent-style-name="Default" style:data-style-name="N1">
      <style:text-properties style:text-position=""/>
    </style:style>
    <style:style style:name="ce98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99" style:family="table-cell" style:parent-style-name="Default" style:data-style-name="N122">
      <style:text-properties style:text-position=""/>
    </style: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2" style:family="table-cell" style:parent-style-name="Default" style:data-style-name="N126">
      <style:text-properties style:text-position="" fo:font-size="10pt" style:font-size-asian="10pt" style:font-size-complex="10pt"/>
    </style:style>
    <style:style style:name="ce13" style:family="table-cell" style:parent-style-name="Default" style:data-style-name="N123">
      <style:text-properties style:text-position=""/>
    </style:style>
    <style:style style:name="ce15" style:family="table-cell" style:parent-style-name="Default" style:data-style-name="N129">
      <style:text-properties style:text-position=""/>
    </style:style>
    <style:style style:name="ce16" style:family="table-cell" style:parent-style-name="Default" style:data-style-name="N2">
      <style:text-properties style:text-position=""/>
    </style:style>
    <style:style style:name="ce17" style:family="table-cell" style:parent-style-name="Default" style:data-style-name="N11">
      <style:text-properties style:text-position=""/>
    </style:style>
    <style:style style:name="ce19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121"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fo:wrap-option="wrap"/>
      <style:text-properties style:text-position="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25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8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9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" style:family="table-cell" style:parent-style-name="Default" style:data-style-name="N5036">
      <style:text-properties style:text-position=""/>
    </style:style>
    <style:style style:name="ce30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1" style:family="table-cell" style:parent-style-name="Default" style:data-style-name="N126">
      <style:table-cell-properties fo:wrap-option="wrap"/>
      <style:text-properties style:text-position=""/>
    </style:style>
    <style:style style:name="ce32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4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5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6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7" style:family="table-cell" style:parent-style-name="Default" style:data-style-name="N122">
      <style:table-cell-properties fo:wrap-option="wrap"/>
      <style:text-properties style:text-position=""/>
    </style:style>
    <style:style style:name="ce38" style:family="table-cell" style:parent-style-name="Default" style:data-style-name="N121">
      <style:text-properties style:text-position=""/>
    </style:style>
    <style:style style:name="ce39" style:family="table-cell" style:parent-style-name="Default" style:data-style-name="N4"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1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45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4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7" style:family="table-cell" style:parent-style-name="Default" style:data-style-name="N131">
      <style:text-properties style:text-position=""/>
    </style:style>
    <style:style style:name="ce5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126">
      <style:text-properties style:text-position=""/>
    </style:style>
    <style:style style:name="ce8" style:family="table-cell" style:parent-style-name="Default" style:data-style-name="N11">
      <style:text-properties style:text-position="" fo:font-size="10pt" style:font-size-asian="10pt" style:font-size-complex="10pt"/>
    </style:style>
    <style:style style:name="ce9" style:family="table-cell" style:parent-style-name="Default" style:data-style-name="N124">
      <style:text-properties style:text-position=""/>
    </style:style>
    <style:style style:name="ce18" style:family="table-cell" style:parent-style-name="Default" style:data-style-name="N125">
      <style:text-properties style:text-position=""/>
    </style:style>
    <style:style style:name="ce48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36">
      <style:text-properties style:text-position="" fo:font-size="10pt" style:font-size-asian="10pt" style:font-size-complex="10pt"/>
    </style:style>
    <style:style style:name="ce50" style:family="table-cell" style:parent-style-name="Default" style:data-style-name="N125">
      <style:text-properties style:text-position="" fo:font-size="10pt" style:font-size-asian="10pt" style:font-size-complex="10pt"/>
    </style:style>
    <style:style style:name="ce13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24">
      <style:text-properties style:text-position="" fo:font-size="10pt" style:font-size-asian="10pt" style:font-size-complex="10pt"/>
    </style:style>
    <style:style style:name="ce143" style:family="table-cell" style:parent-style-name="Default">
      <style:table-cell-properties fo:wrap-option="wrap"/>
      <style:text-properties style:text-position=""/>
    </style:style>
    <style:style style:name="ce144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46" style:family="table-cell" style:parent-style-name="Default" style:data-style-name="N128">
      <style:text-properties style:text-position="" fo:font-size="10pt" style:font-size-asian="10pt" style:font-size-complex="10pt"/>
    </style:style>
    <style:style style:name="ce148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50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59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61" style:family="table-cell" style:parent-style-name="Default">
      <style:text-properties style:text-position="" fo:font-weight="bold" style:font-weight-asian="bold" style:font-weight-complex="bold"/>
    </style:style>
    <style:style style:name="ce162" style:family="table-cell" style:parent-style-name="Default" style:data-style-name="N128">
      <style:text-properties style:text-position=""/>
    </style:style>
    <style:style style:name="ce108" style:family="table-cell" style:parent-style-name="Default">
      <style:text-properties style:text-position="" fo:font-size="10pt" style:font-size-asian="10pt" style:font-size-complex="10pt"/>
    </style:style>
    <style:style style:name="ce109" style:family="table-cell" style:parent-style-name="Default" style:data-style-name="N121">
      <style:text-properties style:text-position="" fo:font-size="10pt" style:font-size-asian="10pt" style:font-size-complex="10pt"/>
    </style:style>
    <style:style style:name="ce110" style:family="table-cell" style:parent-style-name="Default" style:data-style-name="N5036">
      <style:text-properties style:text-position=""/>
    </style:style>
    <style:style style:name="ce111" style:family="table-cell" style:parent-style-name="Default" style:data-style-name="N1">
      <style:text-properties style:text-position=""/>
    </style:style>
    <style:style style:name="ce112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113" style:family="table-cell" style:parent-style-name="Default" style:data-style-name="N122">
      <style:text-properties style:text-position=""/>
    </style:style>
    <style:style style:name="ce114" style:family="table-cell" style:parent-style-name="Default" style:data-style-name="N126">
      <style:text-properties style:text-position=""/>
    </style:style>
    <style:style style:name="ce116" style:family="table-cell" style:parent-style-name="Default" style:data-style-name="N124">
      <style:text-properties style:text-position=""/>
    </style:style>
    <style:style style:name="ce117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18" style:family="table-cell" style:parent-style-name="Default" style:data-style-name="N122">
      <style:text-properties style:text-position="" fo:font-size="10pt" style:font-size-asian="10pt" style:font-size-complex="10pt"/>
    </style:style>
    <style:style style:name="ce119" style:family="table-cell" style:parent-style-name="Default" style:data-style-name="N126">
      <style:text-properties style:text-position="" fo:font-size="10pt" style:font-size-asian="10pt" style:font-size-complex="10pt"/>
    </style:style>
    <style:style style:name="ce121" style:family="table-cell" style:parent-style-name="Default" style:data-style-name="N123">
      <style:text-properties style:text-position="" fo:font-size="10pt" style:font-size-asian="10pt" style:font-size-complex="10pt"/>
    </style:style>
    <style:style style:name="ce122" style:family="table-cell" style:parent-style-name="Default" style:data-style-name="N129">
      <style:text-properties style:text-position=""/>
    </style:style>
    <style:style style:name="ce123" style:family="table-cell" style:parent-style-name="Default" style:data-style-name="N2">
      <style:text-properties style:text-position=""/>
    </style:style>
    <style:style style:name="ce126" style:family="table-cell" style:parent-style-name="Default" style:data-style-name="N61">
      <style:text-properties style:text-position=""/>
    </style:style>
    <style:style style:name="ce127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24">
      <style:text-properties style:text-position="" fo:font-size="10pt" style:font-size-asian="10pt" style:font-size-complex="10pt"/>
    </style:style>
    <style:style style:name="ce130" style:family="table-cell" style:parent-style-name="Default" style:data-style-name="N125">
      <style:text-properties style:text-position="" fo:font-size="10pt" style:font-size-asian="10pt" style:font-size-complex="10pt"/>
    </style:style>
    <style:style style:name="ce131" style:family="table-cell" style:parent-style-name="Default">
      <style:table-cell-properties fo:wrap-option="wrap"/>
      <style:text-properties style:text-position=""/>
    </style:style>
    <style:style style:name="ce13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34" style:family="table-cell" style:parent-style-name="Default" style:data-style-name="N128">
      <style:text-properties style:text-position="" fo:font-size="10pt" style:font-size-asian="10pt" style:font-size-complex="10pt"/>
    </style:style>
    <style:style style:name="ce135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38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42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2">
      <style:text-properties style:text-position="" fo:font-size="10pt" style:font-size-asian="10pt" style:font-size-complex="10pt"/>
    </style:style>
    <style:style style:name="ce151" style:family="table-cell" style:parent-style-name="Default" style:data-style-name="N61">
      <style:text-properties style:text-position="" fo:font-size="10pt" style:font-size-asian="10pt" style:font-size-complex="10pt"/>
    </style:style>
    <style:style style:name="ce152" style:family="table-cell" style:parent-style-name="Default" style:data-style-name="N1">
      <style:text-properties style:text-position="" fo:font-size="10pt" style:font-size-asian="10pt" style:font-size-complex="10pt"/>
    </style:style>
    <style:style style:name="ce153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5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56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57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58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37" style:family="table-cell" style:parent-style-name="Default" style:data-style-name="N5036">
      <style:text-properties style:text-position="" fo:font-size="10pt" style:font-size-asian="10pt" style:font-size-complex="10pt"/>
    </style:style>
    <style:style style:name="ce141" style:family="table-cell" style:parent-style-name="Default" style:data-style-name="N125">
      <style:text-properties style:text-position="" fo:font-size="10pt" style:font-size-asian="10pt" style:font-size-complex="10pt"/>
    </style:style>
    <style:style style:name="ce173" style:family="table-cell" style:parent-style-name="Default" style:data-style-name="N61">
      <style:text-properties style:text-position="" fo:font-size="10pt" style:font-size-asian="10pt" style:font-size-complex="10pt"/>
    </style:style>
    <style:style style:name="ce166" style:family="table-cell" style:parent-style-name="Default">
      <style:text-properties fo:font-size="10pt" style:font-size-asian="10pt" style:font-size-complex="10pt"/>
    </style:style>
    <style:style style:name="ce16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5036">
      <style:text-properties fo:font-size="10pt" style:font-size-asian="10pt" style:font-size-complex="10pt"/>
    </style:style>
    <style:style style:name="ce170" style:family="table-cell" style:parent-style-name="Default" style:data-style-name="N121">
      <style:text-properties fo:font-size="10pt" style:font-size-asian="10pt" style:font-size-complex="10pt"/>
    </style:style>
    <style:style style:name="ce171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172" style:family="table-cell" style:parent-style-name="Default" style:data-style-name="N124"/>
    <style:style style:name="ce174" style:family="table-cell" style:parent-style-name="Default" style:data-style-name="N124">
      <style:text-properties fo:font-size="10pt" style:font-size-asian="10pt" style:font-size-complex="10pt"/>
    </style:style>
    <style:style style:name="ce175" style:family="table-cell" style:parent-style-name="Default" style:data-style-name="N122"/>
    <style:style style:name="ce176" style:family="table-cell" style:parent-style-name="Default" style:data-style-name="N1"/>
    <style:style style:name="ce177" style:family="table-cell" style:parent-style-name="Default" style:data-style-name="N125">
      <style:text-properties fo:font-size="10pt" style:font-size-asian="10pt" style:font-size-complex="10pt"/>
    </style:style>
    <style:style style:name="ce178" style:family="table-cell" style:parent-style-name="Default" style:data-style-name="N122">
      <style:text-properties fo:font-size="10pt" style:font-size-asian="10pt" style:font-size-complex="10pt"/>
    </style:style>
    <style:style style:name="ce179" style:family="table-cell" style:parent-style-name="Default" style:data-style-name="N129"/>
    <style:style style:name="ce180" style:family="table-cell" style:parent-style-name="Default" style:data-style-name="N2"/>
    <style:style style:name="ce181" style:family="table-cell" style:parent-style-name="Default" style:data-style-name="N125"/>
    <style:style style:name="ce182" style:family="table-cell" style:parent-style-name="Default" style:data-style-name="N11"/>
    <style:style style:name="ce183" style:family="table-cell" style:parent-style-name="Default" style:data-style-name="N61"/>
    <style:style style:name="ce184" style:family="table-cell" style:parent-style-name="Default">
      <style:table-cell-properties fo:wrap-option="wrap"/>
    </style:style>
    <style:style style:name="ce18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87" style:family="table-cell" style:parent-style-name="Default" style:data-style-name="N5036"/>
    <style:style style:name="ce188" style:family="table-cell" style:parent-style-name="Default" style:data-style-name="N128">
      <style:text-properties fo:font-size="10pt" style:font-size-asian="10pt" style:font-size-complex="10pt"/>
    </style:style>
    <style:style style:name="ce189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1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2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 style:data-style-name="N123"/>
    <style:style style:name="ce195" style:family="table-cell" style:parent-style-name="Default" style:data-style-name="N126"/>
    <style:style style:name="ce19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197" style:family="table-cell" style:parent-style-name="Default" style:data-style-name="N128"/>
    <style:style style:name="ce19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129">
      <style:text-properties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3" style:family="table-cell" style:parent-style-name="Default" style:data-style-name="N2">
      <style:text-properties fo:font-size="10pt" style:font-size-asian="10pt" style:font-size-complex="10pt"/>
    </style:style>
    <style:style style:name="ce204" style:family="table-cell" style:parent-style-name="Default" style:data-style-name="N11">
      <style:text-properties fo:font-size="10pt" style:font-size-asian="10pt" style:font-size-complex="10pt"/>
    </style:style>
    <style:style style:name="ce205" style:family="table-cell" style:parent-style-name="Default" style:data-style-name="N123">
      <style:text-properties fo:font-size="10pt" style:font-size-asian="10pt" style:font-size-complex="10pt"/>
    </style:style>
    <style:style style:name="ce206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08" style:family="table-cell" style:parent-style-name="Default" style:data-style-name="N126">
      <style:text-properties fo:font-size="10pt" style:font-size-asian="10pt" style:font-size-complex="10pt"/>
    </style:style>
    <style:style style:name="ce209" style:family="table-cell" style:parent-style-name="Default" style:data-style-name="N0"/>
    <style:style style:name="ce210" style:family="table-cell" style:parent-style-name="Default" style:data-style-name="N61">
      <style:text-properties fo:font-size="10pt" style:font-size-asian="10pt" style:font-size-complex="10pt"/>
    </style:style>
    <style:style style:name="ce211" style:family="table-cell" style:parent-style-name="Default" style:data-style-name="N1">
      <style:text-properties fo:font-size="10pt" style:font-size-asian="10pt" style:font-size-complex="10pt"/>
    </style:style>
    <style:style style:name="ce212" style:family="table-cell" style:parent-style-name="Default" style:data-style-name="N125">
      <style:text-properties style:font-name="Arial" fo:font-size="10pt" style:font-size-asian="10pt" style:font-size-complex="10pt"/>
    </style:style>
    <style:style style:name="ce213" style:family="table-cell" style:parent-style-name="Default" style:data-style-name="N124"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2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18" style:family="table-cell" style:parent-style-name="Default" style:data-style-name="N122">
      <style:text-properties style:font-name="Arial" style:font-name-asian="DejaVu LGC Sans1" style:font-name-complex="Tahoma"/>
    </style:style>
    <style:style style:name="ce219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 style:data-style-name="N11">
      <style:text-properties style:font-name="Arial" style:font-name-asian="DejaVu LGC Sans1" style:font-name-complex="Tahoma"/>
    </style:style>
    <style:style style:name="ce221" style:family="table-cell" style:parent-style-name="Default" style:data-style-name="N130"/>
    <style:style style:name="ce222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23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4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5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6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7" style:family="table-cell" style:parent-style-name="Default" style:data-style-name="N126">
      <style:text-properties style:font-name="Arial" style:font-name-asian="DejaVu LGC Sans1" style:font-name-complex="Tahoma"/>
    </style:style>
    <style:style style:name="ce228" style:family="table-cell" style:parent-style-name="Default" style:data-style-name="N126">
      <style:table-cell-properties fo:wrap-option="wrap"/>
    </style:style>
    <style:style style:name="ce229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30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231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3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3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3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235" style:family="table-cell" style:parent-style-name="Default" style:data-style-name="N121"/>
    <style:style style:name="ce23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 style:data-style-name="N122">
      <style:table-cell-properties fo:wrap-option="wrap"/>
    </style:style>
    <style:style style:name="ce23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239" style:family="table-cell" style:parent-style-name="Default" style:data-style-name="N4"/>
    <style:style style:name="ce240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41" style:family="table-cell" style:parent-style-name="Default" style:data-style-name="N131"/>
    <style:style style:name="T1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0 – Measured wavelength; 1 – Inferred from component wavelengths; 2 – Inferred from measured composite wavelength and measured component splitting; 3 – Inferred from measured composite wavelength and calculated component splitting; 4 – Calculated component splitting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Oscillator strengths (f) and damping constants (Gamma) are taken from Morton:2003:205</text:p>
          </table:table-cell>
          <table:table-cell/>
        </table:table-row>
        <table:table-row table:style-name="ro9">
          <table:table-cell office:value-type="string">
            <text:p>q and dq values taken from Beregut:2010arXiv1011.4136, or Berengut:2006:PhD for FeII2260,2249,23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ferences</text:p>
          </table:table-cell>
          <table:table-cell/>
        </table:table-row>
        <table:table-row table:style-name="ro2">
          <table:table-cell office:value-type="string">
            <text:p>Berengut:2010arXiv1011.4136</text:p>
          </table:table-cell>
          <table:table-cell office:value-type="string">
            <text:p><text:a xlink:href="http://adsabs.harvard.edu/abs/2011fvcf.book....9B">http://adsabs.harvard.edu/abs/2011fvcf.book....9B</text:a></text:p>
          </table:table-cell>
        </table:table-row>
        <table:table-row table:style-name="ro2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05" table:default-cell-style-name="Default"/>
        <table:table-row table:style-name="ro1">
          <table:table-cell office:value-type="string">
            <text:p>Updated</text:p>
          </table:table-cell>
          <table:table-cell table:style-name="ce96" office:value-type="date" office:date-value="2012-04-11">
            <text:p>11/04/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mary</text:p>
          </table:table-cell>
          <table:table-cell table:number-columns-repeated="1023"/>
        </table:table-row>
        <table:table-row table:style-name="ro1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102" office:value-type="float" office:value="24.305">
            <text:p>24.3050</text:p>
          </table:table-cell>
          <table:table-cell table:style-name="ce99" table:formula="of:=[.F17]" office:value-type="float" office:value="49346.7726202764">
            <text:p>49346.772620</text:p>
          </table:table-cell>
          <table:table-cell table:style-name="ce99" table:formula="of:=[.G17]" office:value-type="float" office:value="0.000036107997729035">
            <text:p>0.000036</text:p>
          </table:table-cell>
          <table:table-cell table:style-name="ce97" office:value-type="float" office:value="1">
            <text:p>1</text:p>
          </table:table-cell>
          <table:table-cell/>
          <table:table-cell table:style-name="ce106" table:formula="of:=[.I17]" office:value-type="float" office:value="2026.47497880967">
            <text:p>2026.4749788</text:p>
          </table:table-cell>
          <table:table-cell table:style-name="ce106" table:formula="of:=[.J17]" office:value-type="float" office:value="0.00000148281133795444">
            <text:p>0.0000015</text:p>
          </table:table-cell>
          <table:table-cell table:style-name="ce115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</text:p>
          </table:table-cell>
          <table:table-cell office:value-type="string">
            <text:p>a_1</text:p>
          </table:table-cell>
          <table:table-cell table:style-name="ce120" office:value-type="float" office:value="0">
            <text:p>0.00</text:p>
          </table:table-cell>
          <table:table-cell table:style-name="ce120" office:value-type="float" office:value="7.65">
            <text:p>7.65</text:p>
          </table:table-cell>
          <table:table-cell table:style-name="ce125" office:value-type="float" office:value="0.113">
            <text:p>0.113</text:p>
          </table:table-cell>
          <table:table-cell table:style-name="ce128" office:value-type="float" office:value="61200000">
            <text:p>6.12E+07</text:p>
          </table:table-cell>
          <table:table-cell table:style-name="ce97" office:value-type="float" office:value="87">
            <text:p>87</text:p>
          </table:table-cell>
          <table:table-cell table:style-name="ce97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97" table:formula="of:=[.B18]" office:value-type="float" office:value="26">
            <text:p>26</text:p>
          </table:table-cell>
          <table:table-cell table:style-name="ce99" table:formula="of:=[.F18]" office:value-type="float" office:value="49346.854173">
            <text:p>49346.854173</text:p>
          </table:table-cell>
          <table:table-cell table:style-name="ce99" table:formula="of:=[.G18]" office:value-type="float" office:value="0.00004">
            <text:p>0.000040</text:p>
          </table:table-cell>
          <table:table-cell table:style-name="ce97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106" table:formula="of:=[.I18]" office:value-type="float" office:value="2026.47162977037">
            <text:p>2026.4716298</text:p>
          </table:table-cell>
          <table:table-cell table:style-name="ce106" table:formula="of:=[.J18]" office:value-type="float" office:value="0.00000164263490650567">
            <text:p>0.0000016</text:p>
          </table:table-cell>
          <table:table-cell table:style-name="ce115" table:formula="of:=299792458*[.J6]/[.I6]" office:value-type="float" office:value="0.24300836438245">
            <text:p>0.2</text:p>
          </table:table-cell>
          <table:table-cell table:number-columns-repeated="3"/>
          <table:table-cell table:style-name="ce120" table:number-columns-repeated="2"/>
          <table:table-cell table:style-name="ce124" table:formula="of:=[.C27]" office:value-type="percentage" office:value="0.1101">
            <text:p>11.01%</text:p>
          </table:table-cell>
          <table:table-cell table:style-name="ce128"/>
          <table:table-cell table:style-name="ce97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97" table:formula="of:=[.B19]" office:value-type="float" office:value="25">
            <text:p>25</text:p>
          </table:table-cell>
          <table:table-cell table:style-name="ce99" table:formula="of:=[.F19]" office:value-type="float" office:value="49346.807724">
            <text:p>49346.807724</text:p>
          </table:table-cell>
          <table:table-cell table:style-name="ce99" table:formula="of:=[.G19]" office:value-type="float" office:value="0.00004">
            <text:p>0.000040</text:p>
          </table:table-cell>
          <table:table-cell table:style-name="ce97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106" table:formula="of:=[.I19]" office:value-type="float" office:value="2026.47353724088">
            <text:p>2026.4735372</text:p>
          </table:table-cell>
          <table:table-cell table:style-name="ce106" table:formula="of:=[.J19]" office:value-type="float" office:value="0.00000164263799885503">
            <text:p>0.0000016</text:p>
          </table:table-cell>
          <table:table-cell table:style-name="ce115" table:formula="of:=299792458*[.J7]/[.I7]" office:value-type="float" office:value="0.24300859312056">
            <text:p>0.2</text:p>
          </table:table-cell>
          <table:table-cell table:number-columns-repeated="3"/>
          <table:table-cell table:style-name="ce120" table:number-columns-repeated="2"/>
          <table:table-cell table:style-name="ce124" table:formula="of:=[.C28]" office:value-type="percentage" office:value="0.1">
            <text:p>10.00%</text:p>
          </table:table-cell>
          <table:table-cell table:style-name="ce128"/>
          <table:table-cell table:style-name="ce97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97" table:formula="of:=[.B20]" office:value-type="float" office:value="24">
            <text:p>24</text:p>
          </table:table-cell>
          <table:table-cell table:style-name="ce99" table:formula="of:=[.F20]" office:value-type="float" office:value="49346.756809">
            <text:p>49346.756809</text:p>
          </table:table-cell>
          <table:table-cell table:style-name="ce99" table:formula="of:=[.G20]" office:value-type="float" office:value="0.000035">
            <text:p>0.000035</text:p>
          </table:table-cell>
          <table:table-cell table:style-name="ce97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106" table:formula="of:=[.I20]" office:value-type="float" office:value="2026.47562811588">
            <text:p>2026.4756281</text:p>
          </table:table-cell>
          <table:table-cell table:style-name="ce106" table:formula="of:=[.J20]" office:value-type="float" office:value="0.00000143731121497168">
            <text:p>0.0000014</text:p>
          </table:table-cell>
          <table:table-cell table:style-name="ce115" table:formula="of:=299792458*[.J8]/[.I8]" office:value-type="float" office:value="0.212632738370484">
            <text:p>0.2</text:p>
          </table:table-cell>
          <table:table-cell table:number-columns-repeated="3"/>
          <table:table-cell table:style-name="ce120" table:number-columns-repeated="2"/>
          <table:table-cell table:style-name="ce124" table:formula="of:=[.C29]" office:value-type="percentage" office:value="0.7899">
            <text:p>78.99%</text:p>
          </table:table-cell>
          <table:table-cell table:style-name="ce128"/>
          <table:table-cell table:style-name="ce97" table:number-columns-repeated="2"/>
          <table:table-cell table:number-columns-repeated="1004"/>
        </table:table-row>
        <table:table-row table:style-name="ro1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102" table:formula="of:=[.$D$5]" office:value-type="float" office:value="24.305">
            <text:p>24.3050</text:p>
          </table:table-cell>
          <table:table-cell table:style-name="ce100" table:formula="of:=[.F21]" office:value-type="float" office:value="35051.280762104">
            <text:p>35051.28076</text:p>
          </table:table-cell>
          <table:table-cell table:style-name="ce100" table:formula="of:=[.G21]" office:value-type="float" office:value="0.00018962953356479">
            <text:p>0.00019</text:p>
          </table:table-cell>
          <table:table-cell table:style-name="ce97" office:value-type="float" office:value="1">
            <text:p>1</text:p>
          </table:table-cell>
          <table:table-cell/>
          <table:table-cell table:style-name="ce99" table:formula="of:=[.I21]" office:value-type="float" office:value="2852.96279695765">
            <text:p>2852.962797</text:p>
          </table:table-cell>
          <table:table-cell table:style-name="ce99" table:formula="of:=[.J21]" office:value-type="float" office:value="0.0000154347000366872">
            <text:p>0.000015</text:p>
          </table:table-cell>
          <table:table-cell table:style-name="ce115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</text:p>
          </table:table-cell>
          <table:table-cell office:value-type="string">
            <text:p>a_2</text:p>
          </table:table-cell>
          <table:table-cell table:style-name="ce120" table:number-columns-repeated="2"/>
          <table:table-cell table:style-name="ce120" office:value-type="float" office:value="1.83">
            <text:p>1.83</text:p>
          </table:table-cell>
          <table:table-cell table:style-name="ce128" office:value-type="float" office:value="500000000">
            <text:p>5.00E+08</text:p>
          </table:table-cell>
          <table:table-cell table:style-name="ce97" office:value-type="float" office:value="90">
            <text:p>90</text:p>
          </table:table-cell>
          <table:table-cell table:style-name="ce97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97" table:formula="of:=[.D6]" office:value-type="float" office:value="26">
            <text:p>26</text:p>
          </table:table-cell>
          <table:table-cell table:style-name="ce100" table:formula="of:=[.F22]" office:value-type="float" office:value="35051.32015">
            <text:p>35051.32015</text:p>
          </table:table-cell>
          <table:table-cell table:style-name="ce100" table:formula="of:=[.G22]" office:value-type="float" office:value="0.00025">
            <text:p>0.00025</text:p>
          </table:table-cell>
          <table:table-cell table:style-name="ce97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99" table:formula="of:=[.I22]" office:value-type="float" office:value="2852.95959102413">
            <text:p>2852.959591</text:p>
          </table:table-cell>
          <table:table-cell table:style-name="ce99" table:formula="of:=[.J22]" office:value-type="float" office:value="0.0000203484460700415">
            <text:p>0.000020</text:p>
          </table:table-cell>
          <table:table-cell table:style-name="ce115" table:formula="of:=299792458*[.J10]/[.I10]" office:value-type="float" office:value="2.1382394209195">
            <text:p>2.1</text:p>
          </table:table-cell>
          <table:table-cell table:number-columns-repeated="3"/>
          <table:table-cell table:style-name="ce120" table:number-columns-repeated="2"/>
          <table:table-cell table:style-name="ce124" table:formula="of:=[.Q6]" office:value-type="percentage" office:value="0.1101">
            <text:p>11.01%</text:p>
          </table:table-cell>
          <table:table-cell table:style-name="ce128"/>
          <table:table-cell table:style-name="ce97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97" table:formula="of:=[.D7]" office:value-type="float" office:value="25">
            <text:p>25</text:p>
          </table:table-cell>
          <table:table-cell table:style-name="ce100" table:formula="of:=[.F23]" office:value-type="float" office:value="35051.29784">
            <text:p>35051.29784</text:p>
          </table:table-cell>
          <table:table-cell table:style-name="ce100" table:formula="of:=[.G23]" office:value-type="float" office:value="0.00025">
            <text:p>0.00025</text:p>
          </table:table-cell>
          <table:table-cell table:style-name="ce97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99" table:formula="of:=[.I23]" office:value-type="float" office:value="2852.96140692062">
            <text:p>2852.961407</text:p>
          </table:table-cell>
          <table:table-cell table:style-name="ce99" table:formula="of:=[.J23]" office:value-type="float" office:value="0.0000203484719734462">
            <text:p>0.000020</text:p>
          </table:table-cell>
          <table:table-cell table:style-name="ce115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120" table:number-columns-repeated="2"/>
          <table:table-cell table:style-name="ce124" table:formula="of:=[.Q7]" office:value-type="percentage" office:value="0.1">
            <text:p>10.00%</text:p>
          </table:table-cell>
          <table:table-cell table:style-name="ce128"/>
          <table:table-cell table:style-name="ce97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97" table:formula="of:=[.D8]" office:value-type="float" office:value="24">
            <text:p>24</text:p>
          </table:table-cell>
          <table:table-cell table:style-name="ce100" table:formula="of:=[.F24]" office:value-type="float" office:value="35051.27311">
            <text:p>35051.27311</text:p>
          </table:table-cell>
          <table:table-cell table:style-name="ce100" table:formula="of:=[.G24]" office:value-type="float" office:value="0.00017">
            <text:p>0.00017</text:p>
          </table:table-cell>
          <table:table-cell table:style-name="ce97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99" table:formula="of:=[.I24]" office:value-type="float" office:value="2852.96341979288">
            <text:p>2852.963420</text:p>
          </table:table-cell>
          <table:table-cell table:style-name="ce99" table:formula="of:=[.J24]" office:value-type="float" office:value="0.0000138369804669497">
            <text:p>0.000014</text:p>
          </table:table-cell>
          <table:table-cell table:style-name="ce115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120" table:number-columns-repeated="2"/>
          <table:table-cell table:style-name="ce124" table:formula="of:=[.Q8]" office:value-type="percentage" office:value="0.7899">
            <text:p>78.99%</text:p>
          </table:table-cell>
          <table:table-cell table:style-name="ce128"/>
          <table:table-cell table:style-name="ce97" table:number-columns-repeated="2"/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/>
          <table:table-cell table:style-name="ce97"/>
          <table:table-cell table:style-name="ce100" table:number-columns-repeated="2"/>
          <table:table-cell table:style-name="ce97"/>
          <table:table-cell/>
          <table:table-cell table:style-name="ce99" table:number-columns-repeated="2"/>
          <table:table-cell table:style-name="ce115"/>
          <table:table-cell table:number-columns-repeated="3"/>
          <table:table-cell table:style-name="ce120" table:number-columns-repeated="2"/>
          <table:table-cell table:style-name="ce124"/>
          <table:table-cell table:style-name="ce128"/>
          <table:table-cell table:style-name="ce97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s</text:p>
          </table:table-cell>
          <table:table-cell table:number-columns-repeated="1023"/>
        </table:table-row>
        <table:table-row table:style-name="ro4">
          <table:table-cell table:style-name="ce94" office:value-type="string">
            <text:p>Transition</text:p>
          </table:table-cell>
          <table:table-cell office:value-type="string">
            <text:p>Isotope</text:p>
          </table:table-cell>
          <table:table-cell table:style-name="ce98" office:value-type="string">
            <text:p>w [/cm]</text:p>
          </table:table-cell>
          <table:table-cell table:style-name="ce103" office:value-type="string">
            <text:p>dw [/cm]</text:p>
          </table:table-cell>
          <table:table-cell office:value-type="string">
            <text:p>Reference</text:p>
          </table:table-cell>
          <table:table-cell table:style-name="ce98" office:value-type="string">
            <text:p>w [/cm]</text:p>
          </table:table-cell>
          <table:table-cell table:style-name="ce103" office:value-type="string">
            <text:p>dw [/cm]</text:p>
          </table:table-cell>
          <table:table-cell table:style-name="ce103" office:value-type="string">
            <text:p>Reference/Note</text:p>
          </table:table-cell>
          <table:table-cell table:style-name="ce103" office:value-type="string">
            <text:p>l [Ang.]</text:p>
          </table:table-cell>
          <table:table-cell table:style-name="ce103" office:value-type="string">
            <text:p>dl [Ang.]</text:p>
          </table:table-cell>
          <table:table-cell table:number-columns-repeated="1014"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104" table:formula="of:=SUMPRODUCT([.F18:.F20];[.C27:.C29])" office:value-type="float" office:value="49346.7726202764">
            <text:p>49346.772620</text:p>
          </table:table-cell>
          <table:table-cell table:style-name="ce104" table:formula="of:=SQRT([.C27]*[.G18]*[.G18]+[.C28]*[.G19]*[.G19]+[.C29]*[.G20]*[.G20])" office:value-type="float" office:value="0.000036107997729035">
            <text:p>0.000036</text:p>
          </table:table-cell>
          <table:table-cell table:style-name="ce94" office:value-type="string">
            <text:p>Abundance-weighted mean</text:p>
          </table:table-cell>
          <table:table-cell table:style-name="ce107" table:formula="of:=100000000/[.F17]" office:value-type="float" office:value="2026.47497880967">
            <text:p>2026.4749788</text:p>
          </table:table-cell>
          <table:table-cell table:style-name="ce107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99" table:formula="of:=49346.854173" office:value-type="float" office:value="49346.854173">
            <text:p>49346.854173</text:p>
          </table:table-cell>
          <table:table-cell table:style-name="ce99" table:formula="of:=0.00004" office:value-type="float" office:value="0.00004">
            <text:p>0.000040</text:p>
          </table:table-cell>
          <table:table-cell table:formula="of:=[.A33]" office:value-type="string" office:string-value="Hannemann:2006:012505">
            <text:p>Hannemann:2006:012505</text:p>
          </table:table-cell>
          <table:table-cell table:style-name="ce99" table:formula="of:=[.C18]" office:value-type="float" office:value="49346.854173">
            <text:p>49346.854173</text:p>
          </table:table-cell>
          <table:table-cell table:style-name="ce99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107" table:formula="of:=100000000/[.F18]" office:value-type="float" office:value="2026.47162977037">
            <text:p>2026.4716298</text:p>
          </table:table-cell>
          <table:table-cell table:style-name="ce107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99" table:formula="of:=49346.807724" office:value-type="float" office:value="49346.807724">
            <text:p>49346.807724</text:p>
          </table:table-cell>
          <table:table-cell table:style-name="ce99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99" table:formula="of:=[.C19]" office:value-type="float" office:value="49346.807724">
            <text:p>49346.807724</text:p>
          </table:table-cell>
          <table:table-cell table:style-name="ce99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107" table:formula="of:=100000000/[.F19]" office:value-type="float" office:value="2026.47353724088">
            <text:p>2026.4735372</text:p>
          </table:table-cell>
          <table:table-cell table:style-name="ce107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99" table:formula="of:=49346.756809" office:value-type="float" office:value="49346.756809">
            <text:p>49346.756809</text:p>
          </table:table-cell>
          <table:table-cell table:style-name="ce99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99" table:formula="of:=[.C20]" office:value-type="float" office:value="49346.756809">
            <text:p>49346.756809</text:p>
          </table:table-cell>
          <table:table-cell table:style-name="ce99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107" table:formula="of:=100000000/[.F20]" office:value-type="float" office:value="2026.47562811588">
            <text:p>2026.4756281</text:p>
          </table:table-cell>
          <table:table-cell table:style-name="ce107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105" table:formula="of:=SUMPRODUCT([.F22:.F24];[.C27:.C29])" office:value-type="float" office:value="35051.280762104">
            <text:p>35051.28076</text:p>
          </table:table-cell>
          <table:table-cell table:style-name="ce105" table:formula="of:=SQRT([.C27]*[.G22]*[.G22]+[.C28]*[.G23]*[.G23]+[.C29]*[.G24]*[.G24])" office:value-type="float" office:value="0.00018962953356479">
            <text:p>0.00019</text:p>
          </table:table-cell>
          <table:table-cell table:style-name="ce94" office:value-type="string">
            <text:p>Abundance-weighted mean</text:p>
          </table:table-cell>
          <table:table-cell table:style-name="ce104" table:formula="of:=100000000/[.F21]" office:value-type="float" office:value="2852.96279695765">
            <text:p>2852.962797</text:p>
          </table:table-cell>
          <table:table-cell table:style-name="ce104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1">
          <table:table-cell/>
          <table:table-cell table:formula="of:=[.B18]" office:value-type="float" office:value="26">
            <text:p>26</text:p>
          </table:table-cell>
          <table:table-cell table:style-name="ce100" table:formula="of:=35051.32015" office:value-type="float" office:value="35051.32015">
            <text:p>35051.32015</text:p>
          </table:table-cell>
          <table:table-cell table:style-name="ce100" table:formula="of:=0.00025" office:value-type="float" office:value="0.00025">
            <text:p>0.00025</text:p>
          </table:table-cell>
          <table:table-cell table:formula="of:=[.A35]" office:value-type="string" office:string-value="Salumbides:2006:L41">
            <text:p>Salumbides:2006:L41</text:p>
          </table:table-cell>
          <table:table-cell table:style-name="ce100" table:formula="of:=[.C22]" office:value-type="float" office:value="35051.32015">
            <text:p>35051.32015</text:p>
          </table:table-cell>
          <table:table-cell table:style-name="ce100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04" table:formula="of:=100000000/[.F22]" office:value-type="float" office:value="2852.95959102413">
            <text:p>2852.959591</text:p>
          </table:table-cell>
          <table:table-cell table:style-name="ce104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1">
          <table:table-cell/>
          <table:table-cell table:formula="of:=[.B19]" office:value-type="float" office:value="25">
            <text:p>25</text:p>
          </table:table-cell>
          <table:table-cell table:style-name="ce100" table:formula="of:=35051.29784" office:value-type="float" office:value="35051.29784">
            <text:p>35051.29784</text:p>
          </table:table-cell>
          <table:table-cell table:style-name="ce100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00" table:formula="of:=[.C23]" office:value-type="float" office:value="35051.29784">
            <text:p>35051.29784</text:p>
          </table:table-cell>
          <table:table-cell table:style-name="ce100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04" table:formula="of:=100000000/[.F23]" office:value-type="float" office:value="2852.96140692062">
            <text:p>2852.961407</text:p>
          </table:table-cell>
          <table:table-cell table:style-name="ce104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1">
          <table:table-cell/>
          <table:table-cell table:formula="of:=[.B20]" office:value-type="float" office:value="24">
            <text:p>24</text:p>
          </table:table-cell>
          <table:table-cell table:style-name="ce100" table:formula="of:=35051.27311" office:value-type="float" office:value="35051.27311">
            <text:p>35051.27311</text:p>
          </table:table-cell>
          <table:table-cell table:style-name="ce100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00" table:formula="of:=[.C24]" office:value-type="float" office:value="35051.27311">
            <text:p>35051.27311</text:p>
          </table:table-cell>
          <table:table-cell table:style-name="ce100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104" table:formula="of:=100000000/[.F24]" office:value-type="float" office:value="2852.96341979288">
            <text:p>2852.963420</text:p>
          </table:table-cell>
          <table:table-cell table:style-name="ce104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4"/>
          <table:table-cell table:style-name="ce95" office:value-type="string">
            <text:p>Isotope</text:p>
          </table:table-cell>
          <table:table-cell table:style-name="ce94" office:value-type="string">
            <text:p>Abundance [%]</text:p>
          </table:table-cell>
          <table:table-cell table:style-name="ce94" office:value-type="string">
            <text:p>Reference</text:p>
          </table:table-cell>
          <table:table-cell table:style-name="ce94" table:number-columns-repeated="1020"/>
        </table:table-row>
        <table:table-row table:style-name="ro1">
          <table:table-cell table:style-name="ce95"/>
          <table:table-cell table:style-name="ce94" office:value-type="float" office:value="26">
            <text:p>26</text:p>
          </table:table-cell>
          <table:table-cell table:style-name="ce101" table:formula="of:=0.1101" office:value-type="percentage" office:value="0.1101">
            <text:p>11.01%</text:p>
          </table:table-cell>
          <table:table-cell table:style-name="ce94" table:formula="of:=[.A34]" office:value-type="string" office:string-value="Rosman:1998:1275">
            <text:p>Rosman:1998:1275</text:p>
          </table:table-cell>
          <table:table-cell table:style-name="ce94" table:number-columns-repeated="6"/>
          <table:table-cell table:style-name="ce104"/>
          <table:table-cell table:style-name="ce94" table:number-columns-repeated="1013"/>
        </table:table-row>
        <table:table-row table:style-name="ro1">
          <table:table-cell table:style-name="ce94"/>
          <table:table-cell table:style-name="ce94" office:value-type="float" office:value="25">
            <text:p>25</text:p>
          </table:table-cell>
          <table:table-cell table:style-name="ce101" table:formula="of:=0.1" office:value-type="percentage" office:value="0.1">
            <text:p>10.00%</text:p>
          </table:table-cell>
          <table:table-cell table:style-name="ce94" table:formula="of:=[.D27]" office:value-type="string" office:string-value="Rosman:1998:1275">
            <text:p>Rosman:1998:1275</text:p>
          </table:table-cell>
          <table:table-cell table:style-name="ce94" table:number-columns-repeated="1020"/>
        </table:table-row>
        <table:table-row table:style-name="ro1">
          <table:table-cell table:style-name="ce94"/>
          <table:table-cell table:style-name="ce94" office:value-type="float" office:value="24">
            <text:p>24</text:p>
          </table:table-cell>
          <table:table-cell table:style-name="ce101" table:formula="of:=0.7899" office:value-type="percentage" office:value="0.7899">
            <text:p>78.99%</text:p>
          </table:table-cell>
          <table:table-cell table:style-name="ce94" table:formula="of:=[.D28]" office:value-type="string" office:string-value="Rosman:1998:1275">
            <text:p>Rosman:1998:1275</text:p>
          </table:table-cell>
          <table:table-cell table:style-name="ce94" table:number-columns-repeated="1020"/>
        </table:table-row>
        <table:table-row table:style-name="ro1">
          <table:table-cell table:style-name="ce94"/>
          <table:table-cell table:style-name="ce94" office:value-type="string">
            <text:p>Sum</text:p>
          </table:table-cell>
          <table:table-cell table:style-name="ce94" table:formula="of:=SUM([.C27:.C29])" office:value-type="percentage" office:value="1">
            <text:p>100.00%</text:p>
          </table:table-cell>
          <table:table-cell table:style-name="ce9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4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4">
          <table:table-cell table:style-name="ce94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4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</table:table>
      <table:table table:name="MgII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Updated</text:p>
          </table:table-cell>
          <table:table-cell table:style-name="ce3" office:value-type="date" office:date-value="2012-04-11">
            <text:p>11/04/2012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/>
          <table:table-cell table:style-name="ce2"/>
          <table:table-cell table:style-name="ce1" table:number-columns-repeated="1021"/>
          <table:table-cell/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  <table:table-cell table:style-name="ce1" table:number-columns-repeated="1021"/>
          <table:table-cell/>
        </table:table-row>
        <table:table-row table:style-name="ro4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9" office:value-type="float" office:value="24.305">
            <text:p>24.3050</text:p>
          </table:table-cell>
          <table:table-cell table:style-name="ce7" table:formula="of:=[.C74]" office:value-type="float" office:value="35760.8541837195">
            <text:p>35760.85418</text:p>
          </table:table-cell>
          <table:table-cell table:style-name="ce7" table:formula="of:=[.D74]" office:value-type="float" office:value="0.000202954964816538">
            <text:p>0.00020</text:p>
          </table:table-cell>
          <table:table-cell table:style-name="ce4" office:value-type="float" office:value="1">
            <text:p>1</text:p>
          </table:table-cell>
          <table:table-cell/>
          <table:table-cell table:style-name="ce6" table:formula="of:=[.E74]" office:value-type="float" office:value="2796.35378635687">
            <text:p>2796.353786</text:p>
          </table:table-cell>
          <table:table-cell table:style-name="ce6" table:formula="of:=[.F74]" office:value-type="float" office:value="0.0000158702552631706">
            <text:p>0.000016</text:p>
          </table:table-cell>
          <table:table-cell table:style-name="ce15" table:formula="of:=299792458*[.J5]/[.I5]" office:value-type="float" office:value="1.70142378179975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b_1</text:p>
          </table:table-cell>
          <table:table-cell table:style-name="ce16" office:value-type="float" office:value="7.65">
            <text:p>7.65</text:p>
          </table:table-cell>
          <table:table-cell table:style-name="ce16" office:value-type="float" office:value="15.04">
            <text:p>15.04</text:p>
          </table:table-cell>
          <table:table-cell table:style-name="ce9" office:value-type="float" office:value="0.6155">
            <text:p>0.6155</text:p>
          </table:table-cell>
          <table:table-cell table:style-name="ce47" office:value-type="float" office:value="262500000">
            <text:p>2.625E+08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A75]" office:value-type="float" office:value="26">
            <text:p>26</text:p>
          </table:table-cell>
          <table:table-cell table:style-name="ce13" table:formula="of:=[.C75]" office:value-type="float" office:value="35760.9403866324">
            <text:p>35760.9403866</text:p>
          </table:table-cell>
          <table:table-cell table:style-name="ce13" table:formula="of:=[.D75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38" table:formula="of:=[.E75]" office:value-type="float" office:value="2796.34704565489">
            <text:p>2796.34704565</text:p>
          </table:table-cell>
          <table:table-cell table:style-name="ce38" table:formula="of:=[.F75]" office:value-type="float" office:value="0.000000417331742201083">
            <text:p>0.00000042</text:p>
          </table:table-cell>
          <table:table-cell table:style-name="ce39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75]" office:value-type="percentage" office:value="0.1101">
            <text:p>11.01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ISO+HYP</text:p>
          </table:table-cell>
          <table:table-cell table:style-name="ce4" table:formula="of:=[.A76]" office:value-type="float" office:value="25">
            <text:p>25</text:p>
          </table:table-cell>
          <table:table-cell table:style-name="ce7" table:formula="of:=[.C76]" office:value-type="float" office:value="35760.8581942312">
            <text:p>35760.85819</text:p>
          </table:table-cell>
          <table:table-cell table:style-name="ce7" table:formula="of:=[.D76]" office:value-type="float" office:value="0.000641909934258882">
            <text:p>0.00064</text:p>
          </table:table-cell>
          <table:table-cell table:style-name="ce4" office:value-type="float" office:value="4">
            <text:p>4</text:p>
          </table:table-cell>
          <table:table-cell office:value-type="string">
            <text:p>Batteiger:2009:022503,Itano:1981:1364,Sur:2005:25</text:p>
          </table:table-cell>
          <table:table-cell table:style-name="ce6" table:formula="of:=[.E76]" office:value-type="float" office:value="2796.35347275116">
            <text:p>2796.353473</text:p>
          </table:table-cell>
          <table:table-cell table:style-name="ce6" table:formula="of:=[.F76]" office:value-type="float" office:value="0.0000501947426459653">
            <text:p>0.000050</text:p>
          </table:table-cell>
          <table:table-cell table:style-name="ce15" table:formula="of:=299792458*[.J7]/[.I7]" office:value-type="float" office:value="5.38129582799365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6" table:number-columns-repeated="2"/>
          <table:table-cell table:style-name="ce17" table:formula="of:=[.B76]" office:value-type="percentage" office:value="0.0416666666666667">
            <text:p>4.17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4" table:formula="of:=[.D7]" office:value-type="float" office:value="25">
            <text:p>25</text:p>
          </table:table-cell>
          <table:table-cell table:style-name="ce7" table:formula="of:=[.C77]" office:value-type="float" office:value="35760.9159324315">
            <text:p>35760.91593</text:p>
          </table:table-cell>
          <table:table-cell table:style-name="ce7" table:formula="of:=[.D77]" office:value-type="float" office:value="0.000641378877983728">
            <text:p>0.00064</text:p>
          </table:table-cell>
          <table:table-cell table:style-name="ce4" office:value-type="float" office:value="4">
            <text:p>4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6" table:formula="of:=[.E77]" office:value-type="float" office:value="2796.34895786632">
            <text:p>2796.348958</text:p>
          </table:table-cell>
          <table:table-cell table:style-name="ce6" table:formula="of:=[.F77]" office:value-type="float" office:value="0.0000501530542572242">
            <text:p>0.000050</text:p>
          </table:table-cell>
          <table:table-cell table:style-name="ce15" table:formula="of:=299792458*[.J8]/[.I8]" office:value-type="float" office:value="5.37683516561289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6" table:number-columns-repeated="2"/>
          <table:table-cell table:style-name="ce17" table:formula="of:=[.B77]" office:value-type="percentage" office:value="0.0583333333333333">
            <text:p>5.83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A78]" office:value-type="float" office:value="24">
            <text:p>24</text:p>
          </table:table-cell>
          <table:table-cell table:style-name="ce13" table:formula="of:=[.C78]" office:value-type="float" office:value="35760.8373967166">
            <text:p>35760.8373967</text:p>
          </table:table-cell>
          <table:table-cell table:style-name="ce13" table:formula="of:=[.D78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38" table:formula="of:=[.E78]" office:value-type="float" office:value="2796.35509903304">
            <text:p>2796.35509903</text:p>
          </table:table-cell>
          <table:table-cell table:style-name="ce38" table:formula="of:=[.F78]" office:value-type="float" office:value="0.000000417334146005132">
            <text:p>0.00000042</text:p>
          </table:table-cell>
          <table:table-cell table:style-name="ce39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78]" office:value-type="percentage" office:value="0.7899">
            <text:p>78.99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9" table:formula="of:=[.$D$5]" office:value-type="float" office:value="24.305">
            <text:p>24.3050</text:p>
          </table:table-cell>
          <table:table-cell table:style-name="ce7" table:formula="of:=[.C79]" office:value-type="float" office:value="35669.3044028676">
            <text:p>35669.30440</text:p>
          </table:table-cell>
          <table:table-cell table:style-name="ce7" table:formula="of:=[.D79]" office:value-type="float" office:value="0.000201848416826297">
            <text:p>0.00020</text:p>
          </table:table-cell>
          <table:table-cell table:style-name="ce4" office:value-type="float" office:value="1">
            <text:p>1</text:p>
          </table:table-cell>
          <table:table-cell/>
          <table:table-cell table:style-name="ce6" table:formula="of:=[.E79]" office:value-type="float" office:value="2803.53098200481">
            <text:p>2803.530982</text:p>
          </table:table-cell>
          <table:table-cell table:style-name="ce6" table:formula="of:=[.F79]" office:value-type="float" office:value="0.0000158648535404478">
            <text:p>0.000016</text:p>
          </table:table-cell>
          <table:table-cell table:style-name="ce15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b_2</text:p>
          </table:table-cell>
          <table:table-cell table:style-name="ce16" table:number-columns-repeated="2"/>
          <table:table-cell table:style-name="ce9" office:value-type="float" office:value="0.3058">
            <text:p>0.3058</text:p>
          </table:table-cell>
          <table:table-cell table:style-name="ce47" office:value-type="float" office:value="259500000">
            <text:p>2.595E+08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6]" office:value-type="float" office:value="26">
            <text:p>26</text:p>
          </table:table-cell>
          <table:table-cell table:style-name="ce13" table:formula="of:=[.C80]" office:value-type="float" office:value="35669.3905711931">
            <text:p>35669.3905712</text:p>
          </table:table-cell>
          <table:table-cell table:style-name="ce13" table:formula="of:=[.D80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38" table:formula="of:=[.E80]" office:value-type="float" office:value="2803.52420937522">
            <text:p>2803.52420938</text:p>
          </table:table-cell>
          <table:table-cell table:style-name="ce38" table:formula="of:=[.F80]" office:value-type="float" office:value="0.000000419476756419427">
            <text:p>0.00000042</text:p>
          </table:table-cell>
          <table:table-cell table:style-name="ce39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80]" office:value-type="percentage" office:value="0.1101">
            <text:p>11.01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ISO+HYP</text:p>
          </table:table-cell>
          <table:table-cell table:style-name="ce4" table:formula="of:=[.D7]" office:value-type="float" office:value="25">
            <text:p>25</text:p>
          </table:table-cell>
          <table:table-cell table:style-name="ce7" table:formula="of:=[.C81]" office:value-type="float" office:value="35669.3069014698">
            <text:p>35669.30690</text:p>
          </table:table-cell>
          <table:table-cell table:style-name="ce7" table:formula="of:=[.D81]" office:value-type="float" office:value="0.000638099897683194">
            <text:p>0.00064</text:p>
          </table:table-cell>
          <table:table-cell table:style-name="ce4" office:value-type="float" office:value="4">
            <text:p>4</text:p>
          </table:table-cell>
          <table:table-cell office:value-type="string">
            <text:p>Batteiger:2009:022503,Itano:1981:1364,Sur:2005:25</text:p>
          </table:table-cell>
          <table:table-cell table:style-name="ce6" table:formula="of:=[.E81]" office:value-type="float" office:value="2803.53078562004">
            <text:p>2803.530786</text:p>
          </table:table-cell>
          <table:table-cell table:style-name="ce6" table:formula="of:=[.F81]" office:value-type="float" office:value="0.0000501532791875504">
            <text:p>0.000050</text:p>
          </table:table-cell>
          <table:table-cell table:style-name="ce15" table:formula="of:=299792458*[.J12]/[.I12]" office:value-type="float" office:value="5.36308533564779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6" table:number-columns-repeated="2"/>
          <table:table-cell table:style-name="ce17" table:formula="of:=[.B81]" office:value-type="percentage" office:value="0.0416666666666667">
            <text:p>4.17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4" table:formula="of:=[.D12]" office:value-type="float" office:value="25">
            <text:p>25</text:p>
          </table:table-cell>
          <table:table-cell table:style-name="ce7" table:formula="of:=[.C82]" office:value-type="float" office:value="35669.3665681876">
            <text:p>35669.36657</text:p>
          </table:table-cell>
          <table:table-cell table:style-name="ce7" table:formula="of:=[.D82]" office:value-type="float" office:value="0.000638099897356252">
            <text:p>0.00064</text:p>
          </table:table-cell>
          <table:table-cell table:style-name="ce4" office:value-type="float" office:value="4">
            <text:p>4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6" table:formula="of:=[.E82]" office:value-type="float" office:value="2803.52609595223">
            <text:p>2803.526096</text:p>
          </table:table-cell>
          <table:table-cell table:style-name="ce6" table:formula="of:=[.F82]" office:value-type="float" office:value="0.000050153111371991">
            <text:p>0.000050</text:p>
          </table:table-cell>
          <table:table-cell table:style-name="ce15" table:formula="of:=299792458*[.J13]/[.I13]" office:value-type="float" office:value="5.3630763616809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6" table:number-columns-repeated="2"/>
          <table:table-cell table:style-name="ce17" table:formula="of:=[.B82]" office:value-type="percentage" office:value="0.0583333333333333">
            <text:p>5.83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9]" office:value-type="float" office:value="24">
            <text:p>24</text:p>
          </table:table-cell>
          <table:table-cell table:style-name="ce13" table:formula="of:=[.C83]" office:value-type="float" office:value="35669.2876696718">
            <text:p>35669.2876697</text:p>
          </table:table-cell>
          <table:table-cell table:style-name="ce13" table:formula="of:=[.D83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38" table:formula="of:=[.E83]" office:value-type="float" office:value="2803.53229719881">
            <text:p>2803.53229720</text:p>
          </table:table-cell>
          <table:table-cell table:style-name="ce38" table:formula="of:=[.F83]" office:value-type="float" office:value="0.000000419479176700933">
            <text:p>0.00000042</text:p>
          </table:table-cell>
          <table:table-cell table:style-name="ce39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83]" office:value-type="percentage" office:value="0.7899">
            <text:p>78.99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/>
          <table:table-cell table:style-name="ce4"/>
          <table:table-cell table:style-name="ce13" table:number-columns-repeated="2"/>
          <table:table-cell table:style-name="ce4"/>
          <table:table-cell/>
          <table:table-cell table:style-name="ce38" table:number-columns-repeated="2"/>
          <table:table-cell table:style-name="ce39"/>
          <table:table-cell table:number-columns-repeated="3"/>
          <table:table-cell table:style-name="ce16" table:number-columns-repeated="2"/>
          <table:table-cell table:style-name="ce17"/>
          <table:table-cell table:style-name="ce19"/>
          <table:table-cell table:style-name="ce4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2"/>
          <table:table-cell table:style-name="ce1" table:number-columns-repeated="1021"/>
          <table:table-cell/>
        </table:table-row>
        <table:table-row table:style-name="ro1">
          <table:table-cell table:style-name="ce1" office:value-type="string">
            <text:p>Measurements</text:p>
          </table:table-cell>
          <table:table-cell table:style-name="ce2"/>
          <table:table-cell table:style-name="ce1" table:number-columns-repeated="1021"/>
          <table:table-cell/>
        </table:table-row>
        <table:table-row table:style-name="ro5">
          <table:table-cell table:style-name="ce1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office:value-type="string">
            <text:p>Referenc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number-columns-repeated="1012"/>
        </table:table-row>
        <table:table-row table:style-name="ro1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16" table:formula="of:=1072086021.89" office:value-type="float" office:value="1072086021.89">
            <text:p>1072086021.89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19]*10000/299792458" office:value-type="float" office:value="35760.9403866324">
            <text:p>35760.9403866</text:p>
          </table:table-cell>
          <table:table-cell table:style-name="ce13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13" table:formula="of:=[.E19]" office:value-type="float" office:value="35760.9403866324">
            <text:p>35760.9403866</text:p>
          </table:table-cell>
          <table:table-cell table:style-name="ce13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" table:formula="of:=100000000/[.H19]" office:value-type="float" office:value="2796.34704565489">
            <text:p>2796.34704565</text:p>
          </table:table-cell>
          <table:table-cell table:style-name="ce2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4" table:formula="of:=1072082934.33" office:value-type="float" office:value="1072082934.33">
            <text:p>1072082934.33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20]*10000/299792458" office:value-type="float" office:value="35760.8373967166">
            <text:p>35760.8373967</text:p>
          </table:table-cell>
          <table:table-cell table:style-name="ce13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3" table:formula="of:=[.E20]" office:value-type="float" office:value="35760.8373967166">
            <text:p>35760.8373967</text:p>
          </table:table-cell>
          <table:table-cell table:style-name="ce13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2" table:formula="of:=100000000/[.H20]" office:value-type="float" office:value="2796.35509903304">
            <text:p>2796.35509903</text:p>
          </table:table-cell>
          <table:table-cell table:style-name="ce2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1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24" table:formula="of:=1069341427.47" office:value-type="float" office:value="1069341427.47">
            <text:p>1069341427.47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21]*10000/299792458" office:value-type="float" office:value="35669.3905711931">
            <text:p>35669.3905712</text:p>
          </table:table-cell>
          <table:table-cell table:style-name="ce13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3" table:formula="of:=[.E21]" office:value-type="float" office:value="35669.3905711931">
            <text:p>35669.3905712</text:p>
          </table:table-cell>
          <table:table-cell table:style-name="ce13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2" table:formula="of:=100000000/[.H21]" office:value-type="float" office:value="2803.52420937522">
            <text:p>2803.52420938</text:p>
          </table:table-cell>
          <table:table-cell table:style-name="ce2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4" table:formula="of:=1069338342.56" office:value-type="float" office:value="1069338342.56">
            <text:p>1069338342.56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22]*10000/299792458" office:value-type="float" office:value="35669.2876696718">
            <text:p>35669.2876697</text:p>
          </table:table-cell>
          <table:table-cell table:style-name="ce13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3" table:formula="of:=[.E22]" office:value-type="float" office:value="35669.2876696718">
            <text:p>35669.2876697</text:p>
          </table:table-cell>
          <table:table-cell table:style-name="ce13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2" table:formula="of:=100000000/[.H22]" office:value-type="float" office:value="2803.53229719881">
            <text:p>2803.53229720</text:p>
          </table:table-cell>
          <table:table-cell table:style-name="ce2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sotopes</text:p>
          </table:table-cell>
          <table:table-cell table:style-name="ce2"/>
          <table:table-cell table:style-name="ce1" table:number-columns-repeated="10"/>
          <table:table-cell table:style-name="ce12" table:number-columns-repeated="2"/>
          <table:table-cell table:style-name="ce1" table:number-columns-repeated="1009"/>
          <table:table-cell/>
        </table:table-row>
        <table:table-row table:style-name="ro6">
          <table:table-cell table:style-name="ce10" office:value-type="string">
            <text:p>Transition/isotope</text:p>
          </table:table-cell>
          <table:table-cell table:style-name="ce21" office:value-type="string">
            <text:p>Isotopic abundance [%] [Rosman:1998:1275]</text:p>
          </table:table-cell>
          <table:table-cell table:style-name="ce25" office:value-type="string">
            <text:p>Isotopic separation [MHz]</text:p>
          </table:table-cell>
          <table:table-cell table:style-name="ce21" office:value-type="string">
            <text:p>Uncertainty [MHz]</text:p>
          </table:table-cell>
          <table:table-cell table:style-name="ce21" office:value-type="string">
            <text:p>Reference/note</text:p>
          </table:table-cell>
          <table:table-cell table:style-name="ce10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5"/>
          <table:table-cell table:style-name="ce1"/>
          <table:table-cell table:style-name="ce10" table:number-columns-repeated="1007"/>
          <table:table-cell table:number-columns-repeated="2"/>
        </table:table-row>
        <table:table-row table:style-name="ro1">
          <table:table-cell table:style-name="ce20" office:value-type="float" office:value="2796">
            <text:p>2796</text:p>
          </table:table-cell>
          <table:table-cell table:style-name="ce1"/>
          <table:table-cell table:style-name="ce26" table:number-columns-repeated="2"/>
          <table:table-cell table:style-name="ce34"/>
          <table:table-cell table:style-name="ce32" table:number-columns-repeated="2"/>
          <table:table-cell table:style-name="ce35" table:number-columns-repeated="7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0.1101" office:value-type="percentage" office:value="0.1101">
            <text:p>11.01%</text:p>
          </table:table-cell>
          <table:table-cell table:style-name="ce26" table:formula="of:=[.C19]-[.C20]" office:value-type="float" office:value="3087.55999994278">
            <text:p>3087.56</text:p>
          </table:table-cell>
          <table:table-cell table:style-name="ce26" table:formula="of:=SQRT([.D19]*[.D19]+[.D20]*[.D20])" office:value-type="float" office:value="0.226274169979695">
            <text:p>0.23</text:p>
          </table:table-cell>
          <table:table-cell table:style-name="ce34" office:value-type="string">
            <text:p>From absolute isotopic measurements above</text:p>
          </table:table-cell>
          <table:table-cell table:style-name="ce35"/>
          <table:table-cell table:style-name="ce34"/>
          <table:table-cell table:style-name="ce33"/>
          <table:table-cell table:style-name="ce35" table:number-columns-repeated="6"/>
          <table:table-cell table:style-name="ce20" table:number-columns-repeated="1008"/>
          <table:table-cell table:number-columns-repeated="2"/>
        </table:table-row>
        <table:table-row table:style-name="ro4">
          <table:table-cell table:style-name="ce20" office:value-type="float" office:value="25">
            <text:p>25</text:p>
          </table:table-cell>
          <table:table-cell table:style-name="ce8" table:formula="of:=0.1" office:value-type="percentage" office:value="0.1">
            <text:p>10.00%</text:p>
          </table:table-cell>
          <table:table-cell table:style-name="ce27" office:value-type="float" office:value="1621">
            <text:p>1621</text:p>
          </table:table-cell>
          <table:table-cell table:style-name="ce27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35"/>
          <table:table-cell table:style-name="ce34"/>
          <table:table-cell table:style-name="ce33"/>
          <table:table-cell table:style-name="ce35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0.7899" office:value-type="percentage" office:value="0.7899">
            <text:p>78.99%</text:p>
          </table:table-cell>
          <table:table-cell table:style-name="ce26" office:value-type="float" office:value="0">
            <text:p>0.00</text:p>
          </table:table-cell>
          <table:table-cell table:style-name="ce26"/>
          <table:table-cell table:style-name="ce34"/>
          <table:table-cell table:style-name="ce35"/>
          <table:table-cell table:style-name="ce34"/>
          <table:table-cell table:style-name="ce33"/>
          <table:table-cell table:style-name="ce35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803">
            <text:p>2803</text:p>
          </table:table-cell>
          <table:table-cell table:style-name="ce22"/>
          <table:table-cell table:style-name="ce26" table:number-columns-repeated="2"/>
          <table:table-cell table:style-name="ce34"/>
          <table:table-cell table:style-name="ce32" table:number-columns-repeated="2"/>
          <table:table-cell table:style-name="ce35" table:number-columns-repeated="7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[.$B27]" office:value-type="percentage" office:value="0.1101">
            <text:p>11.01%</text:p>
          </table:table-cell>
          <table:table-cell table:style-name="ce26" table:formula="of:=[.C21]-[.C22]" office:value-type="float" office:value="3084.91000008583">
            <text:p>3084.91</text:p>
          </table:table-cell>
          <table:table-cell table:style-name="ce26" table:formula="of:=SQRT([.D21]*[.D21]+[.D22]*[.D22])" office:value-type="float" office:value="0.226274169979695">
            <text:p>0.23</text:p>
          </table:table-cell>
          <table:table-cell table:style-name="ce34" table:formula="of:=[.E27]" office:value-type="string" office:string-value="From absolute isotopic measurements above">
            <text:p>From absolute isotopic measurements above</text:p>
          </table:table-cell>
          <table:table-cell table:style-name="ce35"/>
          <table:table-cell table:style-name="ce34"/>
          <table:table-cell table:style-name="ce33"/>
          <table:table-cell table:style-name="ce35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28]" office:value-type="percentage" office:value="0.1">
            <text:p>10.00%</text:p>
          </table:table-cell>
          <table:table-cell table:style-name="ce27" office:value-type="float" office:value="1620">
            <text:p>1620</text:p>
          </table:table-cell>
          <table:table-cell table:style-name="ce27" office:value-type="float" office:value="19">
            <text:p>19</text:p>
          </table:table-cell>
          <table:table-cell table:style-name="ce34" table:formula="of:=[.E28]" office:value-type="string" office:string-value="Calculated in Batteiger:2009:022503; consistent with shift inferred by Drullinger:1980:365 from measurements.">
            <text:p>Calculated in Batteiger:2009:022503; consistent with shift inferred by Drullinger:1980:365 from measurements.</text:p>
          </table:table-cell>
          <table:table-cell table:style-name="ce35"/>
          <table:table-cell table:style-name="ce34"/>
          <table:table-cell table:style-name="ce33"/>
          <table:table-cell table:style-name="ce35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[.$B29]" office:value-type="percentage" office:value="0.7899">
            <text:p>78.99%</text:p>
          </table:table-cell>
          <table:table-cell table:style-name="ce26" office:value-type="float" office:value="0">
            <text:p>0.00</text:p>
          </table:table-cell>
          <table:table-cell table:style-name="ce26"/>
          <table:table-cell table:style-name="ce34"/>
          <table:table-cell table:style-name="ce35"/>
          <table:table-cell table:style-name="ce34"/>
          <table:table-cell table:style-name="ce33"/>
          <table:table-cell table:style-name="ce35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yperfine structure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yperfine constants</text:p>
          </table:table-cell>
          <table:table-cell table:number-columns-repeated="1023"/>
        </table:table-row>
        <table:table-row table:style-name="ro1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4">
          <table:table-cell office:value-type="string">
            <text:p>3s1/2</text:p>
          </table:table-cell>
          <table:table-cell table:style-name="ce9" office:value-type="float" office:value="-596.2544">
            <text:p>-596.2544</text:p>
          </table:table-cell>
          <table:table-cell table:style-name="ce9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4">
          <table:table-cell office:value-type="string">
            <text:p>3p1/2</text:p>
          </table:table-cell>
          <table:table-cell table:style-name="ce15" office:value-type="float" office:value="-101.7">
            <text:p>-101.7</text:p>
          </table:table-cell>
          <table:table-cell table:style-name="ce15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1">
          <table:table-cell office:value-type="string">
            <text:p>3p3/2</text:p>
          </table:table-cell>
          <table:table-cell table:style-name="ce15" office:value-type="float" office:value="-18.89">
            <text:p>-18.9</text:p>
          </table:table-cell>
          <table:table-cell table:style-name="ce15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4">
          <table:table-cell office:value-type="string">
            <text:p>3p3/2</text:p>
          </table:table-cell>
          <table:table-cell table:style-name="ce16" office:value-type="float" office:value="-22.91">
            <text:p>-22.91</text:p>
          </table:table-cell>
          <table:table-cell table:style-name="ce16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may be incorrect.</text:p>
          </table:table-cell>
          <table:table-cell table:number-columns-repeated="1020"/>
        </table:table-row>
        <table:table-row table:style-name="ro1">
          <table:table-cell office:value-type="string">
            <text:p>Energy levels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J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K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E_M1 [MHz]</text:p>
          </table:table-cell>
          <table:table-cell table:style-name="ce21" office:value-type="string">
            <text:p>eDE_M1 [MHz]</text:p>
          </table:table-cell>
          <table:table-cell table:style-name="ce21" office:value-type="string">
            <text:p>DE_E2 [MHz]</text:p>
          </table:table-cell>
          <table:table-cell table:style-name="ce21" office:value-type="string">
            <text:p>eDE_E2 [MHz]</text:p>
          </table:table-cell>
          <table:table-cell table:style-name="ce21" office:value-type="string">
            <text:p>DE [MHz]</text:p>
          </table:table-cell>
          <table:table-cell table:style-name="ce21" office:value-type="string">
            <text:p>eDE [MHz]</text:p>
          </table:table-cell>
          <table:table-cell table:style-name="ce21"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15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16" table:formula="of:=ABS([.C41]*[.D46]/2)" office:value-type="float" office:value="3.75">
            <text:p>3.75</text:p>
          </table:table-cell>
          <table:table-cell table:style-name="ce16" table:formula="of:=[.B42]*[.E46]/2" office:value-type="float" office:value="-5.7275">
            <text:p>-5.73</text:p>
          </table:table-cell>
          <table:table-cell table:style-name="ce16" table:formula="of:=ABS([.C42]*[.E46]/2)" office:value-type="float" office:value="0.25">
            <text:p>0.25</text:p>
          </table:table-cell>
          <table:table-cell table:style-name="ce16" table:formula="of:=[.F46]+[.H46]" office:value-type="float" office:value="-76.565">
            <text:p>-76.57</text:p>
          </table:table-cell>
          <table:table-cell table:style-name="ce9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15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16" table:formula="of:=ABS([.C41]*[.D47]/2)" office:value-type="float" office:value="0.25">
            <text:p>0.25</text:p>
          </table:table-cell>
          <table:table-cell table:style-name="ce16" table:formula="of:=[.B42]*[.E47]/2" office:value-type="float" office:value="12.6005">
            <text:p>12.60</text:p>
          </table:table-cell>
          <table:table-cell table:style-name="ce16" table:formula="of:=ABS([.C42]*[.E47]/2)" office:value-type="float" office:value="0.55">
            <text:p>0.55</text:p>
          </table:table-cell>
          <table:table-cell table:style-name="ce16" table:formula="of:=[.F47]+[.H47]" office:value-type="float" office:value="17.323">
            <text:p>17.32</text:p>
          </table:table-cell>
          <table:table-cell table:style-name="ce9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15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16" table:formula="of:=ABS([.C41]*[.D48]/2)" office:value-type="float" office:value="3.25">
            <text:p>3.25</text:p>
          </table:table-cell>
          <table:table-cell table:style-name="ce16" table:formula="of:=[.B42]*[.E48]/2" office:value-type="float" office:value="2.291">
            <text:p>2.29</text:p>
          </table:table-cell>
          <table:table-cell table:style-name="ce16" table:formula="of:=ABS([.C42]*[.E48]/2)" office:value-type="float" office:value="0.1">
            <text:p>0.10</text:p>
          </table:table-cell>
          <table:table-cell table:style-name="ce16" table:formula="of:=[.F48]+[.H48]" office:value-type="float" office:value="63.6835">
            <text:p>63.68</text:p>
          </table:table-cell>
          <table:table-cell table:style-name="ce9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15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16" table:formula="of:=ABS([.C41]*[.D49]/2)" office:value-type="float" office:value="5.25">
            <text:p>5.25</text:p>
          </table:table-cell>
          <table:table-cell table:style-name="ce16" table:formula="of:=[.B42]*[.E49]/2" office:value-type="float" office:value="-16.037">
            <text:p>-16.04</text:p>
          </table:table-cell>
          <table:table-cell table:style-name="ce16" table:formula="of:=ABS([.C42]*[.E49]/2)" office:value-type="float" office:value="0.7">
            <text:p>0.70</text:p>
          </table:table-cell>
          <table:table-cell table:style-name="ce16" table:formula="of:=[.F49]+[.H49]" office:value-type="float" office:value="83.1355">
            <text:p>83.14</text:p>
          </table:table-cell>
          <table:table-cell table:style-name="ce9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15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16" table:formula="of:=ABS([.C40]*[.D50]/2)" office:value-type="float" office:value="1.875">
            <text:p>1.88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[.F50]+[.H50]" office:value-type="float" office:value="-127.125">
            <text:p>-127.13</text:p>
          </table:table-cell>
          <table:table-cell table:style-name="ce9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15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16" table:formula="of:=ABS([.C40]*[.D51]/2)" office:value-type="float" office:value="2.625">
            <text:p>2.63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[.F51]+[.H51]" office:value-type="float" office:value="177.975">
            <text:p>177.98</text:p>
          </table:table-cell>
          <table:table-cell table:style-name="ce9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15" table:formula="of:=0" office:value-type="float" office:value="0">
            <text:p>0.0</text:p>
          </table:table-cell>
          <table:table-cell table:style-name="ce9" table:formula="of:=[.B39]*[.D52]/2" office:value-type="float" office:value="-745.318">
            <text:p>-745.3180</text:p>
          </table:table-cell>
          <table:table-cell table:style-name="ce9" table:formula="of:=ABS([.C39]*[.D52]/2)" office:value-type="float" office:value="0.000625">
            <text:p>0.0006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[.F52]+[.H52]" office:value-type="float" office:value="-745.318">
            <text:p>-745.3180</text:p>
          </table:table-cell>
          <table:table-cell table:style-name="ce9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15" table:formula="of:=0" office:value-type="float" office:value="0">
            <text:p>0.0</text:p>
          </table:table-cell>
          <table:table-cell table:style-name="ce9" table:formula="of:=[.B39]*[.D53]/2" office:value-type="float" office:value="1043.4452">
            <text:p>1043.4452</text:p>
          </table:table-cell>
          <table:table-cell table:style-name="ce9" table:formula="of:=ABS([.C39]*[.D53]/2)" office:value-type="float" office:value="0.000875">
            <text:p>0.0009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[.F53]+[.H53]" office:value-type="float" office:value="1043.4452">
            <text:p>1043.4452</text:p>
          </table:table-cell>
          <table:table-cell table:style-name="ce9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4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28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2F_low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9" table:formula="of:=[.$C$20]+[.$C$28]+[.J46]-[.J53]" office:value-type="float" office:value="1072083435.3198">
            <text:p>1072083435.32</text:p>
          </table:table-cell>
          <table:table-cell table:style-name="ce29" table:formula="of:=SQRT([.$D$20]*[.$D$20]+[.$D$28]*[.$D$28]+[.K46]*[.K46]+[.K53]*[.K53])" office:value-type="float" office:value="19.3688048357565">
            <text:p>19.37</text:p>
          </table:table-cell>
          <table:table-cell table:style-name="ce7" table:formula="of:=[.C57]*10000/299792458" office:value-type="float" office:value="35760.8541079376">
            <text:p>35760.85411</text:p>
          </table:table-cell>
          <table:table-cell table:style-name="ce7" table:formula="of:=[.D57]*10000/299792458" office:value-type="float" office:value="0.000646073786010871">
            <text:p>0.00065</text:p>
          </table:table-cell>
          <table:table-cell table:style-name="ce6" table:formula="of:=100000000/[.E57]" office:value-type="float" office:value="2796.35379228271">
            <text:p>2796.353792</text:p>
          </table:table-cell>
          <table:table-cell table:style-name="ce6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number-columns-repeated="2"/>
          <table:table-cell table:style-name="ce6" table:number-columns-repeated="2"/>
          <table:table-cell table:style-name="ce13" table:number-columns-repeated="2"/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0" table:formula="of:=[.$C$20]+[.$C$28]+[.J47]-[.J53]" office:value-type="float" office:value="1072083529.2078">
            <text:p>1072083529.21</text:p>
          </table:table-cell>
          <table:table-cell table:style-name="ce30" table:formula="of:=SQRT([.$D$20]*[.$D$20]+[.$D$28]*[.$D$28]+[.K47]*[.K47]+[.K53]*[.K53])" office:value-type="float" office:value="19.0102761885677">
            <text:p>19.01</text:p>
          </table:table-cell>
          <table:table-cell table:style-name="ce7" table:formula="of:=[.C58]*10000/299792458" office:value-type="float" office:value="35760.8572397041">
            <text:p>35760.85724</text:p>
          </table:table-cell>
          <table:table-cell table:style-name="ce7" table:formula="of:=[.D58]*10000/299792458" office:value-type="float" office:value="0.000634114557630657">
            <text:p>0.00063</text:p>
          </table:table-cell>
          <table:table-cell table:style-name="ce6" table:formula="of:=100000000/[.E58]" office:value-type="float" office:value="2796.35354739128">
            <text:p>2796.353547</text:p>
          </table:table-cell>
          <table:table-cell table:style-name="ce6" table:formula="of:=[.F58]/[.E58]*[.G58]" office:value-type="float" office:value="0.000049585178587783">
            <text:p>0.000050</text:p>
          </table:table-cell>
          <table:table-cell/>
          <table:table-cell table:formula="of:=2*[.B58]+1" office:value-type="float" office:value="7">
            <text:p>7</text:p>
          </table:table-cell>
          <table:table-cell table:style-name="ce40" table:formula="of:=2*[.A58]+1" office:value-type="float" office:value="5" table:number-columns-spanned="1" table:number-rows-spanned="3">
            <text:p>5</text:p>
          </table:table-cell>
          <table:table-cell table:style-name="ce41" table:formula="of:=SUMPRODUCT([.$E$58:.$E$60];[.$J$58:.$J$60])/SUM([.$J58:.$J60])" office:value-type="float" office:value="35760.8581942312" table:number-columns-spanned="1" table:number-rows-spanned="3">
            <text:p>35760.85819</text:p>
          </table:table-cell>
          <table:table-cell table:style-name="ce43" table:formula="of:=SQRT(([.$F$58]*[.$F$58]*[.$J$58]+[.$F$59]*[.$F$59]*[.$J$59]+[.$F$60]*[.$F$60]*[.$J$60])/SUM([.$J$58:.$J$60]))" office:value-type="float" office:value="0.000641909934258882" table:number-columns-spanned="1" table:number-rows-spanned="3">
            <text:p>0.00064</text:p>
          </table:table-cell>
          <table:table-cell table:style-name="ce44" table:formula="of:=100000000/[.L58]" office:value-type="float" office:value="2796.35347275116" table:number-columns-spanned="1" table:number-rows-spanned="3">
            <text:p>2796.353473</text:p>
          </table:table-cell>
          <table:table-cell table:style-name="ce44" table:formula="of:=[.M58]/[.L58]*[.N58]" office:value-type="float" office:value="0.0000501947426459653" table:number-columns-spanned="1" table:number-rows-spanned="3">
            <text:p>0.000050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0" table:formula="of:=[.$C$20]+[.$C$28]+[.J48]-[.J53]" office:value-type="float" office:value="1072083575.5683">
            <text:p>1072083575.57</text:p>
          </table:table-cell>
          <table:table-cell table:style-name="ce30" table:formula="of:=SQRT([.$D$20]*[.$D$20]+[.$D$28]*[.$D$28]+[.K48]*[.K48]+[.K53]*[.K53])" office:value-type="float" office:value="19.2768799541219">
            <text:p>19.28</text:p>
          </table:table-cell>
          <table:table-cell table:style-name="ce7" table:formula="of:=[.C59]*10000/299792458" office:value-type="float" office:value="35760.858786124">
            <text:p>35760.85879</text:p>
          </table:table-cell>
          <table:table-cell table:style-name="ce7" table:formula="of:=[.D59]*10000/299792458" office:value-type="float" office:value="0.000643007502014005">
            <text:p>0.00064</text:p>
          </table:table-cell>
          <table:table-cell table:style-name="ce6" table:formula="of:=100000000/[.E59]" office:value-type="float" office:value="2796.35342646755">
            <text:p>2796.353426</text:p>
          </table:table-cell>
          <table:table-cell table:style-name="ce6" table:formula="of:=[.F59]/[.E59]*[.G59]" office:value-type="float" office:value="0.0000502805663100825">
            <text:p>0.000050</text:p>
          </table:table-cell>
          <table:table-cell/>
          <table:table-cell table:formula="of:=2*[.B59]+1" office:value-type="float" office:value="5">
            <text:p>5</text:p>
          </table:table-cell>
          <table:covered-table-cell/>
          <table:covered-table-cell table:number-columns-repeated="2" table:style-name="ce42"/>
          <table:covered-table-cell table:number-columns-repeated="2" table:style-name="ce45"/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table:formula="of:=[.$C$20]+[.$C$28]+[.J49]-[.J53]" office:value-type="float" office:value="1072083595.0203">
            <text:p>1072083595.02</text:p>
          </table:table-cell>
          <table:table-cell table:style-name="ce30" table:formula="of:=SQRT([.$D$20]*[.$D$20]+[.$D$28]*[.$D$28]+[.K49]*[.K49]+[.K53]*[.K53])" office:value-type="float" office:value="19.7250627569502">
            <text:p>19.73</text:p>
          </table:table-cell>
          <table:table-cell table:style-name="ce7" table:formula="of:=[.C60]*10000/299792458" office:value-type="float" office:value="35760.8594349728">
            <text:p>35760.85943</text:p>
          </table:table-cell>
          <table:table-cell table:style-name="ce7" table:formula="of:=[.D60]*10000/299792458" office:value-type="float" office:value="0.000657957271124887">
            <text:p>0.00066</text:p>
          </table:table-cell>
          <table:table-cell table:style-name="ce6" table:formula="of:=100000000/[.E60]" office:value-type="float" office:value="2796.35337573021">
            <text:p>2796.353376</text:p>
          </table:table-cell>
          <table:table-cell table:style-name="ce6" table:formula="of:=[.F60]/[.E60]*[.G60]" office:value-type="float" office:value="0.0000514495754650958">
            <text:p>0.000051</text:p>
          </table:table-cell>
          <table:table-cell/>
          <table:table-cell table:formula="of:=2*[.B60]+1" office:value-type="float" office:value="3">
            <text:p>3</text:p>
          </table:table-cell>
          <table:covered-table-cell/>
          <table:covered-table-cell table:number-columns-repeated="2" table:style-name="ce42"/>
          <table:covered-table-cell table:number-columns-repeated="2" table:style-name="ce45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0" table:formula="of:=[.$C$20]+[.$C$28]+[.J46]-[.J52]" office:value-type="float" office:value="1072085224.083">
            <text:p>1072085224.08</text:p>
          </table:table-cell>
          <table:table-cell table:style-name="ce30" table:formula="of:=SQRT([.$D$20]*[.$D$20]+[.$D$28]*[.$D$28]+[.K46]*[.K46]+[.K52]*[.K52])" office:value-type="float" office:value="19.368804826076">
            <text:p>19.37</text:p>
          </table:table-cell>
          <table:table-cell table:style-name="ce7" table:formula="of:=[.C61]*10000/299792458" office:value-type="float" office:value="35760.9137746554">
            <text:p>35760.91377</text:p>
          </table:table-cell>
          <table:table-cell table:style-name="ce7" table:formula="of:=[.D61]*10000/299792458" office:value-type="float" office:value="0.000646073785687964">
            <text:p>0.00065</text:p>
          </table:table-cell>
          <table:table-cell table:style-name="ce6" table:formula="of:=100000000/[.E61]" office:value-type="float" office:value="2796.34912659509">
            <text:p>2796.349127</text:p>
          </table:table-cell>
          <table:table-cell table:style-name="ce6" table:formula="of:=[.F61]/[.E61]*[.G61]" office:value-type="float" office:value="0.0000505201818306146">
            <text:p>0.000051</text:p>
          </table:table-cell>
          <table:table-cell/>
          <table:table-cell table:formula="of:=2*[.B61]+1" office:value-type="float" office:value="9">
            <text:p>9</text:p>
          </table:table-cell>
          <table:table-cell table:style-name="ce40" table:formula="of:=2*[.A61]+1" office:value-type="float" office:value="7" table:number-columns-spanned="1" table:number-rows-spanned="3">
            <text:p>7</text:p>
          </table:table-cell>
          <table:table-cell table:style-name="ce41" table:formula="of:=SUMPRODUCT([.$E$61:.$E$63];[.$J$61:.$J$63])/SUM([.$J$61:.$J$63])" office:value-type="float" office:value="35760.9159324315" table:number-columns-spanned="1" table:number-rows-spanned="3">
            <text:p>35760.91593</text:p>
          </table:table-cell>
          <table:table-cell table:style-name="ce43" table:formula="of:=SQRT(([.$F$61]*[.$F$61]*[.$J$61]+[.$F$62]*[.$F$62]*[.$J$62]+[.$F$63]*[.$F$63]*[.$J$63])/SUM([.$J$61:.$J$63]))" office:value-type="float" office:value="0.000641378877983728" table:number-columns-spanned="1" table:number-rows-spanned="3">
            <text:p>0.00064</text:p>
          </table:table-cell>
          <table:table-cell table:style-name="ce44" table:formula="of:=100000000/[.L61]" office:value-type="float" office:value="2796.34895786632" table:number-columns-spanned="1" table:number-rows-spanned="3">
            <text:p>2796.348958</text:p>
          </table:table-cell>
          <table:table-cell table:style-name="ce44" table:formula="of:=[.M61]/[.L61]*[.N61]" office:value-type="float" office:value="0.0000501530542572242" table:number-columns-spanned="1" table:number-rows-spanned="3">
            <text:p>0.000050</text:p>
          </table:table-cell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30" table:formula="of:=[.$C$20]+[.$C$28]+[.J47]-[.J52]" office:value-type="float" office:value="1072085317.971">
            <text:p>1072085317.97</text:p>
          </table:table-cell>
          <table:table-cell table:style-name="ce30" table:formula="of:=SQRT([.$D$20]*[.$D$20]+[.$D$28]*[.$D$28]+[.K47]*[.K47]+[.K52]*[.K52])" office:value-type="float" office:value="19.0102761787046">
            <text:p>19.01</text:p>
          </table:table-cell>
          <table:table-cell table:style-name="ce7" table:formula="of:=[.C62]*10000/299792458" office:value-type="float" office:value="35760.916906422">
            <text:p>35760.91691</text:p>
          </table:table-cell>
          <table:table-cell table:style-name="ce7" table:formula="of:=[.D62]*10000/299792458" office:value-type="float" office:value="0.00063411455730166">
            <text:p>0.00063</text:p>
          </table:table-cell>
          <table:table-cell table:style-name="ce6" table:formula="of:=100000000/[.E62]" office:value-type="float" office:value="2796.34888170448">
            <text:p>2796.348882</text:p>
          </table:table-cell>
          <table:table-cell table:style-name="ce6" table:formula="of:=[.F62]/[.E62]*[.G62]" office:value-type="float" office:value="0.0000495850130974856">
            <text:p>0.000050</text:p>
          </table:table-cell>
          <table:table-cell/>
          <table:table-cell table:formula="of:=2*[.B62]+1" office:value-type="float" office:value="7">
            <text:p>7</text:p>
          </table:table-cell>
          <table:covered-table-cell/>
          <table:covered-table-cell table:number-columns-repeated="2" table:style-name="ce42"/>
          <table:covered-table-cell table:number-columns-repeated="2" table:style-name="ce45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0" table:formula="of:=[.$C$20]+[.$C$28]+[.J48]-[.J52]" office:value-type="float" office:value="1072085364.3315">
            <text:p>1072085364.33</text:p>
          </table:table-cell>
          <table:table-cell table:style-name="ce30" table:formula="of:=SQRT([.$D$20]*[.$D$20]+[.$D$28]*[.$D$28]+[.K48]*[.K48]+[.K52]*[.K52])" office:value-type="float" office:value="19.2768799443952">
            <text:p>19.28</text:p>
          </table:table-cell>
          <table:table-cell table:style-name="ce7" table:formula="of:=[.C63]*10000/299792458" office:value-type="float" office:value="35760.9184528418">
            <text:p>35760.91845</text:p>
          </table:table-cell>
          <table:table-cell table:style-name="ce7" table:formula="of:=[.D63]*10000/299792458" office:value-type="float" office:value="0.000643007501689558">
            <text:p>0.00064</text:p>
          </table:table-cell>
          <table:table-cell table:style-name="ce6" table:formula="of:=100000000/[.E63]" office:value-type="float" office:value="2796.34876078115">
            <text:p>2796.348761</text:p>
          </table:table-cell>
          <table:table-cell table:style-name="ce6" table:formula="of:=[.F63]/[.E63]*[.G63]" office:value-type="float" office:value="0.0000502803984996558">
            <text:p>0.000050</text:p>
          </table:table-cell>
          <table:table-cell/>
          <table:table-cell table:formula="of:=2*[.B63]+1" office:value-type="float" office:value="5">
            <text:p>5</text:p>
          </table:table-cell>
          <table:covered-table-cell/>
          <table:covered-table-cell table:number-columns-repeated="2" table:style-name="ce42"/>
          <table:covered-table-cell table:number-columns-repeated="2" table:style-name="ce45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0" table:formula="of:=[.$C$20]+[.$C$28]+[.J49]-[.J52]" office:value-type="float" office:value="1072085383.7835">
            <text:p>1072085383.78</text:p>
          </table:table-cell>
          <table:table-cell table:style-name="ce30" table:formula="of:=SQRT([.$D$20]*[.$D$20]+[.$D$28]*[.$D$28]+[.K49]*[.K49]+[.K52]*[.K52])" office:value-type="float" office:value="19.7250627474446">
            <text:p>19.73</text:p>
          </table:table-cell>
          <table:table-cell table:style-name="ce7" table:formula="of:=[.C64]*10000/299792458" office:value-type="float" office:value="35760.9191016907">
            <text:p>35760.91910</text:p>
          </table:table-cell>
          <table:table-cell table:style-name="ce7" table:formula="of:=[.D64]*10000/299792458" office:value-type="float" office:value="0.000657957270807812">
            <text:p>0.00066</text:p>
          </table:table-cell>
          <table:table-cell table:style-name="ce6" table:formula="of:=100000000/[.E64]" office:value-type="float" office:value="2796.34871004398">
            <text:p>2796.348710</text:p>
          </table:table-cell>
          <table:table-cell table:style-name="ce6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/>
          <table:table-cell table:style-name="ce6" table:number-columns-repeated="2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7"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style-name="ce13" table:number-columns-repeated="2"/>
          <table:table-cell table:number-columns-repeated="1010"/>
        </table:table-row>
        <table:table-row table:style-name="ro1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4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2F_low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29" table:formula="of:=[.$C$22]+[.$C$32]+[.J50]-[.J53]" office:value-type="float" office:value="1069338791.9898">
            <text:p>1069338791.99</text:p>
          </table:table-cell>
          <table:table-cell table:style-name="ce29" table:formula="of:=SQRT([.$D$22]*[.$D$22]+[.$D$32]*[.$D$32]+[.K50]*[.K50]+[.K53]*[.K53])" office:value-type="float" office:value="19.0929627288597">
            <text:p>19.09</text:p>
          </table:table-cell>
          <table:table-cell table:style-name="ce7" table:formula="of:=[.C68]*10000/299792458" office:value-type="float" office:value="35669.3026610363">
            <text:p>35669.30266</text:p>
          </table:table-cell>
          <table:table-cell table:style-name="ce7" table:formula="of:=[.D68]*10000/299792458" office:value-type="float" office:value="0.000636872683730412">
            <text:p>0.00064</text:p>
          </table:table-cell>
          <table:table-cell table:style-name="ce6" table:formula="of:=100000000/[.E68]" office:value-type="float" office:value="2803.53111890903">
            <text:p>2803.531119</text:p>
          </table:table-cell>
          <table:table-cell table:style-name="ce6" table:formula="of:=[.F68]/[.E68]*[.G68]" office:value-type="float" office:value="0.0000500568347127157">
            <text:p>0.000050</text:p>
          </table:table-cell>
          <table:table-cell/>
          <table:table-cell table:formula="of:=2*[.B68]+1" office:value-type="float" office:value="7">
            <text:p>7</text:p>
          </table:table-cell>
          <table:table-cell table:style-name="ce40" table:formula="of:=2*[.A68]+1" office:value-type="float" office:value="5" table:number-columns-spanned="1" table:number-rows-spanned="2">
            <text:p>5</text:p>
          </table:table-cell>
          <table:table-cell table:style-name="ce43" table:formula="of:=SUMPRODUCT([.E68:.E69];[.J68:.J69])/SUM([.J68:.J69])" office:value-type="float" office:value="35669.3069014698" table:number-columns-spanned="1" table:number-rows-spanned="2">
            <text:p>35669.30690</text:p>
          </table:table-cell>
          <table:table-cell table:style-name="ce43" table:formula="of:=SQRT(([.F68]*[.F68]*[.J68]+[.F69]*[.F69]*[.J69])/SUM([.J68:.J69]))" office:value-type="float" office:value="0.000638099897683194" table:number-columns-spanned="1" table:number-rows-spanned="2">
            <text:p>0.00064</text:p>
          </table:table-cell>
          <table:table-cell table:style-name="ce46" table:formula="of:=100000000/[.L68]" office:value-type="float" office:value="2803.53078562004" table:number-columns-spanned="1" table:number-rows-spanned="2">
            <text:p>2803.530786</text:p>
          </table:table-cell>
          <table:table-cell table:style-name="ce46" table:formula="of:=[.M68]/[.L68]*[.N68]" office:value-type="float" office:value="0.0000501532791875504" table:number-columns-spanned="1" table:number-rows-spanned="2">
            <text:p>0.000050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30" table:formula="of:=[.$C$22]+[.$C$32]+[.J51]-[.J53]" office:value-type="float" office:value="1069339097.0898">
            <text:p>1069339097.09</text:p>
          </table:table-cell>
          <table:table-cell table:style-name="ce30" table:formula="of:=SQRT([.$D$22]*[.$D$22]+[.$D$32]*[.$D$32]+[.K51]*[.K51]+[.K53]*[.K53])" office:value-type="float" office:value="19.1811424520445">
            <text:p>19.18</text:p>
          </table:table-cell>
          <table:table-cell table:style-name="ce7" table:formula="of:=[.C69]*10000/299792458" office:value-type="float" office:value="35669.3128380768">
            <text:p>35669.31284</text:p>
          </table:table-cell>
          <table:table-cell table:style-name="ce7" table:formula="of:=[.D69]*10000/299792458" office:value-type="float" office:value="0.00063981404268831">
            <text:p>0.00064</text:p>
          </table:table-cell>
          <table:table-cell table:style-name="ce6" table:formula="of:=100000000/[.E69]" office:value-type="float" office:value="2803.53031901558">
            <text:p>2803.530319</text:p>
          </table:table-cell>
          <table:table-cell table:style-name="ce6" table:formula="of:=[.F69]/[.E69]*[.G69]" office:value-type="float" office:value="0.0000502879905579173">
            <text:p>0.000050</text:p>
          </table:table-cell>
          <table:table-cell/>
          <table:table-cell table:formula="of:=2*[.B69]+1" office:value-type="float" office:value="5">
            <text:p>5</text:p>
          </table:table-cell>
          <table:covered-table-cell/>
          <table:covered-table-cell table:number-columns-repeated="2" table:style-name="ce7"/>
          <table:covered-table-cell table:number-columns-repeated="2" table:style-name="ce6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30" table:formula="of:=[.$C$22]+[.$C$32]+[.J50]-[.J52]" office:value-type="float" office:value="1069340580.753">
            <text:p>1069340580.75</text:p>
          </table:table-cell>
          <table:table-cell table:style-name="ce30" table:formula="of:=SQRT([.$D$22]*[.$D$22]+[.$D$32]*[.$D$32]+[.K50]*[.K50]+[.K52]*[.K52])" office:value-type="float" office:value="19.0929627190393">
            <text:p>19.09</text:p>
          </table:table-cell>
          <table:table-cell table:style-name="ce7" table:formula="of:=[.C70]*10000/299792458" office:value-type="float" office:value="35669.3623277541">
            <text:p>35669.36233</text:p>
          </table:table-cell>
          <table:table-cell table:style-name="ce7" table:formula="of:=[.D70]*10000/299792458" office:value-type="float" office:value="0.00063687268340284">
            <text:p>0.00064</text:p>
          </table:table-cell>
          <table:table-cell table:style-name="ce6" table:formula="of:=100000000/[.E70]" office:value-type="float" office:value="2803.52642924011">
            <text:p>2803.526429</text:p>
          </table:table-cell>
          <table:table-cell table:style-name="ce6" table:formula="of:=[.F70]/[.E70]*[.G70]" office:value-type="float" office:value="0.0000500566672197459">
            <text:p>0.000050</text:p>
          </table:table-cell>
          <table:table-cell/>
          <table:table-cell table:formula="of:=2*[.B70]+1" office:value-type="float" office:value="7">
            <text:p>7</text:p>
          </table:table-cell>
          <table:table-cell table:style-name="ce40" table:formula="of:=2*[.A70]+1" office:value-type="float" office:value="7" table:number-columns-spanned="1" table:number-rows-spanned="2">
            <text:p>7</text:p>
          </table:table-cell>
          <table:table-cell table:style-name="ce43" table:formula="of:=SUMPRODUCT([.E70:.E71];[.J70:.J71])/SUM([.J70:.J71])" office:value-type="float" office:value="35669.3665681876" table:number-columns-spanned="1" table:number-rows-spanned="2">
            <text:p>35669.36657</text:p>
          </table:table-cell>
          <table:table-cell table:style-name="ce43" table:formula="of:=SQRT(([.F70]*[.F70]*[.J70]+[.F71]*[.F71]*[.J71])/SUM([.J70:.J71]))" office:value-type="float" office:value="0.000638099897356252" table:number-columns-spanned="1" table:number-rows-spanned="2">
            <text:p>0.00064</text:p>
          </table:table-cell>
          <table:table-cell table:style-name="ce46" table:formula="of:=100000000/[.L70]" office:value-type="float" office:value="2803.52609595223" table:number-columns-spanned="1" table:number-rows-spanned="2">
            <text:p>2803.526096</text:p>
          </table:table-cell>
          <table:table-cell table:style-name="ce46" table:formula="of:=[.M70]/[.L70]*[.N70]" office:value-type="float" office:value="0.000050153111371991" table:number-columns-spanned="1" table:number-rows-spanned="2">
            <text:p>0.000050</text:p>
          </table:table-cell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30" table:formula="of:=[.$C$22]+[.$C$32]+[.J51]-[.J52]" office:value-type="float" office:value="1069340885.853">
            <text:p>1069340885.85</text:p>
          </table:table-cell>
          <table:table-cell table:style-name="ce30" table:formula="of:=SQRT([.$D$22]*[.$D$22]+[.$D$32]*[.$D$32]+[.K51]*[.K51]+[.K52]*[.K52])" office:value-type="float" office:value="19.1811424422693">
            <text:p>19.18</text:p>
          </table:table-cell>
          <table:table-cell table:style-name="ce7" table:formula="of:=[.C71]*10000/299792458" office:value-type="float" office:value="35669.3725047946">
            <text:p>35669.37250</text:p>
          </table:table-cell>
          <table:table-cell table:style-name="ce7" table:formula="of:=[.D71]*10000/299792458" office:value-type="float" office:value="0.000639814042362243">
            <text:p>0.00064</text:p>
          </table:table-cell>
          <table:table-cell table:style-name="ce6" table:formula="of:=100000000/[.E71]" office:value-type="float" office:value="2803.52562934933">
            <text:p>2803.525629</text:p>
          </table:table-cell>
          <table:table-cell table:style-name="ce6" table:formula="of:=[.F71]/[.E71]*[.G71]" office:value-type="float" office:value="0.0000502878222917724">
            <text:p>0.000050</text:p>
          </table:table-cell>
          <table:table-cell/>
          <table:table-cell table:formula="of:=2*[.B71]+1" office:value-type="float" office:value="5">
            <text:p>5</text:p>
          </table:table-cell>
          <table:covered-table-cell/>
          <table:covered-table-cell table:number-columns-repeated="2" table:style-name="ce7"/>
          <table:covered-table-cell table:number-columns-repeated="2" table:style-name="ce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>
            <text:p>Transition/isotope</text:p>
          </table:table-cell>
          <table:table-cell table:style-name="ce23" office:value-type="string">
            <text:p>Isotopic abundance [%] [<text:span text:style-name="T1">Rosman:1998:1275</text:span><text:span text:style-name="T2">]</text:span></text:p>
          </table:table-cell>
          <table:table-cell table:style-name="ce31" office:value-type="string">
            <text:p>w [cm-1]</text:p>
          </table:table-cell>
          <table:table-cell table:style-name="ce21" office:value-type="string">
            <text:p>ew [cm-1]</text:p>
          </table:table-cell>
          <table:table-cell table:style-name="ce21" office:value-type="string">
            <text:p>wl [Ang.]</text:p>
          </table:table-cell>
          <table:table-cell table:style-name="ce37" office:value-type="string">
            <text:p>ewl [Ang.]</text:p>
          </table:table-cell>
          <table:table-cell table:style-name="ce10" table:number-columns-repeated="1014"/>
          <table:table-cell table:style-name="ce21" table:number-columns-repeated="2"/>
          <table:table-cell table:number-columns-repeated="2"/>
        </table:table-row>
        <table:table-row table:style-name="ro1">
          <table:table-cell table:style-name="ce20" office:value-type="float" office:value="2796">
            <text:p>2796</text:p>
          </table:table-cell>
          <table:table-cell table:style-name="ce1" office:value-type="string">
            <text:p>Composite</text:p>
          </table:table-cell>
          <table:table-cell table:style-name="ce32" table:formula="of:=SUMPRODUCT([.C75:.C78];[.B75:.B78])" office:value-type="float" office:value="35760.8541837195">
            <text:p>35760.85418</text:p>
          </table:table-cell>
          <table:table-cell table:style-name="ce32" table:formula="of:=SQRT([.B75]*[.D75]*[.D75]+[.B76]*[.D76]*[.D76]+[.B77]*[.D77]*[.D77]+[.B78]*[.D78]*[.D78])" office:value-type="float" office:value="0.000202954964816538">
            <text:p>0.00020</text:p>
          </table:table-cell>
          <table:table-cell table:style-name="ce35" table:formula="of:=100000000/[.C74]" office:value-type="float" office:value="2796.35378635687">
            <text:p>2796.353786</text:p>
          </table:table-cell>
          <table:table-cell table:style-name="ce35" table:formula="of:=[.D74]/[.C74]*[.E74]" office:value-type="float" office:value="0.0000158702552631706">
            <text:p>0.000016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[.$B$27]" office:value-type="percentage" office:value="0.1101">
            <text:p>11.01%</text:p>
          </table:table-cell>
          <table:table-cell table:style-name="ce33" table:formula="of:=[.H$19]" office:value-type="float" office:value="35760.9403866324">
            <text:p>35760.9403866</text:p>
          </table:table-cell>
          <table:table-cell table:style-name="ce33" table:formula="of:=[.I$19]" office:value-type="float" office:value="0.00000533702552317043">
            <text:p>0.0000053</text:p>
          </table:table-cell>
          <table:table-cell table:style-name="ce36" table:formula="of:=100000000/[.C75]" office:value-type="float" office:value="2796.34704565489">
            <text:p>2796.34704565</text:p>
          </table:table-cell>
          <table:table-cell table:style-name="ce36" table:formula="of:=[.D75]/[.C75]*[.E75]" office:value-type="float" office:value="0.000000417331742201083">
            <text:p>0.00000042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28]*[.K58]/SUM([.K58:.K61])" office:value-type="percentage" office:value="0.0416666666666667">
            <text:p>4.17%</text:p>
          </table:table-cell>
          <table:table-cell table:style-name="ce32" table:formula="of:=[.L$58]" office:value-type="float" office:value="35760.8581942312">
            <text:p>35760.85819</text:p>
          </table:table-cell>
          <table:table-cell table:style-name="ce32" table:formula="of:=[.M$58]" office:value-type="float" office:value="0.000641909934258882">
            <text:p>0.00064</text:p>
          </table:table-cell>
          <table:table-cell table:style-name="ce35" table:formula="of:=100000000/[.C76]" office:value-type="float" office:value="2796.35347275116">
            <text:p>2796.353473</text:p>
          </table:table-cell>
          <table:table-cell table:style-name="ce35" table:formula="of:=[.D76]/[.C76]*[.E76]" office:value-type="float" office:value="0.0000501947426459653">
            <text:p>0.000050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28]*[.K61]/SUM([.K58:.K61])" office:value-type="percentage" office:value="0.0583333333333333">
            <text:p>5.83%</text:p>
          </table:table-cell>
          <table:table-cell table:style-name="ce32" table:formula="of:=[.L$61]" office:value-type="float" office:value="35760.9159324315">
            <text:p>35760.91593</text:p>
          </table:table-cell>
          <table:table-cell table:style-name="ce32" table:formula="of:=[.M$61]" office:value-type="float" office:value="0.000641378877983728">
            <text:p>0.00064</text:p>
          </table:table-cell>
          <table:table-cell table:style-name="ce35" table:formula="of:=100000000/[.C77]" office:value-type="float" office:value="2796.34895786632">
            <text:p>2796.348958</text:p>
          </table:table-cell>
          <table:table-cell table:style-name="ce35" table:formula="of:=[.D77]/[.C77]*[.E77]" office:value-type="float" office:value="0.0000501530542572242">
            <text:p>0.000050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[.$B$29]" office:value-type="percentage" office:value="0.7899">
            <text:p>78.99%</text:p>
          </table:table-cell>
          <table:table-cell table:style-name="ce33" table:formula="of:=[.H$20]" office:value-type="float" office:value="35760.8373967166">
            <text:p>35760.8373967</text:p>
          </table:table-cell>
          <table:table-cell table:style-name="ce33" table:formula="of:=[.I$20]" office:value-type="float" office:value="0.00000533702552317043">
            <text:p>0.0000053</text:p>
          </table:table-cell>
          <table:table-cell table:style-name="ce36" table:formula="of:=100000000/[.C78]" office:value-type="float" office:value="2796.35509903304">
            <text:p>2796.35509903</text:p>
          </table:table-cell>
          <table:table-cell table:style-name="ce36" table:formula="of:=[.D78]/[.C78]*[.E78]" office:value-type="float" office:value="0.000000417334146005132">
            <text:p>0.00000042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803">
            <text:p>2803</text:p>
          </table:table-cell>
          <table:table-cell table:style-name="ce1" office:value-type="string">
            <text:p>Composite</text:p>
          </table:table-cell>
          <table:table-cell table:style-name="ce32" table:formula="of:=SUMPRODUCT([.C80:.C83];[.B80:.B83])" office:value-type="float" office:value="35669.3044028676">
            <text:p>35669.30440</text:p>
          </table:table-cell>
          <table:table-cell table:style-name="ce32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35" table:formula="of:=100000000/[.C79]" office:value-type="float" office:value="2803.53098200481">
            <text:p>2803.530982</text:p>
          </table:table-cell>
          <table:table-cell table:style-name="ce35" table:formula="of:=[.D79]/[.C79]*[.E79]" office:value-type="float" office:value="0.0000158648535404478">
            <text:p>0.000016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[.$B$31]" office:value-type="percentage" office:value="0.1101">
            <text:p>11.01%</text:p>
          </table:table-cell>
          <table:table-cell table:style-name="ce33" table:formula="of:=[.H$21]" office:value-type="float" office:value="35669.3905711931">
            <text:p>35669.3905712</text:p>
          </table:table-cell>
          <table:table-cell table:style-name="ce33" table:formula="of:=[.I$21]" office:value-type="float" office:value="0.00000533702552317043">
            <text:p>0.0000053</text:p>
          </table:table-cell>
          <table:table-cell table:style-name="ce36" table:formula="of:=100000000/[.C80]" office:value-type="float" office:value="2803.52420937522">
            <text:p>2803.52420938</text:p>
          </table:table-cell>
          <table:table-cell table:style-name="ce36" table:formula="of:=[.D80]/[.C80]*[.E80]" office:value-type="float" office:value="0.000000419476756419427">
            <text:p>0.00000042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32]*[.K68]/SUM([.K68:.K70])" office:value-type="percentage" office:value="0.0416666666666667">
            <text:p>4.17%</text:p>
          </table:table-cell>
          <table:table-cell table:style-name="ce32" table:formula="of:=[.L$68]" office:value-type="float" office:value="35669.3069014698">
            <text:p>35669.30690</text:p>
          </table:table-cell>
          <table:table-cell table:style-name="ce32" table:formula="of:=[.M$68]" office:value-type="float" office:value="0.000638099897683194">
            <text:p>0.00064</text:p>
          </table:table-cell>
          <table:table-cell table:style-name="ce35" table:formula="of:=100000000/[.C81]" office:value-type="float" office:value="2803.53078562004">
            <text:p>2803.530786</text:p>
          </table:table-cell>
          <table:table-cell table:style-name="ce35" table:formula="of:=[.D81]/[.C81]*[.E81]" office:value-type="float" office:value="0.0000501532791875504">
            <text:p>0.000050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32]*[.K70]/SUM([.K68:.K70])" office:value-type="percentage" office:value="0.0583333333333333">
            <text:p>5.83%</text:p>
          </table:table-cell>
          <table:table-cell table:style-name="ce32" table:formula="of:=[.L$70]" office:value-type="float" office:value="35669.3665681876">
            <text:p>35669.36657</text:p>
          </table:table-cell>
          <table:table-cell table:style-name="ce32" table:formula="of:=[.M$70]" office:value-type="float" office:value="0.000638099897356252">
            <text:p>0.00064</text:p>
          </table:table-cell>
          <table:table-cell table:style-name="ce35" table:formula="of:=100000000/[.C82]" office:value-type="float" office:value="2803.52609595223">
            <text:p>2803.526096</text:p>
          </table:table-cell>
          <table:table-cell table:style-name="ce35" table:formula="of:=[.D82]/[.C82]*[.E82]" office:value-type="float" office:value="0.000050153111371991">
            <text:p>0.000050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[.$B$33]" office:value-type="percentage" office:value="0.7899">
            <text:p>78.99%</text:p>
          </table:table-cell>
          <table:table-cell table:style-name="ce33" table:formula="of:=[.H$22]" office:value-type="float" office:value="35669.2876696718">
            <text:p>35669.2876697</text:p>
          </table:table-cell>
          <table:table-cell table:style-name="ce33" table:formula="of:=[.I$22]" office:value-type="float" office:value="0.00000533702552317043">
            <text:p>0.0000053</text:p>
          </table:table-cell>
          <table:table-cell table:style-name="ce36" table:formula="of:=100000000/[.C83]" office:value-type="float" office:value="2803.53229719881">
            <text:p>2803.53229720</text:p>
          </table:table-cell>
          <table:table-cell table:style-name="ce36" table:formula="of:=[.D83]/[.C83]*[.E83]" office:value-type="float" office:value="0.000000419479176700933">
            <text:p>0.00000042</text:p>
          </table:table-cell>
          <table:table-cell table:style-name="ce35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4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4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4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4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</table:table>
      <table:table table:name="AlII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Default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006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>
            <text:p>Updated</text:p>
          </table:table-cell>
          <table:table-cell table:style-name="ce49" office:value-type="date" office:date-value="2012-04-11">
            <text:p>11/04/2012</text:p>
          </table:table-cell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4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999"/>
          <table:table-cell table:number-columns-repeated="4"/>
        </table:table-row>
        <table:table-row table:style-name="ro1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6" office:value-type="float" office:value="26.981538">
            <text:p>26.981538</text:p>
          </table:table-cell>
          <table:table-cell table:style-name="ce18" table:formula="of:=[.E10]" office:value-type="float" office:value="59851.976">
            <text:p>59851.976</text:p>
          </table:table-cell>
          <table:table-cell table:style-name="ce18" table:formula="of:=[.F10]" office:value-type="float" office:value="0.004">
            <text:p>0.004</text:p>
          </table:table-cell>
          <table:table-cell table:style-name="ce4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7" table:formula="of:=[.H10]" office:value-type="float" office:value="1670.78861356223">
            <text:p>1670.78861</text:p>
          </table:table-cell>
          <table:table-cell table:style-name="ce7" table:formula="of:=[.I10]" office:value-type="float" office:value="0.000111661383648368">
            <text:p>0.00011</text:p>
          </table:table-cell>
          <table:table-cell table:style-name="ce15" table:formula="of:=299792458*[.J5]/[.I5]" office:value-type="float" office:value="20.0355930103294">
            <text:p>20.0</text:p>
          </table:table-cell>
          <table:table-cell table:style-name="Default" office:value-type="string">
            <text:p>3\rm{s}^2~^1\rm{S}_0</text:p>
          </table:table-cell>
          <table:table-cell table:style-name="Default" office:value-type="string">
            <text:p>3\rm{s}3\rm{p}~^1\rm{P}_1</text:p>
          </table:table-cell>
          <table:table-cell table:style-name="Default" office:value-type="string">
            <text:p>c_1</text:p>
          </table:table-cell>
          <table:table-cell table:style-name="ce16" office:value-type="float" office:value="5.99">
            <text:p>5.99</text:p>
          </table:table-cell>
          <table:table-cell table:style-name="ce16" office:value-type="float" office:value="18.83">
            <text:p>18.83</text:p>
          </table:table-cell>
          <table:table-cell table:style-name="ce16" office:value-type="float" office:value="1.74">
            <text:p>1.74</text:p>
          </table:table-cell>
          <table:table-cell table:style-name="ce19" office:value-type="float" office:value="1390000000">
            <text:p>1.39E+0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30">
            <text:p>30</text:p>
          </table:table-cell>
          <table:table-cell table:style-name="Default" table:number-columns-repeated="999"/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style-name="ce16"/>
          <table:table-cell table:style-name="ce18" table:number-columns-repeated="2"/>
          <table:table-cell table:style-name="ce4"/>
          <table:table-cell/>
          <table:table-cell table:style-name="ce7" table:number-columns-repeated="2"/>
          <table:table-cell table:style-name="ce15"/>
          <table:table-cell table:style-name="Default" table:number-columns-repeated="3"/>
          <table:table-cell table:style-name="ce16" table:number-columns-repeated="3"/>
          <table:table-cell table:style-name="ce19"/>
          <table:table-cell table:style-name="ce4" table:number-columns-repeated="2"/>
          <table:table-cell table:style-name="Default" table:number-columns-repeated="999"/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1">
          <table:table-cell table:style-name="ce1" office:value-type="string">
            <text:p>Measurements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4">
          <table:table-cell table:style-name="ce10" office:value-type="string">
            <text:p>Transition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1010"/>
          <table:table-cell table:style-name="ce21" table:number-columns-repeated="4"/>
        </table:table-row>
        <table:table-row table:style-name="ro1">
          <table:table-cell table:style-name="ce48" office:value-type="float" office:value="1670">
            <text:p>1670</text:p>
          </table:table-cell>
          <table:table-cell table:style-name="ce50" table:formula="of:=59851.976" office:value-type="float" office:value="59851.976">
            <text:p>59851.976</text:p>
          </table:table-cell>
          <table:table-cell table:style-name="ce50" table:formula="of:=0.004" office:value-type="float" office:value="0.004">
            <text:p>0.004</text:p>
          </table:table-cell>
          <table:table-cell table:style-name="ce50" table:formula="of:=[.A13]" office:value-type="string" office:string-value="Griesmann:2000:L113">
            <text:p>Griesmann:2000:L113</text:p>
          </table:table-cell>
          <table:table-cell table:style-name="ce50" table:formula="of:=[.B10]" office:value-type="float" office:value="59851.976">
            <text:p>59851.976</text:p>
          </table:table-cell>
          <table:table-cell table:style-name="ce50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12" table:formula="of:=100000000/[.E10]" office:value-type="float" office:value="1670.78861356223">
            <text:p>1670.78861</text:p>
          </table:table-cell>
          <table:table-cell table:style-name="ce12" table:formula="of:=[.F10]/[.E10]*[.H10]" office:value-type="float" office:value="0.000111661383648368">
            <text:p>0.0001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1">
          <table:table-cell office:value-type="string">
            <text:p>References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4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1" table:default-cell-style-name="ce166"/>
        <table:table-column table:style-name="co1" table:default-cell-style-name="ce172"/>
        <table:table-column table:style-name="co67" table:default-cell-style-name="ce172"/>
        <table:table-column table:style-name="co1" table:default-cell-style-name="ce166"/>
        <table:table-column table:style-name="co92" table:default-cell-style-name="Default"/>
        <table:table-column table:style-name="co94" table:default-cell-style-name="ce166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" table:default-cell-style-name="Default"/>
        <table:table-column table:style-name="co102" table:default-cell-style-name="Default"/>
        <table:table-column table:style-name="co78" table:default-cell-style-name="Default"/>
        <table:table-column table:style-name="co1" table:number-columns-repeated="1004" table:default-cell-style-name="Default"/>
        <table:table-row table:style-name="ro1">
          <table:table-cell table:style-name="ce166" office:value-type="string">
            <text:p>Updated</text:p>
          </table:table-cell>
          <table:table-cell table:style-name="ce169" office:value-type="date" office:date-value="2012-04-12">
            <text:p>12/04/2012</text:p>
          </table:table-cell>
          <table:table-cell table:style-name="ce166"/>
          <table:table-cell/>
          <table:table-cell table:style-name="ce166" table:number-columns-repeated="2"/>
          <table:table-cell/>
          <table:table-cell table:style-name="ce166"/>
          <table:table-cell/>
          <table:table-cell table:style-name="ce166" table:number-columns-repeated="1014"/>
        </table:table-row>
        <table:table-row table:style-name="ro1">
          <table:table-cell table:style-name="ce166"/>
          <table:table-cell table:style-name="ce170"/>
          <table:table-cell table:style-name="ce166"/>
          <table:table-cell/>
          <table:table-cell table:style-name="ce166" table:number-columns-repeated="2"/>
          <table:table-cell/>
          <table:table-cell table:style-name="ce166"/>
          <table:table-cell/>
          <table:table-cell table:style-name="ce166" table:number-columns-repeated="1014"/>
        </table:table-row>
        <table:table-row table:style-name="ro1">
          <table:table-cell table:style-name="ce166" office:value-type="string">
            <text:p>Summary</text:p>
          </table:table-cell>
          <table:table-cell table:style-name="ce170"/>
          <table:table-cell table:style-name="ce166"/>
          <table:table-cell/>
          <table:table-cell table:style-name="ce166" table:number-columns-repeated="2"/>
          <table:table-cell/>
          <table:table-cell table:style-name="ce166"/>
          <table:table-cell/>
          <table:table-cell table:style-name="ce166" table:number-columns-repeated="1014"/>
        </table:table-row>
        <table:table-row table:style-name="ro4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3"/>
        </table:table-row>
        <table:table-row table:style-name="ro1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175" office:value-type="float" office:value="26.981538">
            <text:p>26.981538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176" office:value-type="float" office:value="1">
            <text:p>1</text:p>
          </table:table-cell>
          <table:table-cell/>
          <table:table-cell table:style-name="ce175" table:formula="of:=[.H15]" office:value-type="float" office:value="1854.71814615491">
            <text:p>1854.718146</text:p>
          </table:table-cell>
          <table:table-cell table:style-name="ce175" table:formula="of:=[.I15]" office:value-type="float" office:value="0.0000389189241930776">
            <text:p>0.000039</text:p>
          </table:table-cell>
          <table:table-cell table:style-name="ce179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\rm{p}~^2\rm{P}_{3/2}</text:p>
          </table:table-cell>
          <table:table-cell office:value-type="string">
            <text:p>d_1</text:p>
          </table:table-cell>
          <table:table-cell table:style-name="ce180" office:value-type="float" office:value="18.83">
            <text:p>18.83</text:p>
          </table:table-cell>
          <table:table-cell table:style-name="ce180" office:value-type="float" office:value="28.45">
            <text:p>28.45</text:p>
          </table:table-cell>
          <table:table-cell table:style-name="ce181" office:value-type="float" office:value="0.559">
            <text:p>0.559</text:p>
          </table:table-cell>
          <table:table-cell table:style-name="ce183" office:value-type="float" office:value="542000000">
            <text:p>5.42E+08</text:p>
          </table:table-cell>
          <table:table-cell table:style-name="ce176" office:value-type="float" office:value="458">
            <text:p>458</text:p>
          </table:table-cell>
          <table:table-cell table:style-name="ce176" office:value-type="float" office:value="6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76" office:value-type="float" office:value="27">
            <text:p>27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176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175" table:formula="of:=[.H16]" office:value-type="float" office:value="1854.70896575532">
            <text:p>1854.708966</text:p>
          </table:table-cell>
          <table:table-cell table:style-name="ce175" table:formula="of:=[.I16]" office:value-type="float" office:value="0.0000275195627812253">
            <text:p>0.000028</text:p>
          </table:table-cell>
          <table:table-cell table:style-name="ce179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80" table:number-columns-repeated="2"/>
          <table:table-cell table:style-name="ce182" table:formula="of:=[.J16]/SUM([.J16:.J17])" office:value-type="percentage" office:value="0.416666666666667">
            <text:p>41.67%</text:p>
          </table:table-cell>
          <table:table-cell table:style-name="ce183"/>
          <table:table-cell table:style-name="ce176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76" table:formula="of:=[.D6]" office:value-type="float" office:value="27">
            <text:p>27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176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175" table:formula="of:=[.H17]" office:value-type="float" office:value="1854.72470363883">
            <text:p>1854.724704</text:p>
          </table:table-cell>
          <table:table-cell table:style-name="ce175" table:formula="of:=[.I17]" office:value-type="float" office:value="0.000027520029810305">
            <text:p>0.000028</text:p>
          </table:table-cell>
          <table:table-cell table:style-name="ce179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80" table:number-columns-repeated="2"/>
          <table:table-cell table:style-name="ce182" table:formula="of:=[.J17]/SUM([.J16:.J17])" office:value-type="percentage" office:value="0.583333333333333">
            <text:p>58.33%</text:p>
          </table:table-cell>
          <table:table-cell table:style-name="ce183"/>
          <table:table-cell table:style-name="ce176" table:number-columns-repeated="2"/>
          <table:table-cell table:number-columns-repeated="1003"/>
        </table:table-row>
        <table:table-row table:style-name="ro1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175" table:formula="of:=[.$D$5]" office:value-type="float" office:value="26.981538">
            <text:p>26.981538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176" office:value-type="float" office:value="1">
            <text:p>1</text:p>
          </table:table-cell>
          <table:table-cell/>
          <table:table-cell table:style-name="ce175" table:formula="of:=[.H18]" office:value-type="float" office:value="1862.79097427397">
            <text:p>1862.790974</text:p>
          </table:table-cell>
          <table:table-cell table:style-name="ce175" table:formula="of:=[.I18]" office:value-type="float" office:value="0.0000392584577736767">
            <text:p>0.000039</text:p>
          </table:table-cell>
          <table:table-cell table:style-name="ce179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d_2</text:p>
          </table:table-cell>
          <table:table-cell table:style-name="ce180" table:number-columns-repeated="2"/>
          <table:table-cell table:style-name="ce181" office:value-type="float" office:value="0.278">
            <text:p>0.278</text:p>
          </table:table-cell>
          <table:table-cell table:style-name="ce183" office:value-type="float" office:value="534000000">
            <text:p>5.34E+08</text:p>
          </table:table-cell>
          <table:table-cell table:style-name="ce176" office:value-type="float" office:value="224">
            <text:p>224</text:p>
          </table:table-cell>
          <table:table-cell table:style-name="ce176"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76" office:value-type="float" office:value="27">
            <text:p>27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176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175" table:formula="of:=[.H19]" office:value-type="float" office:value="1862.78032522405">
            <text:p>1862.780325</text:p>
          </table:table-cell>
          <table:table-cell table:style-name="ce175" table:formula="of:=[.I19]" office:value-type="float" office:value="0.0000277596043203344">
            <text:p>0.000028</text:p>
          </table:table-cell>
          <table:table-cell table:style-name="ce179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80" table:number-columns-repeated="2"/>
          <table:table-cell table:style-name="ce182" table:formula="of:=[.J19]/SUM([.J19:.J20])" office:value-type="percentage" office:value="0.416666666666667">
            <text:p>41.67%</text:p>
          </table:table-cell>
          <table:table-cell table:style-name="ce183"/>
          <table:table-cell table:style-name="ce176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76" table:formula="of:=[.D9]" office:value-type="float" office:value="27">
            <text:p>27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176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175" table:formula="of:=[.H20]" office:value-type="float" office:value="1862.79858081274">
            <text:p>1862.798581</text:p>
          </table:table-cell>
          <table:table-cell table:style-name="ce175" table:formula="of:=[.I20]" office:value-type="float" office:value="0.0000277601484214238">
            <text:p>0.000028</text:p>
          </table:table-cell>
          <table:table-cell table:style-name="ce179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80" table:number-columns-repeated="2"/>
          <table:table-cell table:style-name="ce182" table:formula="of:=[.J20]/SUM([.J19:.J20])" office:value-type="percentage" office:value="0.583333333333333">
            <text:p>58.33%</text:p>
          </table:table-cell>
          <table:table-cell table:style-name="ce183"/>
          <table:table-cell table:style-name="ce176" table:number-columns-repeated="2"/>
          <table:table-cell table:number-columns-repeated="1003"/>
        </table:table-row>
        <table:table-row table:style-name="ro1">
          <table:table-cell table:style-name="ce166" office:value-type="string">
            <text:p>END</text:p>
          </table:table-cell>
          <table:table-cell table:style-name="ce170"/>
          <table:table-cell table:style-name="ce166"/>
          <table:table-cell/>
          <table:table-cell table:style-name="ce166" table:number-columns-repeated="2"/>
          <table:table-cell/>
          <table:table-cell table:style-name="ce166"/>
          <table:table-cell/>
          <table:table-cell table:style-name="ce166" table:number-columns-repeated="1014"/>
        </table:table-row>
        <table:table-row table:style-name="ro1">
          <table:table-cell table:style-name="ce166"/>
          <table:table-cell table:style-name="ce170"/>
          <table:table-cell table:style-name="ce166"/>
          <table:table-cell/>
          <table:table-cell table:style-name="ce166" table:number-columns-repeated="2"/>
          <table:table-cell/>
          <table:table-cell table:style-name="ce166"/>
          <table:table-cell/>
          <table:table-cell table:style-name="ce166" table:number-columns-repeated="1014"/>
        </table:table-row>
        <table:table-row table:style-name="ro1">
          <table:table-cell table:style-name="ce166" office:value-type="string">
            <text:p>Measurements</text:p>
          </table:table-cell>
          <table:table-cell table:style-name="ce170"/>
          <table:table-cell table:style-name="ce166"/>
          <table:table-cell/>
          <table:table-cell table:style-name="ce166" table:number-columns-repeated="2"/>
          <table:table-cell/>
          <table:table-cell table:style-name="ce166"/>
          <table:table-cell/>
          <table:table-cell table:style-name="ce166" table:number-columns-repeated="1014"/>
        </table:table-row>
        <table:table-row table:style-name="ro5">
          <table:table-cell table:style-name="ce167" office:value-type="string">
            <text:p>Transition/F_low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/Note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7" office:value-type="string">
            <text:p>2*F_low+1</text:p>
          </table:table-cell>
          <table:table-cell table:style-name="ce167" table:number-columns-repeated="1009"/>
          <table:table-cell table:style-name="ce184" table:number-columns-repeated="4"/>
        </table:table-row>
        <table:table-row table:style-name="ro1">
          <table:table-cell table:style-name="ce168" office:value-type="float" office:value="1854">
            <text:p>1854</text:p>
          </table:table-cell>
          <table:table-cell table:style-name="ce172" table:formula="of:=SUMPRODUCT([.B16:.B17];[.J16:.J17])/SUM([.J16:.J17])" office:value-type="float" office:value="53916.548025">
            <text:p>53916.5480</text:p>
          </table:table-cell>
          <table:table-cell table:style-name="ce172" table:formula="of:=SQRT([.C16]*[.C16]+[.C17]*[.C17])" office:value-type="float" office:value="0.00113137084989848">
            <text:p>0.0011</text:p>
          </table:table-cell>
          <table:table-cell table:style-name="Default"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178" table:formula="of:=100000000/[.E15]" office:value-type="float" office:value="1854.71814615491">
            <text:p>1854.718146</text:p>
          </table:table-cell>
          <table:table-cell table:style-name="ce178" table:formula="of:=[.F15]/[.E15]*[.H15]" office:value-type="float" office:value="0.0000389189241930776">
            <text:p>0.000039</text:p>
          </table:table-cell>
          <table:table-cell table:style-name="ce166" table:number-columns-repeated="1010"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74" table:formula="of:=53916.8149" office:value-type="float" office:value="53916.8149">
            <text:p>53916.8149</text:p>
          </table:table-cell>
          <table:table-cell table:style-name="ce174" table:formula="of:=0.0008" office:value-type="float" office:value="0.0008">
            <text:p>0.0008</text:p>
          </table:table-cell>
          <table:table-cell table:style-name="ce177" table:formula="of:=[.A23]" office:value-type="string" office:string-value="Griesmann:2000:L113">
            <text:p>Griesmann:2000:L113</text:p>
          </table:table-cell>
          <table:table-cell table:style-name="ce174" table:formula="of:=[.B16]" office:value-type="float" office:value="53916.8149">
            <text:p>53916.8149</text:p>
          </table:table-cell>
          <table:table-cell table:style-name="ce174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178" table:formula="of:=100000000/[.E16]" office:value-type="float" office:value="1854.70896575532">
            <text:p>1854.708966</text:p>
          </table:table-cell>
          <table:table-cell table:style-name="ce178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74" table:formula="of:=53916.3574" office:value-type="float" office:value="53916.3574">
            <text:p>53916.3574</text:p>
          </table:table-cell>
          <table:table-cell table:style-name="ce174" table:formula="of:=0.0008" office:value-type="float" office:value="0.0008">
            <text:p>0.0008</text:p>
          </table:table-cell>
          <table:table-cell table:style-name="ce177" table:formula="of:=[.D16]" office:value-type="string" office:string-value="Griesmann:2000:L113">
            <text:p>Griesmann:2000:L113</text:p>
          </table:table-cell>
          <table:table-cell table:style-name="ce174" table:formula="of:=[.B17]" office:value-type="float" office:value="53916.3574">
            <text:p>53916.3574</text:p>
          </table:table-cell>
          <table:table-cell table:style-name="ce174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178" table:formula="of:=100000000/[.E17]" office:value-type="float" office:value="1854.72470363883">
            <text:p>1854.724704</text:p>
          </table:table-cell>
          <table:table-cell table:style-name="ce178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862">
            <text:p>1862</text:p>
          </table:table-cell>
          <table:table-cell table:style-name="ce172" table:formula="of:=SUMPRODUCT([.B19:.B20];[.J19:.J20])/SUM([.J19:.J20])" office:value-type="float" office:value="53682.8884083333">
            <text:p>53682.8884</text:p>
          </table:table-cell>
          <table:table-cell table:style-name="ce172" table:formula="of:=SQRT([.C19]*[.C19]+[.C20]*[.C20])" office:value-type="float" office:value="0.00113137084989848">
            <text:p>0.0011</text:p>
          </table:table-cell>
          <table:table-cell table:style-name="Default"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178" table:formula="of:=100000000/[.E18]" office:value-type="float" office:value="1862.79097427397">
            <text:p>1862.790974</text:p>
          </table:table-cell>
          <table:table-cell table:style-name="ce178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style-name="ce174" table:formula="of:=53683.1953" office:value-type="float" office:value="53683.1953">
            <text:p>53683.1953</text:p>
          </table:table-cell>
          <table:table-cell table:style-name="ce174" table:formula="of:=0.0008" office:value-type="float" office:value="0.0008">
            <text:p>0.0008</text:p>
          </table:table-cell>
          <table:table-cell table:style-name="ce177" table:formula="of:=[.A23]" office:value-type="string" office:string-value="Griesmann:2000:L113">
            <text:p>Griesmann:2000:L113</text:p>
          </table:table-cell>
          <table:table-cell table:style-name="ce174" table:formula="of:=[.B19]" office:value-type="float" office:value="53683.1953">
            <text:p>53683.1953</text:p>
          </table:table-cell>
          <table:table-cell table:style-name="ce174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178" table:formula="of:=100000000/[.E19]" office:value-type="float" office:value="1862.78032522405">
            <text:p>1862.780325</text:p>
          </table:table-cell>
          <table:table-cell table:style-name="ce178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74" table:formula="of:=53682.6692" office:value-type="float" office:value="53682.6692">
            <text:p>53682.6692</text:p>
          </table:table-cell>
          <table:table-cell table:style-name="ce174" table:formula="of:=0.0008" office:value-type="float" office:value="0.0008">
            <text:p>0.0008</text:p>
          </table:table-cell>
          <table:table-cell table:style-name="ce177" table:formula="of:=[.D19]" office:value-type="string" office:string-value="Griesmann:2000:L113">
            <text:p>Griesmann:2000:L113</text:p>
          </table:table-cell>
          <table:table-cell table:style-name="ce174" table:formula="of:=[.B20]" office:value-type="float" office:value="53682.6692">
            <text:p>53682.6692</text:p>
          </table:table-cell>
          <table:table-cell table:style-name="ce174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178" table:formula="of:=100000000/[.E20]" office:value-type="float" office:value="1862.79858081274">
            <text:p>1862.798581</text:p>
          </table:table-cell>
          <table:table-cell table:style-name="ce178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eferences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4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51" table:number-columns-repeated="2" table:default-cell-style-name="ce145"/>
        <table:table-column table:style-name="co51" table:default-cell-style-name="ce159"/>
        <table:table-column table:style-name="co52" table:number-columns-repeated="2" table:default-cell-style-name="ce159"/>
        <table:table-column table:style-name="co79" table:default-cell-style-name="ce159"/>
        <table:table-column table:style-name="co80" table:default-cell-style-name="ce159"/>
        <table:table-column table:style-name="co81" table:default-cell-style-name="ce160"/>
        <table:table-column table:style-name="co80" table:default-cell-style-name="ce160"/>
        <table:table-column table:style-name="co83" table:default-cell-style-name="ce160"/>
        <table:table-column table:style-name="co57" table:default-cell-style-name="ce160"/>
        <table:table-column table:style-name="co84" table:default-cell-style-name="ce145"/>
        <table:table-column table:style-name="co85" table:default-cell-style-name="ce145"/>
        <table:table-column table:style-name="co78" table:default-cell-style-name="ce145"/>
        <table:table-column table:style-name="co86" table:default-cell-style-name="ce145"/>
        <table:table-column table:style-name="co67" table:default-cell-style-name="ce145"/>
        <table:table-column table:style-name="co51" table:default-cell-style-name="ce145"/>
        <table:table-column table:style-name="co57" table:default-cell-style-name="ce145"/>
        <table:table-column table:style-name="co67" table:default-cell-style-name="ce145"/>
        <table:table-column table:style-name="co51" table:number-columns-repeated="1005" table:default-cell-style-name="ce145"/>
        <table:table-row table:style-name="ro1">
          <table:table-cell table:style-name="ce94" office:value-type="string">
            <text:p>Updated</text:p>
          </table:table-cell>
          <table:table-cell table:style-name="ce96" office:value-type="date" office:date-value="2012-05-01">
            <text:p>01/05/2012</text:p>
          </table:table-cell>
          <table:table-cell table:style-name="ce94" table:number-columns-repeated="1022"/>
        </table:table-row>
        <table:table-row table:style-name="ro1">
          <table:table-cell table:style-name="ce94"/>
          <table:table-cell table:style-name="ce95"/>
          <table:table-cell table:style-name="ce94" table:number-columns-repeated="1022"/>
        </table:table-row>
        <table:table-row table:style-name="ro1">
          <table:table-cell table:style-name="ce94" office:value-type="string">
            <text:p>Summary</text:p>
          </table:table-cell>
          <table:table-cell table:style-name="ce95"/>
          <table:table-cell table:style-name="ce94" table:number-columns-repeated="1022"/>
        </table:table-row>
        <table:table-row table:style-name="ro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Default" office:value-type="string">
            <text:p>SiII</text:p>
          </table:table-cell>
          <table:table-cell table:style-name="Default" table:formula="of:=[.A20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102" office:value-type="float" office:value="28.0855">
            <text:p>28.0855</text:p>
          </table:table-cell>
          <table:table-cell table:style-name="ce102" table:formula="of:=[.J20]" office:value-type="float" office:value="65500.4538">
            <text:p>65500.4538</text:p>
          </table:table-cell>
          <table:table-cell table:style-name="ce102" table:formula="of:=[.K20]" office:value-type="float" office:value="0.0007">
            <text:p>0.0007</text:p>
          </table:table-cell>
          <table:table-cell table:style-name="ce97" office:value-type="float" office:value="0">
            <text:p>0</text:p>
          </table:table-cell>
          <table:table-cell table:style-name="Default" table:formula="of:=[.A30]" office:value-type="string" office:string-value="Griesmann:2000:L113">
            <text:p>Griesmann:2000:L113</text:p>
          </table:table-cell>
          <table:table-cell table:style-name="ce99" table:formula="of:=[.L20]" office:value-type="float" office:value="1526.70697985302">
            <text:p>1526.706980</text:p>
          </table:table-cell>
          <table:table-cell table:style-name="ce99" table:formula="of:=[.M20]" office:value-type="float" office:value="0.0000163158394163234">
            <text:p>0.000016</text:p>
          </table:table-cell>
          <table:table-cell table:style-name="ce115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e_1</text:p>
          </table:table-cell>
          <table:table-cell table:style-name="ce120" office:value-type="float" office:value="8.15">
            <text:p>8.15</text:p>
          </table:table-cell>
          <table:table-cell table:style-name="ce120" office:value-type="float" office:value="16.35">
            <text:p>16.35</text:p>
          </table:table-cell>
          <table:table-cell table:style-name="ce125" office:value-type="float" office:value="0.133">
            <text:p>0.133</text:p>
          </table:table-cell>
          <table:table-cell table:style-name="ce128" office:value-type="float" office:value="1130000000">
            <text:p>1.13E+09</text:p>
          </table:table-cell>
          <table:table-cell table:style-name="ce97" office:value-type="float" office:value="50">
            <text:p>50</text:p>
          </table:table-cell>
          <table:table-cell table:style-name="ce97" office:value-type="float" office:value="30">
            <text:p>3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97" table:formula="of:=[.A21]" office:value-type="float" office:value="30">
            <text:p>30</text:p>
          </table:table-cell>
          <table:table-cell table:style-name="ce100" table:formula="of:=[.J21]" office:value-type="float" office:value="65500.4256435064">
            <text:p>65500.42564</text:p>
          </table:table-cell>
          <table:table-cell table:style-name="ce99"/>
          <table:table-cell table:style-name="ce97" office:value-type="float" office:value="3">
            <text:p>3</text:p>
          </table:table-cell>
          <table:table-cell table:style-name="Default" table:formula="of:=[.A31]" office:value-type="string" office:string-value="Murphy:2012">
            <text:p>Murphy:2012</text:p>
          </table:table-cell>
          <table:table-cell table:style-name="ce106" table:formula="of:=[.L21]" office:value-type="float" office:value="1526.70763613448">
            <text:p>1526.7076361</text:p>
          </table:table-cell>
          <table:table-cell table:style-name="ce106"/>
          <table:table-cell table:style-name="ce115"/>
          <table:table-cell table:style-name="Default" table:number-columns-repeated="3"/>
          <table:table-cell table:style-name="ce120" table:number-columns-repeated="2"/>
          <table:table-cell table:style-name="ce162" table:formula="of:=[.B21]" office:value-type="percentage" office:value="0.030872">
            <text:p>3.087%</text:p>
          </table:table-cell>
          <table:table-cell table:style-name="ce128"/>
          <table:table-cell table:style-name="ce97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97" table:formula="of:=[.A22]" office:value-type="float" office:value="29">
            <text:p>29</text:p>
          </table:table-cell>
          <table:table-cell table:style-name="ce100" table:formula="of:=[.J22]" office:value-type="float" office:value="65500.4400036597">
            <text:p>65500.44000</text:p>
          </table:table-cell>
          <table:table-cell table:style-name="ce99"/>
          <table:table-cell table:style-name="ce97" table:formula="of:=[.G6]" office:value-type="float" office:value="3">
            <text:p>3</text:p>
          </table:table-cell>
          <table:table-cell table:style-name="Default" table:formula="of:=[.H6]" office:value-type="string" office:string-value="Murphy:2012">
            <text:p>Murphy:2012</text:p>
          </table:table-cell>
          <table:table-cell table:style-name="ce106" table:formula="of:=[.L22]" office:value-type="float" office:value="1526.7073014229">
            <text:p>1526.7073014</text:p>
          </table:table-cell>
          <table:table-cell table:style-name="ce106"/>
          <table:table-cell table:style-name="ce115"/>
          <table:table-cell table:style-name="Default" table:number-columns-repeated="3"/>
          <table:table-cell table:style-name="ce120" table:number-columns-repeated="2"/>
          <table:table-cell table:style-name="ce162" table:formula="of:=[.B22]" office:value-type="percentage" office:value="0.046832">
            <text:p>4.683%</text:p>
          </table:table-cell>
          <table:table-cell table:style-name="ce128"/>
          <table:table-cell table:style-name="ce97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97" table:formula="of:=[.A23]" office:value-type="float" office:value="28">
            <text:p>28</text:p>
          </table:table-cell>
          <table:table-cell table:style-name="ce100" table:formula="of:=[.J23]" office:value-type="float" office:value="65500.4554430273">
            <text:p>65500.45544</text:p>
          </table:table-cell>
          <table:table-cell table:style-name="ce99"/>
          <table:table-cell table:style-name="ce97" table:formula="of:=[.G7]" office:value-type="float" office:value="3">
            <text:p>3</text:p>
          </table:table-cell>
          <table:table-cell table:style-name="Default" table:formula="of:=[.H7]" office:value-type="string" office:string-value="Murphy:2012">
            <text:p>Murphy:2012</text:p>
          </table:table-cell>
          <table:table-cell table:style-name="ce106" table:formula="of:=[.L23]" office:value-type="float" office:value="1526.70694155678">
            <text:p>1526.7069416</text:p>
          </table:table-cell>
          <table:table-cell table:style-name="ce106"/>
          <table:table-cell table:style-name="ce115"/>
          <table:table-cell table:style-name="Default" table:number-columns-repeated="3"/>
          <table:table-cell table:style-name="ce120" table:number-columns-repeated="2"/>
          <table:table-cell table:style-name="ce162" table:formula="of:=[.B23]" office:value-type="percentage" office:value="0.922297">
            <text:p>92.230%</text:p>
          </table:table-cell>
          <table:table-cell table:style-name="ce128"/>
          <table:table-cell table:style-name="ce97" table:number-columns-repeated="2"/>
          <table:table-cell table:style-name="Default" table:number-columns-repeated="1004"/>
        </table:table-row>
        <table:table-row table:style-name="ro1">
          <table:table-cell table:style-name="ce94"/>
          <table:table-cell table:style-name="Default" table:formula="of:=[.A24]" office:value-type="float" office:value="1808">
            <text:p>1808</text:p>
          </table:table-cell>
          <table:table-cell table:style-name="Default" office:value-type="string">
            <text:p>ALL</text:p>
          </table:table-cell>
          <table:table-cell table:style-name="ce102" table:formula="of:=[.$D$5]" office:value-type="float" office:value="28.0855">
            <text:p>28.0855</text:p>
          </table:table-cell>
          <table:table-cell table:style-name="ce102" table:formula="of:=[.E15]" office:value-type="float" office:value="55309.3404">
            <text:p>55309.3404</text:p>
          </table:table-cell>
          <table:table-cell table:style-name="ce102" table:formula="of:=[.F15]" office:value-type="float" office:value="0.0004">
            <text:p>0.0004</text:p>
          </table:table-cell>
          <table:table-cell table:style-name="ce97" office:value-type="float" office:value="0">
            <text:p>0</text:p>
          </table:table-cell>
          <table:table-cell table:style-name="Default" table:formula="of:=[.A30]" office:value-type="string" office:string-value="Griesmann:2000:L113">
            <text:p>Griesmann:2000:L113</text:p>
          </table:table-cell>
          <table:table-cell table:style-name="ce99" table:formula="of:=[.H15]" office:value-type="float" office:value="1808.01288311874">
            <text:p>1808.012883</text:p>
          </table:table-cell>
          <table:table-cell table:style-name="ce99" table:formula="of:=[.I15]" office:value-type="float" office:value="0.0000130756423420934">
            <text:p>0.000013</text:p>
          </table:table-cell>
          <table:table-cell table:style-name="ce115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e_2</text:p>
          </table:table-cell>
          <table:table-cell table:style-name="ce120" table:number-columns-repeated="2"/>
          <table:table-cell table:style-name="ce100" office:value-type="float" office:value="0.00208">
            <text:p>0.00208</text:p>
          </table:table-cell>
          <table:table-cell table:style-name="ce128" office:value-type="float" office:value="2380000">
            <text:p>2.38E+06</text:p>
          </table:table-cell>
          <table:table-cell table:style-name="ce97" office:value-type="float" office:value="520">
            <text:p>520</text:p>
          </table:table-cell>
          <table:table-cell table:style-name="ce97" office:value-type="float" office:value="30">
            <text:p>30</text:p>
          </table:table-cell>
          <table:table-cell table:style-name="ce94" table:number-columns-repeated="1004"/>
        </table:table-row>
        <table:table-row table:style-name="ro1">
          <table:table-cell table:style-name="ce94" office:value-type="string">
            <text:p>END</text:p>
          </table:table-cell>
          <table:table-cell table:style-name="ce95"/>
          <table:table-cell table:style-name="ce94" table:number-columns-repeated="1022"/>
        </table:table-row>
        <table:table-row table:style-name="ro1">
          <table:table-cell table:style-name="ce94"/>
          <table:table-cell table:style-name="ce95"/>
          <table:table-cell table:style-name="ce94" table:number-columns-repeated="1022"/>
        </table:table-row>
        <table:table-row table:style-name="ro1">
          <table:table-cell table:style-name="ce94" office:value-type="string">
            <text:p>Measurements</text:p>
          </table:table-cell>
          <table:table-cell table:style-name="ce95"/>
          <table:table-cell table:style-name="ce94" table:number-columns-repeated="1022"/>
        </table:table-row>
        <table:table-row table:style-name="ro4">
          <table:table-cell table:style-name="ce94" office:value-type="string">
            <text:p>Transition</text:p>
          </table:table-cell>
          <table:table-cell table:style-name="ce98" office:value-type="string">
            <text:p>w [/cm]</text:p>
          </table:table-cell>
          <table:table-cell table:style-name="ce103" office:value-type="string">
            <text:p>dw [/cm]</text:p>
          </table:table-cell>
          <table:table-cell table:style-name="ce103" office:value-type="string">
            <text:p>Reference</text:p>
          </table:table-cell>
          <table:table-cell table:style-name="ce98" office:value-type="string">
            <text:p>w [/cm]</text:p>
          </table:table-cell>
          <table:table-cell table:style-name="ce103" office:value-type="string">
            <text:p>dw [/cm]</text:p>
          </table:table-cell>
          <table:table-cell table:style-name="ce103" office:value-type="string">
            <text:p>Reference/Note</text:p>
          </table:table-cell>
          <table:table-cell table:style-name="ce103" office:value-type="string">
            <text:p>l [Ang.]</text:p>
          </table:table-cell>
          <table:table-cell table:style-name="ce103" office:value-type="string">
            <text:p>dl [Ang.]</text:p>
          </table:table-cell>
          <table:table-cell table:style-name="ce103" table:number-columns-repeated="1009"/>
          <table:table-cell table:style-name="ce94"/>
          <table:table-cell table:style-name="Default" table:number-columns-repeated="5"/>
        </table:table-row>
        <table:table-row table:style-name="ro1">
          <table:table-cell table:style-name="ce136" office:value-type="float" office:value="1526">
            <text:p>1526</text:p>
          </table:table-cell>
          <table:table-cell table:style-name="ce140" table:formula="of:=65500.4538" office:value-type="float" office:value="65500.4538">
            <text:p>65500.4538</text:p>
          </table:table-cell>
          <table:table-cell table:style-name="ce140" table:formula="of:=0.0007" office:value-type="float" office:value="0.0007">
            <text:p>0.0007</text:p>
          </table:table-cell>
          <table:table-cell table:style-name="ce94" table:formula="of:=[.A30]" office:value-type="string" office:string-value="Griesmann:2000:L113">
            <text:p>Griesmann:2000:L113</text:p>
          </table:table-cell>
          <table:table-cell table:style-name="ce140" table:formula="of:=[.B14]" office:value-type="float" office:value="65500.4538">
            <text:p>65500.4538</text:p>
          </table:table-cell>
          <table:table-cell table:style-name="ce140" table:formula="of:=[.C14]" office:value-type="float" office:value="0.0007">
            <text:p>0.0007</text:p>
          </table:table-cell>
          <table:table-cell table:style-name="ce94" table:formula="of:=[.D14]" office:value-type="string" office:string-value="Griesmann:2000:L113">
            <text:p>Griesmann:2000:L113</text:p>
          </table:table-cell>
          <table:table-cell table:style-name="ce104" table:formula="of:=100000000/[.E14]" office:value-type="float" office:value="1526.70697985302">
            <text:p>1526.706980</text:p>
          </table:table-cell>
          <table:table-cell table:style-name="ce104" table:formula="of:=[.F14]/[.E14]*[.H14]" office:value-type="float" office:value="0.0000163158394163234">
            <text:p>0.000016</text:p>
          </table:table-cell>
          <table:table-cell table:style-name="ce94" table:number-columns-repeated="1010"/>
          <table:table-cell table:style-name="Default" table:number-columns-repeated="5"/>
        </table:table-row>
        <table:table-row table:style-name="ro1">
          <table:table-cell table:style-name="ce136" office:value-type="float" office:value="1808">
            <text:p>1808</text:p>
          </table:table-cell>
          <table:table-cell table:style-name="ce140" table:formula="of:=55309.3404" office:value-type="float" office:value="55309.3404">
            <text:p>55309.3404</text:p>
          </table:table-cell>
          <table:table-cell table:style-name="ce140" table:formula="of:=0.0004" office:value-type="float" office:value="0.0004">
            <text:p>0.0004</text:p>
          </table:table-cell>
          <table:table-cell table:style-name="ce94" table:formula="of:=[.D14]" office:value-type="string" office:string-value="Griesmann:2000:L113">
            <text:p>Griesmann:2000:L113</text:p>
          </table:table-cell>
          <table:table-cell table:style-name="ce140" table:formula="of:=[.B15]" office:value-type="float" office:value="55309.3404">
            <text:p>55309.3404</text:p>
          </table:table-cell>
          <table:table-cell table:style-name="ce140" table:formula="of:=[.C15]" office:value-type="float" office:value="0.0004">
            <text:p>0.0004</text:p>
          </table:table-cell>
          <table:table-cell table:style-name="ce94" table:formula="of:=[.D15]" office:value-type="string" office:string-value="Griesmann:2000:L113">
            <text:p>Griesmann:2000:L113</text:p>
          </table:table-cell>
          <table:table-cell table:style-name="ce104" table:formula="of:=100000000/[.E15]" office:value-type="float" office:value="1808.01288311874">
            <text:p>1808.012883</text:p>
          </table:table-cell>
          <table:table-cell table:style-name="ce104" table:formula="of:=[.F15]/[.E15]*[.H15]" office:value-type="float" office:value="0.0000130756423420934">
            <text:p>0.000013</text:p>
          </table:table-cell>
          <table:table-cell table:style-name="ce94" table:number-columns-repeated="1010"/>
          <table:table-cell table:style-name="Default" table:number-columns-repeated="5"/>
        </table:table-row>
        <table:table-row table:style-name="ro1">
          <table:table-cell table:style-name="ce144"/>
          <table:table-cell table:style-name="ce140" table:number-columns-repeated="4"/>
          <table:table-cell table:style-name="ce94" table:number-columns-repeated="1019"/>
        </table:table-row>
        <table:table-row table:style-name="ro1">
          <table:table-cell table:style-name="ce94" office:value-type="string">
            <text:p>Isotopes</text:p>
          </table:table-cell>
          <table:table-cell table:style-name="ce95"/>
          <table:table-cell table:style-name="ce94" table:number-columns-repeated="1022"/>
        </table:table-row>
        <table:table-row table:style-name="ro10">
          <table:table-cell table:style-name="ce103" office:value-type="string">
            <text:p>Transition/isotope</text:p>
          </table:table-cell>
          <table:table-cell table:style-name="ce143" office:value-type="string">
            <text:p>Isotopic abundance [%] [Rosman:1998:1275]</text:p>
          </table:table-cell>
          <table:table-cell table:style-name="ce149" office:value-type="string" table:number-columns-spanned="5" table:number-rows-spanned="1">
            <text:p>Normal, specific and total mass shift constants, the field shift constant and deviation in mean-square nuclear radii [Murphy:201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03" office:value-type="string">
            <text:p>w [/cm]</text:p>
          </table:table-cell>
          <table:table-cell table:style-name="ce103" office:value-type="string">
            <text:p>dw [/cm]</text:p>
          </table:table-cell>
          <table:table-cell table:style-name="ce103" office:value-type="string">
            <text:p>l [Ang.]</text:p>
          </table:table-cell>
          <table:table-cell table:style-name="ce103" office:value-type="string">
            <text:p>dl [Ang.]</text:p>
          </table:table-cell>
          <table:table-cell table:style-name="ce94" table:number-columns-repeated="1010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03" table:number-columns-repeated="5"/>
          <table:table-cell table:style-name="ce94"/>
          <table:table-cell table:style-name="ce103" table:number-columns-repeated="1008"/>
          <table:table-cell table:style-name="Default"/>
        </table:table-row>
        <table:table-row table:style-name="ro1">
          <table:table-cell office:value-type="float" office:value="1526">
            <text:p>1526</text:p>
          </table:table-cell>
          <table:table-cell table:style-name="ce146"/>
          <table:table-cell table:style-name="ce97" table:formula="of:=-[.E14]/10000000*299792458/1823" office:value-type="float" office:value="-1077.15535078538">
            <text:p>-1077</text:p>
          </table:table-cell>
          <table:table-cell table:style-name="ce97" office:value-type="float" office:value="1475">
            <text:p>1475</text:p>
          </table:table-cell>
          <table:table-cell table:style-name="ce97" table:formula="of:=SUM([.C20:.D20])" office:value-type="float" office:value="397.844649214622">
            <text:p>398</text:p>
          </table:table-cell>
          <table:table-cell table:style-name="ce97" office:value-type="float" office:value="171">
            <text:p>171</text:p>
          </table:table-cell>
          <table:table-cell table:style-name="ce161" office:value-type="string">
            <text:p>TBD on F and d&lt;r^2&gt;</text:p>
          </table:table-cell>
          <table:table-cell table:style-name="Default" table:number-columns-repeated="2"/>
          <table:table-cell table:style-name="ce102" table:formula="of:=[.E$14]" office:value-type="float" office:value="65500.4538">
            <text:p>65500.4538</text:p>
          </table:table-cell>
          <table:table-cell table:style-name="ce102" table:formula="of:=[.F$14]" office:value-type="float" office:value="0.0007">
            <text:p>0.0007</text:p>
          </table:table-cell>
          <table:table-cell table:style-name="ce99" table:formula="of:=100000000/[.J20]" office:value-type="float" office:value="1526.70697985302">
            <text:p>1526.706980</text:p>
          </table:table-cell>
          <table:table-cell table:style-name="ce99" table:formula="of:=[.K20]/[.J20]*[.L20]" office:value-type="float" office:value="0.0000163158394163234">
            <text:p>0.000016</text:p>
          </table:table-cell>
          <table:table-cell table:style-name="ce160"/>
          <table:table-cell table:number-columns-repeated="1009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148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102" table:formula="of:=3/5*1.21*(POWER([.$A21];2/3)-POWER([.$A$23];2/3))" office:value-type="float" office:value="0.315099436168008">
            <text:p>0.3151</text:p>
          </table:table-cell>
          <table:table-cell table:style-name="ce120" table:formula="of:=1000*[.$E$20]*(1/[.$A21]-1/[.$A$23])+[.$F$20]*[.G21]" office:value-type="float" office:value="-893.367161211989">
            <text:p>-893.37</text:p>
          </table:table-cell>
          <table:table-cell table:style-name="ce100" table:formula="of:=10000*[.H21]/299792458" office:value-type="float" office:value="-0.0297995208809419">
            <text:p>-0.02980</text:p>
          </table:table-cell>
          <table:table-cell table:style-name="ce100" table:formula="of:=[.$J$23]+[.$I21]" office:value-type="float" office:value="65500.4256435064">
            <text:p>65500.42564</text:p>
          </table:table-cell>
          <table:table-cell table:style-name="Default"/>
          <table:table-cell table:style-name="ce106" table:formula="of:=100000000/[.J21]" office:value-type="float" office:value="1526.70763613448">
            <text:p>1526.7076361</text:p>
          </table:table-cell>
          <table:table-cell table:style-name="ce160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148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102" table:formula="of:=3/5*1.21*(POWER([.$A22];2/3)-POWER([.$A$23];2/3))" office:value-type="float" office:value="0.15845537571799">
            <text:p>0.1585</text:p>
          </table:table-cell>
          <table:table-cell table:style-name="ce120" table:formula="of:=1000*[.$E$20]*(1/[.$A22]-1/[.$A$23])+[.$F$20]*[.G22]" office:value-type="float" office:value="-462.86059530225">
            <text:p>-462.86</text:p>
          </table:table-cell>
          <table:table-cell table:style-name="ce100" table:formula="of:=10000*[.H22]/299792458" office:value-type="float" office:value="-0.0154393675674873">
            <text:p>-0.01544</text:p>
          </table:table-cell>
          <table:table-cell table:style-name="ce100" table:formula="of:=[.$J$23]+[.$I22]" office:value-type="float" office:value="65500.4400036597">
            <text:p>65500.44000</text:p>
          </table:table-cell>
          <table:table-cell/>
          <table:table-cell table:style-name="ce106" table:formula="of:=100000000/[.J22]" office:value-type="float" office:value="1526.7073014229">
            <text:p>1526.7073014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148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120"/>
          <table:table-cell table:style-name="ce120" table:formula="of:=0" office:value-type="float" office:value="0">
            <text:p>0.00</text:p>
          </table:table-cell>
          <table:table-cell table:style-name="ce100" table:formula="of:=0" office:value-type="float" office:value="0">
            <text:p>0.00000</text:p>
          </table:table-cell>
          <table:table-cell table:style-name="ce100" table:formula="of:=[.J20]-SUMPRODUCT([.I21:.I22];[.B21:.B22])" office:value-type="float" office:value="65500.4554430273">
            <text:p>65500.45544</text:p>
          </table:table-cell>
          <table:table-cell/>
          <table:table-cell table:style-name="ce106" table:formula="of:=100000000/[.J23]" office:value-type="float" office:value="1526.70694155678">
            <text:p>1526.7069416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1808">
            <text:p>1808</text:p>
          </table:table-cell>
          <table:table-cell table:style-name="ce148"/>
          <table:table-cell table:style-name="ce97" table:formula="of:=-[.E15]/10000000*299792458/1823" office:value-type="float" office:value="-909.562430547159">
            <text:p>-910</text:p>
          </table:table-cell>
          <table:table-cell table:style-name="Default" office:value-type="float" office:value="-1113">
            <text:p>-1113</text:p>
          </table:table-cell>
          <table:table-cell table:style-name="ce97" table:formula="of:=SUM([.C24:.D24])" office:value-type="float" office:value="-2022.56243054716">
            <text:p>-2023</text:p>
          </table:table-cell>
          <table:table-cell table:style-name="Default" office:value-type="float" office:value="0">
            <text:p>0</text:p>
          </table:table-cell>
          <table:table-cell table:style-name="ce161" office:value-type="string">
            <text:p>TBD on F and d&lt;r^2&gt;</text:p>
          </table:table-cell>
          <table:table-cell table:style-name="ce125"/>
          <table:table-cell table:style-name="ce106"/>
          <table:table-cell table:style-name="ce102" table:formula="of:=[.E$15]" office:value-type="float" office:value="55309.3404">
            <text:p>55309.3404</text:p>
          </table:table-cell>
          <table:table-cell table:style-name="ce102" table:formula="of:=[.F15]" office:value-type="float" office:value="0.0004">
            <text:p>0.0004</text:p>
          </table:table-cell>
          <table:table-cell table:style-name="ce99" table:formula="of:=100000000/[.J24]" office:value-type="float" office:value="1808.01288311874">
            <text:p>1808.012883</text:p>
          </table:table-cell>
          <table:table-cell table:style-name="ce99" table:formula="of:=[.K24]/[.J24]*[.L24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148" table:formula="of:=[.B21]" office:value-type="percentage" office:value="0.030872">
            <text:p>3.087%</text:p>
          </table:table-cell>
          <table:table-cell table:style-name="Default" table:number-columns-repeated="4"/>
          <table:table-cell table:style-name="ce102" table:formula="of:=3/5*1.21*(POWER([.$A25];2/3)-POWER([.$A$27];2/3))" office:value-type="float" office:value="0.315099436168008">
            <text:p>0.3151</text:p>
          </table:table-cell>
          <table:table-cell table:style-name="ce120" table:formula="of:=1000*[.$E$24]*(1/[.$A25]-1/[.$A$27])+[.$F$24]*[.G25]" office:value-type="float" office:value="4815.62483463609">
            <text:p>4815.62</text:p>
          </table:table-cell>
          <table:table-cell table:style-name="ce100" table:formula="of:=10000*[.H25]/299792458" office:value-type="float" office:value="0.160631954077914">
            <text:p>0.16063</text:p>
          </table:table-cell>
          <table:table-cell table:style-name="ce100" table:formula="of:=[.$J$27]+[.$I25]" office:value-type="float" office:value="55309.4921818646">
            <text:p>55309.49218</text:p>
          </table:table-cell>
          <table:table-cell/>
          <table:table-cell table:style-name="ce106" table:formula="of:=100000000/[.J25]" office:value-type="float" office:value="1808.00792151892">
            <text:p>1808.0079215</text:p>
          </table:table-cell>
          <table:table-cell table:style-name="ce160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148" table:formula="of:=[.B22]" office:value-type="percentage" office:value="0.046832">
            <text:p>4.683%</text:p>
          </table:table-cell>
          <table:table-cell table:style-name="ce150"/>
          <table:table-cell/>
          <table:table-cell table:style-name="ce160" table:number-columns-repeated="2"/>
          <table:table-cell table:style-name="ce102" table:formula="of:=3/5*1.21*(POWER([.$A26];2/3)-POWER([.$A$27];2/3))" office:value-type="float" office:value="0.15845537571799">
            <text:p>0.1585</text:p>
          </table:table-cell>
          <table:table-cell table:style-name="ce120" table:formula="of:=1000*[.$E$24]*(1/[.$A26]-1/[.$A$27])+[.$F$24]*[.G26]" office:value-type="float" office:value="2490.84043170832">
            <text:p>2490.84</text:p>
          </table:table-cell>
          <table:table-cell table:style-name="ce100" table:formula="of:=10000*[.H26]/299792458" office:value-type="float" office:value="0.083085493488576">
            <text:p>0.08309</text:p>
          </table:table-cell>
          <table:table-cell table:style-name="ce100" table:formula="of:=[.$J$27]+[.$I26]" office:value-type="float" office:value="55309.414635404">
            <text:p>55309.41464</text:p>
          </table:table-cell>
          <table:table-cell/>
          <table:table-cell table:style-name="ce106" table:formula="of:=100000000/[.J26]" office:value-type="float" office:value="1808.01045643302">
            <text:p>1808.0104564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148" table:formula="of:=[.B23]" office:value-type="percentage" office:value="0.922297">
            <text:p>92.230%</text:p>
          </table:table-cell>
          <table:table-cell table:style-name="ce150"/>
          <table:table-cell/>
          <table:table-cell table:style-name="ce160" table:number-columns-repeated="2"/>
          <table:table-cell table:style-name="ce120"/>
          <table:table-cell table:style-name="ce120" table:formula="of:=0" office:value-type="float" office:value="0">
            <text:p>0.00</text:p>
          </table:table-cell>
          <table:table-cell table:style-name="ce100" table:formula="of:=0" office:value-type="float" office:value="0">
            <text:p>0.00000</text:p>
          </table:table-cell>
          <table:table-cell table:style-name="ce100" table:formula="of:=[.J24]-SUMPRODUCT([.I25:.I26];[.B25:.B26])" office:value-type="float" office:value="55309.3315499105">
            <text:p>55309.33155</text:p>
          </table:table-cell>
          <table:table-cell/>
          <table:table-cell table:style-name="ce106" table:formula="of:=100000000/[.J27]" office:value-type="float" office:value="1808.0131724203">
            <text:p>1808.0131724</text:p>
          </table:table-cell>
          <table:table-cell table:number-columns-repeated="1011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Murphy:2012</text:p>
          </table:table-cell>
          <table:table-cell office:value-type="string">
            <text:p>In preparation</text:p>
          </table:table-cell>
          <table:table-cell table:number-columns-repeated="1022"/>
        </table:table-row>
        <table:table-row table:style-name="ro4">
          <table:table-cell table:style-name="ce94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IV" table:style-name="ta1">
        <table:table-column table:style-name="co51" table:number-columns-repeated="2" table:default-cell-style-name="ce186"/>
        <table:table-column table:style-name="co51" table:default-cell-style-name="ce192"/>
        <table:table-column table:style-name="co52" table:number-columns-repeated="2" table:default-cell-style-name="ce192"/>
        <table:table-column table:style-name="co82" table:default-cell-style-name="ce192"/>
        <table:table-column table:style-name="co91" table:default-cell-style-name="ce192"/>
        <table:table-column table:style-name="co91" table:default-cell-style-name="ce193"/>
        <table:table-column table:style-name="co103" table:default-cell-style-name="ce193"/>
        <table:table-column table:style-name="co104" table:default-cell-style-name="ce193"/>
        <table:table-column table:style-name="co105" table:default-cell-style-name="ce193"/>
        <table:table-column table:style-name="co106" table:default-cell-style-name="ce186"/>
        <table:table-column table:style-name="co107" table:default-cell-style-name="ce186"/>
        <table:table-column table:style-name="co78" table:default-cell-style-name="ce186"/>
        <table:table-column table:style-name="co86" table:default-cell-style-name="ce186"/>
        <table:table-column table:style-name="co67" table:default-cell-style-name="ce186"/>
        <table:table-column table:style-name="co51" table:default-cell-style-name="ce186"/>
        <table:table-column table:style-name="co93" table:default-cell-style-name="ce186"/>
        <table:table-column table:style-name="co67" table:default-cell-style-name="ce186"/>
        <table:table-column table:style-name="co51" table:number-columns-repeated="1005" table:default-cell-style-name="ce186"/>
        <table:table-row table:style-name="ro1">
          <table:table-cell table:style-name="ce166" office:value-type="string">
            <text:p>Updated</text:p>
          </table:table-cell>
          <table:table-cell table:style-name="ce187" office:value-type="date" office:date-value="2012-04-12">
            <text:p>12/04/2012</text:p>
          </table:table-cell>
          <table:table-cell table:style-name="ce166" table:number-columns-repeated="1022"/>
        </table:table-row>
        <table:table-row table:style-name="ro1">
          <table:table-cell table:style-name="ce166"/>
          <table:table-cell table:style-name="ce170"/>
          <table:table-cell table:style-name="ce166" table:number-columns-repeated="1022"/>
        </table:table-row>
        <table:table-row table:style-name="ro1">
          <table:table-cell table:style-name="ce166" office:value-type="string">
            <text:p>Summary</text:p>
          </table:table-cell>
          <table:table-cell table:style-name="ce170"/>
          <table:table-cell table:style-name="ce166" table:number-columns-repeated="1022"/>
        </table:table-row>
        <table:table-row table:style-name="ro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175" office:value-type="float" office:value="26.981538">
            <text:p>26.981538</text:p>
          </table:table-cell>
          <table:table-cell table:style-name="ce181" table:formula="of:=[.J23]" office:value-type="float" office:value="71748.355">
            <text:p>71748.355</text:p>
          </table:table-cell>
          <table:table-cell table:style-name="ce181" table:formula="of:=[.K23]" office:value-type="float" office:value="0.002">
            <text:p>0.002</text:p>
          </table:table-cell>
          <table:table-cell table:style-name="ce176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175" table:formula="of:=[.L23]" office:value-type="float" office:value="1393.76017749815">
            <text:p>1393.760177</text:p>
          </table:table-cell>
          <table:table-cell table:style-name="ce175" table:formula="of:=[.M23]" office:value-type="float" office:value="0.0000388513486475933">
            <text:p>0.000039</text:p>
          </table:table-cell>
          <table:table-cell table:style-name="ce179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</text:p>
          </table:table-cell>
          <table:table-cell table:style-name="Default" office:value-type="string">
            <text:p>f_1</text:p>
          </table:table-cell>
          <table:table-cell table:style-name="ce180" office:value-type="float" office:value="33.49">
            <text:p>33.49</text:p>
          </table:table-cell>
          <table:table-cell table:style-name="ce180" office:value-type="float" office:value="45.14">
            <text:p>45.14</text:p>
          </table:table-cell>
          <table:table-cell table:style-name="ce181" office:value-type="float" office:value="0.513">
            <text:p>0.513</text:p>
          </table:table-cell>
          <table:table-cell table:style-name="ce183" office:value-type="float" office:value="880000000">
            <text:p>8.80E+08</text:p>
          </table:table-cell>
          <table:table-cell table:style-name="ce176" office:value-type="float" office:value="823">
            <text:p>823</text:p>
          </table:table-cell>
          <table:table-cell table:style-name="ce176" office:value-type="float" office:value="40">
            <text:p>4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Default" table:formula="of:=[.A24]" office:value-type="float" office:value="30">
            <text:p>30</text:p>
          </table:table-cell>
          <table:table-cell table:style-name="ce172" table:formula="of:=[.J24]" office:value-type="float" office:value="71748.5516738477">
            <text:p>71748.5517</text:p>
          </table:table-cell>
          <table:table-cell table:style-name="ce175"/>
          <table:table-cell table:style-name="ce176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94" table:formula="of:=[.L24]" office:value-type="float" office:value="1393.7563569865">
            <text:p>1393.7563570</text:p>
          </table:table-cell>
          <table:table-cell table:style-name="ce194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197" table:formula="of:=[.B24]" office:value-type="percentage" office:value="0.030872">
            <text:p>3.087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Default" table:formula="of:=[.A25]" office:value-type="float" office:value="29">
            <text:p>29</text:p>
          </table:table-cell>
          <table:table-cell table:style-name="ce172" table:formula="of:=[.J25]" office:value-type="float" office:value="71748.4512632321">
            <text:p>71748.4513</text:p>
          </table:table-cell>
          <table:table-cell table:style-name="ce175"/>
          <table:table-cell table:style-name="ce176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194" table:formula="of:=[.L25]" office:value-type="float" office:value="1393.75830752246">
            <text:p>1393.7583075</text:p>
          </table:table-cell>
          <table:table-cell table:style-name="ce194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197" table:formula="of:=[.B25]" office:value-type="percentage" office:value="0.046832">
            <text:p>4.683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Default" table:formula="of:=[.A26]" office:value-type="float" office:value="28">
            <text:p>28</text:p>
          </table:table-cell>
          <table:table-cell table:style-name="ce172" table:formula="of:=[.J26]" office:value-type="float" office:value="71748.343528721">
            <text:p>71748.3435</text:p>
          </table:table-cell>
          <table:table-cell table:style-name="ce175"/>
          <table:table-cell table:style-name="ce176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194" table:formula="of:=[.L26]" office:value-type="float" office:value="1393.76040033551">
            <text:p>1393.7604003</text:p>
          </table:table-cell>
          <table:table-cell table:style-name="ce194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197" table:formula="of:=[.B26]" office:value-type="percentage" office:value="0.922297">
            <text:p>92.230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ce166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175" table:formula="of:=[.$D$5]" office:value-type="float" office:value="26.981538">
            <text:p>26.981538</text:p>
          </table:table-cell>
          <table:table-cell table:style-name="ce181" table:formula="of:=[.J27]" office:value-type="float" office:value="71287.376">
            <text:p>71287.376</text:p>
          </table:table-cell>
          <table:table-cell table:style-name="ce181" table:formula="of:=[.K27]" office:value-type="float" office:value="0.002">
            <text:p>0.002</text:p>
          </table:table-cell>
          <table:table-cell table:style-name="ce176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175" table:formula="of:=[.L27]" office:value-type="float" office:value="1402.77291171441">
            <text:p>1402.772912</text:p>
          </table:table-cell>
          <table:table-cell table:style-name="ce175" table:formula="of:=[.M27]" office:value-type="float" office:value="0.0000393554368367945">
            <text:p>0.000039</text:p>
          </table:table-cell>
          <table:table-cell table:style-name="ce179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</text:p>
          </table:table-cell>
          <table:table-cell table:style-name="Default" office:value-type="string">
            <text:p>f_2</text:p>
          </table:table-cell>
          <table:table-cell table:style-name="ce180" table:number-columns-repeated="2"/>
          <table:table-cell table:style-name="ce181" office:value-type="float" office:value="0.254">
            <text:p>0.254</text:p>
          </table:table-cell>
          <table:table-cell table:style-name="ce183" office:value-type="float" office:value="862000000">
            <text:p>8.62E+08</text:p>
          </table:table-cell>
          <table:table-cell table:style-name="ce176" office:value-type="float" office:value="361">
            <text:p>361</text:p>
          </table:table-cell>
          <table:table-cell table:style-name="ce176" office:value-type="float" office:value="15">
            <text:p>15</text:p>
          </table:table-cell>
          <table:table-cell table:style-name="ce166" table:number-columns-repeated="1004"/>
        </table:table-row>
        <table:table-row table:style-name="ro1">
          <table:table-cell table:style-name="ce166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A28]" office:value-type="float" office:value="30">
            <text:p>30</text:p>
          </table:table-cell>
          <table:table-cell table:style-name="ce172" table:formula="of:=[.J28]" office:value-type="float" office:value="71287.5743347618">
            <text:p>71287.5743</text:p>
          </table:table-cell>
          <table:table-cell table:style-name="ce175"/>
          <table:table-cell table:style-name="ce176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94" table:formula="of:=[.L28]" office:value-type="float" office:value="1402.76900894967">
            <text:p>1402.7690089</text:p>
          </table:table-cell>
          <table:table-cell table:style-name="ce194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197" table:formula="of:=[.B28]" office:value-type="percentage" office:value="0.030872">
            <text:p>3.087%</text:p>
          </table:table-cell>
          <table:table-cell table:style-name="ce183"/>
          <table:table-cell table:style-name="ce176" table:number-columns-repeated="2"/>
          <table:table-cell table:style-name="ce166" table:number-columns-repeated="1004"/>
        </table:table-row>
        <table:table-row table:style-name="ro1">
          <table:table-cell table:style-name="ce166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A29]" office:value-type="float" office:value="29">
            <text:p>29</text:p>
          </table:table-cell>
          <table:table-cell table:style-name="ce172" table:formula="of:=[.J29]" office:value-type="float" office:value="71287.4730754257">
            <text:p>71287.4731</text:p>
          </table:table-cell>
          <table:table-cell table:style-name="ce175"/>
          <table:table-cell table:style-name="ce176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194" table:formula="of:=[.L29]" office:value-type="float" office:value="1402.77100149412">
            <text:p>1402.7710015</text:p>
          </table:table-cell>
          <table:table-cell table:style-name="ce194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197" table:formula="of:=[.B29]" office:value-type="percentage" office:value="0.046832">
            <text:p>4.683%</text:p>
          </table:table-cell>
          <table:table-cell table:style-name="ce183"/>
          <table:table-cell table:style-name="ce176" table:number-columns-repeated="2"/>
          <table:table-cell table:style-name="ce166" table:number-columns-repeated="1004"/>
        </table:table-row>
        <table:table-row table:style-name="ro1">
          <table:table-cell table:style-name="ce166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A30]" office:value-type="float" office:value="28">
            <text:p>28</text:p>
          </table:table-cell>
          <table:table-cell table:style-name="ce172" table:formula="of:=[.J30]" office:value-type="float" office:value="71287.364431884">
            <text:p>71287.3644</text:p>
          </table:table-cell>
          <table:table-cell table:style-name="ce175"/>
          <table:table-cell table:style-name="ce176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194" table:formula="of:=[.L30]" office:value-type="float" office:value="1402.77313934858">
            <text:p>1402.7731393</text:p>
          </table:table-cell>
          <table:table-cell table:style-name="ce194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197" table:formula="of:=[.B30]" office:value-type="percentage" office:value="0.922297">
            <text:p>92.230%</text:p>
          </table:table-cell>
          <table:table-cell table:style-name="ce183"/>
          <table:table-cell table:style-name="ce176" table:number-columns-repeated="2"/>
          <table:table-cell table:style-name="ce166" table:number-columns-repeated="1004"/>
        </table:table-row>
        <table:table-row table:style-name="ro1">
          <table:table-cell table:style-name="ce166" office:value-type="string">
            <text:p>END</text:p>
          </table:table-cell>
          <table:table-cell table:style-name="ce170"/>
          <table:table-cell table:style-name="ce166" table:number-columns-repeated="1022"/>
        </table:table-row>
        <table:table-row table:style-name="ro1">
          <table:table-cell table:style-name="ce166"/>
          <table:table-cell table:style-name="ce170"/>
          <table:table-cell table:style-name="ce166" table:number-columns-repeated="1022"/>
        </table:table-row>
        <table:table-row table:style-name="ro1">
          <table:table-cell table:style-name="ce166" office:value-type="string">
            <text:p>Measurements</text:p>
          </table:table-cell>
          <table:table-cell table:style-name="ce170"/>
          <table:table-cell table:style-name="ce166" table:number-columns-repeated="1022"/>
        </table:table-row>
        <table:table-row table:style-name="ro5">
          <table:table-cell table:style-name="ce166" office:value-type="string">
            <text:p>Transition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/Note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7" table:number-columns-repeated="1009"/>
          <table:table-cell table:style-name="ce166"/>
          <table:table-cell table:style-name="Default" table:number-columns-repeated="5"/>
        </table:table-row>
        <table:table-row table:style-name="ro1">
          <table:table-cell table:style-name="ce168" office:value-type="float" office:value="1393">
            <text:p>1393</text:p>
          </table:table-cell>
          <table:table-cell table:style-name="ce177" table:formula="of:=71748.355" office:value-type="float" office:value="71748.355">
            <text:p>71748.355</text:p>
          </table:table-cell>
          <table:table-cell table:style-name="ce177" table:formula="of:=0.002" office:value-type="float" office:value="0.002">
            <text:p>0.002</text:p>
          </table:table-cell>
          <table:table-cell table:style-name="ce166" table:formula="of:=[.A34]" office:value-type="string" office:string-value="Griesmann:2000:L113">
            <text:p>Griesmann:2000:L113</text:p>
          </table:table-cell>
          <table:table-cell table:style-name="ce177" table:formula="of:=[.B17]" office:value-type="float" office:value="71748.355">
            <text:p>71748.355</text:p>
          </table:table-cell>
          <table:table-cell table:style-name="ce177" table:formula="of:=[.C17]" office:value-type="float" office:value="0.002">
            <text:p>0.002</text:p>
          </table:table-cell>
          <table:table-cell table:style-name="ce166" table:formula="of:=[.D17]" office:value-type="string" office:string-value="Griesmann:2000:L113">
            <text:p>Griesmann:2000:L113</text:p>
          </table:table-cell>
          <table:table-cell table:style-name="ce178" table:formula="of:=100000000/[.E17]" office:value-type="float" office:value="1393.76017749815">
            <text:p>1393.760177</text:p>
          </table:table-cell>
          <table:table-cell table:style-name="ce178" table:formula="of:=[.F17]/[.E17]*[.H17]" office:value-type="float" office:value="0.0000388513486475933">
            <text:p>0.000039</text:p>
          </table:table-cell>
          <table:table-cell table:style-name="ce166" table:number-columns-repeated="1010"/>
          <table:table-cell table:style-name="Default" table:number-columns-repeated="5"/>
        </table:table-row>
        <table:table-row table:style-name="ro1">
          <table:table-cell table:style-name="ce168" office:value-type="float" office:value="1402">
            <text:p>1402</text:p>
          </table:table-cell>
          <table:table-cell table:style-name="ce177" table:formula="of:=71287.376" office:value-type="float" office:value="71287.376">
            <text:p>71287.376</text:p>
          </table:table-cell>
          <table:table-cell table:style-name="ce177" table:formula="of:=0.002" office:value-type="float" office:value="0.002">
            <text:p>0.002</text:p>
          </table:table-cell>
          <table:table-cell table:style-name="ce166" table:formula="of:=[.D17]" office:value-type="string" office:string-value="Griesmann:2000:L113">
            <text:p>Griesmann:2000:L113</text:p>
          </table:table-cell>
          <table:table-cell table:style-name="ce177" table:formula="of:=[.B18]" office:value-type="float" office:value="71287.376">
            <text:p>71287.376</text:p>
          </table:table-cell>
          <table:table-cell table:style-name="ce177" table:formula="of:=[.C18]" office:value-type="float" office:value="0.002">
            <text:p>0.002</text:p>
          </table:table-cell>
          <table:table-cell table:style-name="ce166" table:formula="of:=[.D18]" office:value-type="string" office:string-value="Griesmann:2000:L113">
            <text:p>Griesmann:2000:L113</text:p>
          </table:table-cell>
          <table:table-cell table:style-name="ce178" table:formula="of:=100000000/[.E18]" office:value-type="float" office:value="1402.77291171441">
            <text:p>1402.772912</text:p>
          </table:table-cell>
          <table:table-cell table:style-name="ce178" table:formula="of:=[.F18]/[.E18]*[.H18]" office:value-type="float" office:value="0.0000393554368367945">
            <text:p>0.000039</text:p>
          </table:table-cell>
          <table:table-cell table:style-name="ce166" table:number-columns-repeated="1010"/>
          <table:table-cell table:style-name="Default" table:number-columns-repeated="5"/>
        </table:table-row>
        <table:table-row table:style-name="ro1">
          <table:table-cell table:style-name="ce185"/>
          <table:table-cell table:style-name="ce174" table:number-columns-repeated="4"/>
          <table:table-cell table:style-name="ce166" table:number-columns-repeated="1019"/>
        </table:table-row>
        <table:table-row table:style-name="ro1">
          <table:table-cell table:style-name="ce166" office:value-type="string">
            <text:p>Isotopes</text:p>
          </table:table-cell>
          <table:table-cell table:style-name="ce170"/>
          <table:table-cell table:style-name="ce166" table:number-columns-repeated="1022"/>
        </table:table-row>
        <table:table-row table:style-name="ro7">
          <table:table-cell table:style-name="ce167" office:value-type="string">
            <text:p>Transition/isotope</text:p>
          </table:table-cell>
          <table:table-cell table:style-name="ce184" office:value-type="string">
            <text:p>Isotopic abundance [%] [Rosman:1998:1275]</text:p>
          </table:table-cell>
          <table:table-cell table:style-name="ce190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67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6" table:number-columns-repeated="1010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67" table:number-columns-repeated="5"/>
          <table:table-cell table:style-name="ce166"/>
          <table:table-cell table:style-name="ce167" table:number-columns-repeated="1008"/>
          <table:table-cell table:style-name="Default"/>
        </table:table-row>
        <table:table-row table:style-name="ro1">
          <table:table-cell office:value-type="float" office:value="1393">
            <text:p>1393</text:p>
          </table:table-cell>
          <table:table-cell table:style-name="ce188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181" table:formula="of:=[.E$17]" office:value-type="float" office:value="71748.355">
            <text:p>71748.355</text:p>
          </table:table-cell>
          <table:table-cell table:style-name="ce181" table:formula="of:=[.F$17]" office:value-type="float" office:value="0.002">
            <text:p>0.002</text:p>
          </table:table-cell>
          <table:table-cell table:style-name="ce175" table:formula="of:=100000000/[.J23]" office:value-type="float" office:value="1393.76017749815">
            <text:p>1393.760177</text:p>
          </table:table-cell>
          <table:table-cell table:style-name="ce175" table:formula="of:=[.K23]/[.J23]*[.L23]" office:value-type="float" office:value="0.0000388513486475933">
            <text:p>0.000039</text:p>
          </table:table-cell>
          <table:table-cell table:style-name="ce193"/>
          <table:table-cell table:number-columns-repeated="1009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189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172" table:formula="of:=3/5*1.21*(POWER([.$A24];2/3)-POWER([.$A$26];2/3))" office:value-type="float" office:value="0.315099436168008">
            <text:p>0.3151</text:p>
          </table:table-cell>
          <table:table-cell table:style-name="ce180" table:formula="of:=1000*[.$E$23]*(1/[.$A24]-1/[.$A$26])+[.$F$23]*[.G24]" office:value-type="float" office:value="6240.03391631566">
            <text:p>6240.03</text:p>
          </table:table-cell>
          <table:table-cell table:style-name="ce195" table:formula="of:=10000*[.H24]/299792458" office:value-type="float" office:value="0.208145126730161">
            <text:p>0.20815</text:p>
          </table:table-cell>
          <table:table-cell table:style-name="ce172" table:formula="of:=[.$J$26]+[.$I24]" office:value-type="float" office:value="71748.5516738477">
            <text:p>71748.5517</text:p>
          </table:table-cell>
          <table:table-cell table:style-name="Default"/>
          <table:table-cell table:style-name="ce194" table:formula="of:=100000000/[.J24]" office:value-type="float" office:value="1393.7563569865">
            <text:p>1393.7563570</text:p>
          </table:table-cell>
          <table:table-cell table:style-name="ce193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189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172" table:formula="of:=3/5*1.21*(POWER([.$A25];2/3)-POWER([.$A$26];2/3))" office:value-type="float" office:value="0.15845537571799">
            <text:p>0.1585</text:p>
          </table:table-cell>
          <table:table-cell table:style-name="ce180" table:formula="of:=1000*[.$E$23]*(1/[.$A25]-1/[.$A$26])+[.$F$23]*[.G25]" office:value-type="float" office:value="3229.79938908219">
            <text:p>3229.80</text:p>
          </table:table-cell>
          <table:table-cell table:style-name="ce195" table:formula="of:=10000*[.H25]/299792458" office:value-type="float" office:value="0.107734511089075">
            <text:p>0.10773</text:p>
          </table:table-cell>
          <table:table-cell table:style-name="ce172" table:formula="of:=[.$J$26]+[.$I25]" office:value-type="float" office:value="71748.4512632321">
            <text:p>71748.4513</text:p>
          </table:table-cell>
          <table:table-cell/>
          <table:table-cell table:style-name="ce194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189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180"/>
          <table:table-cell table:style-name="ce180" table:formula="of:=0" office:value-type="float" office:value="0">
            <text:p>0.00</text:p>
          </table:table-cell>
          <table:table-cell table:style-name="ce195" table:formula="of:=0" office:value-type="float" office:value="0">
            <text:p>0.00000</text:p>
          </table:table-cell>
          <table:table-cell table:style-name="ce172" table:formula="of:=[.J23]-SUMPRODUCT([.I24:.I25];[.B24:.B25])" office:value-type="float" office:value="71748.343528721">
            <text:p>71748.3435</text:p>
          </table:table-cell>
          <table:table-cell/>
          <table:table-cell table:style-name="ce194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1402">
            <text:p>1402</text:p>
          </table:table-cell>
          <table:table-cell table:style-name="ce189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181" table:formula="of:=[.E$18]" office:value-type="float" office:value="71287.376">
            <text:p>71287.376</text:p>
          </table:table-cell>
          <table:table-cell table:style-name="ce181" table:formula="of:=[.F$18]" office:value-type="float" office:value="0.002">
            <text:p>0.002</text:p>
          </table:table-cell>
          <table:table-cell table:style-name="ce175" table:formula="of:=100000000/[.J27]" office:value-type="float" office:value="1402.77291171441">
            <text:p>1402.772912</text:p>
          </table:table-cell>
          <table:table-cell table:style-name="ce175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189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172" table:formula="of:=3/5*1.21*(POWER([.$A28];2/3)-POWER([.$A$30];2/3))" office:value-type="float" office:value="0.315099436168008">
            <text:p>0.3151</text:p>
          </table:table-cell>
          <table:table-cell table:style-name="ce180" table:formula="of:=1000*[.$E$27]*(1/[.$A28]-1/[.$A$30])+[.$F$27]*[.G28]" office:value-type="float" office:value="6292.72996813278">
            <text:p>6292.73</text:p>
          </table:table-cell>
          <table:table-cell table:style-name="ce195" table:formula="of:=10000*[.H28]/299792458" office:value-type="float" office:value="0.209902877814651">
            <text:p>0.20990</text:p>
          </table:table-cell>
          <table:table-cell table:style-name="ce172" table:formula="of:=[.$J$30]+[.$I28]" office:value-type="float" office:value="71287.5743347618">
            <text:p>71287.5743</text:p>
          </table:table-cell>
          <table:table-cell table:style-name="Default"/>
          <table:table-cell table:style-name="ce194" table:formula="of:=100000000/[.J28]" office:value-type="float" office:value="1402.76900894967">
            <text:p>1402.7690089</text:p>
          </table:table-cell>
          <table:table-cell table:style-name="ce193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189" table:formula="of:=[.B25]" office:value-type="percentage" office:value="0.046832">
            <text:p>4.683%</text:p>
          </table:table-cell>
          <table:table-cell table:style-name="ce191"/>
          <table:table-cell/>
          <table:table-cell table:style-name="ce193" table:number-columns-repeated="2"/>
          <table:table-cell table:style-name="ce172" table:formula="of:=3/5*1.21*(POWER([.$A29];2/3)-POWER([.$A$30];2/3))" office:value-type="float" office:value="0.15845537571799">
            <text:p>0.1585</text:p>
          </table:table-cell>
          <table:table-cell table:style-name="ce180" table:formula="of:=1000*[.$E$27]*(1/[.$A29]-1/[.$A$30])+[.$F$27]*[.G29]" office:value-type="float" office:value="3257.05144051702">
            <text:p>3257.05</text:p>
          </table:table-cell>
          <table:table-cell table:style-name="ce195" table:formula="of:=10000*[.H29]/299792458" office:value-type="float" office:value="0.10864354167699">
            <text:p>0.10864</text:p>
          </table:table-cell>
          <table:table-cell table:style-name="ce172" table:formula="of:=[.$J$30]+[.$I29]" office:value-type="float" office:value="71287.4730754257">
            <text:p>71287.4731</text:p>
          </table:table-cell>
          <table:table-cell/>
          <table:table-cell table:style-name="ce194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189" table:formula="of:=[.B26]" office:value-type="percentage" office:value="0.922297">
            <text:p>92.230%</text:p>
          </table:table-cell>
          <table:table-cell table:style-name="ce191"/>
          <table:table-cell/>
          <table:table-cell table:style-name="ce193" table:number-columns-repeated="2"/>
          <table:table-cell table:style-name="ce180"/>
          <table:table-cell table:style-name="ce180" table:formula="of:=0" office:value-type="float" office:value="0">
            <text:p>0.00</text:p>
          </table:table-cell>
          <table:table-cell table:style-name="ce195" table:formula="of:=0" office:value-type="float" office:value="0">
            <text:p>0.00000</text:p>
          </table:table-cell>
          <table:table-cell table:style-name="ce172" table:formula="of:=[.J27]-SUMPRODUCT([.I28:.I29];[.B28:.B29])" office:value-type="float" office:value="71287.364431884">
            <text:p>71287.3644</text:p>
          </table:table-cell>
          <table:table-cell/>
          <table:table-cell table:style-name="ce194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1">
          <table:table-cell table:number-columns-repeated="9"/>
          <table:table-cell table:style-name="ce196"/>
          <table:table-cell table:number-columns-repeated="101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4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4">
          <table:table-cell table:style-name="ce166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II" table:style-name="ta1">
        <table:table-column table:style-name="co108" table:default-cell-style-name="ce166"/>
        <table:table-column table:style-name="co112" table:default-cell-style-name="ce166"/>
        <table:table-column table:style-name="co113" table:default-cell-style-name="ce166"/>
        <table:table-column table:style-name="co114" table:default-cell-style-name="ce166"/>
        <table:table-column table:style-name="co115" table:default-cell-style-name="ce166"/>
        <table:table-column table:style-name="co91" table:default-cell-style-name="ce166"/>
        <table:table-column table:style-name="co116" table:default-cell-style-name="ce166"/>
        <table:table-column table:style-name="co117" table:default-cell-style-name="ce166"/>
        <table:table-column table:style-name="co118" table:default-cell-style-name="ce166"/>
        <table:table-column table:style-name="co82" table:default-cell-style-name="ce166"/>
        <table:table-column table:style-name="co27" table:default-cell-style-name="ce166"/>
        <table:table-column table:style-name="co119" table:default-cell-style-name="ce166"/>
        <table:table-column table:style-name="co106" table:default-cell-style-name="ce166"/>
        <table:table-column table:style-name="co120" table:default-cell-style-name="ce166"/>
        <table:table-column table:style-name="co121" table:default-cell-style-name="ce166"/>
        <table:table-column table:style-name="co120" table:default-cell-style-name="ce166"/>
        <table:table-column table:style-name="co1" table:number-columns-repeated="1008" table:default-cell-style-name="ce166"/>
        <table:table-row table:style-name="ro1">
          <table:table-cell table:style-name="ce198" office:value-type="string">
            <text:p>Updated</text:p>
          </table:table-cell>
          <table:table-cell table:style-name="ce187" office:value-type="date" office:date-value="2012-04-13">
            <text:p>13/04/2012</text:p>
          </table:table-cell>
          <table:table-cell table:number-columns-repeated="1022"/>
        </table:table-row>
        <table:table-row table:style-name="ro1">
          <table:table-cell table:style-name="ce198"/>
          <table:table-cell table:style-name="ce170"/>
          <table:table-cell table:number-columns-repeated="1022"/>
        </table:table-row>
        <table:table-row table:style-name="ro1">
          <table:table-cell table:style-name="ce198" office:value-type="string">
            <text:p>Summary</text:p>
          </table:table-cell>
          <table:table-cell table:style-name="ce170"/>
          <table:table-cell table:number-columns-repeated="1022"/>
        </table:table-row>
        <table:table-row table:style-name="ro4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ce198" office:value-type="string">
            <text:p>TiII</text:p>
          </table:table-cell>
          <table:table-cell table:style-name="ce201" table:formula="of:=[.A41]" office:value-type="float" office:value="1910.6">
            <text:p>1910.6</text:p>
          </table:table-cell>
          <table:table-cell table:style-name="ce201" office:value-type="string">
            <text:p>ALL</text:p>
          </table:table-cell>
          <table:table-cell table:style-name="ce181" office:value-type="float" office:value="47.867">
            <text:p>47.867</text:p>
          </table:table-cell>
          <table:table-cell table:style-name="ce177" table:formula="of:=[.I41]" office:value-type="float" office:value="52339.24">
            <text:p>52339.240</text:p>
          </table:table-cell>
          <table:table-cell table:style-name="ce177" table:formula="of:=[.J41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41]" office:value-type="string" office:string-value="Ruffoni:2010:424">
            <text:p>Ruffoni:2010:424</text:p>
          </table:table-cell>
          <table:table-cell table:style-name="ce178" table:formula="of:=[.L41]" office:value-type="float" office:value="1910.61238183818">
            <text:p>1910.612382</text:p>
          </table:table-cell>
          <table:table-cell table:style-name="ce178" table:formula="of:=[.M41]" office:value-type="float" office:value="0.0000365043967363335">
            <text:p>0.000037</text:p>
          </table:table-cell>
          <table:table-cell table:style-name="ce179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</text:p>
          </table:table-cell>
          <table:table-cell office:value-type="string">
            <text:p>g_1</text:p>
          </table:table-cell>
          <table:table-cell table:style-name="ce203" office:value-type="float" office:value="6.82">
            <text:p>6.82</text:p>
          </table:table-cell>
          <table:table-cell table:style-name="ce203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183" office:value-type="float" office:value="417000000">
            <text:p>4.17E+08</text:p>
          </table:table-cell>
          <table:table-cell office:value-type="float" office:value="-1564">
            <text:p>-1564</text:p>
          </table:table-cell>
          <table:table-cell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style-name="ce198"/>
          <table:table-cell table:style-name="ce201" table:formula="of:=[.A42]" office:value-type="float" office:value="1910.9">
            <text:p>1910.9</text:p>
          </table:table-cell>
          <table:table-cell table:style-name="ce201" office:value-type="string">
            <text:p>ALL</text:p>
          </table:table-cell>
          <table:table-cell table:style-name="ce181" table:formula="of:=[.$D$5]" office:value-type="float" office:value="47.867">
            <text:p>47.867</text:p>
          </table:table-cell>
          <table:table-cell table:style-name="ce177" table:formula="of:=[.I42]" office:value-type="float" office:value="52329.889">
            <text:p>52329.889</text:p>
          </table:table-cell>
          <table:table-cell table:style-name="ce177" table:formula="of:=[.J4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42]" office:value-type="string" office:string-value="Ruffoni:2010:424">
            <text:p>Ruffoni:2010:424</text:p>
          </table:table-cell>
          <table:table-cell table:style-name="ce178" table:formula="of:=[.L42]" office:value-type="float" office:value="1910.95379544948">
            <text:p>1910.953795</text:p>
          </table:table-cell>
          <table:table-cell table:style-name="ce178" table:formula="of:=[.M42]" office:value-type="float" office:value="0.0000365174440834277">
            <text:p>0.000037</text:p>
          </table:table-cell>
          <table:table-cell table:style-name="ce179" table:formula="of:=299792458*[.J6]/[.I6]" office:value-type="float" office:value="5.72889535462229">
            <text:p>5.7</text:p>
          </table:table-cell>
          <table:table-cell/>
          <table:table-cell office:value-type="string">
            <text:p>3\rm{d}4\rm{s}4\rm{p}^4\rm{F}_{3/2}</text:p>
          </table:table-cell>
          <table:table-cell office:value-type="string">
            <text:p>g_2</text:p>
          </table:table-cell>
          <table:table-cell table:number-columns-repeated="2"/>
          <table:table-cell table:style-name="ce174" office:value-type="float" office:value="0.098">
            <text:p>0.0980</text:p>
          </table:table-cell>
          <table:table-cell table:style-name="ce210" office:value-type="float" office:value="143000000">
            <text:p>1.43E+08</text:p>
          </table:table-cell>
          <table:table-cell office:value-type="float" office:value="-1783">
            <text:p>-1783</text:p>
          </table:table-cell>
          <table:table-cell office:value-type="float" office:value="300">
            <text:p>300</text:p>
          </table:table-cell>
          <table:table-cell table:number-columns-repeated="1004"/>
        </table:table-row>
        <table:table-row table:style-name="ro14">
          <table:table-cell table:style-name="Default"/>
          <table:table-cell table:style-name="Default" table:formula="of:=[.A4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181" table:formula="of:=[.$D$5]" office:value-type="float" office:value="47.867">
            <text:p>47.867</text:p>
          </table:table-cell>
          <table:table-cell table:style-name="ce172" table:formula="of:=[.I43]" office:value-type="float" office:value="32602.6283031486">
            <text:p>32602.6283</text:p>
          </table:table-cell>
          <table:table-cell table:style-name="ce172" table:formula="of:=[.J43]" office:value-type="float" office:value="0.0014142135623731">
            <text:p>0.0014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95" table:formula="of:=[.L43]" office:value-type="float" office:value="3067.23737332375">
            <text:p>3067.23737</text:p>
          </table:table-cell>
          <table:table-cell table:style-name="ce195" table:formula="of:=[.M43]" office:value-type="float" office:value="0.000133048435605824">
            <text:p>0.00013</text:p>
          </table:table-cell>
          <table:table-cell table:style-name="ce179" table:formula="of:=299792458*[.J7]/[.I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</text:p>
          </table:table-cell>
          <table:table-cell table:style-name="Default" office:value-type="string">
            <text:p>g_3</text:p>
          </table:table-cell>
          <table:table-cell table:style-name="ce180" table:number-columns-repeated="2"/>
          <table:table-cell table:style-name="ce172" table:formula="of:=0.0489" office:value-type="float" office:value="0.0489">
            <text:p>0.0489</text:p>
          </table:table-cell>
          <table:table-cell table:style-name="ce183" office:value-type="float" office:value="250000000">
            <text:p>2.50E+08</text:p>
          </table:table-cell>
          <table:table-cell table:style-name="ce176" office:value-type="float" office:value="791">
            <text:p>791</text:p>
          </table:table-cell>
          <table:table-cell table:style-name="ce176" office:value-type="float" office:value="50">
            <text:p>5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67]" office:value-type="float" office:value="50">
            <text:p>50</text:p>
          </table:table-cell>
          <table:table-cell table:style-name="ce175" table:formula="of:=[.D67]" office:value-type="float" office:value="32602.652872692">
            <text:p>32602.652873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A99]" office:value-type="string" office:string-value="Berengut:2008:235702">
            <text:p>Berengut:2008:235702</text:p>
          </table:table-cell>
          <table:table-cell table:style-name="ce175" table:formula="of:=[.E67]" office:value-type="float" office:value="3067.23506183633">
            <text:p>3067.235062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67]" office:value-type="percentage" office:value="0.0518">
            <text:p>5.18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68]" office:value-type="float" office:value="49">
            <text:p>49</text:p>
          </table:table-cell>
          <table:table-cell table:style-name="ce175" table:formula="of:=[.D68]" office:value-type="float" office:value="32602.6413545196">
            <text:p>32602.641355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H8]" office:value-type="string" office:string-value="Berengut:2008:235702">
            <text:p>Berengut:2008:235702</text:p>
          </table:table-cell>
          <table:table-cell table:style-name="ce175" table:formula="of:=[.E68]" office:value-type="float" office:value="3067.23614545842">
            <text:p>3067.236145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68]" office:value-type="percentage" office:value="0.0541">
            <text:p>5.41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69]" office:value-type="float" office:value="48">
            <text:p>48</text:p>
          </table:table-cell>
          <table:table-cell table:style-name="ce175" table:formula="of:=[.D69]" office:value-type="float" office:value="32602.6293564233">
            <text:p>32602.62935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Berengut:2008:235702">
            <text:p>Berengut:2008:235702</text:p>
          </table:table-cell>
          <table:table-cell table:style-name="ce175" table:formula="of:=[.E69]" office:value-type="float" office:value="3067.23727423225">
            <text:p>3067.237274</text:p>
          </table:table-cell>
          <table:table-cell table:number-columns-repeated="7"/>
          <table:table-cell table:style-name="ce209" table:formula="of:=[.C69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70]" office:value-type="float" office:value="47">
            <text:p>47</text:p>
          </table:table-cell>
          <table:table-cell table:style-name="ce175" table:formula="of:=[.D70]" office:value-type="float" office:value="32602.6172281747">
            <text:p>32602.61722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0]" office:value-type="string" office:string-value="Berengut:2008:235702">
            <text:p>Berengut:2008:235702</text:p>
          </table:table-cell>
          <table:table-cell table:style-name="ce175" table:formula="of:=[.E70]" office:value-type="float" office:value="3067.23841525156">
            <text:p>3067.238415</text:p>
          </table:table-cell>
          <table:table-cell table:number-columns-repeated="7"/>
          <table:table-cell table:style-name="ce209" table:formula="of:=[.C70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71]" office:value-type="float" office:value="46">
            <text:p>46</text:p>
          </table:table-cell>
          <table:table-cell table:style-name="ce175" table:formula="of:=[.D71]" office:value-type="float" office:value="32602.6045316217">
            <text:p>32602.60453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1]" office:value-type="string" office:string-value="Berengut:2008:235702">
            <text:p>Berengut:2008:235702</text:p>
          </table:table-cell>
          <table:table-cell table:style-name="ce175" table:formula="of:=[.E71]" office:value-type="float" office:value="3067.23960973758">
            <text:p>3067.239610</text:p>
          </table:table-cell>
          <table:table-cell table:number-columns-repeated="7"/>
          <table:table-cell table:style-name="ce209" table:formula="of:=[.C71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4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181" table:formula="of:=[.$D$5]" office:value-type="float" office:value="47.867">
            <text:p>47.867</text:p>
          </table:table-cell>
          <table:table-cell table:style-name="ce172" table:formula="of:=[.I44]" office:value-type="float" office:value="32532.3566018486">
            <text:p>32532.3566</text:p>
          </table:table-cell>
          <table:table-cell table:style-name="ce172" table:formula="of:=[.J44]" office:value-type="float" office:value="0.000707106781186547">
            <text:p>0.0007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95" table:formula="of:=[.L44]" office:value-type="float" office:value="3073.86277679981">
            <text:p>3073.86278</text:p>
          </table:table-cell>
          <table:table-cell table:style-name="ce195" table:formula="of:=[.M44]" office:value-type="float" office:value="0.0000668119202218678">
            <text:p>0.00007</text:p>
          </table:table-cell>
          <table:table-cell table:style-name="ce179" table:formula="of:=299792458*[.J13]/[.I1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</text:p>
          </table:table-cell>
          <table:table-cell table:style-name="Default" office:value-type="string">
            <text:p>g_4</text:p>
          </table:table-cell>
          <table:table-cell table:style-name="ce180" table:number-columns-repeated="2"/>
          <table:table-cell table:style-name="ce181" office:value-type="float" office:value="0.121">
            <text:p>0.121</text:p>
          </table:table-cell>
          <table:table-cell table:style-name="ce183" office:value-type="float" office:value="256000000">
            <text:p>2.56E+08</text:p>
          </table:table-cell>
          <table:table-cell table:style-name="ce176" office:value-type="float" office:value="677">
            <text:p>677</text:p>
          </table:table-cell>
          <table:table-cell table:style-name="ce176" office:value-type="float" office:value="50">
            <text:p>5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73]" office:value-type="float" office:value="50">
            <text:p>50</text:p>
          </table:table-cell>
          <table:table-cell table:style-name="ce175" table:formula="of:=[.D73]" office:value-type="float" office:value="32532.3812060286">
            <text:p>32532.381206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A99]" office:value-type="string" office:string-value="Berengut:2008:235702">
            <text:p>Berengut:2008:235702</text:p>
          </table:table-cell>
          <table:table-cell table:style-name="ce175" table:formula="of:=[.E73]" office:value-type="float" office:value="3073.86045204305">
            <text:p>3073.860452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73]" office:value-type="percentage" office:value="0.0518">
            <text:p>5.18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74]" office:value-type="float" office:value="49">
            <text:p>49</text:p>
          </table:table-cell>
          <table:table-cell table:style-name="ce175" table:formula="of:=[.D74]" office:value-type="float" office:value="32532.3696715183">
            <text:p>32532.369672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H14]" office:value-type="string" office:string-value="Berengut:2008:235702">
            <text:p>Berengut:2008:235702</text:p>
          </table:table-cell>
          <table:table-cell table:style-name="ce175" table:formula="of:=[.E74]" office:value-type="float" office:value="3073.86154189526">
            <text:p>3073.861542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74]" office:value-type="percentage" office:value="0.0541">
            <text:p>5.41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75]" office:value-type="float" office:value="48">
            <text:p>48</text:p>
          </table:table-cell>
          <table:table-cell table:style-name="ce175" table:formula="of:=[.D75]" office:value-type="float" office:value="32532.3576564035">
            <text:p>32532.35765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Berengut:2008:235702">
            <text:p>Berengut:2008:235702</text:p>
          </table:table-cell>
          <table:table-cell table:style-name="ce175" table:formula="of:=[.E75]" office:value-type="float" office:value="3073.8626771588">
            <text:p>3073.862677</text:p>
          </table:table-cell>
          <table:table-cell table:number-columns-repeated="7"/>
          <table:table-cell table:style-name="ce209" table:formula="of:=[.C75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76]" office:value-type="float" office:value="47">
            <text:p>47</text:p>
          </table:table-cell>
          <table:table-cell table:style-name="ce175" table:formula="of:=[.D76]" office:value-type="float" office:value="32532.3455118316">
            <text:p>32532.34551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6]" office:value-type="string" office:string-value="Berengut:2008:235702">
            <text:p>Berengut:2008:235702</text:p>
          </table:table-cell>
          <table:table-cell table:style-name="ce175" table:formula="of:=[.E76]" office:value-type="float" office:value="3073.86382465511">
            <text:p>3073.863825</text:p>
          </table:table-cell>
          <table:table-cell table:number-columns-repeated="7"/>
          <table:table-cell table:style-name="ce209" table:formula="of:=[.C76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77]" office:value-type="float" office:value="46">
            <text:p>46</text:p>
          </table:table-cell>
          <table:table-cell table:style-name="ce175" table:formula="of:=[.D77]" office:value-type="float" office:value="32532.3327981903">
            <text:p>32532.33279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7]" office:value-type="string" office:string-value="Berengut:2008:235702">
            <text:p>Berengut:2008:235702</text:p>
          </table:table-cell>
          <table:table-cell table:style-name="ce175" table:formula="of:=[.E77]" office:value-type="float" office:value="3073.86502592162">
            <text:p>3073.865026</text:p>
          </table:table-cell>
          <table:table-cell table:number-columns-repeated="7"/>
          <table:table-cell table:style-name="ce209" table:formula="of:=[.C77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4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181" table:formula="of:=[.$D$5]" office:value-type="float" office:value="47.867">
            <text:p>47.867</text:p>
          </table:table-cell>
          <table:table-cell table:style-name="ce172" table:formula="of:=[.I45]" office:value-type="float" office:value="30958.5871454677">
            <text:p>30958.5871</text:p>
          </table:table-cell>
          <table:table-cell table:style-name="ce172" table:formula="of:=[.J45]" office:value-type="float" office:value="0.001">
            <text:p>0.0010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95" table:formula="of:=[.L45]" office:value-type="float" office:value="3230.12156627567">
            <text:p>3230.12157</text:p>
          </table:table-cell>
          <table:table-cell table:style-name="ce195" table:formula="of:=[.M45]" office:value-type="float" office:value="0.000104336853329192">
            <text:p>0.00010</text:p>
          </table:table-cell>
          <table:table-cell table:style-name="ce179" table:formula="of:=299792458*[.J19]/[.I1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</text:p>
          </table:table-cell>
          <table:table-cell table:style-name="Default" office:value-type="string">
            <text:p>g_5</text:p>
          </table:table-cell>
          <table:table-cell table:style-name="ce180" table:number-columns-repeated="2"/>
          <table:table-cell table:style-name="ce172" table:formula="of:=0.0687" office:value-type="float" office:value="0.0687">
            <text:p>0.0687</text:p>
          </table:table-cell>
          <table:table-cell table:style-name="ce183" office:value-type="float" office:value="244000000">
            <text:p>2.44E+08</text:p>
          </table:table-cell>
          <table:table-cell table:style-name="ce176" office:value-type="float" office:value="673">
            <text:p>673</text:p>
          </table:table-cell>
          <table:table-cell table:style-name="ce176" office:value-type="float" office:value="50">
            <text:p>5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79]" office:value-type="float" office:value="50">
            <text:p>50</text:p>
          </table:table-cell>
          <table:table-cell table:style-name="ce175" table:formula="of:=[.D79]" office:value-type="float" office:value="30958.6116803744">
            <text:p>30958.611680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A99]" office:value-type="string" office:string-value="Berengut:2008:235702">
            <text:p>Berengut:2008:235702</text:p>
          </table:table-cell>
          <table:table-cell table:style-name="ce175" table:formula="of:=[.E79]" office:value-type="float" office:value="3230.11900638273">
            <text:p>3230.119006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79]" office:value-type="percentage" office:value="0.0518">
            <text:p>5.18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80]" office:value-type="float" office:value="49">
            <text:p>49</text:p>
          </table:table-cell>
          <table:table-cell table:style-name="ce175" table:formula="of:=[.D80]" office:value-type="float" office:value="30958.6001785398">
            <text:p>30958.600179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H20]" office:value-type="string" office:string-value="Berengut:2008:235702">
            <text:p>Berengut:2008:235702</text:p>
          </table:table-cell>
          <table:table-cell table:style-name="ce175" table:formula="of:=[.E80]" office:value-type="float" office:value="3230.12020644651">
            <text:p>3230.120206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80]" office:value-type="percentage" office:value="0.0541">
            <text:p>5.41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81]" office:value-type="float" office:value="48">
            <text:p>48</text:p>
          </table:table-cell>
          <table:table-cell table:style-name="ce175" table:formula="of:=[.D81]" office:value-type="float" office:value="30958.5881974621">
            <text:p>30958.58819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Berengut:2008:235702">
            <text:p>Berengut:2008:235702</text:p>
          </table:table-cell>
          <table:table-cell table:style-name="ce175" table:formula="of:=[.E81]" office:value-type="float" office:value="3230.12145651389">
            <text:p>3230.121457</text:p>
          </table:table-cell>
          <table:table-cell table:number-columns-repeated="7"/>
          <table:table-cell table:style-name="ce209" table:formula="of:=[.C81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82]" office:value-type="float" office:value="47">
            <text:p>47</text:p>
          </table:table-cell>
          <table:table-cell table:style-name="ce175" table:formula="of:=[.D82]" office:value-type="float" office:value="30958.5760855369">
            <text:p>30958.57608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2]" office:value-type="string" office:string-value="Berengut:2008:235702">
            <text:p>Berengut:2008:235702</text:p>
          </table:table-cell>
          <table:table-cell table:style-name="ce175" table:formula="of:=[.E82]" office:value-type="float" office:value="3230.12272023446">
            <text:p>3230.122720</text:p>
          </table:table-cell>
          <table:table-cell table:number-columns-repeated="7"/>
          <table:table-cell table:style-name="ce209" table:formula="of:=[.C82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83]" office:value-type="float" office:value="46">
            <text:p>46</text:p>
          </table:table-cell>
          <table:table-cell table:style-name="ce175" table:formula="of:=[.D83]" office:value-type="float" office:value="30958.5634060722">
            <text:p>30958.56340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3]" office:value-type="string" office:string-value="Berengut:2008:235702">
            <text:p>Berengut:2008:235702</text:p>
          </table:table-cell>
          <table:table-cell table:style-name="ce175" table:formula="of:=[.E83]" office:value-type="float" office:value="3230.1240431714">
            <text:p>3230.124043</text:p>
          </table:table-cell>
          <table:table-cell table:number-columns-repeated="7"/>
          <table:table-cell table:style-name="ce209" table:formula="of:=[.C83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46]" office:value-type="float" office:value="3243">
            <text:p>3243</text:p>
          </table:table-cell>
          <table:table-cell table:style-name="Default" office:value-type="string">
            <text:p>CMP</text:p>
          </table:table-cell>
          <table:table-cell table:style-name="ce181" table:formula="of:=[.$D$5]" office:value-type="float" office:value="47.867">
            <text:p>47.867</text:p>
          </table:table-cell>
          <table:table-cell table:style-name="ce172" table:formula="of:=[.I46]" office:value-type="float" office:value="30836.4271409478">
            <text:p>30836.4271</text:p>
          </table:table-cell>
          <table:table-cell table:style-name="ce172" table:formula="of:=[.J46]" office:value-type="float" office:value="0.001">
            <text:p>0.0010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95" table:formula="of:=[.L46]" office:value-type="float" office:value="3242.91784981827">
            <text:p>3242.91785</text:p>
          </table:table-cell>
          <table:table-cell table:style-name="ce195" table:formula="of:=[.M46]" office:value-type="float" office:value="0.000105165161806699">
            <text:p>0.00011</text:p>
          </table:table-cell>
          <table:table-cell table:style-name="ce179" table:formula="of:=299792458*[.J25]/[.I2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</text:p>
          </table:table-cell>
          <table:table-cell table:style-name="Default" office:value-type="string">
            <text:p>g_6</text:p>
          </table:table-cell>
          <table:table-cell table:style-name="ce180" table:number-columns-repeated="2"/>
          <table:table-cell table:style-name="ce181" office:value-type="float" office:value="0.232">
            <text:p>0.232</text:p>
          </table:table-cell>
          <table:table-cell table:style-name="ce183" office:value-type="float" office:value="244000000">
            <text:p>2.44E+08</text:p>
          </table:table-cell>
          <table:table-cell table:style-name="ce176" office:value-type="float" office:value="541">
            <text:p>541</text:p>
          </table:table-cell>
          <table:table-cell table:style-name="ce176" office:value-type="float" office:value="50">
            <text:p>5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85]" office:value-type="float" office:value="50">
            <text:p>50</text:p>
          </table:table-cell>
          <table:table-cell table:style-name="ce175" table:formula="of:=[.D85]" office:value-type="float" office:value="30836.452130097">
            <text:p>30836.452130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A99]" office:value-type="string" office:string-value="Berengut:2008:235702">
            <text:p>Berengut:2008:235702</text:p>
          </table:table-cell>
          <table:table-cell table:style-name="ce175" table:formula="of:=[.E85]" office:value-type="float" office:value="3242.91522183247">
            <text:p>3242.915222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85]" office:value-type="percentage" office:value="0.0518">
            <text:p>5.18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86]" office:value-type="float" office:value="49">
            <text:p>49</text:p>
          </table:table-cell>
          <table:table-cell table:style-name="ce175" table:formula="of:=[.D86]" office:value-type="float" office:value="30836.4404158706">
            <text:p>30836.440416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H26]" office:value-type="string" office:string-value="Berengut:2008:235702">
            <text:p>Berengut:2008:235702</text:p>
          </table:table-cell>
          <table:table-cell table:style-name="ce175" table:formula="of:=[.E86]" office:value-type="float" office:value="3242.91645375946">
            <text:p>3242.916454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86]" office:value-type="percentage" office:value="0.0541">
            <text:p>5.41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87]" office:value-type="float" office:value="48">
            <text:p>48</text:p>
          </table:table-cell>
          <table:table-cell table:style-name="ce175" table:formula="of:=[.D87]" office:value-type="float" office:value="30836.4282135514">
            <text:p>30836.42821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Berengut:2008:235702">
            <text:p>Berengut:2008:235702</text:p>
          </table:table-cell>
          <table:table-cell table:style-name="ce175" table:formula="of:=[.E87]" office:value-type="float" office:value="3242.91773701774">
            <text:p>3242.917737</text:p>
          </table:table-cell>
          <table:table-cell table:number-columns-repeated="7"/>
          <table:table-cell table:style-name="ce209" table:formula="of:=[.C87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88]" office:value-type="float" office:value="47">
            <text:p>47</text:p>
          </table:table-cell>
          <table:table-cell table:style-name="ce175" table:formula="of:=[.D88]" office:value-type="float" office:value="30836.4158730993">
            <text:p>30836.41587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8]" office:value-type="string" office:string-value="Berengut:2008:235702">
            <text:p>Berengut:2008:235702</text:p>
          </table:table-cell>
          <table:table-cell table:style-name="ce175" table:formula="of:=[.E88]" office:value-type="float" office:value="3242.91903480381">
            <text:p>3242.919035</text:p>
          </table:table-cell>
          <table:table-cell table:number-columns-repeated="7"/>
          <table:table-cell table:style-name="ce209" table:formula="of:=[.C88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89]" office:value-type="float" office:value="46">
            <text:p>46</text:p>
          </table:table-cell>
          <table:table-cell table:style-name="ce175" table:formula="of:=[.D89]" office:value-type="float" office:value="30836.4029543994">
            <text:p>30836.40295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9]" office:value-type="string" office:string-value="Berengut:2008:235702">
            <text:p>Berengut:2008:235702</text:p>
          </table:table-cell>
          <table:table-cell table:style-name="ce175" table:formula="of:=[.E89]" office:value-type="float" office:value="3242.92039340254">
            <text:p>3242.920393</text:p>
          </table:table-cell>
          <table:table-cell table:number-columns-repeated="7"/>
          <table:table-cell table:style-name="ce209" table:formula="of:=[.C89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47]" office:value-type="float" office:value="3385">
            <text:p>3385</text:p>
          </table:table-cell>
          <table:table-cell table:style-name="Default" office:value-type="string">
            <text:p>CMP</text:p>
          </table:table-cell>
          <table:table-cell table:style-name="ce181" table:formula="of:=[.$D$5]" office:value-type="float" office:value="47.867">
            <text:p>47.867</text:p>
          </table:table-cell>
          <table:table-cell table:style-name="ce172" table:formula="of:=[.I47]" office:value-type="float" office:value="29544.4550931448">
            <text:p>29544.4551</text:p>
          </table:table-cell>
          <table:table-cell table:style-name="ce172" table:formula="of:=[.J47]" office:value-type="float" office:value="0.001">
            <text:p>0.0010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95" table:formula="of:=[.L47]" office:value-type="float" office:value="3384.72988196025">
            <text:p>3384.72988</text:p>
          </table:table-cell>
          <table:table-cell table:style-name="ce195" table:formula="of:=[.M47]" office:value-type="float" office:value="0.000114563963738347">
            <text:p>0.00011</text:p>
          </table:table-cell>
          <table:table-cell table:style-name="ce179" table:formula="of:=299792458*[.J31]/[.I3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</text:p>
          </table:table-cell>
          <table:table-cell table:style-name="Default" office:value-type="string">
            <text:p>g_7</text:p>
          </table:table-cell>
          <table:table-cell table:style-name="ce180" table:number-columns-repeated="2"/>
          <table:table-cell table:style-name="ce181" office:value-type="float" office:value="0.358">
            <text:p>0.358</text:p>
          </table:table-cell>
          <table:table-cell table:style-name="ce183" office:value-type="float" office:value="175000000">
            <text:p>1.75E+08</text:p>
          </table:table-cell>
          <table:table-cell table:style-name="ce176" office:value-type="float" office:value="396">
            <text:p>396</text:p>
          </table:table-cell>
          <table:table-cell table:style-name="ce176" office:value-type="float" office:value="50">
            <text:p>5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91]" office:value-type="float" office:value="50">
            <text:p>50</text:p>
          </table:table-cell>
          <table:table-cell table:style-name="ce175" table:formula="of:=[.D91]" office:value-type="float" office:value="29544.4689864444">
            <text:p>29544.468986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A99]" office:value-type="string" office:string-value="Berengut:2008:235702">
            <text:p>Berengut:2008:235702</text:p>
          </table:table-cell>
          <table:table-cell table:style-name="ce175" table:formula="of:=[.E91]" office:value-type="float" office:value="3384.72829028953">
            <text:p>3384.728290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91]" office:value-type="percentage" office:value="0.0518">
            <text:p>5.18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76" table:formula="of:=[.B92]" office:value-type="float" office:value="49">
            <text:p>49</text:p>
          </table:table-cell>
          <table:table-cell table:style-name="ce175" table:formula="of:=[.D92]" office:value-type="float" office:value="29544.4568637721">
            <text:p>29544.456864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 table:formula="of:=[.H32]" office:value-type="string" office:string-value="Berengut:2008:235702">
            <text:p>Berengut:2008:235702</text:p>
          </table:table-cell>
          <table:table-cell table:style-name="ce175" table:formula="of:=[.E92]" office:value-type="float" office:value="3384.72967911018">
            <text:p>3384.729679</text:p>
          </table:table-cell>
          <table:table-cell table:style-name="ce175"/>
          <table:table-cell table:style-name="ce179"/>
          <table:table-cell table:style-name="Default" table:number-columns-repeated="3"/>
          <table:table-cell table:style-name="ce180" table:number-columns-repeated="2"/>
          <table:table-cell table:style-name="ce209" table:formula="of:=[.C92]" office:value-type="percentage" office:value="0.0541">
            <text:p>5.41%</text:p>
          </table:table-cell>
          <table:table-cell table:style-name="ce183"/>
          <table:table-cell table:style-name="ce176" table:number-columns-repeated="2"/>
          <table:table-cell table:style-name="Default" table:number-columns-repeated="1004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93]" office:value-type="float" office:value="48">
            <text:p>48</text:p>
          </table:table-cell>
          <table:table-cell table:style-name="ce175" table:formula="of:=[.D93]" office:value-type="float" office:value="29544.4442359885">
            <text:p>29544.44423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Berengut:2008:235702">
            <text:p>Berengut:2008:235702</text:p>
          </table:table-cell>
          <table:table-cell table:style-name="ce175" table:formula="of:=[.E93]" office:value-type="float" office:value="3384.73112579957">
            <text:p>3384.731126</text:p>
          </table:table-cell>
          <table:table-cell table:number-columns-repeated="7"/>
          <table:table-cell table:style-name="ce209" table:formula="of:=[.C93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94]" office:value-type="float" office:value="47">
            <text:p>47</text:p>
          </table:table-cell>
          <table:table-cell table:style-name="ce175" table:formula="of:=[.D94]" office:value-type="float" office:value="29544.4314384827">
            <text:p>29544.4314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4]" office:value-type="string" office:string-value="Berengut:2008:235702">
            <text:p>Berengut:2008:235702</text:p>
          </table:table-cell>
          <table:table-cell table:style-name="ce175" table:formula="of:=[.E94]" office:value-type="float" office:value="3384.73259193428">
            <text:p>3384.732592</text:p>
          </table:table-cell>
          <table:table-cell table:number-columns-repeated="7"/>
          <table:table-cell table:style-name="ce209" table:formula="of:=[.C94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98"/>
          <table:table-cell table:style-name="ce170"/>
          <table:table-cell table:style-name="ce170" office:value-type="string">
            <text:p>ISO</text:p>
          </table:table-cell>
          <table:table-cell table:style-name="ce176" table:formula="of:=[.B95]" office:value-type="float" office:value="46">
            <text:p>46</text:p>
          </table:table-cell>
          <table:table-cell table:style-name="ce175" table:formula="of:=[.D95]" office:value-type="float" office:value="29544.4180413123">
            <text:p>29544.41804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5]" office:value-type="string" office:string-value="Berengut:2008:235702">
            <text:p>Berengut:2008:235702</text:p>
          </table:table-cell>
          <table:table-cell table:style-name="ce175" table:formula="of:=[.E95]" office:value-type="float" office:value="3384.73412677037">
            <text:p>3384.734127</text:p>
          </table:table-cell>
          <table:table-cell table:number-columns-repeated="7"/>
          <table:table-cell table:style-name="ce209" table:formula="of:=[.C95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ce198" office:value-type="string">
            <text:p>END</text:p>
          </table:table-cell>
          <table:table-cell table:style-name="ce170"/>
          <table:table-cell table:number-columns-repeated="1022"/>
        </table:table-row>
        <table:table-row table:style-name="ro1">
          <table:table-cell table:style-name="ce198"/>
          <table:table-cell table:style-name="ce170"/>
          <table:table-cell table:number-columns-repeated="1022"/>
        </table:table-row>
        <table:table-row table:style-name="ro1">
          <table:table-cell table:style-name="ce198" office:value-type="string">
            <text:p>Measurements</text:p>
          </table:table-cell>
          <table:table-cell table:style-name="ce170"/>
          <table:table-cell table:number-columns-repeated="1022"/>
        </table:table-row>
        <table:table-row table:style-name="ro16">
          <table:table-cell table:style-name="ce199" office:value-type="string">
            <text:p>Transition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84" office:value-type="string">
            <text:p>Aldenius:2009:014008 wavenumbers increased by 3.7 parts per 10^8 – see Nave:2012:1570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/Note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7" table:number-columns-repeated="1011"/>
        </table:table-row>
        <table:table-row table:style-name="ro4">
          <table:table-cell table:style-name="ce200" office:value-type="float" office:value="1910.6">
            <text:p>1910.6</text:p>
          </table:table-cell>
          <table:table-cell table:style-name="Default" table:number-columns-repeated="3"/>
          <table:table-cell table:style-name="ce184"/>
          <table:table-cell table:style-name="ce206" table:formula="of:=52339.24" office:value-type="float" office:value="52339.24">
            <text:p>52339.240</text:p>
          </table:table-cell>
          <table:table-cell table:style-name="ce206" table:formula="of:=0.001" office:value-type="float" office:value="0.001">
            <text:p>0.001</text:p>
          </table:table-cell>
          <table:table-cell table:style-name="ce167" table:formula="of:=[.A102]" office:value-type="string" office:string-value="Ruffoni:2010:424">
            <text:p>Ruffoni:2010:424</text:p>
          </table:table-cell>
          <table:table-cell table:style-name="ce206" table:formula="of:=[.F41]" office:value-type="float" office:value="52339.24">
            <text:p>52339.240</text:p>
          </table:table-cell>
          <table:table-cell table:style-name="ce206" table:formula="of:=[.G41]" office:value-type="float" office:value="0.001">
            <text:p>0.001</text:p>
          </table:table-cell>
          <table:table-cell table:style-name="ce167" table:formula="of:=[.H41]" office:value-type="string" office:string-value="Ruffoni:2010:424">
            <text:p>Ruffoni:2010:424</text:p>
          </table:table-cell>
          <table:table-cell table:style-name="ce178" table:formula="of:=100000000/[.I41]" office:value-type="float" office:value="1910.61238183818">
            <text:p>1910.612382</text:p>
          </table:table-cell>
          <table:table-cell table:style-name="ce178" table:formula="of:=[.J41]/[.I41]*[.L41]" office:value-type="float" office:value="0.0000365043967363335">
            <text:p>0.000037</text:p>
          </table:table-cell>
          <table:table-cell table:style-name="ce167" table:number-columns-repeated="1011"/>
        </table:table-row>
        <table:table-row table:style-name="ro4">
          <table:table-cell table:style-name="ce200" office:value-type="float" office:value="1910.9">
            <text:p>1910.9</text:p>
          </table:table-cell>
          <table:table-cell table:style-name="Default" table:number-columns-repeated="3"/>
          <table:table-cell table:style-name="ce184"/>
          <table:table-cell table:style-name="ce206" table:formula="of:=52329.889" office:value-type="float" office:value="52329.889">
            <text:p>52329.889</text:p>
          </table:table-cell>
          <table:table-cell table:style-name="ce206" table:formula="of:=0.001" office:value-type="float" office:value="0.001">
            <text:p>0.001</text:p>
          </table:table-cell>
          <table:table-cell table:style-name="ce167" table:formula="of:=[.H41]" office:value-type="string" office:string-value="Ruffoni:2010:424">
            <text:p>Ruffoni:2010:424</text:p>
          </table:table-cell>
          <table:table-cell table:style-name="ce206" table:formula="of:=[.F42]" office:value-type="float" office:value="52329.889">
            <text:p>52329.889</text:p>
          </table:table-cell>
          <table:table-cell table:style-name="ce206" table:formula="of:=[.G42]" office:value-type="float" office:value="0.001">
            <text:p>0.001</text:p>
          </table:table-cell>
          <table:table-cell table:style-name="ce167" table:formula="of:=[.H42]" office:value-type="string" office:string-value="Ruffoni:2010:424">
            <text:p>Ruffoni:2010:424</text:p>
          </table:table-cell>
          <table:table-cell table:style-name="ce178" table:formula="of:=100000000/[.I42]" office:value-type="float" office:value="1910.95379544948">
            <text:p>1910.953795</text:p>
          </table:table-cell>
          <table:table-cell table:style-name="ce178" table:formula="of:=[.J42]/[.I42]*[.L42]" office:value-type="float" office:value="0.0000365174440834277">
            <text:p>0.000037</text:p>
          </table:table-cell>
          <table:table-cell table:style-name="ce167" table:number-columns-repeated="1011"/>
        </table:table-row>
        <table:table-row table:style-name="ro1">
          <table:table-cell table:style-name="ce168" office:value-type="float" office:value="3067">
            <text:p>3067</text:p>
          </table:table-cell>
          <table:table-cell table:style-name="ce174" table:formula="of:=32602.6274" office:value-type="float" office:value="32602.6274">
            <text:p>32602.6274</text:p>
          </table:table-cell>
          <table:table-cell table:style-name="ce174" table:formula="of:=0.002" office:value-type="float" office:value="0.002">
            <text:p>0.0020</text:p>
          </table:table-cell>
          <table:table-cell table:formula="of:=[.A98]" office:value-type="string" office:string-value="Aldenius:2009:014008">
            <text:p>Aldenius:2009:014008</text:p>
          </table:table-cell>
          <table:table-cell table:style-name="ce174" table:formula="of:=[.B43]*(1+0.000000037)" office:value-type="float" office:value="32602.6286062972">
            <text:p>32602.6286</text:p>
          </table:table-cell>
          <table:table-cell table:style-name="ce177" table:formula="of:=32602.628" office:value-type="float" office:value="32602.628">
            <text:p>32602.628</text:p>
          </table:table-cell>
          <table:table-cell table:style-name="ce177" table:formula="of:=0.002" office:value-type="float" office:value="0.002">
            <text:p>0.002</text:p>
          </table:table-cell>
          <table:table-cell table:formula="of:=[.A102]" office:value-type="string" office:string-value="Ruffoni:2010:424">
            <text:p>Ruffoni:2010:424</text:p>
          </table:table-cell>
          <table:table-cell table:style-name="ce174" table:formula="of:=([.E43]/[.C43]/[.C43]+[.F43]/[.G43]/[.G43])/(1/[.C43]/[.C43]+1/[.G43]/[.G43])" office:value-type="float" office:value="32602.6283031486">
            <text:p>32602.6283</text:p>
          </table:table-cell>
          <table:table-cell table:style-name="ce174" table:formula="of:=SQRT(1/(1/[.C43]/[.C43]+1/[.G43]/[.G4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208" table:formula="of:=100000000/[.I43]" office:value-type="float" office:value="3067.23737332375">
            <text:p>3067.23737</text:p>
          </table:table-cell>
          <table:table-cell table:style-name="ce208" table:formula="of:=[.J43]/[.I43]*[.L43]" office:value-type="float" office:value="0.000133048435605824">
            <text:p>0.00013</text:p>
          </table:table-cell>
          <table:table-cell table:number-columns-repeated="1011"/>
        </table:table-row>
        <table:table-row table:style-name="ro1">
          <table:table-cell table:style-name="ce168" office:value-type="float" office:value="3073">
            <text:p>3073</text:p>
          </table:table-cell>
          <table:table-cell table:style-name="ce174" table:formula="of:=32532.355" office:value-type="float" office:value="32532.355">
            <text:p>32532.3550</text:p>
          </table:table-cell>
          <table:table-cell table:style-name="ce174" table:formula="of:=0.001" office:value-type="float" office:value="0.001">
            <text:p>0.0010</text:p>
          </table:table-cell>
          <table:table-cell table:formula="of:=[.D43]" office:value-type="string" office:string-value="Aldenius:2009:014008">
            <text:p>Aldenius:2009:014008</text:p>
          </table:table-cell>
          <table:table-cell table:style-name="ce174" table:formula="of:=[.B44]*(1+0.000000037)" office:value-type="float" office:value="32532.3562036971">
            <text:p>32532.3562</text:p>
          </table:table-cell>
          <table:table-cell table:style-name="ce177" table:formula="of:=32532.357" office:value-type="float" office:value="32532.357">
            <text:p>32532.357</text:p>
          </table:table-cell>
          <table:table-cell table:style-name="ce177" table:formula="of:=0.001" office:value-type="float" office:value="0.001">
            <text:p>0.001</text:p>
          </table:table-cell>
          <table:table-cell table:formula="of:=[.H43]" office:value-type="string" office:string-value="Ruffoni:2010:424">
            <text:p>Ruffoni:2010:424</text:p>
          </table:table-cell>
          <table:table-cell table:style-name="ce174" table:formula="of:=([.E44]/[.C44]/[.C44]+[.F44]/[.G44]/[.G44])/(1/[.C44]/[.C44]+1/[.G44]/[.G44])" office:value-type="float" office:value="32532.3566018486">
            <text:p>32532.3566</text:p>
          </table:table-cell>
          <table:table-cell table:style-name="ce174" table:formula="of:=SQRT(1/(1/[.C44]/[.C44]+1/[.G44]/[.G4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208" table:formula="of:=100000000/[.I44]" office:value-type="float" office:value="3073.86277679981">
            <text:p>3073.86278</text:p>
          </table:table-cell>
          <table:table-cell table:style-name="ce208" table:formula="of:=[.J44]/[.I44]*[.L44]" office:value-type="float" office:value="0.0000668119202218678">
            <text:p>0.00007</text:p>
          </table:table-cell>
          <table:table-cell table:number-columns-repeated="1011"/>
        </table:table-row>
        <table:table-row table:style-name="ro4">
          <table:table-cell table:style-name="ce168" office:value-type="float" office:value="3230">
            <text:p>3230</text:p>
          </table:table-cell>
          <table:table-cell table:style-name="ce174" table:formula="of:=30958.586" office:value-type="float" office:value="30958.586">
            <text:p>30958.5860</text:p>
          </table:table-cell>
          <table:table-cell table:style-name="ce174" table:formula="of:=0.001" office:value-type="float" office:value="0.001">
            <text:p>0.0010</text:p>
          </table:table-cell>
          <table:table-cell table:formula="of:=[.D44]" office:value-type="string" office:string-value="Aldenius:2009:014008">
            <text:p>Aldenius:2009:014008</text:p>
          </table:table-cell>
          <table:table-cell table:style-name="ce174" table:formula="of:=[.B45]*(1+0.000000037)" office:value-type="float" office:value="30958.5871454677">
            <text:p>30958.5871</text:p>
          </table:table-cell>
          <table:table-cell table:style-name="ce174" table:number-columns-repeated="2"/>
          <table:table-cell/>
          <table:table-cell table:style-name="ce174" table:formula="of:=[.E45]" office:value-type="float" office:value="30958.5871454677">
            <text:p>30958.5871</text:p>
          </table:table-cell>
          <table:table-cell table:style-name="ce174" table:formula="of:=[.C4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208" table:formula="of:=100000000/[.I45]" office:value-type="float" office:value="3230.12156627567">
            <text:p>3230.12157</text:p>
          </table:table-cell>
          <table:table-cell table:style-name="ce208" table:formula="of:=[.J45]/[.I45]*[.L45]" office:value-type="float" office:value="0.000104336853329192">
            <text:p>0.00010</text:p>
          </table:table-cell>
          <table:table-cell table:number-columns-repeated="1011"/>
        </table:table-row>
        <table:table-row table:style-name="ro1">
          <table:table-cell table:style-name="ce168" office:value-type="float" office:value="3243">
            <text:p>3243</text:p>
          </table:table-cell>
          <table:table-cell table:style-name="ce174" table:formula="of:=30836.426" office:value-type="float" office:value="30836.426">
            <text:p>30836.4260</text:p>
          </table:table-cell>
          <table:table-cell table:style-name="ce174" table:formula="of:=0.001" office:value-type="float" office:value="0.001">
            <text:p>0.0010</text:p>
          </table:table-cell>
          <table:table-cell table:formula="of:=[.D45]" office:value-type="string" office:string-value="Aldenius:2009:014008">
            <text:p>Aldenius:2009:014008</text:p>
          </table:table-cell>
          <table:table-cell table:style-name="ce174" table:formula="of:=[.B46]*(1+0.000000037)" office:value-type="float" office:value="30836.4271409478">
            <text:p>30836.4271</text:p>
          </table:table-cell>
          <table:table-cell table:style-name="ce174" table:number-columns-repeated="2"/>
          <table:table-cell/>
          <table:table-cell table:style-name="ce174" table:formula="of:=[.E46]" office:value-type="float" office:value="30836.4271409478">
            <text:p>30836.4271</text:p>
          </table:table-cell>
          <table:table-cell table:style-name="ce174" table:formula="of:=[.C46]" office:value-type="float" office:value="0.001">
            <text:p>0.0010</text:p>
          </table:table-cell>
          <table:table-cell table:formula="of:=[.K45]" office:value-type="string" office:string-value="Scaled Aldenius:2009:014008 value">
            <text:p>Scaled Aldenius:2009:014008 value</text:p>
          </table:table-cell>
          <table:table-cell table:style-name="ce208" table:formula="of:=100000000/[.I46]" office:value-type="float" office:value="3242.91784981827">
            <text:p>3242.91785</text:p>
          </table:table-cell>
          <table:table-cell table:style-name="ce208" table:formula="of:=[.J46]/[.I46]*[.L46]" office:value-type="float" office:value="0.000105165161806699">
            <text:p>0.00011</text:p>
          </table:table-cell>
          <table:table-cell table:number-columns-repeated="1011"/>
        </table:table-row>
        <table:table-row table:style-name="ro1">
          <table:table-cell table:style-name="ce185" office:value-type="float" office:value="3385">
            <text:p>3385</text:p>
          </table:table-cell>
          <table:table-cell table:style-name="ce174" table:formula="of:=29544.454" office:value-type="float" office:value="29544.454">
            <text:p>29544.4540</text:p>
          </table:table-cell>
          <table:table-cell table:style-name="ce174" table:formula="of:=0.001" office:value-type="float" office:value="0.001">
            <text:p>0.0010</text:p>
          </table:table-cell>
          <table:table-cell table:formula="of:=[.D46]" office:value-type="string" office:string-value="Aldenius:2009:014008">
            <text:p>Aldenius:2009:014008</text:p>
          </table:table-cell>
          <table:table-cell table:style-name="ce174" table:formula="of:=[.B47]*(1+0.000000037)" office:value-type="float" office:value="29544.4550931448">
            <text:p>29544.4551</text:p>
          </table:table-cell>
          <table:table-cell table:style-name="ce174" table:number-columns-repeated="2"/>
          <table:table-cell/>
          <table:table-cell table:style-name="ce174" table:formula="of:=[.E47]" office:value-type="float" office:value="29544.4550931448">
            <text:p>29544.4551</text:p>
          </table:table-cell>
          <table:table-cell table:style-name="ce174" table:formula="of:=[.C47]" office:value-type="float" office:value="0.001">
            <text:p>0.0010</text:p>
          </table:table-cell>
          <table:table-cell table:formula="of:=[.K46]" office:value-type="string" office:string-value="Scaled Aldenius:2009:014008 value">
            <text:p>Scaled Aldenius:2009:014008 value</text:p>
          </table:table-cell>
          <table:table-cell table:style-name="ce208" table:formula="of:=100000000/[.I47]" office:value-type="float" office:value="3384.72988196025">
            <text:p>3384.72988</text:p>
          </table:table-cell>
          <table:table-cell table:style-name="ce208" table:formula="of:=[.J47]/[.I47]*[.L47]" office:value-type="float" office:value="0.000114563963738347">
            <text:p>0.00011</text:p>
          </table:table-cell>
          <table:table-cell table:number-columns-repeated="1011"/>
        </table:table-row>
        <table:table-row table:style-name="ro1">
          <table:table-cell table:style-name="ce185"/>
          <table:table-cell table:style-name="ce174" table:number-columns-repeated="3"/>
          <table:table-cell table:number-columns-repeated="1020"/>
        </table:table-row>
        <table:table-row table:style-name="ro1">
          <table:table-cell table:style-name="ce198" office:value-type="string">
            <text:p>Isotopes</text:p>
          </table:table-cell>
          <table:table-cell table:style-name="ce170"/>
          <table:table-cell table:number-columns-repeated="1022"/>
        </table:table-row>
        <table:table-row table:style-name="ro4">
          <table:table-cell table:style-name="ce198" office:value-type="string">
            <text:p>Transition</text:p>
          </table:table-cell>
          <table:table-cell table:style-name="ce202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207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/>
          <table:table-cell table:style-name="ce170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1">
          <table:table-cell table:style-name="ce168" office:value-type="float" office:value="3067">
            <text:p>3067</text:p>
          </table:table-cell>
          <table:table-cell table:style-name="ce203" office:value-type="float" office:value="-743">
            <text:p>-743.00</text:p>
          </table:table-cell>
          <table:table-cell table:style-name="ce203" office:value-type="float" office:value="113">
            <text:p>113.00</text:p>
          </table:table-cell>
          <table:table-cell table:style-name="ce203" table:formula="of:=[.B52]/(1/46-1/48)*(1/47-1/48)" office:value-type="float" office:value="-363.595744680851">
            <text:p>-363.60</text:p>
          </table:table-cell>
          <table:table-cell table:style-name="ce203" office:value-type="float" office:value="705">
            <text:p>705.00</text:p>
          </table:table-cell>
          <table:table-cell table:style-name="ce203" office:value-type="float" office:value="104">
            <text:p>104.00</text:p>
          </table:table-cell>
          <table:table-cell table:style-name="ce203" table:formula="of:=[.E52]/(1/50-1/48)*(1/49-1/48)" office:value-type="float" office:value="359.693877551021">
            <text:p>359.69</text:p>
          </table:table-cell>
          <table:table-cell table:style-name="ce178" table:formula="of:=[.I43]-10000/299792458*([.D59]*[.B52]+[.D60]*[.D52]+[.D62]*[.E52]+[.D63]*[.G52])" office:value-type="float" office:value="32602.6293564233">
            <text:p>32602.629356</text:p>
          </table:table-cell>
          <table:table-cell table:style-name="ce178" table:formula="of:=[.H52]+10000/299297458*[.B52]" office:value-type="float" office:value="32602.6045316217">
            <text:p>32602.604532</text:p>
          </table:table-cell>
          <table:table-cell table:style-name="ce178" table:formula="of:=[.H52]+10000/299792458*[.D52]" office:value-type="float" office:value="32602.6172281747">
            <text:p>32602.617228</text:p>
          </table:table-cell>
          <table:table-cell table:style-name="ce178" table:formula="of:=[.H52]+10000/299792458*[.G52]" office:value-type="float" office:value="32602.6413545196">
            <text:p>32602.641355</text:p>
          </table:table-cell>
          <table:table-cell table:style-name="ce178" table:formula="of:=[.H52]+10000/299792458*[.E52]" office:value-type="float" office:value="32602.652872692">
            <text:p>32602.652873</text:p>
          </table:table-cell>
          <table:table-cell table:number-columns-repeated="1012"/>
        </table:table-row>
        <table:table-row table:style-name="ro1">
          <table:table-cell table:style-name="ce168" office:value-type="float" office:value="3073">
            <text:p>3073</text:p>
          </table:table-cell>
          <table:table-cell table:style-name="ce203" office:value-type="float" office:value="-744">
            <text:p>-744.00</text:p>
          </table:table-cell>
          <table:table-cell table:style-name="ce203" office:value-type="float" office:value="107">
            <text:p>107.00</text:p>
          </table:table-cell>
          <table:table-cell table:style-name="ce203" table:formula="of:=[.B53]/(1/46-1/48)*(1/47-1/48)" office:value-type="float" office:value="-364.085106382979">
            <text:p>-364.09</text:p>
          </table:table-cell>
          <table:table-cell table:style-name="ce203" office:value-type="float" office:value="706">
            <text:p>706.00</text:p>
          </table:table-cell>
          <table:table-cell table:style-name="ce203" office:value-type="float" office:value="99">
            <text:p>99.00</text:p>
          </table:table-cell>
          <table:table-cell table:style-name="ce203" table:formula="of:=[.E53]/(1/50-1/48)*(1/49-1/48)" office:value-type="float" office:value="360.204081632654">
            <text:p>360.20</text:p>
          </table:table-cell>
          <table:table-cell table:style-name="ce178" table:formula="of:=[.I44]-10000/299792458*([.D59]*[.B53]+[.D60]*[.D53]+[.D62]*[.E53]+[.D63]*[.G53])" office:value-type="float" office:value="32532.3576564035">
            <text:p>32532.357656</text:p>
          </table:table-cell>
          <table:table-cell table:style-name="ce178" table:formula="of:=[.H53]+10000/299297458*[.B53]" office:value-type="float" office:value="32532.3327981903">
            <text:p>32532.332798</text:p>
          </table:table-cell>
          <table:table-cell table:style-name="ce178" table:formula="of:=[.H53]+10000/299792458*[.D53]" office:value-type="float" office:value="32532.3455118316">
            <text:p>32532.345512</text:p>
          </table:table-cell>
          <table:table-cell table:style-name="ce178" table:formula="of:=[.H53]+10000/299792458*[.G53]" office:value-type="float" office:value="32532.3696715183">
            <text:p>32532.369672</text:p>
          </table:table-cell>
          <table:table-cell table:style-name="ce178" table:formula="of:=[.H53]+10000/299792458*[.E53]" office:value-type="float" office:value="32532.3812060286">
            <text:p>32532.381206</text:p>
          </table:table-cell>
          <table:table-cell table:number-columns-repeated="1012"/>
        </table:table-row>
        <table:table-row table:style-name="ro1">
          <table:table-cell table:style-name="ce168" office:value-type="float" office:value="3230">
            <text:p>3230</text:p>
          </table:table-cell>
          <table:table-cell table:style-name="ce203" office:value-type="float" office:value="-742">
            <text:p>-742.00</text:p>
          </table:table-cell>
          <table:table-cell table:style-name="ce203" office:value-type="float" office:value="95">
            <text:p>95.00</text:p>
          </table:table-cell>
          <table:table-cell table:style-name="ce203" table:formula="of:=[.B54]/(1/46-1/48)*(1/47-1/48)" office:value-type="float" office:value="-363.106382978724">
            <text:p>-363.11</text:p>
          </table:table-cell>
          <table:table-cell table:style-name="ce203" office:value-type="float" office:value="704">
            <text:p>704.00</text:p>
          </table:table-cell>
          <table:table-cell table:style-name="ce203" office:value-type="float" office:value="88">
            <text:p>88.00</text:p>
          </table:table-cell>
          <table:table-cell table:style-name="ce203" table:formula="of:=[.E54]/(1/50-1/48)*(1/49-1/48)" office:value-type="float" office:value="359.183673469389">
            <text:p>359.18</text:p>
          </table:table-cell>
          <table:table-cell table:style-name="ce178" table:formula="of:=[.I45]-10000/299792458*([.D59]*[.B54]+[.D60]*[.D54]+[.D62]*[.E54]+[.D63]*[.G54])" office:value-type="float" office:value="30958.5881974621">
            <text:p>30958.588197</text:p>
          </table:table-cell>
          <table:table-cell table:style-name="ce178" table:formula="of:=[.H54]+10000/299297458*[.B54]" office:value-type="float" office:value="30958.5634060722">
            <text:p>30958.563406</text:p>
          </table:table-cell>
          <table:table-cell table:style-name="ce178" table:formula="of:=[.H54]+10000/299792458*[.D54]" office:value-type="float" office:value="30958.5760855369">
            <text:p>30958.576086</text:p>
          </table:table-cell>
          <table:table-cell table:style-name="ce178" table:formula="of:=[.H54]+10000/299792458*[.G54]" office:value-type="float" office:value="30958.6001785398">
            <text:p>30958.600179</text:p>
          </table:table-cell>
          <table:table-cell table:style-name="ce178" table:formula="of:=[.H54]+10000/299792458*[.E54]" office:value-type="float" office:value="30958.6116803744">
            <text:p>30958.611680</text:p>
          </table:table-cell>
          <table:table-cell table:number-columns-repeated="1012"/>
        </table:table-row>
        <table:table-row table:style-name="ro1">
          <table:table-cell table:style-name="ce168" office:value-type="float" office:value="3243">
            <text:p>3243</text:p>
          </table:table-cell>
          <table:table-cell table:style-name="ce203" office:value-type="float" office:value="-756">
            <text:p>-756.00</text:p>
          </table:table-cell>
          <table:table-cell table:style-name="ce203" office:value-type="float" office:value="98">
            <text:p>98.00</text:p>
          </table:table-cell>
          <table:table-cell table:style-name="ce203" table:formula="of:=[.B55]/(1/46-1/48)*(1/47-1/48)" office:value-type="float" office:value="-369.957446808511">
            <text:p>-369.96</text:p>
          </table:table-cell>
          <table:table-cell table:style-name="ce203" office:value-type="float" office:value="717">
            <text:p>717.00</text:p>
          </table:table-cell>
          <table:table-cell table:style-name="ce203" office:value-type="float" office:value="90">
            <text:p>90.00</text:p>
          </table:table-cell>
          <table:table-cell table:style-name="ce203" table:formula="of:=[.E55]/(1/50-1/48)*(1/49-1/48)" office:value-type="float" office:value="365.816326530613">
            <text:p>365.82</text:p>
          </table:table-cell>
          <table:table-cell table:style-name="ce178" table:formula="of:=[.I46]-10000/299792458*([.D59]*[.B55]+[.D60]*[.D55]+[.D62]*[.E55]+[.D63]*[.G55])" office:value-type="float" office:value="30836.4282135514">
            <text:p>30836.428214</text:p>
          </table:table-cell>
          <table:table-cell table:style-name="ce178" table:formula="of:=[.H55]+10000/299297458*[.B55]" office:value-type="float" office:value="30836.4029543994">
            <text:p>30836.402954</text:p>
          </table:table-cell>
          <table:table-cell table:style-name="ce178" table:formula="of:=[.H55]+10000/299792458*[.D55]" office:value-type="float" office:value="30836.4158730993">
            <text:p>30836.415873</text:p>
          </table:table-cell>
          <table:table-cell table:style-name="ce178" table:formula="of:=[.H55]+10000/299792458*[.G55]" office:value-type="float" office:value="30836.4404158706">
            <text:p>30836.440416</text:p>
          </table:table-cell>
          <table:table-cell table:style-name="ce178" table:formula="of:=[.H55]+10000/299792458*[.E55]" office:value-type="float" office:value="30836.452130097">
            <text:p>30836.452130</text:p>
          </table:table-cell>
          <table:table-cell table:number-columns-repeated="1012"/>
        </table:table-row>
        <table:table-row table:style-name="ro1">
          <table:table-cell table:style-name="ce185" office:value-type="float" office:value="3385">
            <text:p>3385</text:p>
          </table:table-cell>
          <table:table-cell table:style-name="ce203" office:value-type="float" office:value="-784">
            <text:p>-784.00</text:p>
          </table:table-cell>
          <table:table-cell table:style-name="ce203" office:value-type="float" office:value="79">
            <text:p>79.00</text:p>
          </table:table-cell>
          <table:table-cell table:style-name="ce203" table:formula="of:=[.B56]/(1/46-1/48)*(1/47-1/48)" office:value-type="float" office:value="-383.659574468085">
            <text:p>-383.66</text:p>
          </table:table-cell>
          <table:table-cell table:style-name="ce203" office:value-type="float" office:value="742">
            <text:p>742.00</text:p>
          </table:table-cell>
          <table:table-cell table:style-name="ce203" office:value-type="float" office:value="73">
            <text:p>73.00</text:p>
          </table:table-cell>
          <table:table-cell table:style-name="ce203" table:formula="of:=[.E56]/(1/50-1/48)*(1/49-1/48)" office:value-type="float" office:value="378.57142857143">
            <text:p>378.57</text:p>
          </table:table-cell>
          <table:table-cell table:style-name="ce178" table:formula="of:=[.I47]-10000/299792458*([.D59]*[.B56]+[.D60]*[.D56]+[.D62]*[.E56]+[.D64]*[.G56])" office:value-type="float" office:value="29544.4442359885">
            <text:p>29544.444236</text:p>
          </table:table-cell>
          <table:table-cell table:style-name="ce178" table:formula="of:=[.H56]+10000/299297458*[.B56]" office:value-type="float" office:value="29544.4180413123">
            <text:p>29544.418041</text:p>
          </table:table-cell>
          <table:table-cell table:style-name="ce178" table:formula="of:=[.H56]+10000/299792458*[.D56]" office:value-type="float" office:value="29544.4314384827">
            <text:p>29544.431438</text:p>
          </table:table-cell>
          <table:table-cell table:style-name="ce178" table:formula="of:=[.H56]+10000/299792458*[.G56]" office:value-type="float" office:value="29544.4568637721">
            <text:p>29544.456864</text:p>
          </table:table-cell>
          <table:table-cell table:style-name="ce178" table:formula="of:=[.H56]+10000/299792458*[.E56]" office:value-type="float" office:value="29544.4689864444">
            <text:p>29544.468986</text:p>
          </table:table-cell>
          <table:table-cell table:number-columns-repeated="1012"/>
        </table:table-row>
        <table:table-row table:style-name="ro1">
          <table:table-cell table:style-name="ce170" table:number-columns-repeated="2"/>
          <table:table-cell table:number-columns-repeated="1022"/>
        </table:table-row>
        <table:table-row table:style-name="ro1">
          <table:table-cell/>
          <table:table-cell table:style-name="ce170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1">
          <table:table-cell table:style-name="ce170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177" table:formula="of:=[.C59]/100" office:value-type="float" office:value="0.0825">
            <text:p>0.083</text:p>
          </table:table-cell>
          <table:table-cell table:formula="of:=[.A101]" office:value-type="string" office:string-value="Rosman:1998:1275">
            <text:p>Rosman:1998:1275</text:p>
          </table:table-cell>
          <table:table-cell table:number-columns-repeated="6"/>
          <table:table-cell table:style-name="ce178"/>
          <table:table-cell table:number-columns-repeated="1012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177" table:formula="of:=[.C60]/100" office:value-type="float" office:value="0.0744">
            <text:p>0.074</text:p>
          </table:table-cell>
          <table:table-cell table:formula="of:=[.E5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177" table:formula="of:=[.C61]/100" office:value-type="float" office:value="0.7372">
            <text:p>0.737</text:p>
          </table:table-cell>
          <table:table-cell table:formula="of:=[.E6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177" table:formula="of:=[.C62]/100" office:value-type="float" office:value="0.0541">
            <text:p>0.054</text:p>
          </table:table-cell>
          <table:table-cell table:formula="of:=[.E61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177" table:formula="of:=[.C63]/100" office:value-type="float" office:value="0.0518">
            <text:p>0.052</text:p>
          </table:table-cell>
          <table:table-cell table:formula="of:=[.E62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59:.C63])" office:value-type="float" office:value="100">
            <text:p>100</text:p>
          </table:table-cell>
          <table:table-cell table:style-name="ce174" table:formula="of:=SUM([.D59:.D63])" office:value-type="float" office:value="1">
            <text:p>1.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7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67">
            <text:p>3067</text:p>
          </table:table-cell>
          <table:table-cell table:formula="of:=[.B63]" office:value-type="float" office:value="50">
            <text:p>50</text:p>
          </table:table-cell>
          <table:table-cell table:style-name="ce204" table:formula="of:=[.D63]" office:value-type="percentage" office:value="0.0518">
            <text:p>5.18%</text:p>
          </table:table-cell>
          <table:table-cell table:style-name="ce178" table:formula="of:=[.$L52]" office:value-type="float" office:value="32602.652872692">
            <text:p>32602.652873</text:p>
          </table:table-cell>
          <table:table-cell table:style-name="ce205" table:formula="of:=100000000/[.D67]" office:value-type="float" office:value="3067.23506183633">
            <text:p>3067.2350618</text:p>
          </table:table-cell>
          <table:table-cell table:number-columns-repeated="1019"/>
        </table:table-row>
        <table:table-row table:style-name="ro1">
          <table:table-cell/>
          <table:table-cell table:formula="of:=[.B62]" office:value-type="float" office:value="49">
            <text:p>49</text:p>
          </table:table-cell>
          <table:table-cell table:style-name="ce204" table:formula="of:=[.D62]" office:value-type="percentage" office:value="0.0541">
            <text:p>5.41%</text:p>
          </table:table-cell>
          <table:table-cell table:style-name="ce178" table:formula="of:=[.$K52]" office:value-type="float" office:value="32602.6413545196">
            <text:p>32602.641355</text:p>
          </table:table-cell>
          <table:table-cell table:style-name="ce205" table:formula="of:=100000000/[.D68]" office:value-type="float" office:value="3067.23614545842">
            <text:p>3067.2361455</text:p>
          </table:table-cell>
          <table:table-cell table:number-columns-repeated="1019"/>
        </table:table-row>
        <table:table-row table:style-name="ro1">
          <table:table-cell/>
          <table:table-cell table:formula="of:=[.B61]" office:value-type="float" office:value="48">
            <text:p>48</text:p>
          </table:table-cell>
          <table:table-cell table:style-name="ce204" table:formula="of:=[.D61]" office:value-type="percentage" office:value="0.7372">
            <text:p>73.72%</text:p>
          </table:table-cell>
          <table:table-cell table:style-name="ce178" table:formula="of:=[.$H52]" office:value-type="float" office:value="32602.6293564233">
            <text:p>32602.629356</text:p>
          </table:table-cell>
          <table:table-cell table:style-name="ce205" table:formula="of:=100000000/[.D69]" office:value-type="float" office:value="3067.23727423225">
            <text:p>3067.2372742</text:p>
          </table:table-cell>
          <table:table-cell table:number-columns-repeated="1019"/>
        </table:table-row>
        <table:table-row table:style-name="ro1">
          <table:table-cell/>
          <table:table-cell table:formula="of:=[.B60]" office:value-type="float" office:value="47">
            <text:p>47</text:p>
          </table:table-cell>
          <table:table-cell table:style-name="ce204" table:formula="of:=[.D60]" office:value-type="percentage" office:value="0.0744">
            <text:p>7.44%</text:p>
          </table:table-cell>
          <table:table-cell table:style-name="ce178" table:formula="of:=[.$J52]" office:value-type="float" office:value="32602.6172281747">
            <text:p>32602.617228</text:p>
          </table:table-cell>
          <table:table-cell table:style-name="ce205" table:formula="of:=100000000/[.D70]" office:value-type="float" office:value="3067.23841525156">
            <text:p>3067.2384153</text:p>
          </table:table-cell>
          <table:table-cell table:number-columns-repeated="1019"/>
        </table:table-row>
        <table:table-row table:style-name="ro1">
          <table:table-cell/>
          <table:table-cell table:formula="of:=[.B59]" office:value-type="float" office:value="46">
            <text:p>46</text:p>
          </table:table-cell>
          <table:table-cell table:style-name="ce204" table:formula="of:=[.D59]" office:value-type="percentage" office:value="0.0825">
            <text:p>8.25%</text:p>
          </table:table-cell>
          <table:table-cell table:style-name="ce178" table:formula="of:=[.$I52]" office:value-type="float" office:value="32602.6045316217">
            <text:p>32602.604532</text:p>
          </table:table-cell>
          <table:table-cell table:style-name="ce205" table:formula="of:=100000000/[.D71]" office:value-type="float" office:value="3067.23960973758">
            <text:p>3067.239609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4"/>
          <table:table-cell table:style-name="ce178"/>
          <table:table-cell table:style-name="ce205"/>
          <table:table-cell table:number-columns-repeated="1019"/>
        </table:table-row>
        <table:table-row table:style-name="ro1">
          <table:table-cell office:value-type="float" office:value="3073">
            <text:p>3073</text:p>
          </table:table-cell>
          <table:table-cell table:formula="of:=[.B67]" office:value-type="float" office:value="50">
            <text:p>50</text:p>
          </table:table-cell>
          <table:table-cell table:style-name="ce204" table:formula="of:=[.C67]" office:value-type="percentage" office:value="0.0518">
            <text:p>5.18%</text:p>
          </table:table-cell>
          <table:table-cell table:style-name="ce178" table:formula="of:=[.$L53]" office:value-type="float" office:value="32532.3812060286">
            <text:p>32532.381206</text:p>
          </table:table-cell>
          <table:table-cell table:style-name="ce205" table:formula="of:=100000000/[.D73]" office:value-type="float" office:value="3073.86045204305">
            <text:p>3073.86045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04" table:formula="of:=[.C68]" office:value-type="percentage" office:value="0.0541">
            <text:p>5.41%</text:p>
          </table:table-cell>
          <table:table-cell table:style-name="ce178" table:formula="of:=[.$K53]" office:value-type="float" office:value="32532.3696715183">
            <text:p>32532.369672</text:p>
          </table:table-cell>
          <table:table-cell table:style-name="ce205" table:formula="of:=100000000/[.D74]" office:value-type="float" office:value="3073.86154189526">
            <text:p>3073.86154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04" table:formula="of:=[.C69]" office:value-type="percentage" office:value="0.7372">
            <text:p>73.72%</text:p>
          </table:table-cell>
          <table:table-cell table:style-name="ce178" table:formula="of:=[.$H53]" office:value-type="float" office:value="32532.3576564035">
            <text:p>32532.357656</text:p>
          </table:table-cell>
          <table:table-cell table:style-name="ce205" table:formula="of:=100000000/[.D75]" office:value-type="float" office:value="3073.8626771588">
            <text:p>3073.86267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04" table:formula="of:=[.C70]" office:value-type="percentage" office:value="0.0744">
            <text:p>7.44%</text:p>
          </table:table-cell>
          <table:table-cell table:style-name="ce178" table:formula="of:=[.$J53]" office:value-type="float" office:value="32532.3455118316">
            <text:p>32532.345512</text:p>
          </table:table-cell>
          <table:table-cell table:style-name="ce205" table:formula="of:=100000000/[.D76]" office:value-type="float" office:value="3073.86382465511">
            <text:p>3073.8638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04" table:formula="of:=[.C71]" office:value-type="percentage" office:value="0.0825">
            <text:p>8.25%</text:p>
          </table:table-cell>
          <table:table-cell table:style-name="ce178" table:formula="of:=[.$I53]" office:value-type="float" office:value="32532.3327981903">
            <text:p>32532.332798</text:p>
          </table:table-cell>
          <table:table-cell table:style-name="ce205" table:formula="of:=100000000/[.D77]" office:value-type="float" office:value="3073.86502592162">
            <text:p>3073.865025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4"/>
          <table:table-cell table:style-name="ce178"/>
          <table:table-cell table:style-name="ce205"/>
          <table:table-cell table:number-columns-repeated="1019"/>
        </table:table-row>
        <table:table-row table:style-name="ro1">
          <table:table-cell office:value-type="float" office:value="3230">
            <text:p>3230</text:p>
          </table:table-cell>
          <table:table-cell table:formula="of:=[.B73]" office:value-type="float" office:value="50">
            <text:p>50</text:p>
          </table:table-cell>
          <table:table-cell table:style-name="ce204" table:formula="of:=[.C73]" office:value-type="percentage" office:value="0.0518">
            <text:p>5.18%</text:p>
          </table:table-cell>
          <table:table-cell table:style-name="ce178" table:formula="of:=[.$L54]" office:value-type="float" office:value="30958.6116803744">
            <text:p>30958.611680</text:p>
          </table:table-cell>
          <table:table-cell table:style-name="ce205" table:formula="of:=100000000/[.D79]" office:value-type="float" office:value="3230.11900638273">
            <text:p>3230.11900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04" table:formula="of:=[.C74]" office:value-type="percentage" office:value="0.0541">
            <text:p>5.41%</text:p>
          </table:table-cell>
          <table:table-cell table:style-name="ce178" table:formula="of:=[.$K54]" office:value-type="float" office:value="30958.6001785398">
            <text:p>30958.600179</text:p>
          </table:table-cell>
          <table:table-cell table:style-name="ce205" table:formula="of:=100000000/[.D80]" office:value-type="float" office:value="3230.12020644651">
            <text:p>3230.12020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04" table:formula="of:=[.C75]" office:value-type="percentage" office:value="0.7372">
            <text:p>73.72%</text:p>
          </table:table-cell>
          <table:table-cell table:style-name="ce178" table:formula="of:=[.$H54]" office:value-type="float" office:value="30958.5881974621">
            <text:p>30958.588197</text:p>
          </table:table-cell>
          <table:table-cell table:style-name="ce205" table:formula="of:=100000000/[.D81]" office:value-type="float" office:value="3230.12145651389">
            <text:p>3230.12145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04" table:formula="of:=[.C76]" office:value-type="percentage" office:value="0.0744">
            <text:p>7.44%</text:p>
          </table:table-cell>
          <table:table-cell table:style-name="ce178" table:formula="of:=[.$J54]" office:value-type="float" office:value="30958.5760855369">
            <text:p>30958.576086</text:p>
          </table:table-cell>
          <table:table-cell table:style-name="ce205" table:formula="of:=100000000/[.D82]" office:value-type="float" office:value="3230.12272023446">
            <text:p>3230.12272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04" table:formula="of:=[.C77]" office:value-type="percentage" office:value="0.0825">
            <text:p>8.25%</text:p>
          </table:table-cell>
          <table:table-cell table:style-name="ce178" table:formula="of:=[.$I54]" office:value-type="float" office:value="30958.5634060722">
            <text:p>30958.563406</text:p>
          </table:table-cell>
          <table:table-cell table:style-name="ce205" table:formula="of:=100000000/[.D83]" office:value-type="float" office:value="3230.1240431714">
            <text:p>3230.12404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4"/>
          <table:table-cell table:style-name="ce178"/>
          <table:table-cell table:style-name="ce205"/>
          <table:table-cell table:number-columns-repeated="1019"/>
        </table:table-row>
        <table:table-row table:style-name="ro1">
          <table:table-cell office:value-type="float" office:value="3243">
            <text:p>3243</text:p>
          </table:table-cell>
          <table:table-cell table:formula="of:=[.B79]" office:value-type="float" office:value="50">
            <text:p>50</text:p>
          </table:table-cell>
          <table:table-cell table:style-name="ce204" table:formula="of:=[.C79]" office:value-type="percentage" office:value="0.0518">
            <text:p>5.18%</text:p>
          </table:table-cell>
          <table:table-cell table:style-name="ce178" table:formula="of:=[.$L55]" office:value-type="float" office:value="30836.452130097">
            <text:p>30836.452130</text:p>
          </table:table-cell>
          <table:table-cell table:style-name="ce205" table:formula="of:=100000000/[.D85]" office:value-type="float" office:value="3242.91522183247">
            <text:p>3242.91522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04" table:formula="of:=[.C80]" office:value-type="percentage" office:value="0.0541">
            <text:p>5.41%</text:p>
          </table:table-cell>
          <table:table-cell table:style-name="ce178" table:formula="of:=[.$K55]" office:value-type="float" office:value="30836.4404158706">
            <text:p>30836.440416</text:p>
          </table:table-cell>
          <table:table-cell table:style-name="ce205" table:formula="of:=100000000/[.D86]" office:value-type="float" office:value="3242.91645375946">
            <text:p>3242.91645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04" table:formula="of:=[.C81]" office:value-type="percentage" office:value="0.7372">
            <text:p>73.72%</text:p>
          </table:table-cell>
          <table:table-cell table:style-name="ce178" table:formula="of:=[.$H55]" office:value-type="float" office:value="30836.4282135514">
            <text:p>30836.428214</text:p>
          </table:table-cell>
          <table:table-cell table:style-name="ce205" table:formula="of:=100000000/[.D87]" office:value-type="float" office:value="3242.91773701774">
            <text:p>3242.91773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04" table:formula="of:=[.C82]" office:value-type="percentage" office:value="0.0744">
            <text:p>7.44%</text:p>
          </table:table-cell>
          <table:table-cell table:style-name="ce178" table:formula="of:=[.$J55]" office:value-type="float" office:value="30836.4158730993">
            <text:p>30836.415873</text:p>
          </table:table-cell>
          <table:table-cell table:style-name="ce205" table:formula="of:=100000000/[.D88]" office:value-type="float" office:value="3242.91903480381">
            <text:p>3242.91903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04" table:formula="of:=[.C83]" office:value-type="percentage" office:value="0.0825">
            <text:p>8.25%</text:p>
          </table:table-cell>
          <table:table-cell table:style-name="ce178" table:formula="of:=[.$I55]" office:value-type="float" office:value="30836.4029543994">
            <text:p>30836.402954</text:p>
          </table:table-cell>
          <table:table-cell table:style-name="ce205" table:formula="of:=100000000/[.D89]" office:value-type="float" office:value="3242.92039340254">
            <text:p>3242.920393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4"/>
          <table:table-cell table:style-name="ce178"/>
          <table:table-cell table:style-name="ce205"/>
          <table:table-cell table:number-columns-repeated="1019"/>
        </table:table-row>
        <table:table-row table:style-name="ro1">
          <table:table-cell office:value-type="float" office:value="3384">
            <text:p>3384</text:p>
          </table:table-cell>
          <table:table-cell table:formula="of:=[.B85]" office:value-type="float" office:value="50">
            <text:p>50</text:p>
          </table:table-cell>
          <table:table-cell table:style-name="ce204" table:formula="of:=[.C85]" office:value-type="percentage" office:value="0.0518">
            <text:p>5.18%</text:p>
          </table:table-cell>
          <table:table-cell table:style-name="ce178" table:formula="of:=[.$L56]" office:value-type="float" office:value="29544.4689864444">
            <text:p>29544.468986</text:p>
          </table:table-cell>
          <table:table-cell table:style-name="ce205" table:formula="of:=100000000/[.D91]" office:value-type="float" office:value="3384.72829028953">
            <text:p>3384.72829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04" table:formula="of:=[.C86]" office:value-type="percentage" office:value="0.0541">
            <text:p>5.41%</text:p>
          </table:table-cell>
          <table:table-cell table:style-name="ce178" table:formula="of:=[.$K56]" office:value-type="float" office:value="29544.4568637721">
            <text:p>29544.456864</text:p>
          </table:table-cell>
          <table:table-cell table:style-name="ce205" table:formula="of:=100000000/[.D92]" office:value-type="float" office:value="3384.72967911018">
            <text:p>3384.72967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04" table:formula="of:=[.C87]" office:value-type="percentage" office:value="0.7372">
            <text:p>73.72%</text:p>
          </table:table-cell>
          <table:table-cell table:style-name="ce178" table:formula="of:=[.$H56]" office:value-type="float" office:value="29544.4442359885">
            <text:p>29544.444236</text:p>
          </table:table-cell>
          <table:table-cell table:style-name="ce205" table:formula="of:=100000000/[.D93]" office:value-type="float" office:value="3384.73112579957">
            <text:p>3384.73112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04" table:formula="of:=[.C88]" office:value-type="percentage" office:value="0.0744">
            <text:p>7.44%</text:p>
          </table:table-cell>
          <table:table-cell table:style-name="ce178" table:formula="of:=[.$J56]" office:value-type="float" office:value="29544.4314384827">
            <text:p>29544.431438</text:p>
          </table:table-cell>
          <table:table-cell table:style-name="ce205" table:formula="of:=100000000/[.D94]" office:value-type="float" office:value="3384.73259193428">
            <text:p>3384.73259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04" table:formula="of:=[.C89]" office:value-type="percentage" office:value="0.0825">
            <text:p>8.25%</text:p>
          </table:table-cell>
          <table:table-cell table:style-name="ce178" table:formula="of:=[.$I56]" office:value-type="float" office:value="29544.4180413123">
            <text:p>29544.418041</text:p>
          </table:table-cell>
          <table:table-cell table:style-name="ce205" table:formula="of:=100000000/[.D95]" office:value-type="float" office:value="3384.73412677037">
            <text:p>3384.73412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4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4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4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4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4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I" table:style-name="ta1">
        <table:table-column table:style-name="co51" table:number-columns-repeated="2" table:default-cell-style-name="ce133"/>
        <table:table-column table:style-name="co51" table:default-cell-style-name="ce138"/>
        <table:table-column table:style-name="co52" table:default-cell-style-name="ce138"/>
        <table:table-column table:style-name="co82" table:default-cell-style-name="ce138"/>
        <table:table-column table:style-name="co91" table:default-cell-style-name="ce139"/>
        <table:table-column table:style-name="co109" table:default-cell-style-name="ce139"/>
        <table:table-column table:style-name="co110" table:number-columns-repeated="2" table:default-cell-style-name="ce139"/>
        <table:table-column table:style-name="co51" table:default-cell-style-name="ce133"/>
        <table:table-column table:style-name="co57" table:default-cell-style-name="ce133"/>
        <table:table-column table:style-name="co38" table:default-cell-style-name="ce133"/>
        <table:table-column table:style-name="co111" table:default-cell-style-name="ce133"/>
        <table:table-column table:style-name="co51" table:number-columns-repeated="1011" table:default-cell-style-name="ce133"/>
        <table:table-row table:style-name="ro1">
          <table:table-cell table:style-name="ce108" office:value-type="string">
            <text:p>Updated</text:p>
          </table:table-cell>
          <table:table-cell table:style-name="ce110" office:value-type="date" office:date-value="2012-04-16">
            <text:p>16/04/2012</text:p>
          </table:table-cell>
          <table:table-cell table:style-name="ce108" table:number-columns-repeated="1022"/>
        </table:table-row>
        <table:table-row table:style-name="ro1">
          <table:table-cell table:style-name="ce108"/>
          <table:table-cell table:style-name="ce109"/>
          <table:table-cell table:style-name="ce108" table:number-columns-repeated="1022"/>
        </table:table-row>
        <table:table-row table:style-name="ro1">
          <table:table-cell table:style-name="ce108" office:value-type="string">
            <text:p>Summary</text:p>
          </table:table-cell>
          <table:table-cell table:style-name="ce109"/>
          <table:table-cell table:style-name="ce108" table:number-columns-repeated="1022"/>
        </table:table-row>
        <table:table-row table:style-name="ro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ce142" office:value-type="string">
            <text:p>CrII</text:p>
          </table:table-cell>
          <table:table-cell table:style-name="ce152" table:formula="of:=[.A30]" office:value-type="float" office:value="2056">
            <text:p>2056</text:p>
          </table:table-cell>
          <table:table-cell table:style-name="ce152" office:value-type="string">
            <text:p>CMP</text:p>
          </table:table-cell>
          <table:table-cell table:style-name="ce116" office:value-type="float" office:value="51.9961">
            <text:p>51.9961</text:p>
          </table:table-cell>
          <table:table-cell table:style-name="ce129" table:formula="of:=[.D30]" office:value-type="float" office:value="48632.059727192">
            <text:p>48632.0597</text:p>
          </table:table-cell>
          <table:table-cell table:style-name="ce129" table:formula="of:=[.E30]" office:value-type="float" office:value="0.0014142135623731">
            <text:p>0.0014</text:p>
          </table:table-cell>
          <table:table-cell table:style-name="ce108" office:value-type="float" office:value="0">
            <text:p>0</text:p>
          </table:table-cell>
          <table:table-cell table:style-name="ce158" office:value-type="string">
            <text:p>Aldenius:2009:014008,Pickering:2000:163,Nave:2012:1570</text:p>
          </table:table-cell>
          <table:table-cell table:style-name="ce118" table:formula="of:=[.F30]" office:value-type="float" office:value="2056.25672778335">
            <text:p>2056.256728</text:p>
          </table:table-cell>
          <table:table-cell table:style-name="ce118" table:formula="of:=[.G30]" office:value-type="float" office:value="0.0000597956608966362">
            <text:p>0.000060</text:p>
          </table:table-cell>
          <table:table-cell table:style-name="ce122" table:formula="of:=299792458*[.J5]/[.I5]" office:value-type="float" office:value="8.71792316383649">
            <text:p>8.7</text:p>
          </table:table-cell>
          <table:table-cell table:style-name="ce108" office:value-type="string">
            <text:p>3\rm{d}^5~^6\rm{S}_{5/2}</text:p>
          </table:table-cell>
          <table:table-cell table:style-name="ce108" office:value-type="string">
            <text:p>3\rm{d}^44\rm{p}~^6\rm{P}_{7/2}</text:p>
          </table:table-cell>
          <table:table-cell table:style-name="ce108" office:value-type="string">
            <text:p>h_1</text:p>
          </table:table-cell>
          <table:table-cell table:style-name="ce147" office:value-type="float" office:value="6.77">
            <text:p>6.77</text:p>
          </table:table-cell>
          <table:table-cell table:style-name="ce147" office:value-type="float" office:value="16.5">
            <text:p>16.50</text:p>
          </table:table-cell>
          <table:table-cell table:style-name="ce130" office:value-type="float" office:value="0.103">
            <text:p>0.103</text:p>
          </table:table-cell>
          <table:table-cell table:style-name="ce126" office:value-type="float" office:value="407000000">
            <text:p>4.07E+08</text:p>
          </table:table-cell>
          <table:table-cell table:style-name="ce108" office:value-type="float" office:value="-1110">
            <text:p>-1110</text:p>
          </table:table-cell>
          <table:table-cell table:style-name="ce108" office:value-type="float" office:value="150">
            <text:p>150</text:p>
          </table:table-cell>
          <table:table-cell table:style-name="ce108" table:number-columns-repeated="1004"/>
        </table:table-row>
        <table:table-row table:style-name="ro1">
          <table:table-cell table:style-name="ce142"/>
          <table:table-cell table:style-name="ce152"/>
          <table:table-cell table:style-name="ce152" office:value-type="string">
            <text:p>ISO</text:p>
          </table:table-cell>
          <table:table-cell table:style-name="ce111" table:formula="of:=[.A31]" office:value-type="float" office:value="54">
            <text:p>54</text:p>
          </table:table-cell>
          <table:table-cell table:style-name="ce119" table:formula="of:=[.D31]" office:value-type="float" office:value="48631.9814408268">
            <text:p>48631.98144</text:p>
          </table:table-cell>
          <table:table-cell table:style-name="ce129"/>
          <table:table-cell table:style-name="ce108" office:value-type="float" office:value="3">
            <text:p>3</text:p>
          </table:table-cell>
          <table:table-cell table:style-name="ce108" table:formula="of:=[.A48]" office:value-type="string" office:string-value="Berengut:2011:052520">
            <text:p>Berengut:2011:052520</text:p>
          </table:table-cell>
          <table:table-cell table:style-name="ce121" table:formula="of:=[.F31]" office:value-type="float" office:value="2056.26003788629">
            <text:p>2056.2600379</text:p>
          </table:table-cell>
          <table:table-cell table:style-name="ce118"/>
          <table:table-cell table:style-name="ce122"/>
          <table:table-cell table:style-name="ce108" table:number-columns-repeated="5"/>
          <table:table-cell table:style-name="ce134" table:formula="of:=[.B31]" office:value-type="percentage" office:value="0.02365">
            <text:p>2.365%</text:p>
          </table:table-cell>
          <table:table-cell table:style-name="ce151"/>
          <table:table-cell table:style-name="ce108" table:number-columns-repeated="1006"/>
        </table:table-row>
        <table:table-row table:style-name="ro1">
          <table:table-cell table:style-name="Default"/>
          <table:table-cell table:style-name="ce111"/>
          <table:table-cell table:style-name="ce111" office:value-type="string">
            <text:p>ISO</text:p>
          </table:table-cell>
          <table:table-cell table:style-name="ce111" table:formula="of:=[.A32]" office:value-type="float" office:value="53">
            <text:p>53</text:p>
          </table:table-cell>
          <table:table-cell table:style-name="ce119" table:formula="of:=[.D32]" office:value-type="float" office:value="48632.0208600673">
            <text:p>48632.02086</text:p>
          </table:table-cell>
          <table:table-cell table:style-name="ce129"/>
          <table:table-cell table:style-name="ce111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121" table:formula="of:=[.F32]" office:value-type="float" office:value="2056.25837116121">
            <text:p>2056.2583712</text:p>
          </table:table-cell>
          <table:table-cell table:style-name="ce114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32]" office:value-type="percentage" office:value="0.09501">
            <text:p>9.501%</text:p>
          </table:table-cell>
          <table:table-cell table:style-name="ce126"/>
          <table:table-cell table:style-name="ce111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111"/>
          <table:table-cell table:style-name="ce111" office:value-type="string">
            <text:p>ISO</text:p>
          </table:table-cell>
          <table:table-cell table:style-name="ce111" table:formula="of:=[.A33]" office:value-type="float" office:value="52">
            <text:p>52</text:p>
          </table:table-cell>
          <table:table-cell table:style-name="ce119" table:formula="of:=[.D33]" office:value-type="float" office:value="48632.0617392797">
            <text:p>48632.06174</text:p>
          </table:table-cell>
          <table:table-cell table:style-name="ce129"/>
          <table:table-cell table:style-name="ce111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121" table:formula="of:=[.F33]" office:value-type="float" office:value="2056.25664270842">
            <text:p>2056.2566427</text:p>
          </table:table-cell>
          <table:table-cell table:style-name="ce113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33]" office:value-type="percentage" office:value="0.83789">
            <text:p>83.789%</text:p>
          </table:table-cell>
          <table:table-cell table:style-name="ce126"/>
          <table:table-cell table:style-name="ce111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111"/>
          <table:table-cell table:style-name="ce111" office:value-type="string">
            <text:p>ISO</text:p>
          </table:table-cell>
          <table:table-cell table:style-name="ce111" table:formula="of:=[.A34]" office:value-type="float" office:value="50">
            <text:p>50</text:p>
          </table:table-cell>
          <table:table-cell table:style-name="ce119" table:formula="of:=[.D34]" office:value-type="float" office:value="48632.1485264965">
            <text:p>48632.14853</text:p>
          </table:table-cell>
          <table:table-cell table:style-name="ce129"/>
          <table:table-cell table:style-name="ce111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121" table:formula="of:=[.F34]" office:value-type="float" office:value="2056.25297318535">
            <text:p>2056.2529732</text:p>
          </table:table-cell>
          <table:table-cell table:style-name="ce113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34]" office:value-type="percentage" office:value="0.04345">
            <text:p>4.345%</text:p>
          </table:table-cell>
          <table:table-cell table:style-name="ce126"/>
          <table:table-cell table:style-name="ce111" table:number-columns-repeated="2"/>
          <table:table-cell table:style-name="Default" table:number-columns-repeated="1004"/>
        </table:table-row>
        <table:table-row table:style-name="ro1">
          <table:table-cell table:style-name="ce142"/>
          <table:table-cell table:style-name="ce152" table:formula="of:=[.A35]" office:value-type="float" office:value="2062">
            <text:p>2062</text:p>
          </table:table-cell>
          <table:table-cell table:style-name="ce152" office:value-type="string">
            <text:p>CMP</text:p>
          </table:table-cell>
          <table:table-cell table:style-name="ce116" table:formula="of:=[.$D$5]" office:value-type="float" office:value="51.9961">
            <text:p>51.9961</text:p>
          </table:table-cell>
          <table:table-cell table:style-name="ce129" table:formula="of:=[.D35]" office:value-type="float" office:value="48491.0583171104">
            <text:p>48491.0583</text:p>
          </table:table-cell>
          <table:table-cell table:style-name="ce129" table:formula="of:=[.E35]" office:value-type="float" office:value="0.0014142135623731">
            <text:p>0.0014</text:p>
          </table:table-cell>
          <table:table-cell table:style-name="ce108" office:value-type="float" office:value="0">
            <text:p>0</text:p>
          </table:table-cell>
          <table:table-cell table:style-name="ce158" office:value-type="string">
            <text:p>Aldenius:2009:014008,Pickering:2000:163,Nave:2012:1570</text:p>
          </table:table-cell>
          <table:table-cell table:style-name="ce118" table:formula="of:=[.F35]" office:value-type="float" office:value="2062.23587338605">
            <text:p>2062.235873</text:p>
          </table:table-cell>
          <table:table-cell table:style-name="ce118" table:formula="of:=[.G35]" office:value-type="float" office:value="0.0000601439119328479">
            <text:p>0.000060</text:p>
          </table:table-cell>
          <table:table-cell table:style-name="ce122" table:formula="of:=299792458*[.J10]/[.I10]" office:value-type="float" office:value="8.74327298093154">
            <text:p>8.7</text:p>
          </table:table-cell>
          <table:table-cell table:style-name="ce108"/>
          <table:table-cell table:style-name="ce108" office:value-type="string">
            <text:p>3\rm{d}^44\rm{p}~^6\rm{P}_{5/2}</text:p>
          </table:table-cell>
          <table:table-cell table:style-name="ce108" office:value-type="string">
            <text:p>h_2</text:p>
          </table:table-cell>
          <table:table-cell table:style-name="ce147" table:number-columns-repeated="2"/>
          <table:table-cell table:style-name="ce129" office:value-type="float" office:value="0.0759">
            <text:p>0.0759</text:p>
          </table:table-cell>
          <table:table-cell table:style-name="ce126" office:value-type="float" office:value="406000000">
            <text:p>4.06E+08</text:p>
          </table:table-cell>
          <table:table-cell table:style-name="ce108" office:value-type="float" office:value="-1280">
            <text:p>-1280</text:p>
          </table:table-cell>
          <table:table-cell table:style-name="ce108" office:value-type="float" office:value="150">
            <text:p>150</text:p>
          </table:table-cell>
          <table:table-cell table:style-name="ce108" table:number-columns-repeated="1004"/>
        </table:table-row>
        <table:table-row table:style-name="ro1">
          <table:table-cell table:style-name="ce142"/>
          <table:table-cell table:style-name="ce152"/>
          <table:table-cell table:style-name="ce152" office:value-type="string">
            <text:p>ISO</text:p>
          </table:table-cell>
          <table:table-cell table:style-name="ce111" table:formula="of:=[.A36]" office:value-type="float" office:value="54">
            <text:p>54</text:p>
          </table:table-cell>
          <table:table-cell table:style-name="ce119" table:formula="of:=[.D36]" office:value-type="float" office:value="48490.9819940397">
            <text:p>48490.98199</text:p>
          </table:table-cell>
          <table:table-cell table:style-name="ce129"/>
          <table:table-cell table:style-name="ce108" office:value-type="float" office:value="3">
            <text:p>3</text:p>
          </table:table-cell>
          <table:table-cell table:style-name="ce108" table:formula="of:=[.A48]" office:value-type="string" office:string-value="Berengut:2011:052520">
            <text:p>Berengut:2011:052520</text:p>
          </table:table-cell>
          <table:table-cell table:style-name="ce121" table:formula="of:=[.F36]" office:value-type="float" office:value="2062.23911927153">
            <text:p>2062.2391193</text:p>
          </table:table-cell>
          <table:table-cell table:style-name="ce118"/>
          <table:table-cell table:style-name="ce122"/>
          <table:table-cell table:style-name="ce108" table:number-columns-repeated="5"/>
          <table:table-cell table:style-name="ce134" table:formula="of:=[.B36]" office:value-type="percentage" office:value="0.02365">
            <text:p>2.365%</text:p>
          </table:table-cell>
          <table:table-cell table:style-name="ce151"/>
          <table:table-cell table:style-name="ce108" table:number-columns-repeated="1006"/>
        </table:table-row>
        <table:table-row table:style-name="ro1">
          <table:table-cell table:style-name="ce142"/>
          <table:table-cell table:style-name="ce111"/>
          <table:table-cell table:style-name="ce111" office:value-type="string">
            <text:p>ISO</text:p>
          </table:table-cell>
          <table:table-cell table:style-name="ce111" table:formula="of:=[.A37]" office:value-type="float" office:value="53">
            <text:p>53</text:p>
          </table:table-cell>
          <table:table-cell table:style-name="ce119" table:formula="of:=[.D37]" office:value-type="float" office:value="48491.0204902461">
            <text:p>48491.02049</text:p>
          </table:table-cell>
          <table:table-cell table:style-name="ce129"/>
          <table:table-cell table:style-name="ce111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121" table:formula="of:=[.F37]" office:value-type="float" office:value="2062.23748209454">
            <text:p>2062.2374821</text:p>
          </table:table-cell>
          <table:table-cell table:style-name="ce114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37]" office:value-type="percentage" office:value="0.09501">
            <text:p>9.501%</text:p>
          </table:table-cell>
          <table:table-cell table:style-name="ce126"/>
          <table:table-cell table:style-name="ce111" table:number-columns-repeated="2"/>
          <table:table-cell table:style-name="ce108" table:number-columns-repeated="1004"/>
        </table:table-row>
        <table:table-row table:style-name="ro1">
          <table:table-cell table:style-name="ce108"/>
          <table:table-cell table:style-name="ce111"/>
          <table:table-cell table:style-name="ce111" office:value-type="string">
            <text:p>ISO</text:p>
          </table:table-cell>
          <table:table-cell table:style-name="ce111" table:formula="of:=[.A38]" office:value-type="float" office:value="52">
            <text:p>52</text:p>
          </table:table-cell>
          <table:table-cell table:style-name="ce119" table:formula="of:=[.D38]" office:value-type="float" office:value="48491.0602804427">
            <text:p>48491.06028</text:p>
          </table:table-cell>
          <table:table-cell table:style-name="ce129"/>
          <table:table-cell table:style-name="ce111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121" table:formula="of:=[.F38]" office:value-type="float" office:value="2062.23578988913">
            <text:p>2062.2357899</text:p>
          </table:table-cell>
          <table:table-cell table:style-name="ce113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38]" office:value-type="percentage" office:value="0.83789">
            <text:p>83.789%</text:p>
          </table:table-cell>
          <table:table-cell table:style-name="ce126"/>
          <table:table-cell table:style-name="ce111" table:number-columns-repeated="2"/>
          <table:table-cell table:style-name="ce108" table:number-columns-repeated="1004"/>
        </table:table-row>
        <table:table-row table:style-name="ro1">
          <table:table-cell table:style-name="ce108"/>
          <table:table-cell table:style-name="ce111"/>
          <table:table-cell table:style-name="ce111" office:value-type="string">
            <text:p>ISO</text:p>
          </table:table-cell>
          <table:table-cell table:style-name="ce111" table:formula="of:=[.A39]" office:value-type="float" office:value="50">
            <text:p>50</text:p>
          </table:table-cell>
          <table:table-cell table:style-name="ce119" table:formula="of:=[.D39]" office:value-type="float" office:value="48491.1447132988">
            <text:p>48491.14471</text:p>
          </table:table-cell>
          <table:table-cell table:style-name="ce129"/>
          <table:table-cell table:style-name="ce111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121" table:formula="of:=[.F39]" office:value-type="float" office:value="2062.23219912098">
            <text:p>2062.2321991</text:p>
          </table:table-cell>
          <table:table-cell table:style-name="ce113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39]" office:value-type="percentage" office:value="0.04345">
            <text:p>4.345%</text:p>
          </table:table-cell>
          <table:table-cell table:style-name="ce126"/>
          <table:table-cell table:style-name="ce111" table:number-columns-repeated="2"/>
          <table:table-cell table:style-name="ce108" table:number-columns-repeated="1004"/>
        </table:table-row>
        <table:table-row table:style-name="ro1">
          <table:table-cell table:style-name="ce108"/>
          <table:table-cell table:style-name="ce152" table:formula="of:=[.A40]" office:value-type="float" office:value="2066">
            <text:p>2066</text:p>
          </table:table-cell>
          <table:table-cell table:style-name="ce152" office:value-type="string">
            <text:p>CMP</text:p>
          </table:table-cell>
          <table:table-cell table:style-name="ce116" table:formula="of:=[.$D$5]" office:value-type="float" office:value="51.9961">
            <text:p>51.9961</text:p>
          </table:table-cell>
          <table:table-cell table:style-name="ce129" table:formula="of:=[.D40]" office:value-type="float" office:value="48398.8728605191">
            <text:p>48398.8729</text:p>
          </table:table-cell>
          <table:table-cell table:style-name="ce129" table:formula="of:=[.E40]" office:value-type="float" office:value="0.0014142135623731">
            <text:p>0.0014</text:p>
          </table:table-cell>
          <table:table-cell table:style-name="ce108" office:value-type="float" office:value="0">
            <text:p>0</text:p>
          </table:table-cell>
          <table:table-cell table:style-name="ce158" office:value-type="string">
            <text:p>Aldenius:2009:014008,Pickering:2000:163,Nave:2012:1570</text:p>
          </table:table-cell>
          <table:table-cell table:style-name="ce118" table:formula="of:=[.F40]" office:value-type="float" office:value="2066.16381931435">
            <text:p>2066.163819</text:p>
          </table:table-cell>
          <table:table-cell table:style-name="ce118" table:formula="of:=[.G40]" office:value-type="float" office:value="0.0000603732426533954">
            <text:p>0.000060</text:p>
          </table:table-cell>
          <table:table-cell table:style-name="ce122" table:formula="of:=299792458*[.J15]/[.I15]" office:value-type="float" office:value="8.75992631528029">
            <text:p>8.8</text:p>
          </table:table-cell>
          <table:table-cell table:style-name="ce108"/>
          <table:table-cell table:style-name="ce108" office:value-type="string">
            <text:p>3\rm{d}^44\rm{p}~^6\rm{P}_{3/2}</text:p>
          </table:table-cell>
          <table:table-cell table:style-name="ce108" office:value-type="string">
            <text:p>h_3</text:p>
          </table:table-cell>
          <table:table-cell table:style-name="ce147" table:number-columns-repeated="2"/>
          <table:table-cell table:style-name="ce129" table:formula="of:=0.0512" office:value-type="float" office:value="0.0512">
            <text:p>0.0512</text:p>
          </table:table-cell>
          <table:table-cell table:style-name="ce126" office:value-type="float" office:value="417000000">
            <text:p>4.17E+08</text:p>
          </table:table-cell>
          <table:table-cell table:style-name="ce108" office:value-type="float" office:value="-1360">
            <text:p>-1360</text:p>
          </table:table-cell>
          <table:table-cell table:style-name="ce108" office:value-type="float" office:value="150">
            <text:p>150</text:p>
          </table:table-cell>
          <table:table-cell table:style-name="ce108" table:number-columns-repeated="1004"/>
        </table:table-row>
        <table:table-row table:style-name="ro1">
          <table:table-cell table:style-name="ce108"/>
          <table:table-cell table:style-name="ce152"/>
          <table:table-cell table:style-name="ce152" office:value-type="string">
            <text:p>ISO</text:p>
          </table:table-cell>
          <table:table-cell table:style-name="ce111" table:formula="of:=[.A41]" office:value-type="float" office:value="54">
            <text:p>54</text:p>
          </table:table-cell>
          <table:table-cell table:style-name="ce119" table:formula="of:=[.D41]" office:value-type="float" office:value="48398.7949495309">
            <text:p>48398.79495</text:p>
          </table:table-cell>
          <table:table-cell table:style-name="ce129"/>
          <table:table-cell table:style-name="ce108" office:value-type="float" office:value="3">
            <text:p>3</text:p>
          </table:table-cell>
          <table:table-cell table:style-name="ce108" table:formula="of:=[.A48]" office:value-type="string" office:string-value="Berengut:2011:052520">
            <text:p>Berengut:2011:052520</text:p>
          </table:table-cell>
          <table:table-cell table:style-name="ce121" table:formula="of:=[.F41]" office:value-type="float" office:value="2066.16714536545">
            <text:p>2066.1671454</text:p>
          </table:table-cell>
          <table:table-cell table:style-name="ce118"/>
          <table:table-cell table:style-name="ce122"/>
          <table:table-cell table:style-name="ce108" table:number-columns-repeated="5"/>
          <table:table-cell table:style-name="ce134" table:formula="of:=[.B41]" office:value-type="percentage" office:value="0.02365">
            <text:p>2.365%</text:p>
          </table:table-cell>
          <table:table-cell table:style-name="ce151"/>
          <table:table-cell table:style-name="ce108" table:number-columns-repeated="1006"/>
        </table:table-row>
        <table:table-row table:style-name="ro1">
          <table:table-cell table:style-name="ce108"/>
          <table:table-cell table:style-name="ce111"/>
          <table:table-cell table:style-name="ce111" office:value-type="string">
            <text:p>ISO</text:p>
          </table:table-cell>
          <table:table-cell table:style-name="ce111" table:formula="of:=[.A42]" office:value-type="float" office:value="53">
            <text:p>53</text:p>
          </table:table-cell>
          <table:table-cell table:style-name="ce119" table:formula="of:=[.D42]" office:value-type="float" office:value="48398.8341797593">
            <text:p>48398.83418</text:p>
          </table:table-cell>
          <table:table-cell table:style-name="ce129"/>
          <table:table-cell table:style-name="ce111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121" table:formula="of:=[.F42]" office:value-type="float" office:value="2066.16547061005">
            <text:p>2066.1654706</text:p>
          </table:table-cell>
          <table:table-cell table:style-name="ce114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42]" office:value-type="percentage" office:value="0.09501">
            <text:p>9.501%</text:p>
          </table:table-cell>
          <table:table-cell table:style-name="ce126"/>
          <table:table-cell table:style-name="ce111" table:number-columns-repeated="2"/>
          <table:table-cell table:style-name="ce108" table:number-columns-repeated="1004"/>
        </table:table-row>
        <table:table-row table:style-name="ro1">
          <table:table-cell table:style-name="ce108"/>
          <table:table-cell table:style-name="ce111"/>
          <table:table-cell table:style-name="ce111" office:value-type="string">
            <text:p>ISO</text:p>
          </table:table-cell>
          <table:table-cell table:style-name="ce111" table:formula="of:=[.A43]" office:value-type="float" office:value="52">
            <text:p>52</text:p>
          </table:table-cell>
          <table:table-cell table:style-name="ce119" table:formula="of:=[.D43]" office:value-type="float" office:value="48398.8748629591">
            <text:p>48398.87486</text:p>
          </table:table-cell>
          <table:table-cell table:style-name="ce129"/>
          <table:table-cell table:style-name="ce111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121" table:formula="of:=[.F43]" office:value-type="float" office:value="2066.16373382954">
            <text:p>2066.1637338</text:p>
          </table:table-cell>
          <table:table-cell table:style-name="ce113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43]" office:value-type="percentage" office:value="0.83789">
            <text:p>83.789%</text:p>
          </table:table-cell>
          <table:table-cell table:style-name="ce126"/>
          <table:table-cell table:style-name="ce111" table:number-columns-repeated="2"/>
          <table:table-cell table:style-name="ce108" table:number-columns-repeated="1004"/>
        </table:table-row>
        <table:table-row table:style-name="ro1">
          <table:table-cell table:style-name="ce108"/>
          <table:table-cell table:style-name="ce111"/>
          <table:table-cell table:style-name="ce111" office:value-type="string">
            <text:p>ISO</text:p>
          </table:table-cell>
          <table:table-cell table:style-name="ce111" table:formula="of:=[.A44]" office:value-type="float" office:value="50">
            <text:p>50</text:p>
          </table:table-cell>
          <table:table-cell table:style-name="ce119" table:formula="of:=[.D44]" office:value-type="float" office:value="48398.961234038">
            <text:p>48398.96123</text:p>
          </table:table-cell>
          <table:table-cell table:style-name="ce129"/>
          <table:table-cell table:style-name="ce111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121" table:formula="of:=[.F44]" office:value-type="float" office:value="2066.16004662662">
            <text:p>2066.1600466</text:p>
          </table:table-cell>
          <table:table-cell table:style-name="ce113"/>
          <table:table-cell table:style-name="ce122"/>
          <table:table-cell table:style-name="Default" table:number-columns-repeated="3"/>
          <table:table-cell table:style-name="ce123" table:number-columns-repeated="2"/>
          <table:table-cell table:style-name="ce134" table:formula="of:=[.B44]" office:value-type="percentage" office:value="0.04345">
            <text:p>4.345%</text:p>
          </table:table-cell>
          <table:table-cell table:style-name="ce126"/>
          <table:table-cell table:style-name="ce111" table:number-columns-repeated="2"/>
          <table:table-cell table:style-name="ce108" table:number-columns-repeated="1004"/>
        </table:table-row>
        <table:table-row table:style-name="ro1">
          <table:table-cell table:style-name="ce108" office:value-type="string">
            <text:p>END</text:p>
          </table:table-cell>
          <table:table-cell table:style-name="ce109"/>
          <table:table-cell table:style-name="ce108" table:number-columns-repeated="1022"/>
        </table:table-row>
        <table:table-row table:style-name="ro1">
          <table:table-cell table:style-name="ce108"/>
          <table:table-cell table:style-name="ce109"/>
          <table:table-cell table:style-name="ce108" table:number-columns-repeated="1022"/>
        </table:table-row>
        <table:table-row table:style-name="ro1">
          <table:table-cell table:style-name="ce108" office:value-type="string">
            <text:p>Measurements</text:p>
          </table:table-cell>
          <table:table-cell table:style-name="ce109"/>
          <table:table-cell table:style-name="ce108" table:number-columns-repeated="1022"/>
        </table:table-row>
        <table:table-row table:style-name="ro11">
          <table:table-cell table:style-name="ce108" office:value-type="string">
            <text:p>Transition</text:p>
          </table:table-cell>
          <table:table-cell table:style-name="ce112" office:value-type="string">
            <text:p>w [/cm]</text:p>
          </table:table-cell>
          <table:table-cell table:style-name="ce117" office:value-type="string">
            <text:p>dw [/cm]</text:p>
          </table:table-cell>
          <table:table-cell table:style-name="ce117" office:value-type="string">
            <text:p>Reference</text:p>
          </table:table-cell>
          <table:table-cell table:style-name="ce131" office:value-type="string">
            <text:p>Aldenius:2009:014008 wavenumbers increased by 3.7 parts per 10^8 – see Nave:2012:1570</text:p>
          </table:table-cell>
          <table:table-cell table:style-name="ce131" office:value-type="string">
            <text:p>w [/cm]</text:p>
          </table:table-cell>
          <table:table-cell table:style-name="ce131" office:value-type="string">
            <text:p>dw [/cm]</text:p>
          </table:table-cell>
          <table:table-cell table:style-name="ce131" office:value-type="string">
            <text:p>Reference</text:p>
          </table:table-cell>
          <table:table-cell table:style-name="ce131" office:value-type="string">
            <text:p>Pickering:2000:163 wavenumbers increased by 10.6 parts per 10^8 – see Nave:2012:1570</text:p>
          </table:table-cell>
          <table:table-cell table:style-name="ce112" office:value-type="string">
            <text:p>w [/cm]</text:p>
          </table:table-cell>
          <table:table-cell table:style-name="ce117" office:value-type="string">
            <text:p>dw [/cm]</text:p>
          </table:table-cell>
          <table:table-cell table:style-name="ce117" office:value-type="string">
            <text:p>Reference/Note</text:p>
          </table:table-cell>
          <table:table-cell table:style-name="ce117" office:value-type="string">
            <text:p>l [Ang.]</text:p>
          </table:table-cell>
          <table:table-cell table:style-name="ce117" office:value-type="string">
            <text:p>dl [Ang.]</text:p>
          </table:table-cell>
          <table:table-cell table:style-name="ce117" table:number-columns-repeated="1009"/>
          <table:table-cell table:style-name="ce108"/>
        </table:table-row>
        <table:table-row table:style-name="ro1">
          <table:table-cell table:style-name="ce127" office:value-type="float" office:value="2056">
            <text:p>2056</text:p>
          </table:table-cell>
          <table:table-cell table:style-name="ce129" table:formula="of:=48632.0575" office:value-type="float" office:value="48632.0575">
            <text:p>48632.0575</text:p>
          </table:table-cell>
          <table:table-cell table:style-name="ce129" table:formula="of:=0.002" office:value-type="float" office:value="0.002">
            <text:p>0.0020</text:p>
          </table:table-cell>
          <table:table-cell table:style-name="ce108" table:formula="of:=[.A47]" office:value-type="string" office:string-value="Aldenius:2009:014008">
            <text:p>Aldenius:2009:014008</text:p>
          </table:table-cell>
          <table:table-cell table:style-name="ce129" table:formula="of:=[.B24]*(1+0.000000037)" office:value-type="float" office:value="48632.0592993861">
            <text:p>48632.0593</text:p>
          </table:table-cell>
          <table:table-cell table:style-name="ce130" table:formula="of:=48632.055" office:value-type="float" office:value="48632.055">
            <text:p>48632.055</text:p>
          </table:table-cell>
          <table:table-cell table:style-name="ce130" table:formula="of:=0.002" office:value-type="float" office:value="0.002">
            <text:p>0.002</text:p>
          </table:table-cell>
          <table:table-cell table:style-name="ce130" table:formula="of:=[.A50]" office:value-type="string" office:string-value="Pickering:2000:163">
            <text:p>Pickering:2000:163</text:p>
          </table:table-cell>
          <table:table-cell table:style-name="ce129" table:formula="of:=[.F24]*(1+0.000000106)" office:value-type="float" office:value="48632.0601549978">
            <text:p>48632.0602</text:p>
          </table:table-cell>
          <table:table-cell table:style-name="ce129" table:formula="of:=([.E24]/[.C24]/[.C24]+[.I24]/[.G24]/[.G24])/(1/[.C24]/[.C24]+1/[.G24]/[.G24])" office:value-type="float" office:value="48632.059727192">
            <text:p>48632.0597</text:p>
          </table:table-cell>
          <table:table-cell table:style-name="ce129" table:formula="of:=SQRT(1/(1/[.C24]/[.C24]+1/[.G24]/[.G24]))" office:value-type="float" office:value="0.0014142135623731">
            <text:p>0.0014</text:p>
          </table:table-cell>
          <table:table-cell table:style-name="ce108" office:value-type="string">
            <text:p>Weighted mean</text:p>
          </table:table-cell>
          <table:table-cell table:style-name="ce118" table:formula="of:=100000000/[.J24]" office:value-type="float" office:value="2056.25672778335">
            <text:p>2056.256728</text:p>
          </table:table-cell>
          <table:table-cell table:style-name="ce118" table:formula="of:=[.K24]/[.J24]*[.M24]" office:value-type="float" office:value="0.0000597956608966362">
            <text:p>0.000060</text:p>
          </table:table-cell>
          <table:table-cell table:style-name="ce108" table:number-columns-repeated="1010"/>
        </table:table-row>
        <table:table-row table:style-name="ro1">
          <table:table-cell table:style-name="ce127" office:value-type="float" office:value="2062">
            <text:p>2062</text:p>
          </table:table-cell>
          <table:table-cell table:style-name="ce129" table:formula="of:=48491.0567" office:value-type="float" office:value="48491.0567">
            <text:p>48491.0567</text:p>
          </table:table-cell>
          <table:table-cell table:style-name="ce129" table:formula="of:=0.002" office:value-type="float" office:value="0.002">
            <text:p>0.0020</text:p>
          </table:table-cell>
          <table:table-cell table:style-name="ce108" table:formula="of:=[.D24]" office:value-type="string" office:string-value="Aldenius:2009:014008">
            <text:p>Aldenius:2009:014008</text:p>
          </table:table-cell>
          <table:table-cell table:style-name="ce129" table:formula="of:=[.B25]*(1+0.000000037)" office:value-type="float" office:value="48491.0584941691">
            <text:p>48491.0585</text:p>
          </table:table-cell>
          <table:table-cell table:style-name="ce130" table:formula="of:=48491.053" office:value-type="float" office:value="48491.053">
            <text:p>48491.053</text:p>
          </table:table-cell>
          <table:table-cell table:style-name="ce130" table:formula="of:=0.002" office:value-type="float" office:value="0.002">
            <text:p>0.002</text:p>
          </table:table-cell>
          <table:table-cell table:style-name="ce130" table:formula="of:=[.H24]" office:value-type="string" office:string-value="Pickering:2000:163">
            <text:p>Pickering:2000:163</text:p>
          </table:table-cell>
          <table:table-cell table:style-name="ce129" table:formula="of:=[.F25]*(1+0.000000106)" office:value-type="float" office:value="48491.0581400516">
            <text:p>48491.0581</text:p>
          </table:table-cell>
          <table:table-cell table:style-name="ce129" table:formula="of:=([.E25]/[.C25]/[.C25]+[.I25]/[.G25]/[.G25])/(1/[.C25]/[.C25]+1/[.G25]/[.G25])" office:value-type="float" office:value="48491.0583171104">
            <text:p>48491.0583</text:p>
          </table:table-cell>
          <table:table-cell table:style-name="ce129" table:formula="of:=SQRT(1/(1/[.C25]/[.C25]+1/[.G25]/[.G25]))" office:value-type="float" office:value="0.0014142135623731">
            <text:p>0.0014</text:p>
          </table:table-cell>
          <table:table-cell table:style-name="ce108" office:value-type="string">
            <text:p>Weighted mean</text:p>
          </table:table-cell>
          <table:table-cell table:style-name="ce118" table:formula="of:=100000000/[.J25]" office:value-type="float" office:value="2062.23587338605">
            <text:p>2062.235873</text:p>
          </table:table-cell>
          <table:table-cell table:style-name="ce118" table:formula="of:=[.K25]/[.J25]*[.M25]" office:value-type="float" office:value="0.0000601439119328479">
            <text:p>0.000060</text:p>
          </table:table-cell>
          <table:table-cell table:style-name="ce108" table:number-columns-repeated="1010"/>
        </table:table-row>
        <table:table-row table:style-name="ro1">
          <table:table-cell table:style-name="ce127" office:value-type="float" office:value="2066">
            <text:p>2066</text:p>
          </table:table-cell>
          <table:table-cell table:style-name="ce129" table:formula="of:=48398.8708" office:value-type="float" office:value="48398.8708">
            <text:p>48398.8708</text:p>
          </table:table-cell>
          <table:table-cell table:style-name="ce129" table:formula="of:=0.002" office:value-type="float" office:value="0.002">
            <text:p>0.0020</text:p>
          </table:table-cell>
          <table:table-cell table:style-name="ce108" table:formula="of:=[.D25]" office:value-type="string" office:string-value="Aldenius:2009:014008">
            <text:p>Aldenius:2009:014008</text:p>
          </table:table-cell>
          <table:table-cell table:style-name="ce129" table:formula="of:=[.B26]*(1+0.000000037)" office:value-type="float" office:value="48398.8725907582">
            <text:p>48398.8726</text:p>
          </table:table-cell>
          <table:table-cell table:style-name="ce130" table:formula="of:=48398.868" office:value-type="float" office:value="48398.868">
            <text:p>48398.868</text:p>
          </table:table-cell>
          <table:table-cell table:style-name="ce130" table:formula="of:=0.002" office:value-type="float" office:value="0.002">
            <text:p>0.002</text:p>
          </table:table-cell>
          <table:table-cell table:style-name="ce130" table:formula="of:=[.H25]" office:value-type="string" office:string-value="Pickering:2000:163">
            <text:p>Pickering:2000:163</text:p>
          </table:table-cell>
          <table:table-cell table:style-name="ce129" table:formula="of:=[.F26]*(1+0.000000106)" office:value-type="float" office:value="48398.87313028">
            <text:p>48398.8731</text:p>
          </table:table-cell>
          <table:table-cell table:style-name="ce129" table:formula="of:=([.E26]/[.C26]/[.C26]+[.I26]/[.G26]/[.G26])/(1/[.C26]/[.C26]+1/[.G26]/[.G26])" office:value-type="float" office:value="48398.8728605191">
            <text:p>48398.8729</text:p>
          </table:table-cell>
          <table:table-cell table:style-name="ce129" table:formula="of:=SQRT(1/(1/[.C26]/[.C26]+1/[.G26]/[.G26]))" office:value-type="float" office:value="0.0014142135623731">
            <text:p>0.0014</text:p>
          </table:table-cell>
          <table:table-cell table:style-name="ce108" office:value-type="string">
            <text:p>Weighted mean</text:p>
          </table:table-cell>
          <table:table-cell table:style-name="ce118" table:formula="of:=100000000/[.J26]" office:value-type="float" office:value="2066.16381931435">
            <text:p>2066.163819</text:p>
          </table:table-cell>
          <table:table-cell table:style-name="ce118" table:formula="of:=[.K26]/[.J26]*[.M26]" office:value-type="float" office:value="0.0000603732426533954">
            <text:p>0.000060</text:p>
          </table:table-cell>
          <table:table-cell table:style-name="ce108" table:number-columns-repeated="1010"/>
        </table:table-row>
        <table:table-row table:style-name="ro1">
          <table:table-cell table:style-name="ce132"/>
          <table:table-cell table:style-name="ce129" table:number-columns-repeated="3"/>
          <table:table-cell table:style-name="ce108" table:number-columns-repeated="1020"/>
        </table:table-row>
        <table:table-row table:style-name="ro1">
          <table:table-cell table:style-name="ce108" office:value-type="string">
            <text:p>Isotopes</text:p>
          </table:table-cell>
          <table:table-cell table:style-name="ce109"/>
          <table:table-cell table:style-name="ce108" table:number-columns-repeated="1022"/>
        </table:table-row>
        <table:table-row table:style-name="ro7">
          <table:table-cell table:style-name="ce117" office:value-type="string">
            <text:p>Transition/isotope</text:p>
          </table:table-cell>
          <table:table-cell table:style-name="ce153" office:value-type="string">
            <text:p>Isotopic abundance [%] [Rosman:1998:1275]</text:p>
          </table:table-cell>
          <table:table-cell table:style-name="ce154" office:value-type="string">
            <text:p>Isotopic separation [km/s] [Berengut:2011:052520]</text:p>
          </table:table-cell>
          <table:table-cell table:style-name="ce117" office:value-type="string">
            <text:p>w [/cm]</text:p>
          </table:table-cell>
          <table:table-cell table:style-name="ce117" office:value-type="string">
            <text:p>dw [/cm]</text:p>
          </table:table-cell>
          <table:table-cell table:style-name="ce117" office:value-type="string">
            <text:p>l [Ang.]</text:p>
          </table:table-cell>
          <table:table-cell table:style-name="ce117" office:value-type="string">
            <text:p>dl [Ang.]</text:p>
          </table:table-cell>
          <table:table-cell table:style-name="ce117" table:number-columns-repeated="2"/>
          <table:table-cell table:style-name="ce108"/>
          <table:table-cell table:style-name="ce117" table:number-columns-repeated="1014"/>
        </table:table-row>
        <table:table-row table:style-name="ro1">
          <table:table-cell office:value-type="float" office:value="2056">
            <text:p>2056</text:p>
          </table:table-cell>
          <table:table-cell table:style-name="ce108"/>
          <table:table-cell/>
          <table:table-cell table:style-name="ce155" table:formula="of:=[.J24]" office:value-type="float" office:value="48632.059727192">
            <text:p>48632.0597</text:p>
          </table:table-cell>
          <table:table-cell table:style-name="ce155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135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156" table:formula="of:=[.D$33]*(1-[.C31]/299792.458)" office:value-type="float" office:value="48631.9814408268">
            <text:p>48631.98144</text:p>
          </table:table-cell>
          <table:table-cell/>
          <table:table-cell table:style-name="ce157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35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156" table:formula="of:=[.D$33]*(1-[.C32]/299792.458)" office:value-type="float" office:value="48632.0208600673">
            <text:p>48632.02086</text:p>
          </table:table-cell>
          <table:table-cell/>
          <table:table-cell table:style-name="ce157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35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156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157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5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156" table:formula="of:=[.D$33]*(1-[.C34]/299792.458)" office:value-type="float" office:value="48632.1485264965">
            <text:p>48632.14853</text:p>
          </table:table-cell>
          <table:table-cell/>
          <table:table-cell table:style-name="ce157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1">
          <table:table-cell office:value-type="float" office:value="2062">
            <text:p>2062</text:p>
          </table:table-cell>
          <table:table-cell table:style-name="ce135"/>
          <table:table-cell/>
          <table:table-cell table:style-name="ce155" table:formula="of:=[.J25]" office:value-type="float" office:value="48491.0583171104">
            <text:p>48491.0583</text:p>
          </table:table-cell>
          <table:table-cell table:style-name="ce155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135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156" table:formula="of:=[.D$38]*(1-[.C36]/299792.458)" office:value-type="float" office:value="48490.9819940397">
            <text:p>48490.98199</text:p>
          </table:table-cell>
          <table:table-cell/>
          <table:table-cell table:style-name="ce157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35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156" table:formula="of:=[.D$38]*(1-[.C37]/299792.458)" office:value-type="float" office:value="48491.0204902461">
            <text:p>48491.02049</text:p>
          </table:table-cell>
          <table:table-cell/>
          <table:table-cell table:style-name="ce157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35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156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157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5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156" table:formula="of:=[.D$38]*(1-[.C39]/299792.458)" office:value-type="float" office:value="48491.1447132988">
            <text:p>48491.14471</text:p>
          </table:table-cell>
          <table:table-cell/>
          <table:table-cell table:style-name="ce157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1">
          <table:table-cell office:value-type="float" office:value="2066">
            <text:p>2066</text:p>
          </table:table-cell>
          <table:table-cell table:style-name="ce135"/>
          <table:table-cell/>
          <table:table-cell table:style-name="ce155" table:formula="of:=[.J26]" office:value-type="float" office:value="48398.8728605191">
            <text:p>48398.8729</text:p>
          </table:table-cell>
          <table:table-cell table:style-name="ce155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135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156" table:formula="of:=[.D$43]*(1-[.C41]/299792.458)" office:value-type="float" office:value="48398.7949495309">
            <text:p>48398.79495</text:p>
          </table:table-cell>
          <table:table-cell/>
          <table:table-cell table:style-name="ce157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35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156" table:formula="of:=[.D$43]*(1-[.C42]/299792.458)" office:value-type="float" office:value="48398.8341797593">
            <text:p>48398.83418</text:p>
          </table:table-cell>
          <table:table-cell/>
          <table:table-cell table:style-name="ce157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35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156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157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5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156" table:formula="of:=[.D$43]*(1-[.C44]/299792.458)" office:value-type="float" office:value="48398.961234038">
            <text:p>48398.96123</text:p>
          </table:table-cell>
          <table:table-cell/>
          <table:table-cell table:style-name="ce157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8" office:value-type="string">
            <text:p>References</text:p>
          </table:table-cell>
          <table:table-cell table:style-name="ce108" table:number-columns-repeated="1023"/>
        </table:table-row>
        <table:table-row table:style-name="ro4">
          <table:table-cell table:style-name="ce108" office:value-type="string">
            <text:p>Aldenius:2009:014008</text:p>
          </table:table-cell>
          <table:table-cell table:style-name="ce108" office:value-type="string">
            <text:p><text:a xlink:href="http://adsabs.harvard.edu/abs/2009PhST..134a4008A">http://adsabs.harvard.edu/abs/2009PhST..134a4008A</text:a></text:p>
          </table:table-cell>
          <table:table-cell table:style-name="ce108" table:number-columns-repeated="1022"/>
        </table:table-row>
        <table:table-row table:style-name="ro4">
          <table:table-cell table:style-name="ce108" office:value-type="string">
            <text:p>Berengut:2011:052520</text:p>
          </table:table-cell>
          <table:table-cell table:style-name="ce108" office:value-type="string">
            <text:p><text:a xlink:href="http://adsabs.harvard.edu/abs/2011PhRvA..84e2520B">http://adsabs.harvard.edu/abs/2011PhRvA..84e2520B</text:a></text:p>
          </table:table-cell>
          <table:table-cell table:style-name="ce108" table:number-columns-repeated="1022"/>
        </table:table-row>
        <table:table-row table:style-name="ro4">
          <table:table-cell table:style-name="ce108" office:value-type="string">
            <text:p>Nave:2012:1570</text:p>
          </table:table-cell>
          <table:table-cell table:style-name="ce108" office:value-type="string">
            <text:p><text:a xlink:href="http://adsabs.harvard.edu/abs/2012MNRAS.420.1570N">http://adsabs.harvard.edu/abs/2012MNRAS.420.1570N</text:a></text:p>
          </table:table-cell>
          <table:table-cell table:style-name="ce108" table:number-columns-repeated="1022"/>
        </table:table-row>
        <table:table-row table:style-name="ro4">
          <table:table-cell table:style-name="Default" office:value-type="string">
            <text:p>Pickering:2000:163</text:p>
          </table:table-cell>
          <table:table-cell table:style-name="ce108" office:value-type="string">
            <text:p><text:a xlink:href="http://adsabs.harvard.edu/abs/2000MNRAS.319..163P">http://adsabs.harvard.edu/abs/2000MNRAS.319..163P</text:a></text:p>
          </table:table-cell>
          <table:table-cell table:style-name="ce108" table:number-columns-repeated="1022"/>
        </table:table-row>
        <table:table-row table:style-name="ro4">
          <table:table-cell table:style-name="ce108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II" table:style-name="ta1">
        <table:table-column table:style-name="co47" table:default-cell-style-name="Default"/>
        <table:table-column table:style-name="co1" table:default-cell-style-name="Default"/>
        <table:table-column table:style-name="co122" table:default-cell-style-name="ce181"/>
        <table:table-column table:style-name="co1" table:default-cell-style-name="ce179"/>
        <table:table-column table:style-name="co123" table:default-cell-style-name="ce175"/>
        <table:table-column table:style-name="co57" table:default-cell-style-name="ce181"/>
        <table:table-column table:style-name="co124" table:default-cell-style-name="ce195"/>
        <table:table-column table:style-name="co125" table:default-cell-style-name="ce175"/>
        <table:table-column table:style-name="co126" table:default-cell-style-name="Default"/>
        <table:table-column table:style-name="co1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34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Updated</text:p>
          </table:table-cell>
          <table:table-cell table:style-name="ce187" office:value-type="date" office:date-value="2012-04-16">
            <text:p>16/04/20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4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4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175" office:value-type="float" office:value="54.938049">
            <text:p>54.938049</text:p>
          </table:table-cell>
          <table:table-cell table:style-name="ce172" table:formula="of:=[.I27]" office:value-type="float" office:value="38806.6894725685">
            <text:p>38806.6895</text:p>
          </table:table-cell>
          <table:table-cell table:style-name="ce172" table:formula="of:=[.J27]" office:value-type="float" office:value="0.00166410058867569">
            <text:p>0.0017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95" table:formula="of:=[.L27]" office:value-type="float" office:value="2576.87531090967">
            <text:p>2576.87531</text:p>
          </table:table-cell>
          <table:table-cell table:style-name="ce195" table:formula="of:=[.M27]" office:value-type="float" office:value="0.000110501044539237">
            <text:p>0.00011</text:p>
          </table:table-cell>
          <table:table-cell table:style-name="ce179" table:formula="of:=299792458*[.J5]/[.I5]" office:value-type="float" office:value="12.855639391527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</text:p>
          </table:table-cell>
          <table:table-cell office:value-type="string">
            <text:p>i_1</text:p>
          </table:table-cell>
          <table:table-cell table:style-name="ce180" office:value-type="float" office:value="7.44">
            <text:p>7.44</text:p>
          </table:table-cell>
          <table:table-cell table:style-name="ce180" office:value-type="float" office:value="15.64">
            <text:p>15.64</text:p>
          </table:table-cell>
          <table:table-cell table:style-name="ce181" office:value-type="float" office:value="0.361">
            <text:p>0.361</text:p>
          </table:table-cell>
          <table:table-cell table:style-name="ce183" office:value-type="float" office:value="282000000">
            <text:p>2.82E+08</text:p>
          </table:table-cell>
          <table:table-cell table:style-name="ce176" office:value-type="float" office:value="1276">
            <text:p>1276</text:p>
          </table:table-cell>
          <table:table-cell table:style-name="ce176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35]" office:value-type="float" office:value="38806.4518859704">
            <text:p>38806.45189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/>
          <table:table-cell table:style-name="ce175" table:formula="of:=[.H35]" office:value-type="float" office:value="2576.89108743675">
            <text:p>2576.891087</text:p>
          </table:table-cell>
          <table:table-cell table:style-name="ce195"/>
          <table:table-cell table:style-name="ce179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180" table:number-columns-repeated="2"/>
          <table:table-cell table:style-name="ce197" table:formula="of:=[.F35]" office:value-type="percentage" office:value="0.285714285714286">
            <text:p>28.571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38]" office:value-type="float" office:value="38806.6255297668">
            <text:p>38806.62553</text:p>
          </table:table-cell>
          <table:table-cell table:style-name="ce172"/>
          <table:table-cell table:style-name="ce176" table:formula="of:=[.G6]" office:value-type="float" office:value="3">
            <text:p>3</text:p>
          </table:table-cell>
          <table:table-cell table:style-name="Default"/>
          <table:table-cell table:style-name="ce175" table:formula="of:=[.H38]" office:value-type="float" office:value="2576.87955690181">
            <text:p>2576.879557</text:p>
          </table:table-cell>
          <table:table-cell table:style-name="ce195"/>
          <table:table-cell table:style-name="ce17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80" table:number-columns-repeated="2"/>
          <table:table-cell table:style-name="ce197" table:formula="of:=[.F38]" office:value-type="percentage" office:value="0.238008815141302">
            <text:p>23.801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41]" office:value-type="float" office:value="38806.7688832585">
            <text:p>38806.76888</text:p>
          </table:table-cell>
          <table:table-cell table:style-name="ce172"/>
          <table:table-cell table:style-name="ce176" table:formula="of:=[.G7]" office:value-type="float" office:value="3">
            <text:p>3</text:p>
          </table:table-cell>
          <table:table-cell table:style-name="Default"/>
          <table:table-cell table:style-name="ce175" table:formula="of:=[.H41]" office:value-type="float" office:value="2576.87003782324">
            <text:p>2576.870038</text:p>
          </table:table-cell>
          <table:table-cell table:style-name="ce195"/>
          <table:table-cell table:style-name="ce17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80" table:number-columns-repeated="2"/>
          <table:table-cell table:style-name="ce197" table:formula="of:=[.F41]" office:value-type="percentage" office:value="0.190303344568317">
            <text:p>19.030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44]" office:value-type="float" office:value="38806.879640058">
            <text:p>38806.87964</text:p>
          </table:table-cell>
          <table:table-cell table:style-name="ce172"/>
          <table:table-cell table:style-name="ce176" table:formula="of:=[.G8]" office:value-type="float" office:value="3">
            <text:p>3</text:p>
          </table:table-cell>
          <table:table-cell table:style-name="Default"/>
          <table:table-cell table:style-name="ce175" table:formula="of:=[.H44]" office:value-type="float" office:value="2576.86268330567">
            <text:p>2576.862683</text:p>
          </table:table-cell>
          <table:table-cell table:style-name="ce195"/>
          <table:table-cell table:style-name="ce179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80" table:number-columns-repeated="2"/>
          <table:table-cell table:style-name="ce197" table:formula="of:=[.F44]" office:value-type="percentage" office:value="0.142857142857143">
            <text:p>14.286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47]" office:value-type="float" office:value="38806.9747084194">
            <text:p>38806.97471</text:p>
          </table:table-cell>
          <table:table-cell table:style-name="ce172"/>
          <table:table-cell table:style-name="ce176" table:formula="of:=[.G9]" office:value-type="float" office:value="3">
            <text:p>3</text:p>
          </table:table-cell>
          <table:table-cell table:style-name="Default"/>
          <table:table-cell table:style-name="ce175" table:formula="of:=[.H47]" office:value-type="float" office:value="2576.85637057156">
            <text:p>2576.856371</text:p>
          </table:table-cell>
          <table:table-cell table:style-name="ce195"/>
          <table:table-cell table:style-name="ce179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180" table:number-columns-repeated="2"/>
          <table:table-cell table:style-name="ce197" table:formula="of:=[.F47]" office:value-type="percentage" office:value="0.143116411718953">
            <text:p>14.312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4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175" table:formula="of:=[.$D$5]" office:value-type="float" office:value="54.938049">
            <text:p>54.938049</text:p>
          </table:table-cell>
          <table:table-cell table:style-name="ce172" table:formula="of:=[.I28]" office:value-type="float" office:value="38543.1221618755">
            <text:p>38543.1222</text:p>
          </table:table-cell>
          <table:table-cell table:style-name="ce172" table:formula="of:=[.J28]" office:value-type="float" office:value="0.00166410058867569">
            <text:p>0.0017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95" table:formula="of:=[.L28]" office:value-type="float" office:value="2594.49661550547">
            <text:p>2594.49662</text:p>
          </table:table-cell>
          <table:table-cell table:style-name="ce195" table:formula="of:=[.M28]" office:value-type="float" office:value="0.000112017478165024">
            <text:p>0.00011</text:p>
          </table:table-cell>
          <table:table-cell table:style-name="ce179" table:formula="of:=299792458*[.J11]/[.I11]" office:value-type="float" office:value="12.9435494027465">
            <text:p>12.9</text:p>
          </table:table-cell>
          <table:table-cell/>
          <table:table-cell office:value-type="string">
            <text:p>3\rm{d}^54\rm{p~z}^7\rm{P}_3</text:p>
          </table:table-cell>
          <table:table-cell office:value-type="string">
            <text:p>i_2</text:p>
          </table:table-cell>
          <table:table-cell table:style-name="ce180" table:number-columns-repeated="2"/>
          <table:table-cell table:style-name="ce181" office:value-type="float" office:value="0.28">
            <text:p>0.280</text:p>
          </table:table-cell>
          <table:table-cell table:style-name="ce183" office:value-type="float" office:value="278000000">
            <text:p>2.78E+08</text:p>
          </table:table-cell>
          <table:table-cell table:style-name="ce176" office:value-type="float" office:value="1030">
            <text:p>1030</text:p>
          </table:table-cell>
          <table:table-cell table:style-name="ce176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52]" office:value-type="float" office:value="38542.8897785259">
            <text:p>38542.88978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/>
          <table:table-cell table:style-name="ce175" table:formula="of:=[.H52]" office:value-type="float" office:value="2594.51225828206">
            <text:p>2594.512258</text:p>
          </table:table-cell>
          <table:table-cell table:style-name="ce195"/>
          <table:table-cell table:style-name="ce179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80" table:number-columns-repeated="2"/>
          <table:table-cell table:style-name="ce197" table:formula="of:=[.F52]" office:value-type="percentage" office:value="0.285786673422853">
            <text:p>28.579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54]" office:value-type="float" office:value="38543.0603268141">
            <text:p>38543.06033</text:p>
          </table:table-cell>
          <table:table-cell table:style-name="ce172"/>
          <table:table-cell table:style-name="ce176" table:formula="of:=[.G12]" office:value-type="float" office:value="3">
            <text:p>3</text:p>
          </table:table-cell>
          <table:table-cell table:style-name="Default"/>
          <table:table-cell table:style-name="ce175" table:formula="of:=[.H54]" office:value-type="float" office:value="2594.50077788532">
            <text:p>2594.500778</text:p>
          </table:table-cell>
          <table:table-cell table:style-name="ce195"/>
          <table:table-cell table:style-name="ce17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80" table:number-columns-repeated="2"/>
          <table:table-cell table:style-name="ce197" table:formula="of:=[.F54]" office:value-type="percentage" office:value="0.238408918165695">
            <text:p>23.841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57]" office:value-type="float" office:value="38543.1999205452">
            <text:p>38543.19992</text:p>
          </table:table-cell>
          <table:table-cell table:style-name="ce172"/>
          <table:table-cell table:style-name="ce176" table:formula="of:=[.G13]" office:value-type="float" office:value="3">
            <text:p>3</text:p>
          </table:table-cell>
          <table:table-cell table:style-name="Default"/>
          <table:table-cell table:style-name="ce175" table:formula="of:=[.H57]" office:value-type="float" office:value="2594.49138125908">
            <text:p>2594.491381</text:p>
          </table:table-cell>
          <table:table-cell table:style-name="ce195"/>
          <table:table-cell table:style-name="ce17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80" table:number-columns-repeated="2"/>
          <table:table-cell table:style-name="ce197" table:formula="of:=[.F57]" office:value-type="percentage" office:value="0.190777805928553">
            <text:p>19.078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60]" office:value-type="float" office:value="38543.3082217961">
            <text:p>38543.30822</text:p>
          </table:table-cell>
          <table:table-cell table:style-name="ce172"/>
          <table:table-cell table:style-name="ce176" table:formula="of:=[.G14]" office:value-type="float" office:value="3">
            <text:p>3</text:p>
          </table:table-cell>
          <table:table-cell table:style-name="Default"/>
          <table:table-cell table:style-name="ce175" table:formula="of:=[.H60]" office:value-type="float" office:value="2594.48409110483">
            <text:p>2594.484091</text:p>
          </table:table-cell>
          <table:table-cell table:style-name="ce195"/>
          <table:table-cell table:style-name="ce179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80" table:number-columns-repeated="2"/>
          <table:table-cell table:style-name="ce197" table:formula="of:=[.F60]" office:value-type="percentage" office:value="0.142893336711426">
            <text:p>14.289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64]" office:value-type="float" office:value="38543.4017075755">
            <text:p>38543.40171</text:p>
          </table:table-cell>
          <table:table-cell table:style-name="ce172"/>
          <table:table-cell table:style-name="ce176" table:formula="of:=[.G15]" office:value-type="float" office:value="3">
            <text:p>3</text:p>
          </table:table-cell>
          <table:table-cell table:style-name="Default"/>
          <table:table-cell table:style-name="ce175" table:formula="of:=[.H64]" office:value-type="float" office:value="2594.47779826723">
            <text:p>2594.477798</text:p>
          </table:table-cell>
          <table:table-cell table:style-name="ce195"/>
          <table:table-cell table:style-name="ce179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180" table:number-columns-repeated="2"/>
          <table:table-cell table:style-name="ce197" table:formula="of:=[.F64]" office:value-type="percentage" office:value="0.142133265771472">
            <text:p>14.213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4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175" table:formula="of:=[.$D$5]" office:value-type="float" office:value="54.938049">
            <text:p>54.938049</text:p>
          </table:table-cell>
          <table:table-cell table:style-name="ce172" table:formula="of:=[.I29]" office:value-type="float" office:value="38366.2284829386">
            <text:p>38366.2285</text:p>
          </table:table-cell>
          <table:table-cell table:style-name="ce172" table:formula="of:=[.J29]" office:value-type="float" office:value="0.00166410058867569">
            <text:p>0.0017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95" table:formula="of:=[.L29]" office:value-type="float" office:value="2606.45896024077">
            <text:p>2606.45896</text:p>
          </table:table-cell>
          <table:table-cell table:style-name="ce195" table:formula="of:=[.M29]" office:value-type="float" office:value="0.000113052808722768">
            <text:p>0.00011</text:p>
          </table:table-cell>
          <table:table-cell table:style-name="ce179" table:formula="of:=299792458*[.J17]/[.I17]" office:value-type="float" office:value="13.003227723053">
            <text:p>13.0</text:p>
          </table:table-cell>
          <table:table-cell/>
          <table:table-cell office:value-type="string">
            <text:p>3\rm{d}^54\rm{p~z}^7\rm{P}_2</text:p>
          </table:table-cell>
          <table:table-cell office:value-type="string">
            <text:p>i_3</text:p>
          </table:table-cell>
          <table:table-cell table:style-name="ce180" table:number-columns-repeated="2"/>
          <table:table-cell table:style-name="ce181" office:value-type="float" office:value="0.198">
            <text:p>0.198</text:p>
          </table:table-cell>
          <table:table-cell table:style-name="ce183" office:value-type="float" office:value="272000000">
            <text:p>2.72E+08</text:p>
          </table:table-cell>
          <table:table-cell table:style-name="ce176" office:value-type="float" office:value="869">
            <text:p>869</text:p>
          </table:table-cell>
          <table:table-cell table:style-name="ce176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69]" office:value-type="float" office:value="38365.9414223738">
            <text:p>38365.94142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style-name="Default"/>
          <table:table-cell table:style-name="ce175" table:formula="of:=[.H69]" office:value-type="float" office:value="2606.47846221448">
            <text:p>2606.478462</text:p>
          </table:table-cell>
          <table:table-cell table:style-name="ce195"/>
          <table:table-cell table:style-name="ce179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80" table:number-columns-repeated="2"/>
          <table:table-cell table:style-name="ce197" table:formula="of:=[.F69]" office:value-type="percentage" office:value="0.285632676378178">
            <text:p>28.563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71]" office:value-type="float" office:value="38366.1518173396">
            <text:p>38366.15182</text:p>
          </table:table-cell>
          <table:table-cell table:style-name="ce172"/>
          <table:table-cell table:style-name="ce176" table:formula="of:=[.G18]" office:value-type="float" office:value="3">
            <text:p>3</text:p>
          </table:table-cell>
          <table:table-cell table:style-name="Default"/>
          <table:table-cell table:style-name="ce175" table:formula="of:=[.H71]" office:value-type="float" office:value="2606.46416862702">
            <text:p>2606.464169</text:p>
          </table:table-cell>
          <table:table-cell table:style-name="ce195"/>
          <table:table-cell table:style-name="ce17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80" table:number-columns-repeated="2"/>
          <table:table-cell table:style-name="ce197" table:formula="of:=[.F71]" office:value-type="percentage" office:value="0.237932019423022">
            <text:p>23.793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73]" office:value-type="float" office:value="38366.3242349817">
            <text:p>38366.32423</text:p>
          </table:table-cell>
          <table:table-cell table:style-name="ce172"/>
          <table:table-cell table:style-name="ce176" table:formula="of:=[.G19]" office:value-type="float" office:value="3">
            <text:p>3</text:p>
          </table:table-cell>
          <table:table-cell table:style-name="Default"/>
          <table:table-cell table:style-name="ce175" table:formula="of:=[.H73]" office:value-type="float" office:value="2606.45245521909">
            <text:p>2606.452455</text:p>
          </table:table-cell>
          <table:table-cell table:style-name="ce195"/>
          <table:table-cell table:style-name="ce17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80" table:number-columns-repeated="2"/>
          <table:table-cell table:style-name="ce197" table:formula="of:=[.F73]" office:value-type="percentage" office:value="0.190516995144245">
            <text:p>19.052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76]" office:value-type="float" office:value="38366.458004393">
            <text:p>38366.45800</text:p>
          </table:table-cell>
          <table:table-cell table:style-name="ce172"/>
          <table:table-cell table:style-name="ce176" table:formula="of:=[.G20]" office:value-type="float" office:value="3">
            <text:p>3</text:p>
          </table:table-cell>
          <table:table-cell table:style-name="Default"/>
          <table:table-cell table:style-name="ce175" table:formula="of:=[.H76]" office:value-type="float" office:value="2606.44336749955">
            <text:p>2606.443367</text:p>
          </table:table-cell>
          <table:table-cell table:style-name="ce195"/>
          <table:table-cell table:style-name="ce179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180" table:number-columns-repeated="2"/>
          <table:table-cell table:style-name="ce197" table:formula="of:=[.F76]" office:value-type="percentage" office:value="0.142816338189089">
            <text:p>14.282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80"/>
          <table:table-cell table:style-name="ce195" table:formula="of:=[.G80]" office:value-type="float" office:value="38366.5723864691">
            <text:p>38366.57239</text:p>
          </table:table-cell>
          <table:table-cell table:style-name="ce172"/>
          <table:table-cell table:style-name="ce176" table:formula="of:=[.G21]" office:value-type="float" office:value="3">
            <text:p>3</text:p>
          </table:table-cell>
          <table:table-cell table:style-name="Default"/>
          <table:table-cell table:style-name="ce175" table:formula="of:=[.H80]" office:value-type="float" office:value="2606.43559692258">
            <text:p>2606.435597</text:p>
          </table:table-cell>
          <table:table-cell table:style-name="ce195"/>
          <table:table-cell table:style-name="ce179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180" table:number-columns-repeated="2"/>
          <table:table-cell table:style-name="ce197" table:formula="of:=[.F80]" office:value-type="percentage" office:value="0.143101970865467">
            <text:p>14.310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1">
          <table:table-cell table:style-name="ce184" office:value-type="string">
            <text:p>Transition</text:p>
          </table:table-cell>
          <table:table-cell table:style-name="ce184" office:value-type="string">
            <text:p>w [/cm]</text:p>
          </table:table-cell>
          <table:table-cell table:style-name="ce184" office:value-type="string">
            <text:p>dw [/cm]</text:p>
          </table:table-cell>
          <table:table-cell table:style-name="ce184" office:value-type="string">
            <text:p>Reference</text:p>
          </table:table-cell>
          <table:table-cell table:style-name="ce184" office:value-type="string">
            <text:p>Aldenius:2009:014008 wavenumbers increased by 3.7 parts per 10^8 – see Nave:2012:1570</text:p>
          </table:table-cell>
          <table:table-cell table:style-name="ce184" office:value-type="string">
            <text:p>w [/cm]</text:p>
          </table:table-cell>
          <table:table-cell table:style-name="ce184" office:value-type="string">
            <text:p>dw [/cm]</text:p>
          </table:table-cell>
          <table:table-cell table:style-name="ce184" office:value-type="string">
            <text:p>Reference</text:p>
          </table:table-cell>
          <table:table-cell table:style-name="ce184" office:value-type="string">
            <text:p>w [/cm]</text:p>
          </table:table-cell>
          <table:table-cell table:style-name="ce184" office:value-type="string">
            <text:p>dw [/cm]</text:p>
          </table:table-cell>
          <table:table-cell table:style-name="ce184" office:value-type="string">
            <text:p>Reference/Note</text:p>
          </table:table-cell>
          <table:table-cell table:style-name="ce184" office:value-type="string">
            <text:p>l [Ang.]</text:p>
          </table:table-cell>
          <table:table-cell table:style-name="ce184" office:value-type="string">
            <text:p>dl [Ang.]</text:p>
          </table:table-cell>
          <table:table-cell table:style-name="ce184" table:number-columns-repeated="1011"/>
        </table:table-row>
        <table:table-row table:style-name="ro1">
          <table:table-cell office:value-type="float" office:value="2576">
            <text:p>2576</text:p>
          </table:table-cell>
          <table:table-cell table:style-name="ce172" table:formula="of:=38806.6891" office:value-type="float" office:value="38806.6891">
            <text:p>38806.6891</text:p>
          </table:table-cell>
          <table:table-cell table:style-name="ce172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172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181" table:formula="of:=0.002" office:value-type="float" office:value="0.002">
            <text:p>0.002</text:p>
          </table:table-cell>
          <table:table-cell table:style-name="Default" table:formula="of:=[.A87]" office:value-type="string" office:string-value="Blackwell-Whitehead:2005:705">
            <text:p>Blackwell-Whitehead:2005:705</text:p>
          </table:table-cell>
          <table:table-cell table:style-name="ce172" table:formula="of:=([.E27]/[.C27]/[.C27]+[.F27]/[.G27]/[.G27])/(1/[.C27]/[.C27]+1/[.G27]/[.G27])" office:value-type="float" office:value="38806.6894725685">
            <text:p>38806.6895</text:p>
          </table:table-cell>
          <table:table-cell table:style-name="ce172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95" table:formula="of:=100000000/[.I27]" office:value-type="float" office:value="2576.87531090967">
            <text:p>2576.87531</text:p>
          </table:table-cell>
          <table:table-cell table:style-name="ce195" table:formula="of:=[.J27]/[.I27]*[.L27]" office:value-type="float" office:value="0.000110501044539237">
            <text:p>0.00011</text:p>
          </table:table-cell>
          <table:table-cell table:number-columns-repeated="1011"/>
        </table:table-row>
        <table:table-row table:style-name="ro1">
          <table:table-cell office:value-type="float" office:value="2594">
            <text:p>2594</text:p>
          </table:table-cell>
          <table:table-cell table:style-name="ce172" table:formula="of:=38543.1211" office:value-type="float" office:value="38543.1211">
            <text:p>38543.1211</text:p>
          </table:table-cell>
          <table:table-cell table:style-name="ce172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172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181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172" table:formula="of:=([.E28]/[.C28]/[.C28]+[.F28]/[.G28]/[.G28])/(1/[.C28]/[.C28]+1/[.G28]/[.G28])" office:value-type="float" office:value="38543.1221618755">
            <text:p>38543.1222</text:p>
          </table:table-cell>
          <table:table-cell table:style-name="ce172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95" table:formula="of:=100000000/[.I28]" office:value-type="float" office:value="2594.49661550547">
            <text:p>2594.49662</text:p>
          </table:table-cell>
          <table:table-cell table:style-name="ce195" table:formula="of:=[.J28]/[.I28]*[.L28]" office:value-type="float" office:value="0.000112017478165024">
            <text:p>0.00011</text:p>
          </table:table-cell>
          <table:table-cell table:number-columns-repeated="1011"/>
        </table:table-row>
        <table:table-row table:style-name="ro1">
          <table:table-cell office:value-type="float" office:value="2606">
            <text:p>2606</text:p>
          </table:table-cell>
          <table:table-cell table:style-name="ce172" table:formula="of:=38366.2304" office:value-type="float" office:value="38366.2304">
            <text:p>38366.2304</text:p>
          </table:table-cell>
          <table:table-cell table:style-name="ce172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172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181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172" table:formula="of:=([.E29]/[.C29]/[.C29]+[.F29]/[.G29]/[.G29])/(1/[.C29]/[.C29]+1/[.G29]/[.G29])" office:value-type="float" office:value="38366.2284829386">
            <text:p>38366.2285</text:p>
          </table:table-cell>
          <table:table-cell table:style-name="ce172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95" table:formula="of:=100000000/[.I29]" office:value-type="float" office:value="2606.45896024077">
            <text:p>2606.45896</text:p>
          </table:table-cell>
          <table:table-cell table:style-name="ce195" table:formula="of:=[.J29]/[.I29]*[.L29]" office:value-type="float" office:value="0.000113052808722768">
            <text:p>0.0001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167" office:value-type="string">
            <text:p>Transition/Lower quantum number</text:p>
          </table:table-cell>
          <table:table-cell table:style-name="ce184" office:value-type="string">
            <text:p>Upper quantum number</text:p>
          </table:table-cell>
          <table:table-cell table:style-name="ce184" office:value-type="string">
            <text:p>w [/cm] [Blackwell-Whitehead:2005:705]</text:p>
          </table:table-cell>
          <table:table-cell table:style-name="ce184" office:value-type="string">
            <text:p>Intensity [Blackwell-Whitehead:2005:705]</text:p>
          </table:table-cell>
          <table:table-cell table:style-name="ce167" office:value-type="string">
            <text:p>w [/cm] for grouped HFS components</text:p>
          </table:table-cell>
          <table:table-cell table:style-name="ce184" office:value-type="string">
            <text:p>Relative intensity of grouped HFS components</text:p>
          </table:table-cell>
          <table:table-cell table:style-name="ce167" office:value-type="string">
            <text:p>w [/cm] scaled to match COG measurements</text:p>
          </table:table-cell>
          <table:table-cell table:style-name="ce167" office:value-type="string">
            <text:p>l [Ang.]</text:p>
          </table:table-cell>
          <table:table-cell/>
          <table:table-cell table:style-name="ce184" table:number-columns-repeated="1015"/>
        </table:table-row>
        <table:table-row table:style-name="ro1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175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172" table:formula="of:=[.E33]*[.$I$27]/[.$E$33]" office:value-type="float" office:value="38806.6894725685">
            <text:p>38806.6895</text:p>
          </table:table-cell>
          <table:table-cell table:number-columns-repeated="101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I$27]/[.$E$33]" office:value-type="float" office:value="38806.4518859704">
            <text:p>38806.45189</text:p>
          </table:table-cell>
          <table:table-cell table:formula="of:=100000000/[.G35]" office:value-type="float" office:value="2576.89108743675">
            <text:p>2576.891087</text:p>
          </table:table-cell>
          <table:table-cell table:number-columns-repeated="101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I$27]/[.$E$33]" office:value-type="float" office:value="38806.6255297668">
            <text:p>38806.62553</text:p>
          </table:table-cell>
          <table:table-cell table:formula="of:=100000000/[.G38]" office:value-type="float" office:value="2576.87955690181">
            <text:p>2576.879557</text:p>
          </table:table-cell>
          <table:table-cell table:number-columns-repeated="101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I$27]/[.$E$33]" office:value-type="float" office:value="38806.7688832585">
            <text:p>38806.76888</text:p>
          </table:table-cell>
          <table:table-cell table:formula="of:=100000000/[.G41]" office:value-type="float" office:value="2576.87003782324">
            <text:p>2576.870038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I$27]/[.$E$33]" office:value-type="float" office:value="38806.879640058">
            <text:p>38806.87964</text:p>
          </table:table-cell>
          <table:table-cell table:formula="of:=100000000/[.G44]" office:value-type="float" office:value="2576.86268330567">
            <text:p>2576.862683</text:p>
          </table:table-cell>
          <table:table-cell table:number-columns-repeated="101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I$27]/[.$E$33]" office:value-type="float" office:value="38806.9747084194">
            <text:p>38806.97471</text:p>
          </table:table-cell>
          <table:table-cell table:formula="of:=100000000/[.G47]" office:value-type="float" office:value="2576.85637057156">
            <text:p>2576.856371</text:p>
          </table:table-cell>
          <table:table-cell table:number-columns-repeated="10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75"/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175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172" table:formula="of:=[.E50]*[.$I$28]/[.$E$50]" office:value-type="float" office:value="38543.1221618755">
            <text:p>38543.122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175"/>
          <table:table-cell table:number-columns-repeated="101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I$28]/[.$E$50]" office:value-type="float" office:value="38542.8897785259">
            <text:p>38542.88978</text:p>
          </table:table-cell>
          <table:table-cell table:formula="of:=100000000/[.G52]" office:value-type="float" office:value="2594.51225828206">
            <text:p>2594.512258</text:p>
          </table:table-cell>
          <table:table-cell table:number-columns-repeated="101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I$28]/[.$E$50]" office:value-type="float" office:value="38543.0603268141">
            <text:p>38543.06033</text:p>
          </table:table-cell>
          <table:table-cell table:formula="of:=100000000/[.G54]" office:value-type="float" office:value="2594.50077788532">
            <text:p>2594.500778</text:p>
          </table:table-cell>
          <table:table-cell table:number-columns-repeated="101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I$28]/[.$E$50]" office:value-type="float" office:value="38543.1999205452">
            <text:p>38543.19992</text:p>
          </table:table-cell>
          <table:table-cell table:formula="of:=100000000/[.G57]" office:value-type="float" office:value="2594.49138125908">
            <text:p>2594.491381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I$28]/[.$E$50]" office:value-type="float" office:value="38543.3082217961">
            <text:p>38543.30822</text:p>
          </table:table-cell>
          <table:table-cell table:formula="of:=100000000/[.G60]" office:value-type="float" office:value="2594.48409110483">
            <text:p>2594.484091</text:p>
          </table:table-cell>
          <table:table-cell table:number-columns-repeated="101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I$28]/[.$E$50]" office:value-type="float" office:value="38543.4017075755">
            <text:p>38543.40171</text:p>
          </table:table-cell>
          <table:table-cell table:formula="of:=100000000/[.G64]" office:value-type="float" office:value="2594.47779826723">
            <text:p>2594.477798</text:p>
          </table:table-cell>
          <table:table-cell table:number-columns-repeated="10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75"/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175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172" table:formula="of:=[.E68]*[.$I$29]/[.$E$68]" office:value-type="float" office:value="38366.2284829386">
            <text:p>38366.2285</text:p>
          </table:table-cell>
          <table:table-cell table:number-columns-repeated="101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I$29]/[.$E$68]" office:value-type="float" office:value="38365.9414223738">
            <text:p>38365.94142</text:p>
          </table:table-cell>
          <table:table-cell table:formula="of:=100000000/[.G69]" office:value-type="float" office:value="2606.47846221448">
            <text:p>2606.47846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I$29]/[.$E$68]" office:value-type="float" office:value="38366.1518173396">
            <text:p>38366.15182</text:p>
          </table:table-cell>
          <table:table-cell table:formula="of:=100000000/[.G71]" office:value-type="float" office:value="2606.46416862702">
            <text:p>2606.464169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I$29]/[.$E$68]" office:value-type="float" office:value="38366.3242349817">
            <text:p>38366.32423</text:p>
          </table:table-cell>
          <table:table-cell table:formula="of:=100000000/[.G73]" office:value-type="float" office:value="2606.45245521909">
            <text:p>2606.452455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I$29]/[.$E$68]" office:value-type="float" office:value="38366.458004393">
            <text:p>38366.45800</text:p>
          </table:table-cell>
          <table:table-cell table:formula="of:=100000000/[.G76]" office:value-type="float" office:value="2606.44336749955">
            <text:p>2606.443367</text:p>
          </table:table-cell>
          <table:table-cell table:number-columns-repeated="101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I$29]/[.$E$68]" office:value-type="float" office:value="38366.5723864691">
            <text:p>38366.57239</text:p>
          </table:table-cell>
          <table:table-cell table:formula="of:=100000000/[.G80]" office:value-type="float" office:value="2606.43559692258">
            <text:p>2606.435597</text:p>
          </table:table-cell>
          <table:table-cell table:number-columns-repeated="10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166" office:value-type="string">
            <text:p>References</text:p>
          </table:table-cell>
          <table:table-cell table:style-name="ce166" table:number-columns-repeated="1023"/>
        </table:table-row>
        <table:table-row table:style-name="ro4">
          <table:table-cell table:style-name="ce166" office:value-type="string">
            <text:p>Aldenius:2009:014008</text:p>
          </table:table-cell>
          <table:table-cell table:style-name="ce166" office:value-type="string">
            <text:p><text:a xlink:href="http://adsabs.harvard.edu/abs/2009PhST..134a4008A">http://adsabs.harvard.edu/abs/2009PhST..134a4008A</text:a></text:p>
          </table:table-cell>
          <table:table-cell table:style-name="ce166" table:number-columns-repeated="1022"/>
        </table:table-row>
        <table:table-row table:style-name="ro4">
          <table:table-cell table:style-name="ce166" office:value-type="string">
            <text:p>Nave:2012:1570</text:p>
          </table:table-cell>
          <table:table-cell table:style-name="ce166" office:value-type="string">
            <text:p><text:a xlink:href="http://adsabs.harvard.edu/abs/2012MNRAS.420.1570N">http://adsabs.harvard.edu/abs/2012MNRAS.420.1570N</text:a></text:p>
          </table:table-cell>
          <table:table-cell table:style-name="ce166" table:number-columns-repeated="1022"/>
        </table:table-row>
        <table:table-row table:style-name="ro4">
          <table:table-cell office:value-type="string">
            <text:p>Blackwell-Whitehead:2005:705</text:p>
          </table:table-cell>
          <table:table-cell table:style-name="ce166" office:value-type="string">
            <text:p><text:a xlink:href="http://adsabs.harvard.edu/abs/2005MNRAS.364..705B">http://adsabs.harvard.edu/abs/2005MNRAS.364..705B</text:a></text:p>
          </table:table-cell>
          <table:table-cell table:style-name="ce166" table:number-columns-repeated="1022"/>
        </table:table-row>
      </table:table>
      <table:table table:name="FeII" table:style-name="ta1">
        <table:table-column table:style-name="co51" table:default-cell-style-name="ce166"/>
        <table:table-column table:style-name="co135" table:default-cell-style-name="ce197"/>
        <table:table-column table:style-name="co136" table:default-cell-style-name="Default"/>
        <table:table-column table:style-name="co28" table:default-cell-style-name="Default"/>
        <table:table-column table:style-name="co137" table:default-cell-style-name="Default"/>
        <table:table-column table:style-name="co54" table:default-cell-style-name="ce166"/>
        <table:table-column table:style-name="co138" table:default-cell-style-name="ce166"/>
        <table:table-column table:style-name="co139" table:default-cell-style-name="ce166"/>
        <table:table-column table:style-name="co140" table:default-cell-style-name="ce205"/>
        <table:table-column table:style-name="co141" table:default-cell-style-name="Default"/>
        <table:table-column table:style-name="co142" table:default-cell-style-name="ce166"/>
        <table:table-column table:style-name="co84" table:default-cell-style-name="ce166"/>
        <table:table-column table:style-name="co143" table:default-cell-style-name="ce166"/>
        <table:table-column table:style-name="co144" table:default-cell-style-name="ce166"/>
        <table:table-column table:style-name="co116" table:default-cell-style-name="ce166"/>
        <table:table-column table:style-name="co145" table:default-cell-style-name="ce166"/>
        <table:table-column table:style-name="co146" table:default-cell-style-name="Default"/>
        <table:table-column table:style-name="co1" table:default-cell-style-name="Default"/>
        <table:table-column table:style-name="co147" table:default-cell-style-name="ce166"/>
        <table:table-column table:style-name="co1" table:number-columns-repeated="1004" table:default-cell-style-name="ce166"/>
        <table:table-column table:style-name="co1" table:default-cell-style-name="Default"/>
        <table:table-row table:style-name="ro1">
          <table:table-cell office:value-type="string">
            <text:p>Updated</text:p>
          </table:table-cell>
          <table:table-cell table:style-name="ce169" office:value-type="date" office:date-value="2012-04-25">
            <text:p>25/04/2012</text:p>
          </table:table-cell>
          <table:table-cell table:style-name="ce216"/>
          <table:table-cell table:style-name="ce166" table:number-columns-repeated="2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6"/>
        </table:table-row>
        <table:table-row table:style-name="ro1">
          <table:table-cell/>
          <table:table-cell table:style-name="ce170"/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6"/>
        </table:table-row>
        <table:table-row table:style-name="ro1">
          <table:table-cell office:value-type="string">
            <text:p>Summary</text:p>
          </table:table-cell>
          <table:table-cell table:style-name="ce170"/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3"/>
          <table:table-cell/>
        </table:table-row>
        <table:table-row table:style-name="ro1">
          <table:table-cell office:value-type="string">
            <text:p>FeII</text:p>
          </table:table-cell>
          <table:table-cell table:style-name="ce211" table:formula="of:=[.A70]" office:value-type="float" office:value="1608">
            <text:p>1608</text:p>
          </table:table-cell>
          <table:table-cell table:style-name="ce211" office:value-type="string">
            <text:p>CMP</text:p>
          </table:table-cell>
          <table:table-cell table:style-name="ce181" table:formula="of:=55.845" office:value-type="float" office:value="55.845">
            <text:p>55.845</text:p>
          </table:table-cell>
          <table:table-cell table:style-name="ce177" table:formula="of:=[.F70]" office:value-type="float" office:value="62171.623">
            <text:p>62171.623</text:p>
          </table:table-cell>
          <table:table-cell table:style-name="ce177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178" table:formula="of:=[.H70]" office:value-type="float" office:value="1608.45085224814">
            <text:p>1608.450852</text:p>
          </table:table-cell>
          <table:table-cell table:style-name="ce178" table:formula="of:=[.I70]" office:value-type="float" office:value="0.0000776134243229329">
            <text:p>0.000078</text:p>
          </table:table-cell>
          <table:table-cell table:style-name="ce179" table:formula="of:=299792458*[.J5]/[.I5]" office:value-type="float" office:value="14.4660430370299">
            <text:p>14.5</text:p>
          </table:table-cell>
          <table:table-cell table:style-name="Default" office:value-type="string">
            <text:p>3\rm{d}^64\rm{s~a}^6\rm{D}_{9/2}</text:p>
          </table:table-cell>
          <table:table-cell office:value-type="string">
            <text:p>3\rm{d}^54\rm{s}4\rm{p~y}^6\rm{P}_{7/2}</text:p>
          </table:table-cell>
          <table:table-cell office:value-type="string">
            <text:p>j_1</text:p>
          </table:table-cell>
          <table:table-cell table:style-name="ce180" office:value-type="float" office:value="7.87">
            <text:p>7.87</text:p>
          </table:table-cell>
          <table:table-cell table:style-name="ce180" office:value-type="float" office:value="16.18">
            <text:p>16.18</text:p>
          </table:table-cell>
          <table:table-cell table:style-name="ce174" office:value-type="float" office:value="0.0577">
            <text:p>0.0577</text:p>
          </table:table-cell>
          <table:table-cell table:style-name="ce183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4]" office:value-type="float" office:value="58">
            <text:p>58</text:p>
          </table:table-cell>
          <table:table-cell table:style-name="ce208" table:formula="of:=[.F74]" office:value-type="float" office:value="62171.6672201402">
            <text:p>62171.6672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4]" office:value-type="float" office:value="1608.44970822345">
            <text:p>1608.4497082</text:p>
          </table:table-cell>
          <table:table-cell table:style-name="ce166"/>
          <table:table-cell table:number-columns-repeated="6"/>
          <table:table-cell table:style-name="ce188" table:formula="of:=[.B74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3]" office:value-type="float" office:value="57">
            <text:p>57</text:p>
          </table:table-cell>
          <table:table-cell table:style-name="ce208" table:formula="of:=[.F73]" office:value-type="float" office:value="62171.6465161619">
            <text:p>62171.6465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3]" office:value-type="float" office:value="1608.45024385842">
            <text:p>1608.4502439</text:p>
          </table:table-cell>
          <table:table-cell table:style-name="ce166"/>
          <table:table-cell table:number-columns-repeated="6"/>
          <table:table-cell table:style-name="ce188" table:formula="of:=[.B73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2]" office:value-type="float" office:value="56">
            <text:p>56</text:p>
          </table:table-cell>
          <table:table-cell table:style-name="ce208" table:formula="of:=[.F72]" office:value-type="float" office:value="62171.6250727558">
            <text:p>62171.6250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2]" office:value-type="float" office:value="1608.45079862358">
            <text:p>1608.4507986</text:p>
          </table:table-cell>
          <table:table-cell table:style-name="ce166"/>
          <table:table-cell table:number-columns-repeated="6"/>
          <table:table-cell table:style-name="ce188" table:formula="of:=[.B72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1]" office:value-type="float" office:value="54">
            <text:p>54</text:p>
          </table:table-cell>
          <table:table-cell table:style-name="ce208" table:formula="of:=[.F71]" office:value-type="float" office:value="62171.5798033429">
            <text:p>62171.5798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1]" office:value-type="float" office:value="1608.45196979574">
            <text:p>1608.4519698</text:p>
          </table:table-cell>
          <table:table-cell table:style-name="ce166"/>
          <table:table-cell table:number-columns-repeated="6"/>
          <table:table-cell table:style-name="ce188" table:formula="of:=[.B71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ce211" table:formula="of:=[.A75]" office:value-type="float" office:value="1611">
            <text:p>1611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7" table:formula="of:=[.F75]" office:value-type="float" office:value="62065.527">
            <text:p>62065.527</text:p>
          </table:table-cell>
          <table:table-cell table:style-name="ce177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178" table:formula="of:=[.H75]" office:value-type="float" office:value="1611.20036892622">
            <text:p>1611.200369</text:p>
          </table:table-cell>
          <table:table-cell table:style-name="ce178" table:formula="of:=[.I75]" office:value-type="float" office:value="0.0000778789988648392">
            <text:p>0.000078</text:p>
          </table:table-cell>
          <table:table-cell table:style-name="ce179" table:formula="of:=299792458*[.J10]/[.I10]" office:value-type="float" office:value="14.4907715679269">
            <text:p>14.5</text:p>
          </table:table-cell>
          <table:table-cell/>
          <table:table-cell office:value-type="string">
            <text:p>3\rm{d}^64\rm{p~y}^4\rm{F}_{7/2}</text:p>
          </table:table-cell>
          <table:table-cell office:value-type="string">
            <text:p>j_2</text:p>
          </table:table-cell>
          <table:table-cell table:number-columns-repeated="2"/>
          <table:table-cell table:style-name="ce208" office:value-type="float" office:value="0.00138">
            <text:p>0.00138</text:p>
          </table:table-cell>
          <table:table-cell table:style-name="ce210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9]" office:value-type="float" office:value="58">
            <text:p>58</text:p>
          </table:table-cell>
          <table:table-cell table:style-name="ce208" table:formula="of:=[.F79]" office:value-type="float" office:value="62065.4984249971">
            <text:p>62065.4984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9]" office:value-type="float" office:value="1611.2011107241">
            <text:p>1611.2011107</text:p>
          </table:table-cell>
          <table:table-cell table:style-name="ce166"/>
          <table:table-cell table:number-columns-repeated="6"/>
          <table:table-cell table:style-name="ce188" table:formula="of:=[.B79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8]" office:value-type="float" office:value="57">
            <text:p>57</text:p>
          </table:table-cell>
          <table:table-cell table:style-name="ce208" table:formula="of:=[.F78]" office:value-type="float" office:value="62065.5118038837">
            <text:p>62065.5118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8]" office:value-type="float" office:value="1611.20076341242">
            <text:p>1611.2007634</text:p>
          </table:table-cell>
          <table:table-cell table:style-name="ce166"/>
          <table:table-cell table:number-columns-repeated="6"/>
          <table:table-cell table:style-name="ce188" table:formula="of:=[.B78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7]" office:value-type="float" office:value="56">
            <text:p>56</text:p>
          </table:table-cell>
          <table:table-cell table:style-name="ce208" table:formula="of:=[.F77]" office:value-type="float" office:value="62065.5256605876">
            <text:p>62065.5256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7]" office:value-type="float" office:value="1611.20040369691">
            <text:p>1611.2004037</text:p>
          </table:table-cell>
          <table:table-cell table:style-name="ce166"/>
          <table:table-cell table:number-columns-repeated="6"/>
          <table:table-cell table:style-name="ce188" table:formula="of:=[.B77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76]" office:value-type="float" office:value="54">
            <text:p>54</text:p>
          </table:table-cell>
          <table:table-cell table:style-name="ce208" table:formula="of:=[.F76]" office:value-type="float" office:value="62065.5549136293">
            <text:p>62065.5549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6]" office:value-type="float" office:value="1611.19964429804">
            <text:p>1611.1996443</text:p>
          </table:table-cell>
          <table:table-cell table:style-name="ce166"/>
          <table:table-cell table:number-columns-repeated="6"/>
          <table:table-cell table:style-name="ce188" table:formula="of:=[.B76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ce211" table:formula="of:=[.A80]" office:value-type="float" office:value="2249">
            <text:p>2249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80]" office:value-type="float" office:value="44446.9044">
            <text:p>44446.9044</text:p>
          </table:table-cell>
          <table:table-cell table:style-name="ce174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178" table:formula="of:=[.H80]" office:value-type="float" office:value="2249.87547164252">
            <text:p>2249.875472</text:p>
          </table:table-cell>
          <table:table-cell table:style-name="ce178" table:formula="of:=[.I80]" office:value-type="float" office:value="0.0000961768531200744">
            <text:p>0.000096</text:p>
          </table:table-cell>
          <table:table-cell table:style-name="ce179" table:formula="of:=299792458*[.J15]/[.I15]" office:value-type="float" office:value="12.8154182589148">
            <text:p>12.8</text:p>
          </table:table-cell>
          <table:table-cell/>
          <table:table-cell office:value-type="string">
            <text:p>3\rm{d}^64\rm{p~z}^4\rm{D}_{7/2}</text:p>
          </table:table-cell>
          <table:table-cell office:value-type="string">
            <text:p>j_3</text:p>
          </table:table-cell>
          <table:table-cell table:number-columns-repeated="2"/>
          <table:table-cell table:style-name="ce208" office:value-type="float" office:value="0.00182">
            <text:p>0.00182</text:p>
          </table:table-cell>
          <table:table-cell table:style-name="ce210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4]" office:value-type="float" office:value="58">
            <text:p>58</text:p>
          </table:table-cell>
          <table:table-cell table:style-name="ce208" table:formula="of:=[.F84]" office:value-type="float" office:value="44446.8729588769">
            <text:p>44446.8729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4]" office:value-type="float" office:value="2249.87706317432">
            <text:p>2249.8770632</text:p>
          </table:table-cell>
          <table:table-cell table:style-name="ce166"/>
          <table:table-cell table:number-columns-repeated="6"/>
          <table:table-cell table:style-name="ce188" table:formula="of:=[.B84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3]" office:value-type="float" office:value="57">
            <text:p>57</text:p>
          </table:table-cell>
          <table:table-cell table:style-name="ce208" table:formula="of:=[.F83]" office:value-type="float" office:value="44446.887679688">
            <text:p>44446.88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3]" office:value-type="float" office:value="2249.87631801494">
            <text:p>2249.8763180</text:p>
          </table:table-cell>
          <table:table-cell table:style-name="ce166"/>
          <table:table-cell table:number-columns-repeated="6"/>
          <table:table-cell table:style-name="ce188" table:formula="of:=[.B83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2]" office:value-type="float" office:value="56">
            <text:p>56</text:p>
          </table:table-cell>
          <table:table-cell table:style-name="ce208" table:formula="of:=[.F82]" office:value-type="float" office:value="44446.9029262423">
            <text:p>44446.9029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2]" office:value-type="float" office:value="2249.87554624325">
            <text:p>2249.8755462</text:p>
          </table:table-cell>
          <table:table-cell table:style-name="ce166"/>
          <table:table-cell table:number-columns-repeated="6"/>
          <table:table-cell table:style-name="ce188" table:formula="of:=[.B82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1]" office:value-type="float" office:value="54">
            <text:p>54</text:p>
          </table:table-cell>
          <table:table-cell table:style-name="ce208" table:formula="of:=[.F81]" office:value-type="float" office:value="44446.9351134126">
            <text:p>44446.9351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1]" office:value-type="float" office:value="2249.87391694919">
            <text:p>2249.8739169</text:p>
          </table:table-cell>
          <table:table-cell table:style-name="ce166"/>
          <table:table-cell table:number-columns-repeated="6"/>
          <table:table-cell table:style-name="ce188" table:formula="of:=[.B81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2" table:formula="of:=[.I59]" office:value-type="float" office:value="44232.5389736604">
            <text:p>44232.5390</text:p>
          </table:table-cell>
          <table:table-cell table:style-name="ce172" table:formula="of:=[.J59]" office:value-type="float" office:value="0.00189736659610103">
            <text:p>0.0019</text:p>
          </table:table-cell>
          <table:table-cell table:style-name="ce176" office:value-type="float" office:value="0">
            <text:p>0</text:p>
          </table:table-cell>
          <table:table-cell table:style-name="Default" office:value-type="string">
            <text:p>Aldenius:2009:014008,Porsev:2009:032519</text:p>
          </table:table-cell>
          <table:table-cell table:style-name="ce175" table:formula="of:=[.L59]" office:value-type="float" office:value="2260.77910787685">
            <text:p>2260.779108</text:p>
          </table:table-cell>
          <table:table-cell table:style-name="ce175" table:formula="of:=[.M59]" office:value-type="float" office:value="0.0000969767248270092">
            <text:p>0.000097</text:p>
          </table:table-cell>
          <table:table-cell table:style-name="ce179" table:formula="of:=299792458*[.J20]/[.I20]" office:value-type="float" office:value="12.8596777117167">
            <text:p>12.9</text:p>
          </table:table-cell>
          <table:table-cell table:style-name="Default"/>
          <table:table-cell table:style-name="Default" office:value-type="string">
            <text:p>3\rm{d}^64\rm{p~z}^4\rm{F}_{9/2}</text:p>
          </table:table-cell>
          <table:table-cell table:style-name="Default" office:value-type="string">
            <text:p>j_4</text:p>
          </table:table-cell>
          <table:table-cell table:number-columns-repeated="2"/>
          <table:table-cell table:style-name="ce208" office:value-type="float" office:value="0.00244">
            <text:p>0.00244</text:p>
          </table:table-cell>
          <table:table-cell table:style-name="ce210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ce211" table:formula="of:=[.A85]" office:value-type="float" office:value="2344">
            <text:p>2344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85]" office:value-type="float" office:value="42658.2442743576">
            <text:p>42658.2443</text:p>
          </table:table-cell>
          <table:table-cell table:style-name="ce174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Porsev:2009:032519</text:p>
          </table:table-cell>
          <table:table-cell table:style-name="ce178" table:formula="of:=[.H85]" office:value-type="float" office:value="2344.21274717373">
            <text:p>2344.212747</text:p>
          </table:table-cell>
          <table:table-cell table:style-name="ce178" table:formula="of:=[.I85]" office:value-type="float" office:value="0.0000756981585010995">
            <text:p>0.000076</text:p>
          </table:table-cell>
          <table:table-cell table:style-name="ce179" table:formula="of:=299792458*[.J21]/[.I21]" office:value-type="float" office:value="9.68074976577046">
            <text:p>9.7</text:p>
          </table:table-cell>
          <table:table-cell/>
          <table:table-cell office:value-type="string">
            <text:p>3\rm{d}^64\rm{p~z}^6\rm{P}_{7/2}</text:p>
          </table:table-cell>
          <table:table-cell office:value-type="string">
            <text:p>j_5</text:p>
          </table:table-cell>
          <table:table-cell table:number-columns-repeated="2"/>
          <table:table-cell table:style-name="ce177" office:value-type="float" office:value="0.114">
            <text:p>0.114</text:p>
          </table:table-cell>
          <table:table-cell table:style-name="ce210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9]" office:value-type="float" office:value="58">
            <text:p>58</text:p>
          </table:table-cell>
          <table:table-cell table:style-name="ce208" table:formula="of:=[.F89]" office:value-type="float" office:value="42658.2190611198">
            <text:p>42658.2190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9]" office:value-type="float" office:value="2344.21413272603">
            <text:p>2344.2141327</text:p>
          </table:table-cell>
          <table:table-cell table:style-name="ce166"/>
          <table:table-cell table:number-columns-repeated="6"/>
          <table:table-cell table:style-name="ce188" table:formula="of:=[.B89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8]" office:value-type="float" office:value="57">
            <text:p>57</text:p>
          </table:table-cell>
          <table:table-cell table:style-name="ce208" table:formula="of:=[.F88]" office:value-type="float" office:value="42658.2308660197">
            <text:p>42658.2308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8]" office:value-type="float" office:value="2344.21348400684">
            <text:p>2344.2134840</text:p>
          </table:table-cell>
          <table:table-cell table:style-name="ce166"/>
          <table:table-cell table:number-columns-repeated="6"/>
          <table:table-cell table:style-name="ce188" table:formula="of:=[.B88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7]" office:value-type="float" office:value="56">
            <text:p>56</text:p>
          </table:table-cell>
          <table:table-cell table:style-name="ce208" table:formula="of:=[.F87]" office:value-type="float" office:value="42658.2430925232">
            <text:p>42658.2430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7]" office:value-type="float" office:value="2344.21281211948">
            <text:p>2344.2128121</text:p>
          </table:table-cell>
          <table:table-cell table:style-name="ce166"/>
          <table:table-cell table:number-columns-repeated="6"/>
          <table:table-cell table:style-name="ce188" table:formula="of:=[.B87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86]" office:value-type="float" office:value="54">
            <text:p>54</text:p>
          </table:table-cell>
          <table:table-cell table:style-name="ce208" table:formula="of:=[.F86]" office:value-type="float" office:value="42658.2689040306">
            <text:p>42658.2689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6]" office:value-type="float" office:value="2344.21139369187">
            <text:p>2344.2113937</text:p>
          </table:table-cell>
          <table:table-cell table:style-name="ce166"/>
          <table:table-cell table:number-columns-repeated="6"/>
          <table:table-cell table:style-name="ce188" table:formula="of:=[.B86]" office:value-type="percentage" office:value="0.05845">
            <text:p>5.845%</text:p>
          </table:table-cell>
          <table:table-cell table:number-columns-repeated="1006"/>
          <table:table-cell table:style-name="ce166"/>
        </table:table-row>
        <table:table-row table:style-name="ro1">
          <table:table-cell/>
          <table:table-cell table:style-name="ce211" table:formula="of:=[.A90]" office:value-type="float" office:value="2367">
            <text:p>2367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90]" office:value-type="float" office:value="42237.0563">
            <text:p>42237.0563</text:p>
          </table:table-cell>
          <table:table-cell table:style-name="ce174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208" table:formula="of:=[.H90]" office:value-type="float" office:value="2367.58923940445">
            <text:p>2367.58924</text:p>
          </table:table-cell>
          <table:table-cell table:style-name="ce208" table:formula="of:=[.I90]" office:value-type="float" office:value="0.000106504097324331">
            <text:p>0.00011</text:p>
          </table:table-cell>
          <table:table-cell table:style-name="ce179" table:formula="of:=299792458*[.J26]/[.I26]" office:value-type="float" office:value="13.4859225546928">
            <text:p>13.5</text:p>
          </table:table-cell>
          <table:table-cell/>
          <table:table-cell office:value-type="string">
            <text:p>3\rm{d}^64\rm{p~z}^6\rm{F}_{7/2}</text:p>
          </table:table-cell>
          <table:table-cell office:value-type="string">
            <text:p>j_6</text:p>
          </table:table-cell>
          <table:table-cell table:number-columns-repeated="2"/>
          <table:table-cell table:style-name="ce205" office:value-type="float" office:value="0.0000216">
            <text:p>0.0000216</text:p>
          </table:table-cell>
          <table:table-cell table:style-name="ce210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4]" office:value-type="float" office:value="58">
            <text:p>58</text:p>
          </table:table-cell>
          <table:table-cell table:style-name="ce208" table:formula="of:=[.F94]" office:value-type="float" office:value="42237.0249019765">
            <text:p>42237.0249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78" table:formula="of:=[.H94]" office:value-type="float" office:value="2367.59099941532">
            <text:p>2367.590999</text:p>
          </table:table-cell>
          <table:table-cell table:style-name="ce166"/>
          <table:table-cell table:number-columns-repeated="6"/>
          <table:table-cell table:style-name="ce188" table:formula="of:=[.B94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3]" office:value-type="float" office:value="57">
            <text:p>57</text:p>
          </table:table-cell>
          <table:table-cell table:style-name="ce208" table:formula="of:=[.F93]" office:value-type="float" office:value="42237.0396026082">
            <text:p>42237.0396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78" table:formula="of:=[.H93]" office:value-type="float" office:value="2367.59017537358">
            <text:p>2367.590175</text:p>
          </table:table-cell>
          <table:table-cell table:style-name="ce166"/>
          <table:table-cell table:number-columns-repeated="6"/>
          <table:table-cell table:style-name="ce188" table:formula="of:=[.B93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2]" office:value-type="float" office:value="56">
            <text:p>56</text:p>
          </table:table-cell>
          <table:table-cell table:style-name="ce208" table:formula="of:=[.F92]" office:value-type="float" office:value="42237.0548282626">
            <text:p>42237.0548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78" table:formula="of:=[.H92]" office:value-type="float" office:value="2367.58932190238">
            <text:p>2367.589322</text:p>
          </table:table-cell>
          <table:table-cell table:style-name="ce166"/>
          <table:table-cell table:number-columns-repeated="6"/>
          <table:table-cell table:style-name="ce188" table:formula="of:=[.B92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1]" office:value-type="float" office:value="54">
            <text:p>54</text:p>
          </table:table-cell>
          <table:table-cell table:style-name="ce208" table:formula="of:=[.F91]" office:value-type="float" office:value="42237.0869713106">
            <text:p>42237.0869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78" table:formula="of:=[.H91]" office:value-type="float" office:value="2367.58752013188">
            <text:p>2367.587520</text:p>
          </table:table-cell>
          <table:table-cell table:style-name="ce166"/>
          <table:table-cell table:number-columns-repeated="6"/>
          <table:table-cell table:style-name="ce188" table:formula="of:=[.B91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ce211" table:formula="of:=[.A95]" office:value-type="float" office:value="2374">
            <text:p>2374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95]" office:value-type="float" office:value="42114.8376071325">
            <text:p>42114.8376</text:p>
          </table:table-cell>
          <table:table-cell table:style-name="ce174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Porsev:2009:032519</text:p>
          </table:table-cell>
          <table:table-cell table:style-name="ce178" table:formula="of:=[.H95]" office:value-type="float" office:value="2374.46006400044">
            <text:p>2374.460064</text:p>
          </table:table-cell>
          <table:table-cell table:style-name="ce178" table:formula="of:=[.I95]" office:value-type="float" office:value="0.0000776642240283153">
            <text:p>0.000078</text:p>
          </table:table-cell>
          <table:table-cell table:style-name="ce179" table:formula="of:=299792458*[.J31]/[.I31]" office:value-type="float" office:value="9.80566023118719">
            <text:p>9.8</text:p>
          </table:table-cell>
          <table:table-cell/>
          <table:table-cell office:value-type="string">
            <text:p>3\rm{d}^64\rm{p~z}^6\rm{F}_{9/2}</text:p>
          </table:table-cell>
          <table:table-cell office:value-type="string">
            <text:p>j_7</text:p>
          </table:table-cell>
          <table:table-cell table:number-columns-repeated="2"/>
          <table:table-cell table:style-name="ce208" office:value-type="float" office:value="0.0313">
            <text:p>0.03130</text:p>
          </table:table-cell>
          <table:table-cell table:style-name="ce210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9]" office:value-type="float" office:value="58">
            <text:p>58</text:p>
          </table:table-cell>
          <table:table-cell table:style-name="ce208" table:formula="of:=[.F99]" office:value-type="float" office:value="42114.8063168579">
            <text:p>42114.8063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9]" office:value-type="float" office:value="2374.46182816639">
            <text:p>2374.4618282</text:p>
          </table:table-cell>
          <table:table-cell table:style-name="ce166"/>
          <table:table-cell table:number-columns-repeated="6"/>
          <table:table-cell table:style-name="ce188" table:formula="of:=[.B99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8]" office:value-type="float" office:value="57">
            <text:p>57</text:p>
          </table:table-cell>
          <table:table-cell table:style-name="ce208" table:formula="of:=[.F98]" office:value-type="float" office:value="42114.8209670414">
            <text:p>42114.8209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8]" office:value-type="float" office:value="2374.46100217923">
            <text:p>2374.4610022</text:p>
          </table:table-cell>
          <table:table-cell table:style-name="ce166"/>
          <table:table-cell table:number-columns-repeated="6"/>
          <table:table-cell table:style-name="ce188" table:formula="of:=[.B98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7]" office:value-type="float" office:value="56">
            <text:p>56</text:p>
          </table:table-cell>
          <table:table-cell table:style-name="ce208" table:formula="of:=[.F97]" office:value-type="float" office:value="42114.8361404457">
            <text:p>42114.8361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7]" office:value-type="float" office:value="2374.46014669313">
            <text:p>2374.4601467</text:p>
          </table:table-cell>
          <table:table-cell table:style-name="ce166"/>
          <table:table-cell table:number-columns-repeated="6"/>
          <table:table-cell table:style-name="ce188" table:formula="of:=[.B97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96]" office:value-type="float" office:value="54">
            <text:p>54</text:p>
          </table:table-cell>
          <table:table-cell table:style-name="ce208" table:formula="of:=[.F96]" office:value-type="float" office:value="42114.8681731882">
            <text:p>42114.8681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6]" office:value-type="float" office:value="2374.45834066895">
            <text:p>2374.4583407</text:p>
          </table:table-cell>
          <table:table-cell table:style-name="ce166"/>
          <table:table-cell table:number-columns-repeated="6"/>
          <table:table-cell table:style-name="ce188" table:formula="of:=[.B96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ce211" table:formula="of:=[.A100]" office:value-type="float" office:value="2382">
            <text:p>2382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100]" office:value-type="float" office:value="41968.0674264092">
            <text:p>41968.0674</text:p>
          </table:table-cell>
          <table:table-cell table:style-name="ce174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Porsev:2009:032519</text:p>
          </table:table-cell>
          <table:table-cell table:style-name="ce178" table:formula="of:=[.H100]" office:value-type="float" office:value="2382.76399491946">
            <text:p>2382.763995</text:p>
          </table:table-cell>
          <table:table-cell table:style-name="ce178" table:formula="of:=[.I100]" office:value-type="float" office:value="0.0000802928837135094">
            <text:p>0.000080</text:p>
          </table:table-cell>
          <table:table-cell table:style-name="ce179" table:formula="of:=299792458*[.J36]/[.I36]" office:value-type="float" office:value="10.1022178527567">
            <text:p>10.1</text:p>
          </table:table-cell>
          <table:table-cell/>
          <table:table-cell office:value-type="string">
            <text:p>3\rm{d}^64\rm{p~z}^6\rm{F}_{11/2}</text:p>
          </table:table-cell>
          <table:table-cell office:value-type="string">
            <text:p>j_8</text:p>
          </table:table-cell>
          <table:table-cell table:number-columns-repeated="2"/>
          <table:table-cell table:style-name="ce177" office:value-type="float" office:value="0.32">
            <text:p>0.320</text:p>
          </table:table-cell>
          <table:table-cell table:style-name="ce210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4]" office:value-type="float" office:value="58">
            <text:p>58</text:p>
          </table:table-cell>
          <table:table-cell table:style-name="ce208" table:formula="of:=[.F104]" office:value-type="float" office:value="41968.0363300825">
            <text:p>41968.0363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4]" office:value-type="float" office:value="2382.76576043469">
            <text:p>2382.7657604</text:p>
          </table:table-cell>
          <table:table-cell table:style-name="ce166"/>
          <table:table-cell table:number-columns-repeated="6"/>
          <table:table-cell table:style-name="ce188" table:formula="of:=[.B104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3]" office:value-type="float" office:value="57">
            <text:p>57</text:p>
          </table:table-cell>
          <table:table-cell table:style-name="ce208" table:formula="of:=[.F103]" office:value-type="float" office:value="41968.0508894591">
            <text:p>41968.0508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3]" office:value-type="float" office:value="2382.7649338158">
            <text:p>2382.7649338</text:p>
          </table:table-cell>
          <table:table-cell table:style-name="ce166"/>
          <table:table-cell table:number-columns-repeated="6"/>
          <table:table-cell table:style-name="ce188" table:formula="of:=[.B103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2]" office:value-type="float" office:value="56">
            <text:p>56</text:p>
          </table:table-cell>
          <table:table-cell table:style-name="ce208" table:formula="of:=[.F102]" office:value-type="float" office:value="41968.0659688134">
            <text:p>41968.0659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2]" office:value-type="float" office:value="2382.7640776754">
            <text:p>2382.7640777</text:p>
          </table:table-cell>
          <table:table-cell table:style-name="ce166"/>
          <table:table-cell table:number-columns-repeated="6"/>
          <table:table-cell table:style-name="ce188" table:formula="of:=[.B102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1]" office:value-type="float" office:value="54">
            <text:p>54</text:p>
          </table:table-cell>
          <table:table-cell table:style-name="ce208" table:formula="of:=[.F101]" office:value-type="float" office:value="41968.0978030058">
            <text:p>41968.0978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1]" office:value-type="float" office:value="2382.76227026991">
            <text:p>2382.7622703</text:p>
          </table:table-cell>
          <table:table-cell table:style-name="ce166"/>
          <table:table-cell table:number-columns-repeated="6"/>
          <table:table-cell table:style-name="ce188" table:formula="of:=[.B101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ce211" table:formula="of:=[.A105]" office:value-type="float" office:value="2586">
            <text:p>2586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105]" office:value-type="float" office:value="38660.0531902641">
            <text:p>38660.0532</text:p>
          </table:table-cell>
          <table:table-cell table:style-name="ce174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Porsev:2009:032519</text:p>
          </table:table-cell>
          <table:table-cell table:style-name="ce178" table:formula="of:=[.H105]" office:value-type="float" office:value="2586.64931234972">
            <text:p>2586.649312</text:p>
          </table:table-cell>
          <table:table-cell table:style-name="ce178" table:formula="of:=[.I105]" office:value-type="float" office:value="0.000086665133761709">
            <text:p>0.000087</text:p>
          </table:table-cell>
          <table:table-cell table:style-name="ce179" table:formula="of:=299792458*[.J41]/[.I41]" office:value-type="float" office:value="10.044482392443">
            <text:p>10.0</text:p>
          </table:table-cell>
          <table:table-cell/>
          <table:table-cell office:value-type="string">
            <text:p>3\rm{d}^64\rm{p~z}^6\rm{D}_{7/2}</text:p>
          </table:table-cell>
          <table:table-cell office:value-type="string">
            <text:p>j_9</text:p>
          </table:table-cell>
          <table:table-cell table:number-columns-repeated="2"/>
          <table:table-cell table:style-name="ce174" office:value-type="float" office:value="0.0691">
            <text:p>0.0691</text:p>
          </table:table-cell>
          <table:table-cell table:style-name="ce210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9]" office:value-type="float" office:value="58">
            <text:p>58</text:p>
          </table:table-cell>
          <table:table-cell table:style-name="ce208" table:formula="of:=[.F109]" office:value-type="float" office:value="38660.0270719356">
            <text:p>38660.0270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9]" office:value-type="float" office:value="2586.65105986418">
            <text:p>2586.6510599</text:p>
          </table:table-cell>
          <table:table-cell table:style-name="ce166"/>
          <table:table-cell table:number-columns-repeated="6"/>
          <table:table-cell table:style-name="ce188" table:formula="of:=[.B109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8]" office:value-type="float" office:value="57">
            <text:p>57</text:p>
          </table:table-cell>
          <table:table-cell table:style-name="ce208" table:formula="of:=[.F108]" office:value-type="float" office:value="38660.0393006012">
            <text:p>38660.0393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8]" office:value-type="float" office:value="2586.65024167332">
            <text:p>2586.6502417</text:p>
          </table:table-cell>
          <table:table-cell table:style-name="ce166"/>
          <table:table-cell table:number-columns-repeated="6"/>
          <table:table-cell table:style-name="ce188" table:formula="of:=[.B108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7]" office:value-type="float" office:value="56">
            <text:p>56</text:p>
          </table:table-cell>
          <table:table-cell table:style-name="ce208" table:formula="of:=[.F107]" office:value-type="float" office:value="38660.0519660048">
            <text:p>38660.0519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7]" office:value-type="float" office:value="2586.6493942619">
            <text:p>2586.6493943</text:p>
          </table:table-cell>
          <table:table-cell table:style-name="ce166"/>
          <table:table-cell table:number-columns-repeated="6"/>
          <table:table-cell table:style-name="ce188" table:formula="of:=[.B107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06]" office:value-type="float" office:value="54">
            <text:p>54</text:p>
          </table:table-cell>
          <table:table-cell table:style-name="ce208" table:formula="of:=[.F106]" office:value-type="float" office:value="38660.0787040791">
            <text:p>38660.0787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6]" office:value-type="float" office:value="2586.64760528407">
            <text:p>2586.6476053</text:p>
          </table:table-cell>
          <table:table-cell table:style-name="ce166"/>
          <table:table-cell table:number-columns-repeated="6"/>
          <table:table-cell table:style-name="ce188" table:formula="of:=[.B106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ce211" table:formula="of:=[.A110]" office:value-type="float" office:value="2600">
            <text:p>2600</text:p>
          </table:table-cell>
          <table:table-cell table:style-name="ce211" office:value-type="string">
            <text:p>CMP</text:p>
          </table:table-cell>
          <table:table-cell table:style-name="ce181" table:formula="of:=[.$D$5]" office:value-type="float" office:value="55.845">
            <text:p>55.845</text:p>
          </table:table-cell>
          <table:table-cell table:style-name="ce174" table:formula="of:=[.F110]" office:value-type="float" office:value="38458.992557971">
            <text:p>38458.9926</text:p>
          </table:table-cell>
          <table:table-cell table:style-name="ce174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Porsev:2009:032519</text:p>
          </table:table-cell>
          <table:table-cell table:style-name="ce178" table:formula="of:=[.H110]" office:value-type="float" office:value="2600.17211447402">
            <text:p>2600.172114</text:p>
          </table:table-cell>
          <table:table-cell table:style-name="ce178" table:formula="of:=[.I110]" office:value-type="float" office:value="0.0000875736596260142">
            <text:p>0.000088</text:p>
          </table:table-cell>
          <table:table-cell table:style-name="ce179" table:formula="of:=299792458*[.J46]/[.I46]" office:value-type="float" office:value="10.0969941678838">
            <text:p>10.1</text:p>
          </table:table-cell>
          <table:table-cell/>
          <table:table-cell office:value-type="string">
            <text:p>3\rm{d}^64\rm{p~z}^6\rm{D}_{9/2}</text:p>
          </table:table-cell>
          <table:table-cell office:value-type="string">
            <text:p>j_10</text:p>
          </table:table-cell>
          <table:table-cell table:number-columns-repeated="2"/>
          <table:table-cell table:style-name="ce177" office:value-type="float" office:value="0.239">
            <text:p>0.239</text:p>
          </table:table-cell>
          <table:table-cell table:style-name="ce210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14]" office:value-type="float" office:value="58">
            <text:p>58</text:p>
          </table:table-cell>
          <table:table-cell table:style-name="ce208" table:formula="of:=[.F114]" office:value-type="float" office:value="38458.9666120407">
            <text:p>38458.9666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4]" office:value-type="float" office:value="2600.17386865231">
            <text:p>2600.1738687</text:p>
          </table:table-cell>
          <table:table-cell table:style-name="ce166"/>
          <table:table-cell table:number-columns-repeated="6"/>
          <table:table-cell table:style-name="ce188" table:formula="of:=[.B114]" office:value-type="percentage" office:value="0.00282">
            <text:p>0.282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13]" office:value-type="float" office:value="57">
            <text:p>57</text:p>
          </table:table-cell>
          <table:table-cell table:style-name="ce208" table:formula="of:=[.F113]" office:value-type="float" office:value="38458.978759989">
            <text:p>38458.9787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3]" office:value-type="float" office:value="2600.17304734143">
            <text:p>2600.1730473</text:p>
          </table:table-cell>
          <table:table-cell table:style-name="ce166"/>
          <table:table-cell table:number-columns-repeated="6"/>
          <table:table-cell table:style-name="ce188" table:formula="of:=[.B113]" office:value-type="percentage" office:value="0.02119">
            <text:p>2.119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12]" office:value-type="float" office:value="56">
            <text:p>56</text:p>
          </table:table-cell>
          <table:table-cell table:style-name="ce208" table:formula="of:=[.F112]" office:value-type="float" office:value="38458.9913417926">
            <text:p>38458.9913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2]" office:value-type="float" office:value="2600.17219669857">
            <text:p>2600.1721967</text:p>
          </table:table-cell>
          <table:table-cell table:style-name="ce166"/>
          <table:table-cell table:number-columns-repeated="6"/>
          <table:table-cell table:style-name="ce188" table:formula="of:=[.B112]" office:value-type="percentage" office:value="0.91754">
            <text:p>91.754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211" table:formula="of:=[.A111]" office:value-type="float" office:value="54">
            <text:p>54</text:p>
          </table:table-cell>
          <table:table-cell table:style-name="ce208" table:formula="of:=[.F111]" office:value-type="float" office:value="38459.017903378">
            <text:p>38459.0179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1]" office:value-type="float" office:value="2600.17040089879">
            <text:p>2600.1704009</text:p>
          </table:table-cell>
          <table:table-cell table:style-name="ce166"/>
          <table:table-cell table:number-columns-repeated="6"/>
          <table:table-cell table:style-name="ce188" table:formula="of:=[.B111]" office:value-type="percentage" office:value="0.05845">
            <text:p>5.845%</text:p>
          </table:table-cell>
          <table:table-cell table:style-name="ce210"/>
          <table:table-cell table:number-columns-repeated="1005"/>
          <table:table-cell table:style-name="ce166"/>
        </table:table-row>
        <table:table-row table:style-name="ro1">
          <table:table-cell office:value-type="string">
            <text:p>END</text:p>
          </table:table-cell>
          <table:table-cell table:style-name="ce170"/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210"/>
          <table:table-cell table:style-name="ce166"/>
          <table:table-cell table:number-columns-repeated="1006"/>
        </table:table-row>
        <table:table-row table:style-name="ro1">
          <table:table-cell/>
          <table:table-cell table:style-name="ce170"/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210"/>
          <table:table-cell table:style-name="ce166"/>
          <table:table-cell table:number-columns-repeated="1006"/>
        </table:table-row>
        <table:table-row table:style-name="ro1">
          <table:table-cell office:value-type="string">
            <text:p>Measurements</text:p>
          </table:table-cell>
          <table:table-cell table:style-name="ce170"/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6"/>
        </table:table-row>
        <table:table-row table:style-name="ro11">
          <table:table-cell office:value-type="string">
            <text:p>Transition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84" office:value-type="string">
            <text:p>Aldenius:2009:014008 wavenumbers increased by 3.7 parts per 10^8 – see Nave:2012:1570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/Note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7" table:number-columns-repeated="1009"/>
          <table:table-cell table:number-columns-repeated="2"/>
        </table:table-row>
        <table:table-row table:style-name="ro1">
          <table:table-cell table:style-name="ce168" office:value-type="float" office:value="1260">
            <text:p>1260</text:p>
          </table:table-cell>
          <table:table-cell table:style-name="ce212" table:number-columns-repeated="2"/>
          <table:table-cell/>
          <table:table-cell table:style-name="ce174"/>
          <table:table-cell table:style-name="ce177" office:value-type="float" office:value="79331.359">
            <text:p>79331.359</text:p>
          </table:table-cell>
          <table:table-cell table:style-name="ce177" office:value-type="float" office:value="0.004">
            <text:p>0.004</text:p>
          </table:table-cell>
          <table:table-cell table:formula="of:=[.A118]" office:value-type="string" office:string-value="Nave:2012:1570">
            <text:p>Nave:2012:1570</text:p>
          </table:table-cell>
          <table:table-cell table:style-name="ce177" table:formula="of:=[.F55]" office:value-type="float" office:value="79331.359">
            <text:p>79331.359</text:p>
          </table:table-cell>
          <table:table-cell table:style-name="ce177" table:formula="of:=[.G55]" office:value-type="float" office:value="0.004">
            <text:p>0.004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178" table:formula="of:=100000000/[.I55]" office:value-type="float" office:value="1260.53557206804">
            <text:p>1260.535572</text:p>
          </table:table-cell>
          <table:table-cell table:style-name="ce178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1608">
            <text:p>1608</text:p>
          </table:table-cell>
          <table:table-cell table:style-name="ce212" table:number-columns-repeated="2"/>
          <table:table-cell table:style-name="ce166"/>
          <table:table-cell table:style-name="ce174"/>
          <table:table-cell table:style-name="ce177" office:value-type="float" office:value="62171.623">
            <text:p>62171.623</text:p>
          </table:table-cell>
          <table:table-cell table:style-name="ce177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177" table:formula="of:=[.F56]" office:value-type="float" office:value="62171.623">
            <text:p>62171.623</text:p>
          </table:table-cell>
          <table:table-cell table:style-name="ce177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78" table:formula="of:=100000000/[.I56]" office:value-type="float" office:value="1608.45085224814">
            <text:p>1608.450852</text:p>
          </table:table-cell>
          <table:table-cell table:style-name="ce178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1611">
            <text:p>1611</text:p>
          </table:table-cell>
          <table:table-cell table:style-name="ce212" table:number-columns-repeated="2"/>
          <table:table-cell table:style-name="ce166"/>
          <table:table-cell table:style-name="ce174"/>
          <table:table-cell table:style-name="ce177" office:value-type="float" office:value="62065.527">
            <text:p>62065.527</text:p>
          </table:table-cell>
          <table:table-cell table:style-name="ce177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77" table:formula="of:=[.F57]" office:value-type="float" office:value="62065.527">
            <text:p>62065.527</text:p>
          </table:table-cell>
          <table:table-cell table:style-name="ce177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78" table:formula="of:=100000000/[.I57]" office:value-type="float" office:value="1611.20036892622">
            <text:p>1611.200369</text:p>
          </table:table-cell>
          <table:table-cell table:style-name="ce178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2249">
            <text:p>2249</text:p>
          </table:table-cell>
          <table:table-cell table:style-name="ce213" table:number-columns-repeated="2"/>
          <table:table-cell table:style-name="ce166"/>
          <table:table-cell table:style-name="ce174"/>
          <table:table-cell table:style-name="ce174" office:value-type="float" office:value="44446.9044">
            <text:p>44446.9044</text:p>
          </table:table-cell>
          <table:table-cell table:style-name="ce174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74" table:formula="of:=[.F58]" office:value-type="float" office:value="44446.9044">
            <text:p>44446.9044</text:p>
          </table:table-cell>
          <table:table-cell table:style-name="ce174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78" table:formula="of:=100000000/[.I58]" office:value-type="float" office:value="2249.87547164252">
            <text:p>2249.875472</text:p>
          </table:table-cell>
          <table:table-cell table:style-name="ce178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2260">
            <text:p>2260</text:p>
          </table:table-cell>
          <table:table-cell table:style-name="ce214" office:value-type="float" office:value="44232.5344">
            <text:p>44232.5344</text:p>
          </table:table-cell>
          <table:table-cell table:style-name="ce213" office:value-type="float" office:value="0.006">
            <text:p>0.0060</text:p>
          </table:table-cell>
          <table:table-cell table:style-name="ce166" table:formula="of:=[.A117]" office:value-type="string" office:string-value="Aldenius:2009:014008">
            <text:p>Aldenius:2009:014008</text:p>
          </table:table-cell>
          <table:table-cell table:style-name="ce174" table:formula="of:=[.B59]*(1+0.000000037)" office:value-type="float" office:value="44232.5360366038">
            <text:p>44232.5360</text:p>
          </table:table-cell>
          <table:table-cell table:style-name="ce174" office:value-type="float" office:value="44232.5393">
            <text:p>44232.5393</text:p>
          </table:table-cell>
          <table:table-cell table:style-name="ce174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74" table:formula="of:=([.E59]/[.C59]/[.C59]+[.F59]/[.G59]/[.G59])/(1/[.C59]/[.C59]+1/[.G59]/[.G59])" office:value-type="float" office:value="44232.5389736604">
            <text:p>44232.5390</text:p>
          </table:table-cell>
          <table:table-cell table:style-name="ce174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178" table:formula="of:=100000000/[.I59]" office:value-type="float" office:value="2260.77910787685">
            <text:p>2260.779108</text:p>
          </table:table-cell>
          <table:table-cell table:style-name="ce178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2344">
            <text:p>2344</text:p>
          </table:table-cell>
          <table:table-cell table:style-name="ce215" office:value-type="float" office:value="42658.243">
            <text:p>42658.2430</text:p>
          </table:table-cell>
          <table:table-cell table:style-name="ce213" office:value-type="float" office:value="0.002">
            <text:p>0.0020</text:p>
          </table:table-cell>
          <table:table-cell table:style-name="ce166" table:formula="of:=[.D59]" office:value-type="string" office:string-value="Aldenius:2009:014008">
            <text:p>Aldenius:2009:014008</text:p>
          </table:table-cell>
          <table:table-cell table:style-name="ce174" table:formula="of:=[.B60]*(1+0.000000037)" office:value-type="float" office:value="42658.244578355">
            <text:p>42658.2446</text:p>
          </table:table-cell>
          <table:table-cell table:style-name="ce174" office:value-type="float" office:value="42658.244">
            <text:p>42658.2440</text:p>
          </table:table-cell>
          <table:table-cell table:style-name="ce174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174" table:formula="of:=([.E60]/[.C60]/[.C60]+[.F60]/[.G60]/[.G60])/(1/[.C60]/[.C60]+1/[.G60]/[.G60])" office:value-type="float" office:value="42658.2442743576">
            <text:p>42658.2443</text:p>
          </table:table-cell>
          <table:table-cell table:style-name="ce174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78" table:formula="of:=100000000/[.I60]" office:value-type="float" office:value="2344.21274717373">
            <text:p>2344.212747</text:p>
          </table:table-cell>
          <table:table-cell table:style-name="ce178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2367">
            <text:p>2367</text:p>
          </table:table-cell>
          <table:table-cell table:style-name="ce213" table:number-columns-repeated="2"/>
          <table:table-cell table:style-name="ce166" table:number-columns-repeated="2"/>
          <table:table-cell table:style-name="ce174" office:value-type="float" office:value="42237.0563">
            <text:p>42237.0563</text:p>
          </table:table-cell>
          <table:table-cell table:style-name="ce174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174" table:formula="of:=[.F61]" office:value-type="float" office:value="42237.0563">
            <text:p>42237.0563</text:p>
          </table:table-cell>
          <table:table-cell table:style-name="ce174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78" table:formula="of:=100000000/[.I61]" office:value-type="float" office:value="2367.58923940445">
            <text:p>2367.589239</text:p>
          </table:table-cell>
          <table:table-cell table:style-name="ce178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2374">
            <text:p>2374</text:p>
          </table:table-cell>
          <table:table-cell table:style-name="ce215" office:value-type="float" office:value="42114.8365">
            <text:p>42114.8365</text:p>
          </table:table-cell>
          <table:table-cell table:style-name="ce213" office:value-type="float" office:value="0.002">
            <text:p>0.0020</text:p>
          </table:table-cell>
          <table:table-cell table:style-name="ce166" table:formula="of:=[.A117]" office:value-type="string" office:string-value="Aldenius:2009:014008">
            <text:p>Aldenius:2009:014008</text:p>
          </table:table-cell>
          <table:table-cell table:style-name="ce174" table:formula="of:=[.B62]*(1+0.000000037)" office:value-type="float" office:value="42114.838058249">
            <text:p>42114.8381</text:p>
          </table:table-cell>
          <table:table-cell table:style-name="ce174" office:value-type="float" office:value="42114.8372">
            <text:p>42114.8372</text:p>
          </table:table-cell>
          <table:table-cell table:style-name="ce174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74" table:formula="of:=([.E62]/[.C62]/[.C62]+[.F62]/[.G62]/[.G62])/(1/[.C62]/[.C62]+1/[.G62]/[.G62])" office:value-type="float" office:value="42114.8376071325">
            <text:p>42114.8376</text:p>
          </table:table-cell>
          <table:table-cell table:style-name="ce174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78" table:formula="of:=100000000/[.I62]" office:value-type="float" office:value="2374.46006400044">
            <text:p>2374.460064</text:p>
          </table:table-cell>
          <table:table-cell table:style-name="ce178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68" office:value-type="float" office:value="2382">
            <text:p>2382</text:p>
          </table:table-cell>
          <table:table-cell table:style-name="ce215" office:value-type="float" office:value="41968.0654">
            <text:p>41968.0654</text:p>
          </table:table-cell>
          <table:table-cell table:style-name="ce213" office:value-type="float" office:value="0.002">
            <text:p>0.0020</text:p>
          </table:table-cell>
          <table:table-cell table:style-name="ce166" table:formula="of:=[.D62]" office:value-type="string" office:string-value="Aldenius:2009:014008">
            <text:p>Aldenius:2009:014008</text:p>
          </table:table-cell>
          <table:table-cell table:style-name="ce174" table:formula="of:=[.B63]*(1+0.000000037)" office:value-type="float" office:value="41968.0669528184">
            <text:p>41968.0670</text:p>
          </table:table-cell>
          <table:table-cell table:style-name="ce174" office:value-type="float" office:value="41968.0679">
            <text:p>41968.0679</text:p>
          </table:table-cell>
          <table:table-cell table:style-name="ce174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174" table:formula="of:=([.E63]/[.C63]/[.C63]+[.F63]/[.G63]/[.G63])/(1/[.C63]/[.C63]+1/[.G63]/[.G63])" office:value-type="float" office:value="41968.0674264092">
            <text:p>41968.0674</text:p>
          </table:table-cell>
          <table:table-cell table:style-name="ce174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78" table:formula="of:=100000000/[.I63]" office:value-type="float" office:value="2382.76399491946">
            <text:p>2382.763995</text:p>
          </table:table-cell>
          <table:table-cell table:style-name="ce178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85" office:value-type="float" office:value="2586">
            <text:p>2586</text:p>
          </table:table-cell>
          <table:table-cell table:style-name="ce215" office:value-type="float" office:value="38660.0523">
            <text:p>38660.0523</text:p>
          </table:table-cell>
          <table:table-cell table:style-name="ce213" office:value-type="float" office:value="0.002">
            <text:p>0.0020</text:p>
          </table:table-cell>
          <table:table-cell table:style-name="ce166" table:formula="of:=[.D63]" office:value-type="string" office:string-value="Aldenius:2009:014008">
            <text:p>Aldenius:2009:014008</text:p>
          </table:table-cell>
          <table:table-cell table:style-name="ce174" table:formula="of:=[.B64]*(1+0.000000037)" office:value-type="float" office:value="38660.0537304219">
            <text:p>38660.0537</text:p>
          </table:table-cell>
          <table:table-cell table:style-name="ce174" office:value-type="float" office:value="38660.0528">
            <text:p>38660.0528</text:p>
          </table:table-cell>
          <table:table-cell table:style-name="ce174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174" table:formula="of:=([.E64]/[.C64]/[.C64]+[.F64]/[.G64]/[.G64])/(1/[.C64]/[.C64]+1/[.G64]/[.G64])" office:value-type="float" office:value="38660.0531902641">
            <text:p>38660.0532</text:p>
          </table:table-cell>
          <table:table-cell table:style-name="ce174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78" table:formula="of:=100000000/[.I64]" office:value-type="float" office:value="2586.64931234972">
            <text:p>2586.649312</text:p>
          </table:table-cell>
          <table:table-cell table:style-name="ce178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85" office:value-type="float" office:value="2600">
            <text:p>2600</text:p>
          </table:table-cell>
          <table:table-cell table:style-name="ce215" office:value-type="float" office:value="38458.9908">
            <text:p>38458.9908</text:p>
          </table:table-cell>
          <table:table-cell table:style-name="ce213" office:value-type="float" office:value="0.002">
            <text:p>0.0020</text:p>
          </table:table-cell>
          <table:table-cell table:style-name="ce166" table:formula="of:=[.D64]" office:value-type="string" office:string-value="Aldenius:2009:014008">
            <text:p>Aldenius:2009:014008</text:p>
          </table:table-cell>
          <table:table-cell table:style-name="ce174" table:formula="of:=[.B65]*(1+0.000000037)" office:value-type="float" office:value="38458.9922229827">
            <text:p>38458.9922</text:p>
          </table:table-cell>
          <table:table-cell table:style-name="ce174" office:value-type="float" office:value="38458.9928">
            <text:p>38458.9928</text:p>
          </table:table-cell>
          <table:table-cell table:style-name="ce174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174" table:formula="of:=([.E65]/[.C65]/[.C65]+[.F65]/[.G65]/[.G65])/(1/[.C65]/[.C65]+1/[.G65]/[.G65])" office:value-type="float" office:value="38458.992557971">
            <text:p>38458.9926</text:p>
          </table:table-cell>
          <table:table-cell table:style-name="ce174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78" table:formula="of:=100000000/[.I65]" office:value-type="float" office:value="2600.17211447402">
            <text:p>2600.172114</text:p>
          </table:table-cell>
          <table:table-cell table:style-name="ce178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166" table:number-columns-repeated="2"/>
          <table:table-cell table:number-columns-repeated="1006"/>
        </table:table-row>
        <table:table-row table:style-name="ro1">
          <table:table-cell table:style-name="ce185"/>
          <table:table-cell table:style-name="ce174" table:number-columns-repeated="2"/>
          <table:table-cell table:style-name="ce166"/>
          <table:table-cell table:style-name="ce174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6"/>
        </table:table-row>
        <table:table-row table:style-name="ro1">
          <table:table-cell office:value-type="string">
            <text:p>Isotopes</text:p>
          </table:table-cell>
          <table:table-cell table:style-name="ce170"/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6"/>
        </table:table-row>
        <table:table-row table:style-name="ro6">
          <table:table-cell table:style-name="ce167" office:value-type="string">
            <text:p>Transition/isotope</text:p>
          </table:table-cell>
          <table:table-cell table:style-name="ce184" office:value-type="string">
            <text:p>Isotopic abundance [%] [Rosman:1998:1275]</text:p>
          </table:table-cell>
          <table:table-cell table:style-name="ce217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167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ce167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167" table:number-columns-repeated="4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608">
            <text:p>1608</text:p>
          </table:table-cell>
          <table:table-cell table:style-name="ce182"/>
          <table:table-cell office:value-type="float" office:value="-3074">
            <text:p>-3074</text:p>
          </table:table-cell>
          <table:table-cell office:value-type="float" office:value="1022">
            <text:p>1022</text:p>
          </table:table-cell>
          <table:table-cell table:formula="of:=SUM([.C70:.D70])" office:value-type="float" office:value="-2052">
            <text:p>-2052</text:p>
          </table:table-cell>
          <table:table-cell table:style-name="ce195" table:formula="of:=[.$I$56]" office:value-type="float" office:value="62171.623">
            <text:p>62171.62300</text:p>
          </table:table-cell>
          <table:table-cell table:style-name="ce195" table:formula="of:=[.$J$56]" office:value-type="float" office:value="0.003">
            <text:p>0.00300</text:p>
          </table:table-cell>
          <table:table-cell table:style-name="ce175" table:formula="of:=100000000/[.F70]" office:value-type="float" office:value="1608.45085224814">
            <text:p>1608.450852</text:p>
          </table:table-cell>
          <table:table-cell table:style-name="ce175" table:formula="of:=[.G70]/[.F70]*[.H70]" office:value-type="float" office:value="0.0000776134243229329">
            <text:p>0.000078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175" table:formula="of:=[.F72]+[.E70]*10000000/299792458*(1/[.A71]-1/[.A72])" office:value-type="float" office:value="62171.5798033429">
            <text:p>62171.579803</text:p>
          </table:table-cell>
          <table:table-cell table:style-name="ce181"/>
          <table:table-cell table:style-name="ce194" table:formula="of:=100000000/[.F71]" office:value-type="float" office:value="1608.45196979574">
            <text:p>1608.4519698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218" table:formula="of:=[.F70]-[.E70]*10000000/299792458*([.B71]*(1/[.A71]-1/[.A72])+[.B73]*(1/[.A73]-1/[.A72])+[.B74]*(1/[.A74]-1/[.A72]))" office:value-type="float" office:value="62171.6250727558">
            <text:p>62171.625073</text:p>
          </table:table-cell>
          <table:table-cell table:style-name="ce181"/>
          <table:table-cell table:style-name="ce194" table:formula="of:=100000000/[.F72]" office:value-type="float" office:value="1608.45079862358">
            <text:p>1608.4507986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218" table:formula="of:=[.F72]+[.E70]*10000000/299792458*(1/[.A73]-1/[.A72])" office:value-type="float" office:value="62171.6465161619">
            <text:p>62171.646516</text:p>
          </table:table-cell>
          <table:table-cell table:style-name="ce181"/>
          <table:table-cell table:style-name="ce194" table:formula="of:=100000000/[.F73]" office:value-type="float" office:value="1608.45024385842">
            <text:p>1608.4502439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218" table:formula="of:=[.F72]+[.E70]*10000000/299792458*(1/[.A74]-1/[.A72])" office:value-type="float" office:value="62171.6672201402">
            <text:p>62171.667220</text:p>
          </table:table-cell>
          <table:table-cell table:style-name="ce181"/>
          <table:table-cell table:style-name="ce194" table:formula="of:=100000000/[.F74]" office:value-type="float" office:value="1608.44970822345">
            <text:p>1608.4497082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611">
            <text:p>1611</text:p>
          </table:table-cell>
          <table:table-cell/>
          <table:table-cell office:value-type="float" office:value="305">
            <text:p>305</text:p>
          </table:table-cell>
          <table:table-cell office:value-type="float" office:value="1021">
            <text:p>1021</text:p>
          </table:table-cell>
          <table:table-cell table:formula="of:=SUM([.C75:.D75])" office:value-type="float" office:value="1326">
            <text:p>1326</text:p>
          </table:table-cell>
          <table:table-cell table:style-name="ce195" table:formula="of:=[.$I$57]" office:value-type="float" office:value="62065.527">
            <text:p>62065.52700</text:p>
          </table:table-cell>
          <table:table-cell table:style-name="ce195" table:formula="of:=[.$J$57]" office:value-type="float" office:value="0.003">
            <text:p>0.00300</text:p>
          </table:table-cell>
          <table:table-cell table:style-name="ce175" table:formula="of:=100000000/[.F75]" office:value-type="float" office:value="1611.20036892622">
            <text:p>1611.200369</text:p>
          </table:table-cell>
          <table:table-cell table:style-name="ce175" table:formula="of:=[.G75]/[.F75]*[.H75]" office:value-type="float" office:value="0.0000778789988648392">
            <text:p>0.000078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77]+[.E75]*10000000/299792458*(1/[.A76]-1/[.A77])" office:value-type="float" office:value="62065.5549136293">
            <text:p>62065.554914</text:p>
          </table:table-cell>
          <table:table-cell table:style-name="ce181"/>
          <table:table-cell table:style-name="ce194" table:formula="of:=100000000/[.F76]" office:value-type="float" office:value="1611.19964429804">
            <text:p>1611.1996443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75]-[.E75]*10000000/299792458*([.B76]*(1/[.A76]-1/[.A77])+[.B78]*(1/[.A78]-1/[.A77])+[.B79]*(1/[.A79]-1/[.A77]))" office:value-type="float" office:value="62065.5256605876">
            <text:p>62065.525661</text:p>
          </table:table-cell>
          <table:table-cell table:style-name="ce181"/>
          <table:table-cell table:style-name="ce194" table:formula="of:=100000000/[.F77]" office:value-type="float" office:value="1611.20040369691">
            <text:p>1611.2004037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77]+[.E75]*10000000/299792458*(1/[.A78]-1/[.A77])" office:value-type="float" office:value="62065.5118038837">
            <text:p>62065.511804</text:p>
          </table:table-cell>
          <table:table-cell table:style-name="ce181"/>
          <table:table-cell table:style-name="ce194" table:formula="of:=100000000/[.F78]" office:value-type="float" office:value="1611.20076341242">
            <text:p>1611.2007634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77]+[.E75]*10000000/299792458*(1/[.A79]-1/[.A77])" office:value-type="float" office:value="62065.4984249971">
            <text:p>62065.498425</text:p>
          </table:table-cell>
          <table:table-cell table:style-name="ce181"/>
          <table:table-cell table:style-name="ce194" table:formula="of:=100000000/[.F79]" office:value-type="float" office:value="1611.2011107241">
            <text:p>1611.2011107</text:p>
          </table:table-cell>
          <table:table-cell table:style-name="ce17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249">
            <text:p>2249</text:p>
          </table:table-cell>
          <table:table-cell/>
          <table:table-cell office:value-type="float" office:value="728">
            <text:p>728</text:p>
          </table:table-cell>
          <table:table-cell office:value-type="float" office:value="731">
            <text:p>731</text:p>
          </table:table-cell>
          <table:table-cell table:formula="of:=SUM([.C80:.D80])" office:value-type="float" office:value="1459">
            <text:p>1459</text:p>
          </table:table-cell>
          <table:table-cell table:style-name="ce195" table:formula="of:=[.$I$58]" office:value-type="float" office:value="44446.9044">
            <text:p>44446.90440</text:p>
          </table:table-cell>
          <table:table-cell table:style-name="ce195" table:formula="of:=[.$J$58]" office:value-type="float" office:value="0.0019">
            <text:p>0.00190</text:p>
          </table:table-cell>
          <table:table-cell table:style-name="ce175" table:formula="of:=100000000/[.F80]" office:value-type="float" office:value="2249.87547164252">
            <text:p>2249.875472</text:p>
          </table:table-cell>
          <table:table-cell table:style-name="ce175" table:formula="of:=[.G80]/[.F80]*[.H80]" office:value-type="float" office:value="0.0000961768531200744">
            <text:p>0.000096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82]+[.E80]*10000000/299792458*(1/[.A81]-1/[.A82])" office:value-type="float" office:value="44446.9351134126">
            <text:p>44446.935113</text:p>
          </table:table-cell>
          <table:table-cell table:style-name="ce181"/>
          <table:table-cell table:style-name="ce194" table:formula="of:=100000000/[.F81]" office:value-type="float" office:value="2249.87391694919">
            <text:p>2249.8739169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80]-[.E80]*10000000/299792458*([.B81]*(1/[.A81]-1/[.A82])+[.B83]*(1/[.A83]-1/[.A82])+[.B84]*(1/[.A84]-1/[.A82]))" office:value-type="float" office:value="44446.9029262423">
            <text:p>44446.902926</text:p>
          </table:table-cell>
          <table:table-cell table:style-name="ce181"/>
          <table:table-cell table:style-name="ce194" table:formula="of:=100000000/[.F82]" office:value-type="float" office:value="2249.87554624325">
            <text:p>2249.8755462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82]+[.E80]*10000000/299792458*(1/[.A83]-1/[.A82])" office:value-type="float" office:value="44446.887679688">
            <text:p>44446.887680</text:p>
          </table:table-cell>
          <table:table-cell table:style-name="ce181"/>
          <table:table-cell table:style-name="ce194" table:formula="of:=100000000/[.F83]" office:value-type="float" office:value="2249.87631801494">
            <text:p>2249.8763180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82]+[.E80]*10000000/299792458*(1/[.A84]-1/[.A82])" office:value-type="float" office:value="44446.8729588769">
            <text:p>44446.872959</text:p>
          </table:table-cell>
          <table:table-cell table:style-name="ce181"/>
          <table:table-cell table:style-name="ce194" table:formula="of:=100000000/[.F84]" office:value-type="float" office:value="2249.87706317432">
            <text:p>2249.8770632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44">
            <text:p>2344</text:p>
          </table:table-cell>
          <table:table-cell/>
          <table:table-cell office:value-type="float" office:value="468">
            <text:p>468</text:p>
          </table:table-cell>
          <table:table-cell office:value-type="float" office:value="702">
            <text:p>702</text:p>
          </table:table-cell>
          <table:table-cell table:formula="of:=SUM([.C85:.D85])" office:value-type="float" office:value="1170">
            <text:p>1170</text:p>
          </table:table-cell>
          <table:table-cell table:style-name="ce195" table:formula="of:=[.$I$60]" office:value-type="float" office:value="42658.2442743576">
            <text:p>42658.24427</text:p>
          </table:table-cell>
          <table:table-cell table:style-name="ce195" table:formula="of:=[.$J$60]" office:value-type="float" office:value="0.00137749892382939">
            <text:p>0.00138</text:p>
          </table:table-cell>
          <table:table-cell table:style-name="ce175" table:formula="of:=100000000/[.F85]" office:value-type="float" office:value="2344.21274717373">
            <text:p>2344.212747</text:p>
          </table:table-cell>
          <table:table-cell table:style-name="ce175" table:formula="of:=[.G85]/[.F85]*[.H85]" office:value-type="float" office:value="0.0000756981585010995">
            <text:p>0.000076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87]+[.E85]*10000000/299792458*(1/[.A86]-1/[.A87])" office:value-type="float" office:value="42658.2689040306">
            <text:p>42658.268904</text:p>
          </table:table-cell>
          <table:table-cell table:style-name="ce181"/>
          <table:table-cell table:style-name="ce194" table:formula="of:=100000000/[.F86]" office:value-type="float" office:value="2344.21139369187">
            <text:p>2344.211393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85]-[.E85]*10000000/299792458*([.B86]*(1/[.A86]-1/[.A87])+[.B88]*(1/[.A88]-1/[.A87])+[.B89]*(1/[.A89]-1/[.A87]))" office:value-type="float" office:value="42658.2430925232">
            <text:p>42658.243093</text:p>
          </table:table-cell>
          <table:table-cell table:style-name="ce181"/>
          <table:table-cell table:style-name="ce194" table:formula="of:=100000000/[.F87]" office:value-type="float" office:value="2344.21281211948">
            <text:p>2344.2128121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87]+[.E85]*10000000/299792458*(1/[.A88]-1/[.A87])" office:value-type="float" office:value="42658.2308660197">
            <text:p>42658.230866</text:p>
          </table:table-cell>
          <table:table-cell table:style-name="ce181"/>
          <table:table-cell table:style-name="ce194" table:formula="of:=100000000/[.F88]" office:value-type="float" office:value="2344.21348400684">
            <text:p>2344.2134840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87]+[.E85]*10000000/299792458*(1/[.A89]-1/[.A87])" office:value-type="float" office:value="42658.2190611198">
            <text:p>42658.219061</text:p>
          </table:table-cell>
          <table:table-cell table:style-name="ce181"/>
          <table:table-cell table:style-name="ce194" table:formula="of:=100000000/[.F89]" office:value-type="float" office:value="2344.21413272603">
            <text:p>2344.214132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67">
            <text:p>2367</text:p>
          </table:table-cell>
          <table:table-cell/>
          <table:table-cell office:value-type="float" office:value="762">
            <text:p>762</text:p>
          </table:table-cell>
          <table:table-cell office:value-type="float" office:value="695">
            <text:p>695</text:p>
          </table:table-cell>
          <table:table-cell table:formula="of:=SUM([.C90:.D90])" office:value-type="float" office:value="1457">
            <text:p>1457</text:p>
          </table:table-cell>
          <table:table-cell table:style-name="ce195" table:formula="of:=[.$I$61]" office:value-type="float" office:value="42237.0563">
            <text:p>42237.05630</text:p>
          </table:table-cell>
          <table:table-cell table:style-name="ce195" table:formula="of:=[.$J$61]" office:value-type="float" office:value="0.0019">
            <text:p>0.00190</text:p>
          </table:table-cell>
          <table:table-cell table:style-name="ce175" table:formula="of:=100000000/[.F90]" office:value-type="float" office:value="2367.58923940445">
            <text:p>2367.589239</text:p>
          </table:table-cell>
          <table:table-cell table:style-name="ce175" table:formula="of:=[.G90]/[.F90]*[.H90]" office:value-type="float" office:value="0.000106504097324331">
            <text:p>0.000107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92]+[.E90]*10000000/299792458*(1/[.A91]-1/[.A92])" office:value-type="float" office:value="42237.0869713106">
            <text:p>42237.086971</text:p>
          </table:table-cell>
          <table:table-cell table:style-name="ce181"/>
          <table:table-cell table:style-name="ce194" table:formula="of:=100000000/[.F91]" office:value-type="float" office:value="2367.58752013188">
            <text:p>2367.5875201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90]-[.E90]*10000000/299792458*([.B91]*(1/[.A91]-1/[.A92])+[.B93]*(1/[.A93]-1/[.A92])+[.B94]*(1/[.A94]-1/[.A92]))" office:value-type="float" office:value="42237.0548282626">
            <text:p>42237.054828</text:p>
          </table:table-cell>
          <table:table-cell table:style-name="ce181"/>
          <table:table-cell table:style-name="ce194" table:formula="of:=100000000/[.F92]" office:value-type="float" office:value="2367.58932190238">
            <text:p>2367.5893219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92]+[.E90]*10000000/299792458*(1/[.A93]-1/[.A92])" office:value-type="float" office:value="42237.0396026082">
            <text:p>42237.039603</text:p>
          </table:table-cell>
          <table:table-cell table:style-name="ce181"/>
          <table:table-cell table:style-name="ce194" table:formula="of:=100000000/[.F93]" office:value-type="float" office:value="2367.59017537358">
            <text:p>2367.5901754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92]+[.E90]*10000000/299792458*(1/[.A94]-1/[.A92])" office:value-type="float" office:value="42237.0249019765">
            <text:p>42237.024902</text:p>
          </table:table-cell>
          <table:table-cell table:style-name="ce181"/>
          <table:table-cell table:style-name="ce194" table:formula="of:=100000000/[.F94]" office:value-type="float" office:value="2367.59099941532">
            <text:p>2367.5909994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74">
            <text:p>2374</text:p>
          </table:table-cell>
          <table:table-cell/>
          <table:table-cell office:value-type="float" office:value="759">
            <text:p>759</text:p>
          </table:table-cell>
          <table:table-cell office:value-type="float" office:value="693">
            <text:p>693</text:p>
          </table:table-cell>
          <table:table-cell table:formula="of:=SUM([.C95:.D95])" office:value-type="float" office:value="1452">
            <text:p>1452</text:p>
          </table:table-cell>
          <table:table-cell table:style-name="ce195" table:formula="of:=[.$I$62]" office:value-type="float" office:value="42114.8376071325">
            <text:p>42114.83761</text:p>
          </table:table-cell>
          <table:table-cell table:style-name="ce195" table:formula="of:=[.$J$62]" office:value-type="float" office:value="0.00137749892382939">
            <text:p>0.00138</text:p>
          </table:table-cell>
          <table:table-cell table:style-name="ce175" table:formula="of:=100000000/[.F95]" office:value-type="float" office:value="2374.46006400044">
            <text:p>2374.460064</text:p>
          </table:table-cell>
          <table:table-cell table:style-name="ce175" table:formula="of:=[.G95]/[.F95]*[.H95]" office:value-type="float" office:value="0.0000776642240283153">
            <text:p>0.000078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97]+[.E95]*10000000/299792458*(1/[.A96]-1/[.A97])" office:value-type="float" office:value="42114.8681731882">
            <text:p>42114.868173</text:p>
          </table:table-cell>
          <table:table-cell table:style-name="ce181"/>
          <table:table-cell table:style-name="ce194" table:formula="of:=100000000/[.F96]" office:value-type="float" office:value="2374.45834066895">
            <text:p>2374.458340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95]-[.E95]*10000000/299792458*([.B96]*(1/[.A96]-1/[.A97])+[.B98]*(1/[.A98]-1/[.A97])+[.B99]*(1/[.A99]-1/[.A97]))" office:value-type="float" office:value="42114.8361404457">
            <text:p>42114.836140</text:p>
          </table:table-cell>
          <table:table-cell table:style-name="ce181"/>
          <table:table-cell table:style-name="ce194" table:formula="of:=100000000/[.F97]" office:value-type="float" office:value="2374.46014669313">
            <text:p>2374.460146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97]+[.E95]*10000000/299792458*(1/[.A98]-1/[.A97])" office:value-type="float" office:value="42114.8209670414">
            <text:p>42114.820967</text:p>
          </table:table-cell>
          <table:table-cell table:style-name="ce181"/>
          <table:table-cell table:style-name="ce194" table:formula="of:=100000000/[.F98]" office:value-type="float" office:value="2374.46100217923">
            <text:p>2374.4610022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97]+[.E95]*10000000/299792458*(1/[.A99]-1/[.A97])" office:value-type="float" office:value="42114.8063168579">
            <text:p>42114.806317</text:p>
          </table:table-cell>
          <table:table-cell table:style-name="ce181"/>
          <table:table-cell table:style-name="ce194" table:formula="of:=100000000/[.F99]" office:value-type="float" office:value="2374.46182816639">
            <text:p>2374.4618282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82">
            <text:p>2382</text:p>
          </table:table-cell>
          <table:table-cell/>
          <table:table-cell office:value-type="float" office:value="753">
            <text:p>753</text:p>
          </table:table-cell>
          <table:table-cell office:value-type="float" office:value="690">
            <text:p>690</text:p>
          </table:table-cell>
          <table:table-cell table:formula="of:=SUM([.C100:.D100])" office:value-type="float" office:value="1443">
            <text:p>1443</text:p>
          </table:table-cell>
          <table:table-cell table:style-name="ce195" table:formula="of:=[.$I$63]" office:value-type="float" office:value="41968.0674264092">
            <text:p>41968.06743</text:p>
          </table:table-cell>
          <table:table-cell table:style-name="ce195" table:formula="of:=[.$J$63]" office:value-type="float" office:value="0.0014142135623731">
            <text:p>0.00141</text:p>
          </table:table-cell>
          <table:table-cell table:style-name="ce175" table:formula="of:=100000000/[.F100]" office:value-type="float" office:value="2382.76399491946">
            <text:p>2382.763995</text:p>
          </table:table-cell>
          <table:table-cell table:style-name="ce175" table:formula="of:=[.G100]/[.F100]*[.H100]" office:value-type="float" office:value="0.0000802928837135094">
            <text:p>0.000080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102]+[.E100]*10000000/299792458*(1/[.A101]-1/[.A102])" office:value-type="float" office:value="41968.0978030058">
            <text:p>41968.097803</text:p>
          </table:table-cell>
          <table:table-cell table:style-name="ce181"/>
          <table:table-cell table:style-name="ce194" table:formula="of:=100000000/[.F101]" office:value-type="float" office:value="2382.76227026991">
            <text:p>2382.7622703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100]-[.E100]*10000000/299792458*([.B101]*(1/[.A101]-1/[.A102])+[.B103]*(1/[.A103]-1/[.A102])+[.B104]*(1/[.A104]-1/[.A102]))" office:value-type="float" office:value="41968.0659688134">
            <text:p>41968.065969</text:p>
          </table:table-cell>
          <table:table-cell table:style-name="ce181"/>
          <table:table-cell table:style-name="ce194" table:formula="of:=100000000/[.F102]" office:value-type="float" office:value="2382.7640776754">
            <text:p>2382.764077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102]+[.E100]*10000000/299792458*(1/[.A103]-1/[.A102])" office:value-type="float" office:value="41968.0508894591">
            <text:p>41968.050889</text:p>
          </table:table-cell>
          <table:table-cell table:style-name="ce181"/>
          <table:table-cell table:style-name="ce194" table:formula="of:=100000000/[.F103]" office:value-type="float" office:value="2382.7649338158">
            <text:p>2382.7649338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102]+[.E100]*10000000/299792458*(1/[.A104]-1/[.A102])" office:value-type="float" office:value="41968.0363300825">
            <text:p>41968.036330</text:p>
          </table:table-cell>
          <table:table-cell table:style-name="ce181"/>
          <table:table-cell table:style-name="ce194" table:formula="of:=100000000/[.F104]" office:value-type="float" office:value="2382.76576043469">
            <text:p>2382.7657604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586">
            <text:p>2586</text:p>
          </table:table-cell>
          <table:table-cell/>
          <table:table-cell office:value-type="float" office:value="576">
            <text:p>576</text:p>
          </table:table-cell>
          <table:table-cell office:value-type="float" office:value="636">
            <text:p>636</text:p>
          </table:table-cell>
          <table:table-cell table:formula="of:=SUM([.C105:.D105])" office:value-type="float" office:value="1212">
            <text:p>1212</text:p>
          </table:table-cell>
          <table:table-cell table:style-name="ce195" table:formula="of:=[.$I$64]" office:value-type="float" office:value="38660.0531902641">
            <text:p>38660.05319</text:p>
          </table:table-cell>
          <table:table-cell table:style-name="ce195" table:formula="of:=[.$J$64]" office:value-type="float" office:value="0.00129529684019108">
            <text:p>0.00130</text:p>
          </table:table-cell>
          <table:table-cell table:style-name="ce175" table:formula="of:=100000000/[.F105]" office:value-type="float" office:value="2586.64931234972">
            <text:p>2586.649312</text:p>
          </table:table-cell>
          <table:table-cell table:style-name="ce175" table:formula="of:=[.G105]/[.F105]*[.H105]" office:value-type="float" office:value="0.000086665133761709">
            <text:p>0.000087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107]+[.E105]*10000000/299792458*(1/[.A106]-1/[.A107])" office:value-type="float" office:value="38660.0787040791">
            <text:p>38660.078704</text:p>
          </table:table-cell>
          <table:table-cell table:style-name="ce181"/>
          <table:table-cell table:style-name="ce194" table:formula="of:=100000000/[.F106]" office:value-type="float" office:value="2586.64760528407">
            <text:p>2586.6476053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105]-[.E105]*10000000/299792458*([.B106]*(1/[.A106]-1/[.A107])+[.B108]*(1/[.A108]-1/[.A107])+[.B109]*(1/[.A109]-1/[.A107]))" office:value-type="float" office:value="38660.0519660048">
            <text:p>38660.051966</text:p>
          </table:table-cell>
          <table:table-cell table:style-name="ce181"/>
          <table:table-cell table:style-name="ce194" table:formula="of:=100000000/[.F107]" office:value-type="float" office:value="2586.6493942619">
            <text:p>2586.6493943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107]+[.E105]*10000000/299792458*(1/[.A108]-1/[.A107])" office:value-type="float" office:value="38660.0393006012">
            <text:p>38660.039301</text:p>
          </table:table-cell>
          <table:table-cell table:style-name="ce181"/>
          <table:table-cell table:style-name="ce194" table:formula="of:=100000000/[.F108]" office:value-type="float" office:value="2586.65024167332">
            <text:p>2586.650241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107]+[.E105]*10000000/299792458*(1/[.A109]-1/[.A107])" office:value-type="float" office:value="38660.0270719356">
            <text:p>38660.027072</text:p>
          </table:table-cell>
          <table:table-cell table:style-name="ce181"/>
          <table:table-cell table:style-name="ce194" table:formula="of:=100000000/[.F109]" office:value-type="float" office:value="2586.65105986418">
            <text:p>2586.6510599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600">
            <text:p>2600</text:p>
          </table:table-cell>
          <table:table-cell/>
          <table:table-cell office:value-type="float" office:value="572">
            <text:p>572</text:p>
          </table:table-cell>
          <table:table-cell office:value-type="float" office:value="632">
            <text:p>632</text:p>
          </table:table-cell>
          <table:table-cell table:formula="of:=SUM([.C110:.D110])" office:value-type="float" office:value="1204">
            <text:p>1204</text:p>
          </table:table-cell>
          <table:table-cell table:style-name="ce195" table:formula="of:=[.$I$65]" office:value-type="float" office:value="38458.992557971">
            <text:p>38458.99256</text:p>
          </table:table-cell>
          <table:table-cell table:style-name="ce195" table:formula="of:=[.$J$65]" office:value-type="float" office:value="0.00129529684019108">
            <text:p>0.00130</text:p>
          </table:table-cell>
          <table:table-cell table:style-name="ce175" table:formula="of:=100000000/[.F110]" office:value-type="float" office:value="2600.17211447402">
            <text:p>2600.172114</text:p>
          </table:table-cell>
          <table:table-cell table:style-name="ce175" table:formula="of:=[.G110]/[.F110]*[.H110]" office:value-type="float" office:value="0.0000875736596260142">
            <text:p>0.000088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75" table:formula="of:=[.F112]+[.E110]*10000000/299792458*(1/[.A111]-1/[.A112])" office:value-type="float" office:value="38459.017903378">
            <text:p>38459.017903</text:p>
          </table:table-cell>
          <table:table-cell table:style-name="ce181"/>
          <table:table-cell table:style-name="ce194" table:formula="of:=100000000/[.F111]" office:value-type="float" office:value="2600.17040089879">
            <text:p>2600.1704009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8" table:formula="of:=[.F110]-[.E110]*10000000/299792458*([.B111]*(1/[.A111]-1/[.A112])+[.B113]*(1/[.A113]-1/[.A112])+[.B114]*(1/[.A114]-1/[.A112]))" office:value-type="float" office:value="38458.9913417926">
            <text:p>38458.991342</text:p>
          </table:table-cell>
          <table:table-cell table:style-name="ce181"/>
          <table:table-cell table:style-name="ce194" table:formula="of:=100000000/[.F112]" office:value-type="float" office:value="2600.17219669857">
            <text:p>2600.172196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8" table:formula="of:=[.F112]+[.E110]*10000000/299792458*(1/[.A113]-1/[.A112])" office:value-type="float" office:value="38458.978759989">
            <text:p>38458.978760</text:p>
          </table:table-cell>
          <table:table-cell table:style-name="ce181"/>
          <table:table-cell table:style-name="ce194" table:formula="of:=100000000/[.F113]" office:value-type="float" office:value="2600.17304734143">
            <text:p>2600.1730473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8" table:formula="of:=[.F112]+[.E110]*10000000/299792458*(1/[.A114]-1/[.A112])" office:value-type="float" office:value="38458.9666120407">
            <text:p>38458.966612</text:p>
          </table:table-cell>
          <table:table-cell table:style-name="ce181"/>
          <table:table-cell table:style-name="ce194" table:formula="of:=100000000/[.F114]" office:value-type="float" office:value="2600.17386865231">
            <text:p>2600.1738687</text:p>
          </table:table-cell>
          <table:table-cell table:style-name="ce195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75"/>
          <table:table-cell/>
          <table:table-cell table:style-name="ce181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181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4">
          <table:table-cell office:value-type="string">
            <text:p>Aldenius:2009:014008</text:p>
          </table:table-cell>
          <table:table-cell table:style-name="ce166" office:value-type="string">
            <text:p><text:a xlink:href="http://adsabs.harvard.edu/abs/2009PhST..134a4008A">http://adsabs.harvard.edu/abs/2009PhST..134a4008A</text:a></text:p>
          </table:table-cell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5"/>
          <table:table-cell table:style-name="ce166"/>
        </table:table-row>
        <table:table-row table:style-name="ro4">
          <table:table-cell office:value-type="string">
            <text:p>Nave:2012:1570</text:p>
          </table:table-cell>
          <table:table-cell table:style-name="ce166" office:value-type="string">
            <text:p><text:a xlink:href="http://adsabs.harvard.edu/abs/2012MNRAS.420.1570N">http://adsabs.harvard.edu/abs/2012MNRAS.420.1570N</text:a></text:p>
          </table:table-cell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5"/>
          <table:table-cell table:style-name="ce166"/>
        </table:table-row>
        <table:table-row table:style-name="ro4">
          <table:table-cell table:style-name="Default" office:value-type="string">
            <text:p>Porsev:2009:032519</text:p>
          </table:table-cell>
          <table:table-cell table:style-name="ce166" office:value-type="string">
            <text:p><text:a xlink:href="http://adsabs.harvard.edu/abs/2009PhRvA..79c2519P">http://adsabs.harvard.edu/abs/2009PhRvA..79c2519P</text:a></text:p>
          </table:table-cell>
          <table:table-cell table:style-name="ce166" table:number-columns-repeated="3"/>
          <table:table-cell table:number-columns-repeated="3"/>
          <table:table-cell table:style-name="ce166" table:number-columns-repeated="2"/>
          <table:table-cell table:number-columns-repeated="6"/>
          <table:table-cell table:style-name="ce166" table:number-columns-repeated="2"/>
          <table:table-cell table:number-columns-repeated="1005"/>
          <table:table-cell table:style-name="ce166"/>
        </table:table-row>
        <table:table-row table:style-name="ro4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style-name="ce181" table:number-columns-repeated="4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94"/>
        <table:table-column table:style-name="co1" table:default-cell-style-name="ce95"/>
        <table:table-column table:style-name="co1" table:number-columns-repeated="7" table:default-cell-style-name="ce94"/>
        <table:table-column table:style-name="co129" table:default-cell-style-name="ce94"/>
        <table:table-column table:style-name="co93" table:default-cell-style-name="ce94"/>
        <table:table-column table:style-name="co130" table:default-cell-style-name="ce94"/>
        <table:table-column table:style-name="co131" table:default-cell-style-name="ce94"/>
        <table:table-column table:style-name="co132" table:default-cell-style-name="ce94"/>
        <table:table-column table:style-name="co58" table:default-cell-style-name="ce94"/>
        <table:table-column table:style-name="co57" table:default-cell-style-name="ce94"/>
        <table:table-column table:style-name="co133" table:default-cell-style-name="ce94"/>
        <table:table-column table:style-name="co1" table:number-columns-repeated="1007" table:default-cell-style-name="ce94"/>
        <table:table-row table:style-name="ro1">
          <table:table-cell office:value-type="string">
            <text:p>Updated</text:p>
          </table:table-cell>
          <table:table-cell table:style-name="ce137" office:value-type="date" office:date-value="2012-04-16">
            <text:p>16/04/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mary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Default" office:value-type="string">
            <text:p>NiII</text:p>
          </table:table-cell>
          <table:table-cell table:style-name="Default" table:formula="of:=[.A12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102" office:value-type="float" office:value="58.6934">
            <text:p>58.6934</text:p>
          </table:table-cell>
          <table:table-cell table:style-name="ce102" table:formula="of:=[.F12]" office:value-type="float" office:value="58493.0772002655">
            <text:p>58493.0772</text:p>
          </table:table-cell>
          <table:table-cell table:style-name="ce102" table:formula="of:=[.G12]" office:value-type="float" office:value="0.004">
            <text:p>0.0040</text:p>
          </table:table-cell>
          <table:table-cell table:style-name="ce97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100" table:formula="of:=[.I12]" office:value-type="float" office:value="1709.60402130367">
            <text:p>1709.60402</text:p>
          </table:table-cell>
          <table:table-cell table:style-name="ce100" table:formula="of:=[.J12]" office:value-type="float" office:value="0.000116909836386307">
            <text:p>0.00012</text:p>
          </table:table-cell>
          <table:table-cell table:style-name="ce115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</text:p>
          </table:table-cell>
          <table:table-cell table:style-name="Default" office:value-type="string">
            <text:p>k_1</text:p>
          </table:table-cell>
          <table:table-cell table:style-name="ce120" office:value-type="float" office:value="7.64">
            <text:p>7.64</text:p>
          </table:table-cell>
          <table:table-cell table:style-name="ce120" office:value-type="float" office:value="18.17">
            <text:p>18.17</text:p>
          </table:table-cell>
          <table:table-cell table:style-name="ce102" office:value-type="float" office:value="0.0324">
            <text:p>0.0324</text:p>
          </table:table-cell>
          <table:table-cell table:style-name="ce128" office:value-type="float" office:value="435000000">
            <text:p>4.35E+08</text:p>
          </table:table-cell>
          <table:table-cell table:style-name="ce97" office:value-type="float" office:value="-20">
            <text:p>-20</text:p>
          </table:table-cell>
          <table:table-cell table:style-name="ce97" office:value-type="float" office:value="250">
            <text:p>250</text:p>
          </table:table-cell>
          <table:table-cell table:style-name="Default" table:number-columns-repeated="1004"/>
        </table:table-row>
        <table:table-row table:style-name="ro1">
          <table:table-cell/>
          <table:table-cell table:style-name="Default" table:formula="of:=[.A13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102" table:formula="of:=[.$D$5]" office:value-type="float" office:value="58.6934">
            <text:p>58.6934</text:p>
          </table:table-cell>
          <table:table-cell table:style-name="ce102" table:formula="of:=[.F13]" office:value-type="float" office:value="57420.0190865214">
            <text:p>57420.0191</text:p>
          </table:table-cell>
          <table:table-cell table:style-name="ce102" table:formula="of:=[.G13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office:value-type="string">
            <text:p>Pickering:2000:163,Nave:2012:1571</text:p>
          </table:table-cell>
          <table:table-cell table:style-name="ce100" table:formula="of:=[.I13]" office:value-type="float" office:value="1741.55288679578">
            <text:p>1741.55289</text:p>
          </table:table-cell>
          <table:table-cell table:style-name="ce100" table:formula="of:=[.J13]" office:value-type="float" office:value="0.000121320258300268">
            <text:p>0.00012</text:p>
          </table:table-cell>
          <table:table-cell table:style-name="ce115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</text:p>
          </table:table-cell>
          <table:table-cell office:value-type="string">
            <text:p>k_2</text:p>
          </table:table-cell>
          <table:table-cell table:number-columns-repeated="2"/>
          <table:table-cell table:style-name="ce140" office:value-type="float" office:value="0.0427">
            <text:p>0.0427</text:p>
          </table:table-cell>
          <table:table-cell table:style-name="ce173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1">
          <table:table-cell/>
          <table:table-cell table:style-name="Default" table:formula="of:=[.A14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102" table:formula="of:=[.$D$5]" office:value-type="float" office:value="58.6934">
            <text:p>58.6934</text:p>
          </table:table-cell>
          <table:table-cell table:style-name="ce102" table:formula="of:=[.F14]" office:value-type="float" office:value="57080.3790505195">
            <text:p>57080.3791</text:p>
          </table:table-cell>
          <table:table-cell table:style-name="ce102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office:value-type="string">
            <text:p>Pickering:2000:163,Nave:2012:1572</text:p>
          </table:table-cell>
          <table:table-cell table:style-name="ce100" table:formula="of:=[.I14]" office:value-type="float" office:value="1751.91548590618">
            <text:p>1751.91549</text:p>
          </table:table-cell>
          <table:table-cell table:style-name="ce100" table:formula="of:=[.J14]" office:value-type="float" office:value="0.000122768314790316">
            <text:p>0.00012</text:p>
          </table:table-cell>
          <table:table-cell table:style-name="ce115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</text:p>
          </table:table-cell>
          <table:table-cell office:value-type="string">
            <text:p>k_3</text:p>
          </table:table-cell>
          <table:table-cell table:number-columns-repeated="2"/>
          <table:table-cell table:style-name="ce140" office:value-type="float" office:value="0.0277">
            <text:p>0.0277</text:p>
          </table:table-cell>
          <table:table-cell table:style-name="ce173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s</text:p>
          </table:table-cell>
          <table:table-cell table:number-columns-repeated="1023"/>
        </table:table-row>
        <table:table-row table:style-name="ro15">
          <table:table-cell table:style-name="ce103" office:value-type="string">
            <text:p>Transition</text:p>
          </table:table-cell>
          <table:table-cell table:style-name="ce98" office:value-type="string">
            <text:p>w [/cm]</text:p>
          </table:table-cell>
          <table:table-cell table:style-name="ce103" office:value-type="string">
            <text:p>dw [/cm]</text:p>
          </table:table-cell>
          <table:table-cell table:style-name="ce103" office:value-type="string">
            <text:p>Reference</text:p>
          </table:table-cell>
          <table:table-cell table:style-name="ce143" office:value-type="string">
            <text:p>Pickering:2000:163 wavenumbers increased by 10.6 parts per 10^8 – see Nave:2012:1570</text:p>
          </table:table-cell>
          <table:table-cell table:style-name="ce98" office:value-type="string">
            <text:p>w [/cm]</text:p>
          </table:table-cell>
          <table:table-cell table:style-name="ce103" office:value-type="string">
            <text:p>dw [/cm]</text:p>
          </table:table-cell>
          <table:table-cell table:style-name="ce103" office:value-type="string">
            <text:p>Reference/Note</text:p>
          </table:table-cell>
          <table:table-cell table:style-name="ce103" office:value-type="string">
            <text:p>l [Ang.]</text:p>
          </table:table-cell>
          <table:table-cell table:style-name="ce103" office:value-type="string">
            <text:p>dl [Ang.]</text:p>
          </table:table-cell>
          <table:table-cell table:style-name="ce103" table:number-columns-repeated="1010"/>
          <table:table-cell table:style-name="ce143" table:number-columns-repeated="4"/>
        </table:table-row>
        <table:table-row table:style-name="ro1">
          <table:table-cell table:style-name="ce136" office:value-type="float" office:value="1709">
            <text:p>1709</text:p>
          </table:table-cell>
          <table:table-cell table:style-name="ce141" table:formula="of:=58493.071" office:value-type="float" office:value="58493.071">
            <text:p>58493.071</text:p>
          </table:table-cell>
          <table:table-cell table:style-name="ce141" table:formula="of:=0.004" office:value-type="float" office:value="0.004">
            <text:p>0.004</text:p>
          </table:table-cell>
          <table:table-cell table:style-name="ce141" table:formula="of:=[.A18]" office:value-type="string" office:string-value="Pickering:2000:163">
            <text:p>Pickering:2000:163</text:p>
          </table:table-cell>
          <table:table-cell table:style-name="ce140" table:formula="of:=[.B12]*(1+0.000000106)" office:value-type="float" office:value="58493.0772002655">
            <text:p>58493.0772</text:p>
          </table:table-cell>
          <table:table-cell table:style-name="ce140" table:formula="of:=[.E12]" office:value-type="float" office:value="58493.0772002655">
            <text:p>58493.0772</text:p>
          </table:table-cell>
          <table:table-cell table:style-name="ce140" table:formula="of:=[.C12]" office:value-type="float" office:value="0.004">
            <text:p>0.0040</text:p>
          </table:table-cell>
          <table:table-cell table:formula="of:=[.D12]" office:value-type="string" office:string-value="Pickering:2000:163">
            <text:p>Pickering:2000:163</text:p>
          </table:table-cell>
          <table:table-cell table:style-name="ce105" table:formula="of:=100000000/[.F12]" office:value-type="float" office:value="1709.60402130367">
            <text:p>1709.60402</text:p>
          </table:table-cell>
          <table:table-cell table:style-name="ce105" table:formula="of:=[.G12]/[.F12]*[.I12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136" office:value-type="float" office:value="1741">
            <text:p>1741</text:p>
          </table:table-cell>
          <table:table-cell table:style-name="ce141" table:formula="of:=57420.013" office:value-type="float" office:value="57420.013">
            <text:p>57420.013</text:p>
          </table:table-cell>
          <table:table-cell table:style-name="ce141" table:formula="of:=0.004" office:value-type="float" office:value="0.004">
            <text:p>0.004</text:p>
          </table:table-cell>
          <table:table-cell table:style-name="ce141" table:formula="of:=[.D12]" office:value-type="string" office:string-value="Pickering:2000:163">
            <text:p>Pickering:2000:163</text:p>
          </table:table-cell>
          <table:table-cell table:style-name="ce140" table:formula="of:=[.B13]*(1+0.000000106)" office:value-type="float" office:value="57420.0190865214">
            <text:p>57420.0191</text:p>
          </table:table-cell>
          <table:table-cell table:style-name="ce140" table:formula="of:=[.E13]" office:value-type="float" office:value="57420.0190865214">
            <text:p>57420.0191</text:p>
          </table:table-cell>
          <table:table-cell table:style-name="ce140" table:formula="of:=[.C13]" office:value-type="float" office:value="0.004">
            <text:p>0.0040</text:p>
          </table:table-cell>
          <table:table-cell table:formula="of:=[.D13]" office:value-type="string" office:string-value="Pickering:2000:163">
            <text:p>Pickering:2000:163</text:p>
          </table:table-cell>
          <table:table-cell table:style-name="ce105" table:formula="of:=100000000/[.F13]" office:value-type="float" office:value="1741.55288679578">
            <text:p>1741.55289</text:p>
          </table:table-cell>
          <table:table-cell table:style-name="ce105" table:formula="of:=[.G13]/[.F13]*[.I13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136" office:value-type="float" office:value="1751">
            <text:p>1751</text:p>
          </table:table-cell>
          <table:table-cell table:style-name="ce141" table:formula="of:=57080.373" office:value-type="float" office:value="57080.373">
            <text:p>57080.373</text:p>
          </table:table-cell>
          <table:table-cell table:style-name="ce141" table:formula="of:=0.004" office:value-type="float" office:value="0.004">
            <text:p>0.004</text:p>
          </table:table-cell>
          <table:table-cell table:style-name="ce141" table:formula="of:=[.D13]" office:value-type="string" office:string-value="Pickering:2000:163">
            <text:p>Pickering:2000:163</text:p>
          </table:table-cell>
          <table:table-cell table:style-name="ce140" table:formula="of:=[.B14]*(1+0.000000106)" office:value-type="float" office:value="57080.3790505195">
            <text:p>57080.3791</text:p>
          </table:table-cell>
          <table:table-cell table:style-name="ce140" table:formula="of:=[.E14]" office:value-type="float" office:value="57080.3790505195">
            <text:p>57080.3791</text:p>
          </table:table-cell>
          <table:table-cell table:style-name="ce140" table:formula="of:=[.C14]" office:value-type="float" office:value="0.004">
            <text:p>0.0040</text:p>
          </table:table-cell>
          <table:table-cell table:formula="of:=[.D14]" office:value-type="string" office:string-value="Pickering:2000:163">
            <text:p>Pickering:2000:163</text:p>
          </table:table-cell>
          <table:table-cell table:style-name="ce105" table:formula="of:=100000000/[.F14]" office:value-type="float" office:value="1751.91548590618">
            <text:p>1751.91549</text:p>
          </table:table-cell>
          <table:table-cell table:style-name="ce105" table:formula="of:=[.G14]/[.F14]*[.I14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References</text:p>
          </table:table-cell>
          <table:table-cell table:style-name="ce94"/>
          <table:table-cell table:number-columns-repeated="1022"/>
        </table:table-row>
        <table:table-row table:style-name="ro4">
          <table:table-cell office:value-type="string">
            <text:p>Nave:2012:1570</text:p>
          </table:table-cell>
          <table:table-cell table:style-name="ce94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Pickering:2000:163</text:p>
          </table:table-cell>
          <table:table-cell table:style-name="ce94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19" table:default-cell-style-name="Default"/>
        <table:table-column table:style-name="co20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28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07" table:default-cell-style-name="Default"/>
        <table:table-column table:style-name="co155" table:default-cell-style-name="Default"/>
        <table:table-column table:style-name="co1" table:number-columns-repeated="1010" table:default-cell-style-name="Default"/>
        <table:table-row table:style-name="ro18">
          <table:table-cell table:style-name="ce166" office:value-type="string">
            <text:p>Updated</text:p>
          </table:table-cell>
          <table:table-cell table:style-name="ce187" office:value-type="date" office:date-value="2012-04-24">
            <text:p>24/04/2012</text:p>
          </table:table-cell>
          <table:table-cell table:style-name="ce216" office:value-type="string">
            <text:p>NOTE: Still clarifying the 67Zn isotopic shifts with Julian Berengut.</text:p>
          </table:table-cell>
          <table:table-cell table:style-name="ce166" table:number-columns-repeated="1021"/>
        </table:table-row>
        <table:table-row table:style-name="ro1">
          <table:table-cell table:style-name="ce166"/>
          <table:table-cell table:style-name="ce170"/>
          <table:table-cell table:style-name="ce166" table:number-columns-repeated="1022"/>
        </table:table-row>
        <table:table-row table:style-name="ro1">
          <table:table-cell table:style-name="ce166" office:value-type="string">
            <text:p>Summary</text:p>
          </table:table-cell>
          <table:table-cell table:style-name="ce170"/>
          <table:table-cell table:style-name="ce166" table:number-columns-repeated="1022"/>
        </table:table-row>
        <table:table-row table:style-name="ro1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180" office:value-type="float" office:value="65.38">
            <text:p>65.38</text:p>
          </table:table-cell>
          <table:table-cell table:style-name="ce195" table:formula="of:=[.E74]" office:value-type="float" office:value="49355.005443379">
            <text:p>49355.00544</text:p>
          </table:table-cell>
          <table:table-cell table:style-name="ce195" table:formula="of:=[.F74]" office:value-type="float" office:value="0.000759284173097276">
            <text:p>0.00076</text:p>
          </table:table-cell>
          <table:table-cell table:style-name="ce176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175" table:formula="of:=[.G74]" office:value-type="float" office:value="2026.13694602307">
            <text:p>2026.136946</text:p>
          </table:table-cell>
          <table:table-cell table:style-name="ce175" table:formula="of:=[.H74]" office:value-type="float" office:value="0.0000311703686753285">
            <text:p>0.000031</text:p>
          </table:table-cell>
          <table:table-cell table:style-name="ce179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</text:p>
          </table:table-cell>
          <table:table-cell office:value-type="string">
            <text:p>l_1</text:p>
          </table:table-cell>
          <table:table-cell table:style-name="ce180" office:value-type="float" office:value="9.39">
            <text:p>9.39</text:p>
          </table:table-cell>
          <table:table-cell table:style-name="ce180" office:value-type="float" office:value="17.96">
            <text:p>17.96</text:p>
          </table:table-cell>
          <table:table-cell table:style-name="ce181" office:value-type="float" office:value="0.501">
            <text:p>0.501</text:p>
          </table:table-cell>
          <table:table-cell table:style-name="ce241" office:value-type="float" office:value="407000000">
            <text:p>4.070E+08</text:p>
          </table:table-cell>
          <table:table-cell table:style-name="ce176" office:value-type="float" office:value="2470">
            <text:p>2470</text:p>
          </table:table-cell>
          <table:table-cell table:style-name="ce176" office:value-type="float" office:value="25">
            <text:p>2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75]" office:value-type="float" office:value="70">
            <text:p>70</text:p>
          </table:table-cell>
          <table:table-cell table:style-name="ce195" table:formula="of:=[.E75]" office:value-type="float" office:value="49355.0527203952">
            <text:p>49355.05272</text:p>
          </table:table-cell>
          <table:table-cell table:style-name="ce195" table:formula="of:=[.F75]" office:value-type="float" office:value="0.000863501745242107">
            <text:p>0.00086</text:p>
          </table:table-cell>
          <table:table-cell table:style-name="ce176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175" table:formula="of:=[.G75]" office:value-type="float" office:value="2026.13500519424">
            <text:p>2026.135005</text:p>
          </table:table-cell>
          <table:table-cell table:style-name="ce175" table:formula="of:=[.H75]" office:value-type="float" office:value="0.0000354486727629078">
            <text:p>0.000035</text:p>
          </table:table-cell>
          <table:table-cell table:style-name="ce179" table:formula="of:=299792458*[.J6]/[.I6]" office:value-type="float" office:value="5.24508224436455">
            <text:p>5.2</text:p>
          </table:table-cell>
          <table:table-cell table:number-columns-repeated="3"/>
          <table:table-cell table:style-name="ce180" table:number-columns-repeated="2"/>
          <table:table-cell table:style-name="ce182" table:formula="of:=[.B75]" office:value-type="percentage" office:value="0.0062">
            <text:p>0.62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76]" office:value-type="float" office:value="68">
            <text:p>68</text:p>
          </table:table-cell>
          <table:table-cell table:style-name="ce195" table:formula="of:=[.E76]" office:value-type="float" office:value="49355.0337739546">
            <text:p>49355.03377</text:p>
          </table:table-cell>
          <table:table-cell table:style-name="ce195" table:formula="of:=[.F76]" office:value-type="float" office:value="0.000796473639507801">
            <text:p>0.00080</text:p>
          </table:table-cell>
          <table:table-cell table:style-name="ce176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175" table:formula="of:=[.G76]" office:value-type="float" office:value="2026.13578298819">
            <text:p>2026.135783</text:p>
          </table:table-cell>
          <table:table-cell table:style-name="ce175" table:formula="of:=[.H76]" office:value-type="float" office:value="0.0000326970446136175">
            <text:p>0.000033</text:p>
          </table:table-cell>
          <table:table-cell table:style-name="ce179" table:formula="of:=299792458*[.J7]/[.I7]" office:value-type="float" office:value="4.83794198609698">
            <text:p>4.8</text:p>
          </table:table-cell>
          <table:table-cell table:number-columns-repeated="3"/>
          <table:table-cell table:style-name="ce180" table:number-columns-repeated="2"/>
          <table:table-cell table:style-name="ce182" table:formula="of:=[.B76]" office:value-type="percentage" office:value="0.1875">
            <text:p>18.75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176" table:formula="of:=[.A77]" office:value-type="float" office:value="67">
            <text:p>67</text:p>
          </table:table-cell>
          <table:table-cell table:style-name="ce195" table:formula="of:=[.E77]" office:value-type="float" office:value="49355.1580789336">
            <text:p>49355.15808</text:p>
          </table:table-cell>
          <table:table-cell table:style-name="ce195" table:formula="of:=[.F77]" office:value-type="float" office:value="0.00503108719656487">
            <text:p>0.00503</text:p>
          </table:table-cell>
          <table:table-cell table:style-name="ce176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175" table:formula="of:=[.G77]" office:value-type="float" office:value="2026.13068000046">
            <text:p>2026.130680</text:p>
          </table:table-cell>
          <table:table-cell table:style-name="ce175" table:formula="of:=[.H77]" office:value-type="float" office:value="0.000206536469935218">
            <text:p>0.000207</text:p>
          </table:table-cell>
          <table:table-cell table:style-name="ce179" table:formula="of:=299792458*[.J8]/[.I8]" office:value-type="float" office:value="30.5597642835693">
            <text:p>30.6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80" table:number-columns-repeated="2"/>
          <table:table-cell table:style-name="ce182" table:formula="of:=[.B77]" office:value-type="percentage" office:value="0.0170833333333333">
            <text:p>1.71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176" table:formula="of:=[.A78]" office:value-type="float" office:value="67">
            <text:p>67</text:p>
          </table:table-cell>
          <table:table-cell table:style-name="ce195" table:formula="of:=[.E78]" office:value-type="float" office:value="49354.9291394517">
            <text:p>49354.92914</text:p>
          </table:table-cell>
          <table:table-cell table:style-name="ce195" table:formula="of:=[.F78]" office:value-type="float" office:value="0.00191300944906316">
            <text:p>0.00191</text:p>
          </table:table-cell>
          <table:table-cell table:style-name="ce176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175" table:formula="of:=[.G78]" office:value-type="float" office:value="2026.14007848033">
            <text:p>2026.140078</text:p>
          </table:table-cell>
          <table:table-cell table:style-name="ce175" table:formula="of:=[.H78]" office:value-type="float" office:value="0.0000785336983122149">
            <text:p>0.000079</text:p>
          </table:table-cell>
          <table:table-cell table:style-name="ce179" table:formula="of:=299792458*[.J9]/[.I9]" office:value-type="float" office:value="11.6200309657306">
            <text:p>11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80" table:number-columns-repeated="2"/>
          <table:table-cell table:style-name="ce182" table:formula="of:=[.B78]" office:value-type="percentage" office:value="0.0239166666666667">
            <text:p>2.39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79]" office:value-type="float" office:value="66">
            <text:p>66</text:p>
          </table:table-cell>
          <table:table-cell table:style-name="ce195" table:formula="of:=[.E79]" office:value-type="float" office:value="49355.0114251602">
            <text:p>49355.01143</text:p>
          </table:table-cell>
          <table:table-cell table:style-name="ce195" table:formula="of:=[.F79]" office:value-type="float" office:value="0.000785218350227467">
            <text:p>0.00079</text:p>
          </table:table-cell>
          <table:table-cell table:style-name="ce176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175" table:formula="of:=[.G79]" office:value-type="float" office:value="2026.13670045717">
            <text:p>2026.136700</text:p>
          </table:table-cell>
          <table:table-cell table:style-name="ce175" table:formula="of:=[.H79]" office:value-type="float" office:value="0.0000322350187210627">
            <text:p>0.000032</text:p>
          </table:table-cell>
          <table:table-cell table:style-name="ce179" table:formula="of:=299792458*[.J10]/[.I10]" office:value-type="float" office:value="4.76957724218849">
            <text:p>4.8</text:p>
          </table:table-cell>
          <table:table-cell table:number-columns-repeated="3"/>
          <table:table-cell table:style-name="ce180" table:number-columns-repeated="2"/>
          <table:table-cell table:style-name="ce182" table:formula="of:=[.B79]" office:value-type="percentage" office:value="0.279">
            <text:p>27.90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80]" office:value-type="float" office:value="64">
            <text:p>64</text:p>
          </table:table-cell>
          <table:table-cell table:style-name="ce195" table:formula="of:=[.E80]" office:value-type="float" office:value="49354.9888762274">
            <text:p>49354.98888</text:p>
          </table:table-cell>
          <table:table-cell table:style-name="ce195" table:formula="of:=[.F80]" office:value-type="float" office:value="0.00104684474987198">
            <text:p>0.00105</text:p>
          </table:table-cell>
          <table:table-cell table:style-name="ce176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175" table:formula="of:=[.G80]" office:value-type="float" office:value="2026.13762614313">
            <text:p>2026.137626</text:p>
          </table:table-cell>
          <table:table-cell table:style-name="ce175" table:formula="of:=[.H80]" office:value-type="float" office:value="0.0000429754232498196">
            <text:p>0.000043</text:p>
          </table:table-cell>
          <table:table-cell table:style-name="ce179" table:formula="of:=299792458*[.J11]/[.I11]" office:value-type="float" office:value="6.35875253655826">
            <text:p>6.4</text:p>
          </table:table-cell>
          <table:table-cell table:number-columns-repeated="3"/>
          <table:table-cell table:style-name="ce180" table:number-columns-repeated="2"/>
          <table:table-cell table:style-name="ce182" table:formula="of:=[.B80]" office:value-type="percentage" office:value="0.4863">
            <text:p>48.63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180" table:formula="of:=[.$D$5]" office:value-type="float" office:value="65.38">
            <text:p>65.38</text:p>
          </table:table-cell>
          <table:table-cell table:style-name="ce195" table:formula="of:=[.E90]" office:value-type="float" office:value="48481.0806965415">
            <text:p>48481.08070</text:p>
          </table:table-cell>
          <table:table-cell table:style-name="ce195" table:formula="of:=[.F90]" office:value-type="float" office:value="0.000759284173097276">
            <text:p>0.00076</text:p>
          </table:table-cell>
          <table:table-cell table:style-name="ce176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175" table:formula="of:=[.G90]" office:value-type="float" office:value="2062.66029063856">
            <text:p>2062.660291</text:p>
          </table:table-cell>
          <table:table-cell table:style-name="ce175" table:formula="of:=[.H90]" office:value-type="float" office:value="0.0000323042574682089">
            <text:p>0.000032</text:p>
          </table:table-cell>
          <table:table-cell table:style-name="ce179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</text:p>
          </table:table-cell>
          <table:table-cell office:value-type="string">
            <text:p>l_2</text:p>
          </table:table-cell>
          <table:table-cell table:style-name="ce180"/>
          <table:table-cell table:style-name="ce172"/>
          <table:table-cell table:style-name="ce181" office:value-type="float" office:value="0.246">
            <text:p>0.246</text:p>
          </table:table-cell>
          <table:table-cell table:style-name="ce241" office:value-type="float" office:value="386000000">
            <text:p>3.860E+08</text:p>
          </table:table-cell>
          <table:table-cell table:style-name="ce176" office:value-type="float" office:value="1560">
            <text:p>1560</text:p>
          </table:table-cell>
          <table:table-cell table:style-name="ce176" office:value-type="float" office:value="25">
            <text:p>2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91]" office:value-type="float" office:value="70">
            <text:p>70</text:p>
          </table:table-cell>
          <table:table-cell table:style-name="ce195" table:formula="of:=[.E91]" office:value-type="float" office:value="48481.1289895003">
            <text:p>48481.12899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office:value-type="string">
            <text:p>Berengut:2003:022502,Matsubara:2003:290</text:p>
          </table:table-cell>
          <table:table-cell table:style-name="ce175" table:formula="of:=[.G91]" office:value-type="float" office:value="2062.6582359841">
            <text:p>2062.658236</text:p>
          </table:table-cell>
          <table:table-cell table:style-name="ce195"/>
          <table:table-cell table:style-name="ce179"/>
          <table:table-cell table:number-columns-repeated="3"/>
          <table:table-cell table:style-name="ce180" table:number-columns-repeated="2"/>
          <table:table-cell table:style-name="ce182" table:formula="of:=[.B91]" office:value-type="percentage" office:value="0.0062">
            <text:p>0.62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92]" office:value-type="float" office:value="68">
            <text:p>68</text:p>
          </table:table-cell>
          <table:table-cell table:style-name="ce195" table:formula="of:=[.E92]" office:value-type="float" office:value="48481.1096944653">
            <text:p>48481.10969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formula="of:=[.H13]" office:value-type="string" office:string-value="Berengut:2003:022502,Matsubara:2003:290">
            <text:p>Berengut:2003:022502,Matsubara:2003:290</text:p>
          </table:table-cell>
          <table:table-cell table:style-name="ce175" table:formula="of:=[.G92]" office:value-type="float" office:value="2062.65905690307">
            <text:p>2062.659057</text:p>
          </table:table-cell>
          <table:table-cell table:style-name="ce195"/>
          <table:table-cell table:style-name="ce179"/>
          <table:table-cell table:number-columns-repeated="3"/>
          <table:table-cell table:style-name="ce180" table:number-columns-repeated="2"/>
          <table:table-cell table:style-name="ce182" table:formula="of:=[.B92]" office:value-type="percentage" office:value="0.1875">
            <text:p>18.75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176" table:formula="of:=[.A93]" office:value-type="float" office:value="67">
            <text:p>67</text:p>
          </table:table-cell>
          <table:table-cell table:style-name="ce195" table:formula="of:=[.E93]" office:value-type="float" office:value="48481.2378749246">
            <text:p>48481.23787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office:value-type="string">
            <text:p>Campbell:1997:2351,Berengut:2003:022502,Matsubara:2003:290,Dixit:2008:025001</text:p>
          </table:table-cell>
          <table:table-cell table:style-name="ce175" table:formula="of:=[.G93]" office:value-type="float" office:value="2062.65360339988">
            <text:p>2062.653603</text:p>
          </table:table-cell>
          <table:table-cell table:style-name="ce195"/>
          <table:table-cell table:style-name="ce179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80" table:number-columns-repeated="2"/>
          <table:table-cell table:style-name="ce182" table:formula="of:=[.B93]" office:value-type="percentage" office:value="0.0170833333333333">
            <text:p>1.71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176" table:formula="of:=[.A94]" office:value-type="float" office:value="67">
            <text:p>67</text:p>
          </table:table-cell>
          <table:table-cell table:style-name="ce195" table:formula="of:=[.E94]" office:value-type="float" office:value="48481.0037549588">
            <text:p>48481.00375</text:p>
          </table:table-cell>
          <table:table-cell table:style-name="ce172"/>
          <table:table-cell table:style-name="ce176" office:value-type="float" office:value="3">
            <text:p>3</text:p>
          </table:table-cell>
          <table:table-cell table:formula="of:=[.H15]" office:value-type="string" office:string-value="Campbell:1997:2351,Berengut:2003:022502,Matsubara:2003:290,Dixit:2008:025001">
            <text:p>Campbell:1997:2351,Berengut:2003:022502,Matsubara:2003:290,Dixit:2008:025001</text:p>
          </table:table-cell>
          <table:table-cell table:style-name="ce175" table:formula="of:=[.G94]" office:value-type="float" office:value="2062.66356417531">
            <text:p>2062.663564</text:p>
          </table:table-cell>
          <table:table-cell table:style-name="ce195"/>
          <table:table-cell table:style-name="ce179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80" table:number-columns-repeated="2"/>
          <table:table-cell table:style-name="ce182" table:formula="of:=[.B94]" office:value-type="percentage" office:value="0.0239166666666667">
            <text:p>2.39%</text:p>
          </table:table-cell>
          <table:table-cell table:style-name="ce183"/>
          <table:table-cell table:style-name="ce176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176" table:formula="of:=[.A95]" office:value-type="float" office:value="66">
            <text:p>66</text:p>
          </table:table-cell>
          <table:table-cell table:style-name="ce195" table:formula="of:=[.E95]" office:value-type="float" office:value="48481.0868546536">
            <text:p>48481.08685</text:p>
          </table:table-cell>
          <table:table-cell table:style-name="ce172"/>
          <table:table-cell office:value-type="float" office:value="3">
            <text:p>3</text:p>
          </table:table-cell>
          <table:table-cell table:formula="of:=[.H14]" office:value-type="string" office:string-value="Berengut:2003:022502,Matsubara:2003:290">
            <text:p>Berengut:2003:022502,Matsubara:2003:290</text:p>
          </table:table-cell>
          <table:table-cell table:style-name="ce175" table:formula="of:=[.G95]" office:value-type="float" office:value="2062.66002863756">
            <text:p>2062.660029</text:p>
          </table:table-cell>
          <table:table-cell table:style-name="ce195"/>
          <table:table-cell table:style-name="ce179"/>
          <table:table-cell table:number-columns-repeated="5"/>
          <table:table-cell table:style-name="ce182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1">
          <table:table-cell table:style-name="ce166"/>
          <table:table-cell table:style-name="ce170"/>
          <table:table-cell office:value-type="string">
            <text:p>ISO</text:p>
          </table:table-cell>
          <table:table-cell table:style-name="ce176" table:formula="of:=[.A96]" office:value-type="float" office:value="64">
            <text:p>64</text:p>
          </table:table-cell>
          <table:table-cell table:style-name="ce195" table:formula="of:=[.E96]" office:value-type="float" office:value="48481.0636297415">
            <text:p>48481.06363</text:p>
          </table:table-cell>
          <table:table-cell table:style-name="ce172"/>
          <table:table-cell table:style-name="ce166" office:value-type="float" office:value="3">
            <text:p>3</text:p>
          </table:table-cell>
          <table:table-cell table:formula="of:=[.H17]" office:value-type="string" office:string-value="Berengut:2003:022502,Matsubara:2003:290">
            <text:p>Berengut:2003:022502,Matsubara:2003:290</text:p>
          </table:table-cell>
          <table:table-cell table:style-name="ce175" table:formula="of:=[.G96]" office:value-type="float" office:value="2062.66101675734">
            <text:p>2062.661017</text:p>
          </table:table-cell>
          <table:table-cell table:style-name="ce195"/>
          <table:table-cell table:style-name="ce179"/>
          <table:table-cell table:style-name="ce166" table:number-columns-repeated="5"/>
          <table:table-cell table:style-name="ce182" table:formula="of:=[.B96]" office:value-type="percentage" office:value="0.4863">
            <text:p>48.63%</text:p>
          </table:table-cell>
          <table:table-cell table:style-name="ce166" table:number-columns-repeated="1007"/>
        </table:table-row>
        <table:table-row table:style-name="ro1">
          <table:table-cell office:value-type="string">
            <text:p>END</text:p>
          </table:table-cell>
          <table:table-cell/>
          <table:table-cell table:style-name="ce176"/>
          <table:table-cell table:style-name="ce194" table:number-columns-repeated="2"/>
          <table:table-cell table:style-name="ce176"/>
          <table:table-cell/>
          <table:table-cell table:style-name="ce235" table:number-columns-repeated="2"/>
          <table:table-cell table:style-name="ce239"/>
          <table:table-cell table:number-columns-repeated="3"/>
          <table:table-cell table:style-name="ce180" table:number-columns-repeated="2"/>
          <table:table-cell table:style-name="ce182"/>
          <table:table-cell table:style-name="ce183"/>
          <table:table-cell table:style-name="ce176" table:number-columns-repeated="2"/>
          <table:table-cell table:number-columns-repeated="1005"/>
        </table:table-row>
        <table:table-row table:style-name="ro1">
          <table:table-cell table:style-name="ce166"/>
          <table:table-cell table:style-name="ce170"/>
          <table:table-cell table:style-name="ce166" table:number-columns-repeated="1022"/>
        </table:table-row>
        <table:table-row table:style-name="ro1">
          <table:table-cell table:style-name="ce166" office:value-type="string">
            <text:p>Measurements</text:p>
          </table:table-cell>
          <table:table-cell table:style-name="ce170"/>
          <table:table-cell table:style-name="ce166" table:number-columns-repeated="1022"/>
        </table:table-row>
        <table:table-row table:style-name="ro11">
          <table:table-cell table:style-name="ce166" office:value-type="string">
            <text:p>Transition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84" office:value-type="string">
            <text:p>Aldenius:2009:014008 wavenumbers increased by 3.7 parts per 10^8 – see Nave:2012:1570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84" office:value-type="string">
            <text:p>Pickering:2000:163 wavenumbers increased by 10.6 parts per 10^8 – see Nave:2012:1570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</text:p>
          </table:table-cell>
          <table:table-cell table:style-name="ce171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Reference/Note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7" table:number-columns-repeated="1007"/>
        </table:table-row>
        <table:table-row table:style-name="ro1">
          <table:table-cell table:style-name="ce168" office:value-type="float" office:value="2026">
            <text:p>2026</text:p>
          </table:table-cell>
          <table:table-cell table:style-name="ce174" table:formula="of:=49355.0055" office:value-type="float" office:value="49355.0055">
            <text:p>49355.0055</text:p>
          </table:table-cell>
          <table:table-cell table:style-name="ce174" table:formula="of:=0.002" office:value-type="float" office:value="0.002">
            <text:p>0.0020</text:p>
          </table:table-cell>
          <table:table-cell table:style-name="ce166" table:formula="of:=[.A99]" office:value-type="string" office:string-value="Aldenius:2009:014008">
            <text:p>Aldenius:2009:014008</text:p>
          </table:table-cell>
          <table:table-cell table:style-name="ce174" table:formula="of:=[.B23]*(1+0.000000037)" office:value-type="float" office:value="49355.0073261352">
            <text:p>49355.0073</text:p>
          </table:table-cell>
          <table:table-cell table:style-name="ce177" table:formula="of:=49355.002" office:value-type="float" office:value="49355.002">
            <text:p>49355.002</text:p>
          </table:table-cell>
          <table:table-cell table:style-name="ce177" table:formula="of:=0.002" office:value-type="float" office:value="0.002">
            <text:p>0.002</text:p>
          </table:table-cell>
          <table:table-cell table:style-name="ce177" table:formula="of:=[.A104]" office:value-type="string" office:string-value="Pickering:2000:163">
            <text:p>Pickering:2000:163</text:p>
          </table:table-cell>
          <table:table-cell table:style-name="ce174" table:formula="of:=[.F23]*(1+0.000000106)" office:value-type="float" office:value="49355.0072316302">
            <text:p>49355.0072</text:p>
          </table:table-cell>
          <table:table-cell table:style-name="ce174" table:formula="of:=49355.0047" office:value-type="float" office:value="49355.0047">
            <text:p>49355.0047</text:p>
          </table:table-cell>
          <table:table-cell table:style-name="ce174" table:formula="of:=0.0009" office:value-type="float" office:value="0.0009">
            <text:p>0.0009</text:p>
          </table:table-cell>
          <table:table-cell table:style-name="ce177" table:formula="of:=[.A107]" office:value-type="string" office:string-value="Ruffoni:2010:424">
            <text:p>Ruffoni:2010:424</text:p>
          </table:table-cell>
          <table:table-cell table:style-name="ce208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208" table:formula="of:=SQRT(1/(1/[.C23]/[.C23]+1/[.G23]/[.G23]+1/[.K23]/[.K23]))" office:value-type="float" office:value="0.000759284173097276">
            <text:p>0.00076</text:p>
          </table:table-cell>
          <table:table-cell table:style-name="ce166" office:value-type="string">
            <text:p>Weighted mean</text:p>
          </table:table-cell>
          <table:table-cell table:style-name="ce178" table:formula="of:=100000000/[.M23]" office:value-type="float" office:value="2026.13694602307">
            <text:p>2026.136946</text:p>
          </table:table-cell>
          <table:table-cell table:style-name="ce178" table:formula="of:=[.N23]/[.M23]*[.P23]" office:value-type="float" office:value="0.0000311703686753285">
            <text:p>0.000031</text:p>
          </table:table-cell>
          <table:table-cell table:style-name="ce166" table:number-columns-repeated="1007"/>
        </table:table-row>
        <table:table-row table:style-name="ro1">
          <table:table-cell table:style-name="ce168" office:value-type="float" office:value="2062">
            <text:p>2062</text:p>
          </table:table-cell>
          <table:table-cell table:style-name="ce174" table:formula="of:=48481.0809" office:value-type="float" office:value="48481.0809">
            <text:p>48481.0809</text:p>
          </table:table-cell>
          <table:table-cell table:style-name="ce174" table:formula="of:=0.002" office:value-type="float" office:value="0.002">
            <text:p>0.0020</text:p>
          </table:table-cell>
          <table:table-cell table:style-name="ce166" table:formula="of:=[.D23]" office:value-type="string" office:string-value="Aldenius:2009:014008">
            <text:p>Aldenius:2009:014008</text:p>
          </table:table-cell>
          <table:table-cell table:style-name="ce174" table:formula="of:=[.B24]*(1+0.000000037)" office:value-type="float" office:value="48481.0826938">
            <text:p>48481.0827</text:p>
          </table:table-cell>
          <table:table-cell table:style-name="ce177" table:formula="of:=48481.077" office:value-type="float" office:value="48481.077">
            <text:p>48481.077</text:p>
          </table:table-cell>
          <table:table-cell table:style-name="ce177" table:formula="of:=0.002" office:value-type="float" office:value="0.002">
            <text:p>0.002</text:p>
          </table:table-cell>
          <table:table-cell table:style-name="ce177" table:formula="of:=[.H23]" office:value-type="string" office:string-value="Pickering:2000:163">
            <text:p>Pickering:2000:163</text:p>
          </table:table-cell>
          <table:table-cell table:style-name="ce174" table:formula="of:=[.F24]*(1+0.000000106)" office:value-type="float" office:value="48481.0821389942">
            <text:p>48481.0821</text:p>
          </table:table-cell>
          <table:table-cell table:style-name="ce174" table:formula="of:=48481.08" office:value-type="float" office:value="48481.08">
            <text:p>48481.0800</text:p>
          </table:table-cell>
          <table:table-cell table:style-name="ce174" table:formula="of:=0.0009" office:value-type="float" office:value="0.0009">
            <text:p>0.0009</text:p>
          </table:table-cell>
          <table:table-cell table:style-name="ce177" table:formula="of:=[.L23]" office:value-type="string" office:string-value="Ruffoni:2010:424">
            <text:p>Ruffoni:2010:424</text:p>
          </table:table-cell>
          <table:table-cell table:style-name="ce208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208" table:formula="of:=SQRT(1/(1/[.C24]/[.C24]+1/[.G24]/[.G24]+1/[.K24]/[.K24]))" office:value-type="float" office:value="0.000759284173097276">
            <text:p>0.00076</text:p>
          </table:table-cell>
          <table:table-cell table:style-name="ce166" office:value-type="string">
            <text:p>Weighted mean</text:p>
          </table:table-cell>
          <table:table-cell table:style-name="ce178" table:formula="of:=100000000/[.M24]" office:value-type="float" office:value="2062.66029063856">
            <text:p>2062.660291</text:p>
          </table:table-cell>
          <table:table-cell table:style-name="ce178" table:formula="of:=[.N24]/[.M24]*[.P24]" office:value-type="float" office:value="0.0000323042574682089">
            <text:p>0.000032</text:p>
          </table:table-cell>
          <table:table-cell table:style-name="ce166" table:number-columns-repeated="1007"/>
        </table:table-row>
        <table:table-row table:style-name="ro1">
          <table:table-cell table:style-name="ce185"/>
          <table:table-cell table:style-name="ce174" table:number-columns-repeated="3"/>
          <table:table-cell table:style-name="ce166" table:number-columns-repeated="8"/>
          <table:table-cell table:style-name="ce208" table:number-columns-repeated="2"/>
          <table:table-cell table:style-name="ce166" table:number-columns-repeated="1010"/>
        </table:table-row>
        <table:table-row table:style-name="ro1">
          <table:table-cell table:style-name="ce166" office:value-type="string">
            <text:p>Isotopes</text:p>
          </table:table-cell>
          <table:table-cell table:style-name="ce170"/>
          <table:table-cell table:style-name="ce166" table:number-columns-repeated="10"/>
          <table:table-cell table:style-name="ce208" table:number-columns-repeated="2"/>
          <table:table-cell table:style-name="ce166" table:number-columns-repeated="1010"/>
        </table:table-row>
        <table:table-row table:style-name="ro5">
          <table:table-cell table:style-name="ce166"/>
          <table:table-cell table:style-name="ce170"/>
          <table:table-cell table:style-name="ce190" office:value-type="string" table:number-columns-spanned="6" table:number-rows-spanned="1">
            <text:p>Normal, specific and total mass shift constants and the product of the field shift constant and the deviation in mean-square nuclear radii [Berengut:2003:022502]</text:p>
          </table:table-cell>
          <table:covered-table-cell table:number-columns-repeated="5" table:style-name="ce166"/>
          <table:table-cell table:style-name="ce166" table:number-columns-repeated="4"/>
          <table:table-cell table:style-name="ce208" table:number-columns-repeated="2"/>
          <table:table-cell table:style-name="ce166" table:number-columns-repeated="1010"/>
        </table:table-row>
        <table:table-row table:style-name="ro6">
          <table:table-cell table:style-name="ce167" office:value-type="string">
            <text:p>Transition/isotope</text:p>
          </table:table-cell>
          <table:table-cell table:style-name="ce219" office:value-type="string">
            <text:p>Isotopic abundance [%] [Rosman:1998:1275]</text:p>
          </table:table-cell>
          <table:table-cell table:style-name="ce184" office:value-type="string">
            <text:p>k_NMS [GHz amu]</text:p>
          </table:table-cell>
          <table:table-cell table:style-name="ce184" office:value-type="string">
            <text:p>k_SMS [GHz amu]</text:p>
          </table:table-cell>
          <table:table-cell table:style-name="ce184" office:value-type="string">
            <text:p>ek_SMS [GHz amu]</text:p>
          </table:table-cell>
          <table:table-cell table:style-name="ce184" office:value-type="string">
            <text:p>k_MS [GHz amu]</text:p>
          </table:table-cell>
          <table:table-cell table:style-name="ce184" office:value-type="string">
            <text:p>F*d&lt;r^2&gt; [MHz]</text:p>
          </table:table-cell>
          <table:table-cell table:style-name="ce184" office:value-type="string">
            <text:p>e(F*d&lt;r^2&gt;) [MHz]</text:p>
          </table:table-cell>
          <table:table-cell table:style-name="ce238" office:value-type="string">
            <text:p>Isotopic separation [MHz]</text:p>
          </table:table-cell>
          <table:table-cell table:style-name="ce184" office:value-type="string">
            <text:p>Uncertainty [MHz]</text:p>
          </table:table-cell>
          <table:table-cell table:style-name="ce184" office:value-type="string">
            <text:p>Reference/note</text:p>
          </table:table-cell>
          <table:table-cell table:style-name="ce167" office:value-type="string">
            <text:p>w [/cm]</text:p>
          </table:table-cell>
          <table:table-cell table:style-name="ce167" office:value-type="string">
            <text:p>dw [/cm]</text:p>
          </table:table-cell>
          <table:table-cell table:style-name="ce167" office:value-type="string">
            <text:p>l [Ang.]</text:p>
          </table:table-cell>
          <table:table-cell table:style-name="ce167" office:value-type="string">
            <text:p>dl [Ang.]</text:p>
          </table:table-cell>
          <table:table-cell table:style-name="ce167" table:number-columns-repeated="5"/>
          <table:table-cell table:style-name="ce166"/>
          <table:table-cell table:style-name="ce167" table:number-columns-repeated="1003"/>
        </table:table-row>
        <table:table-row table:style-name="ro1">
          <table:table-cell office:value-type="float" office:value="2026">
            <text:p>2026</text:p>
          </table:table-cell>
          <table:table-cell table:style-name="ce182"/>
          <table:table-cell table:style-name="ce211" table:formula="of:=-[.M23]*299792458/10000000/1823" office:value-type="float" office:value="-811.643356910256">
            <text:p>-812</text:p>
          </table:table-cell>
          <table:table-cell table:style-name="ce211" office:value-type="float" office:value="-1365">
            <text:p>-1365</text:p>
          </table:table-cell>
          <table:table-cell table:style-name="ce211" office:value-type="float" office:value="20">
            <text:p>20</text:p>
          </table:table-cell>
          <table:table-cell table:style-name="ce211" table:formula="of:=SUM([.C29:.D29])" office:value-type="float" office:value="-2176.64335691026">
            <text:p>-2177</text:p>
          </table:table-cell>
          <table:table-cell table:style-name="ce166" table:number-columns-repeated="4"/>
          <table:table-cell table:style-name="ce192"/>
          <table:table-cell table:style-name="ce195" table:formula="of:=[.M23]" office:value-type="float" office:value="49355.005443379">
            <text:p>49355.00544</text:p>
          </table:table-cell>
          <table:table-cell table:style-name="ce195" table:formula="of:=[.N23]" office:value-type="float" office:value="0.000759284173097276">
            <text:p>0.00076</text:p>
          </table:table-cell>
          <table:table-cell table:style-name="ce175" table:formula="of:=100000000/[.L29]" office:value-type="float" office:value="2026.13694602307">
            <text:p>2026.136946</text:p>
          </table:table-cell>
          <table:table-cell table:style-name="ce175" table:formula="of:=[.M29]/[.L29]*[.N29]" office:value-type="float" office:value="0.0000311703686753285">
            <text:p>0.000031</text:p>
          </table:table-cell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70">
            <text:p>70</text:p>
          </table:table-cell>
          <table:table-cell table:style-name="ce182" table:formula="of:=0.0062" office:value-type="percentage" office:value="0.0062">
            <text:p>0.62%</text:p>
          </table:table-cell>
          <table:table-cell table:style-name="ce211" table:number-columns-repeated="4"/>
          <table:table-cell table:style-name="ce211" table:formula="of:=[.G31]-350" office:value-type="float" office:value="-1000">
            <text:p>-1000</text:p>
          </table:table-cell>
          <table:table-cell table:style-name="ce211"/>
          <table:table-cell table:style-name="ce211" table:formula="of:=568+[.I31]" office:value-type="float" office:value="1914">
            <text:p>1914</text:p>
          </table:table-cell>
          <table:table-cell table:style-name="ce211" table:formula="of:=SQRT(10*10+[.J31]*[.J31])" office:value-type="float" office:value="12.328828005938">
            <text:p>12</text:p>
          </table:table-cell>
          <table:table-cell table:style-name="ce192" table:formula="of:=[.A105]" office:value-type="string" office:string-value="Matsubara:2003:209">
            <text:p>Matsubara:2003:209</text:p>
          </table:table-cell>
          <table:table-cell table:style-name="ce175" table:formula="of:=[.$L$34]+10000/299792458*[.I30]" office:value-type="float" office:value="49355.0526754961">
            <text:p>49355.052675</text:p>
          </table:table-cell>
          <table:table-cell/>
          <table:table-cell table:style-name="ce194" table:formula="of:=100000000/[.L30]" office:value-type="float" office:value="2026.13500703745">
            <text:p>2026.1350070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182" table:formula="of:=0.1875" office:value-type="percentage" office:value="0.1875">
            <text:p>18.75%</text:p>
          </table:table-cell>
          <table:table-cell table:style-name="ce211" table:number-columns-repeated="4"/>
          <table:table-cell table:style-name="ce211" table:formula="of:=[.G33]-300" office:value-type="float" office:value="-650">
            <text:p>-650</text:p>
          </table:table-cell>
          <table:table-cell table:style-name="ce211"/>
          <table:table-cell table:style-name="ce211" table:formula="of:=670+[.I33]" office:value-type="float" office:value="1346">
            <text:p>1346</text:p>
          </table:table-cell>
          <table:table-cell table:style-name="ce211" table:formula="of:=SQRT(4*4+[.J33]*[.J33])" office:value-type="float" office:value="7.21110255092798">
            <text:p>7</text:p>
          </table:table-cell>
          <table:table-cell table:style-name="ce192" table:formula="of:=[.A105]" office:value-type="string" office:string-value="Matsubara:2003:209">
            <text:p>Matsubara:2003:209</text:p>
          </table:table-cell>
          <table:table-cell table:style-name="ce175" table:formula="of:=[.$L$34]+10000/299792458*[.I31]" office:value-type="float" office:value="49355.0337290555">
            <text:p>49355.033729</text:p>
          </table:table-cell>
          <table:table-cell/>
          <table:table-cell table:style-name="ce194" table:formula="of:=100000000/[.L31]" office:value-type="float" office:value="2026.1357848314">
            <text:p>2026.1357848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7">
            <text:p>67</text:p>
          </table:table-cell>
          <table:table-cell table:style-name="ce182" table:formula="of:=0.041" office:value-type="percentage" office:value="0.041">
            <text:p>4.10%</text:p>
          </table:table-cell>
          <table:table-cell table:style-name="ce211" table:number-columns-repeated="4"/>
          <table:table-cell table:style-name="ce211" table:formula="of:=-350*0.19" office:value-type="float" office:value="-66.5">
            <text:p>-67</text:p>
          </table:table-cell>
          <table:table-cell table:style-name="ce211" table:formula="of:=350*0.09" office:value-type="float" office:value="31.5">
            <text:p>32</text:p>
          </table:table-cell>
          <table:table-cell table:style-name="ce211" table:formula="of:=[.I33]+1000*[.F29]*(1/[.A32]-1/[.A33])+[.G32]" office:value-type="float" office:value="1101.73051942792">
            <text:p>1102</text:p>
          </table:table-cell>
          <table:table-cell table:style-name="ce222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175" table:formula="of:=[.$L$34]+10000/299792458*[.I32]" office:value-type="float" office:value="49355.0255811027">
            <text:p>49355.025581</text:p>
          </table:table-cell>
          <table:table-cell/>
          <table:table-cell table:style-name="ce194" table:formula="of:=100000000/[.L32]" office:value-type="float" office:value="2026.13611932335">
            <text:p>2026.1361193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182" table:formula="of:=0.279" office:value-type="percentage" office:value="0.279">
            <text:p>27.90%</text:p>
          </table:table-cell>
          <table:table-cell table:style-name="ce211" table:number-columns-repeated="4"/>
          <table:table-cell table:style-name="ce211" office:value-type="float" office:value="-350">
            <text:p>-350</text:p>
          </table:table-cell>
          <table:table-cell table:style-name="ce211"/>
          <table:table-cell table:style-name="ce211" office:value-type="float" office:value="676">
            <text:p>676</text:p>
          </table:table-cell>
          <table:table-cell table:style-name="ce211" office:value-type="float" office:value="6">
            <text:p>6</text:p>
          </table:table-cell>
          <table:table-cell table:style-name="ce192" table:formula="of:=[.A105]" office:value-type="string" office:string-value="Matsubara:2003:209">
            <text:p>Matsubara:2003:209</text:p>
          </table:table-cell>
          <table:table-cell table:style-name="ce175" table:formula="of:=[.$L$34]+10000/299792458*[.I33]" office:value-type="float" office:value="49355.0113802611">
            <text:p>49355.011380</text:p>
          </table:table-cell>
          <table:table-cell/>
          <table:table-cell table:style-name="ce194" table:formula="of:=100000000/[.L33]" office:value-type="float" office:value="2026.13670230038">
            <text:p>2026.1367023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4">
            <text:p>64</text:p>
          </table:table-cell>
          <table:table-cell table:style-name="ce182" table:formula="of:=0.4863" office:value-type="percentage" office:value="0.4863">
            <text:p>48.63%</text:p>
          </table:table-cell>
          <table:table-cell table:style-name="ce211" table:number-columns-repeated="6"/>
          <table:table-cell table:number-columns-repeated="2" table:style-name="ce211" office:value-type="float" office:value="0">
            <text:p>0</text:p>
          </table:table-cell>
          <table:table-cell table:style-name="ce192"/>
          <table:table-cell table:style-name="ce175" table:formula="of:=[.L29]-10000/299792458*SUMPRODUCT([.B30:.B33];[.I30:.I33])" office:value-type="float" office:value="49354.9888313283">
            <text:p>49354.988831</text:p>
          </table:table-cell>
          <table:table-cell/>
          <table:table-cell table:style-name="ce194" table:formula="of:=100000000/[.L34]" office:value-type="float" office:value="2026.13762798634">
            <text:p>2026.1376280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2062">
            <text:p>2062</text:p>
          </table:table-cell>
          <table:table-cell table:style-name="ce182"/>
          <table:table-cell table:style-name="ce222" table:formula="of:=-[.M24]*299792458/10000000/1823" office:value-type="float" office:value="-797.271659271121">
            <text:p>-797</text:p>
          </table:table-cell>
          <table:table-cell table:style-name="ce211" table:formula="of:=[.D29]/(-1266)*-1310" office:value-type="float" office:value="-1412.44075829384">
            <text:p>-1412</text:p>
          </table:table-cell>
          <table:table-cell table:style-name="ce211" table:formula="of:=[.D29]/(-1266)*69" office:value-type="float" office:value="74.3957345971564">
            <text:p>74</text:p>
          </table:table-cell>
          <table:table-cell table:style-name="ce211" table:formula="of:=SUM([.C35:.D35])" office:value-type="float" office:value="-2209.71241756496">
            <text:p>-2210</text:p>
          </table:table-cell>
          <table:table-cell table:style-name="ce211" table:number-columns-repeated="4"/>
          <table:table-cell table:style-name="ce192"/>
          <table:table-cell table:style-name="ce195" table:formula="of:=[.M24]" office:value-type="float" office:value="48481.0806965415">
            <text:p>48481.08070</text:p>
          </table:table-cell>
          <table:table-cell table:style-name="ce195" table:formula="of:=[.N24]" office:value-type="float" office:value="0.000759284173097276">
            <text:p>0.00076</text:p>
          </table:table-cell>
          <table:table-cell table:style-name="ce175" table:formula="of:=100000000/[.L35]" office:value-type="float" office:value="2062.66029063856">
            <text:p>2062.660291</text:p>
          </table:table-cell>
          <table:table-cell table:style-name="ce175" table:formula="of:=[.M35]/[.L35]*[.N35]" office:value-type="float" office:value="0.0000323042574682089">
            <text:p>0.000032</text:p>
          </table:table-cell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70">
            <text:p>70</text:p>
          </table:table-cell>
          <table:table-cell table:style-name="ce182" table:formula="of:=[.B30]" office:value-type="percentage" office:value="0.0062">
            <text:p>0.62%</text:p>
          </table:table-cell>
          <table:table-cell table:style-name="ce211" table:number-columns-repeated="4"/>
          <table:table-cell table:style-name="ce222" table:formula="of:=[.G30]" office:value-type="float" office:value="-1000">
            <text:p>-1000</text:p>
          </table:table-cell>
          <table:table-cell table:style-name="ce222"/>
          <table:table-cell table:style-name="ce211" table:formula="of:=1000*[.$F$35]*(1/[.A36]-1/[.$A$40])+[.G36]" office:value-type="float" office:value="1959.4362735245">
            <text:p>1959</text:p>
          </table:table-cell>
          <table:table-cell table:style-name="ce211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75" table:formula="of:=[.$L$40]+10000/299792458*[.I36]" office:value-type="float" office:value="48481.1289895003">
            <text:p>48481.128990</text:p>
          </table:table-cell>
          <table:table-cell/>
          <table:table-cell table:style-name="ce194" table:formula="of:=100000000/[.L36]" office:value-type="float" office:value="2062.6582359841">
            <text:p>2062.6582360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182" table:formula="of:=[.B31]" office:value-type="percentage" office:value="0.1875">
            <text:p>18.75%</text:p>
          </table:table-cell>
          <table:table-cell table:style-name="ce211" table:number-columns-repeated="4"/>
          <table:table-cell table:style-name="ce222" table:formula="of:=[.G31]" office:value-type="float" office:value="-650">
            <text:p>-650</text:p>
          </table:table-cell>
          <table:table-cell table:style-name="ce222"/>
          <table:table-cell table:style-name="ce211" table:formula="of:=1000*[.$F$35]*(1/[.A37]-1/[.$A$40])+[.G37]" office:value-type="float" office:value="1380.98567790897">
            <text:p>1381</text:p>
          </table:table-cell>
          <table:table-cell table:style-name="ce211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75" table:formula="of:=[.$L$40]+10000/299792458*[.I37]" office:value-type="float" office:value="48481.1096944653">
            <text:p>48481.109694</text:p>
          </table:table-cell>
          <table:table-cell/>
          <table:table-cell table:style-name="ce194" table:formula="of:=100000000/[.L37]" office:value-type="float" office:value="2062.65905690307">
            <text:p>2062.6590569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7">
            <text:p>67</text:p>
          </table:table-cell>
          <table:table-cell table:style-name="ce182" table:formula="of:=[.B32]" office:value-type="percentage" office:value="0.041">
            <text:p>4.10%</text:p>
          </table:table-cell>
          <table:table-cell table:style-name="ce222"/>
          <table:table-cell table:style-name="ce211" table:number-columns-repeated="3"/>
          <table:table-cell table:style-name="ce222" table:formula="of:=[.G32]" office:value-type="float" office:value="-66.5">
            <text:p>-67</text:p>
          </table:table-cell>
          <table:table-cell table:style-name="ce211"/>
          <table:table-cell table:style-name="ce211" table:formula="of:=[.I39]+1000*[.$F$35]*(1/[.A38]-1/[.A39])+[.G38]" office:value-type="float" office:value="1129.47417273668">
            <text:p>1129</text:p>
          </table:table-cell>
          <table:table-cell table:style-name="ce222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75" table:formula="of:=[.$L$40]+10000/299792458*[.I38]" office:value-type="float" office:value="48481.1013049445">
            <text:p>48481.101305</text:p>
          </table:table-cell>
          <table:table-cell/>
          <table:table-cell table:style-name="ce194" table:formula="of:=100000000/[.L38]" office:value-type="float" office:value="2062.65941384052">
            <text:p>2062.6594138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182" table:formula="of:=[.B33]" office:value-type="percentage" office:value="0.279">
            <text:p>27.90%</text:p>
          </table:table-cell>
          <table:table-cell table:style-name="ce211" table:number-columns-repeated="4"/>
          <table:table-cell table:style-name="ce222" table:formula="of:=[.G33]" office:value-type="float" office:value="-350">
            <text:p>-350</text:p>
          </table:table-cell>
          <table:table-cell table:style-name="ce222"/>
          <table:table-cell table:style-name="ce211" table:formula="of:=1000*[.$F$35]*(1/[.A39]-1/[.$A$40])+[.G39]" office:value-type="float" office:value="696.265349225832">
            <text:p>696</text:p>
          </table:table-cell>
          <table:table-cell table:style-name="ce211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75" table:formula="of:=[.$L$40]+10000/299792458*[.I39]" office:value-type="float" office:value="48481.0868546536">
            <text:p>48481.086855</text:p>
          </table:table-cell>
          <table:table-cell/>
          <table:table-cell table:style-name="ce194" table:formula="of:=100000000/[.L39]" office:value-type="float" office:value="2062.66002863756">
            <text:p>2062.6600286</text:p>
          </table:table-cell>
          <table:table-cell/>
          <table:table-cell table:style-name="ce193" table:number-columns-repeated="5"/>
          <table:table-cell table:style-name="ce186" table:number-columns-repeated="1004"/>
        </table:table-row>
        <table:table-row table:style-name="ro1">
          <table:table-cell office:value-type="float" office:value="64">
            <text:p>64</text:p>
          </table:table-cell>
          <table:table-cell table:style-name="ce182" table:formula="of:=[.B34]" office:value-type="percentage" office:value="0.4863">
            <text:p>48.63%</text:p>
          </table:table-cell>
          <table:table-cell table:style-name="ce211" table:number-columns-repeated="6"/>
          <table:table-cell table:style-name="ce211" table:formula="of:=[.I34]*653/632" office:value-type="float" office:value="0">
            <text:p>0</text:p>
          </table:table-cell>
          <table:table-cell table:style-name="ce211"/>
          <table:table-cell table:style-name="ce240"/>
          <table:table-cell table:style-name="ce175" table:formula="of:=[.L35]-10000/299792458*SUMPRODUCT([.B36:.B39];[.I36:.I39])" office:value-type="float" office:value="48481.0636297415">
            <text:p>48481.063630</text:p>
          </table:table-cell>
          <table:table-cell/>
          <table:table-cell table:style-name="ce194" table:formula="of:=100000000/[.L40]" office:value-type="float" office:value="2062.66101675734">
            <text:p>2062.6610168</text:p>
          </table:table-cell>
          <table:table-cell/>
          <table:table-cell table:style-name="ce193"/>
          <table:table-cell table:style-name="ce186" table:number-columns-repeated="1008"/>
        </table:table-row>
        <table:table-row table:style-name="ro1">
          <table:table-cell table:style-name="ce186"/>
          <table:table-cell table:style-name="ce189"/>
          <table:table-cell table:style-name="ce192"/>
          <table:table-cell table:style-name="ce193"/>
          <table:table-cell table:style-name="ce192"/>
          <table:table-cell table:style-name="ce231"/>
          <table:table-cell table:style-name="ce193" table:number-columns-repeated="6"/>
          <table:table-cell table:style-name="ce186" table:number-columns-repeated="1012"/>
        </table:table-row>
        <table:table-row table:style-name="ro1">
          <table:table-cell office:value-type="string">
            <text:p>Hyperfine structure</text:p>
          </table:table-cell>
          <table:table-cell table:style-name="ce180" table:number-columns-repeated="2"/>
          <table:table-cell table:number-columns-repeated="1021"/>
        </table:table-row>
        <table:table-row table:style-name="ro1">
          <table:table-cell/>
          <table:table-cell table:style-name="ce180" table:number-columns-repeated="2"/>
          <table:table-cell table:number-columns-repeated="1021"/>
        </table:table-row>
        <table:table-row table:style-name="ro1">
          <table:table-cell office:value-type="string">
            <text:p>Hyperfine constants</text:p>
          </table:table-cell>
          <table:table-cell table:number-columns-repeated="1023"/>
        </table:table-row>
        <table:table-row table:style-name="ro1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1">
          <table:table-cell office:value-type="string">
            <text:p>4s1/2</text:p>
          </table:table-cell>
          <table:table-cell table:style-name="ce180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1">
          <table:table-cell office:value-type="string">
            <text:p>4p1/2</text:p>
          </table:table-cell>
          <table:table-cell table:style-name="ce180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1">
          <table:table-cell office:value-type="string">
            <text:p>4p3/2</text:p>
          </table:table-cell>
          <table:table-cell table:style-name="ce180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1">
          <table:table-cell office:value-type="string">
            <text:p>4p3/2</text:p>
          </table:table-cell>
          <table:table-cell table:style-name="ce180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ergy levels</text:p>
          </table:table-cell>
          <table:table-cell table:number-columns-repeated="1023"/>
        </table:table-row>
        <table:table-row table:style-name="ro1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1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179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181" table:formula="of:=[.B48]*[.D53]/2" office:value-type="float" office:value="190.275">
            <text:p>190.275</text:p>
          </table:table-cell>
          <table:table-cell table:style-name="ce181" table:formula="of:=[.B49]*[.E53]/2" office:value-type="float" office:value="15.435">
            <text:p>15.435</text:p>
          </table:table-cell>
          <table:table-cell table:style-name="ce181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179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181" table:formula="of:=[.B48]*[.D54]/2" office:value-type="float" office:value="-12.685">
            <text:p>-12.685</text:p>
          </table:table-cell>
          <table:table-cell table:style-name="ce181" table:formula="of:=[.B49]*[.E54]/2" office:value-type="float" office:value="-33.957">
            <text:p>-33.957</text:p>
          </table:table-cell>
          <table:table-cell table:style-name="ce181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179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181" table:formula="of:=[.B48]*[.D55]/2" office:value-type="float" office:value="-164.905">
            <text:p>-164.905</text:p>
          </table:table-cell>
          <table:table-cell table:style-name="ce181" table:formula="of:=[.B49]*[.E55]/2" office:value-type="float" office:value="-6.174">
            <text:p>-6.174</text:p>
          </table:table-cell>
          <table:table-cell table:style-name="ce181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179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181" table:formula="of:=[.B48]*[.D56]/2" office:value-type="float" office:value="-266.385">
            <text:p>-266.385</text:p>
          </table:table-cell>
          <table:table-cell table:style-name="ce181" table:formula="of:=[.B49]*[.E56]/2" office:value-type="float" office:value="43.218">
            <text:p>43.218</text:p>
          </table:table-cell>
          <table:table-cell table:style-name="ce181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179" table:formula="of:=0" office:value-type="float" office:value="0">
            <text:p>0.0</text:p>
          </table:table-cell>
          <table:table-cell table:style-name="ce181" table:formula="of:=[.B47]*[.D57]/2" office:value-type="float" office:value="658.35">
            <text:p>658.350</text:p>
          </table:table-cell>
          <table:table-cell table:style-name="ce181" table:formula="of:=0" office:value-type="float" office:value="0">
            <text:p>0.000</text:p>
          </table:table-cell>
          <table:table-cell table:style-name="ce181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179" table:formula="of:=0" office:value-type="float" office:value="0">
            <text:p>0.0</text:p>
          </table:table-cell>
          <table:table-cell table:style-name="ce181" table:formula="of:=[.B47]*[.D58]/2" office:value-type="float" office:value="-921.69">
            <text:p>-921.690</text:p>
          </table:table-cell>
          <table:table-cell table:style-name="ce181" table:formula="of:=0" office:value-type="float" office:value="0">
            <text:p>0.000</text:p>
          </table:table-cell>
          <table:table-cell table:style-name="ce181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179" table:formula="of:=0" office:value-type="float" office:value="0">
            <text:p>0.0</text:p>
          </table:table-cell>
          <table:table-cell table:style-name="ce181" table:formula="of:=[.B46]*[.D59]/2" office:value-type="float" office:value="2924.475">
            <text:p>2924.475</text:p>
          </table:table-cell>
          <table:table-cell table:style-name="ce181" table:formula="of:=0" office:value-type="float" office:value="0">
            <text:p>0.000</text:p>
          </table:table-cell>
          <table:table-cell table:style-name="ce181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179" table:formula="of:=0" office:value-type="float" office:value="0">
            <text:p>0.0</text:p>
          </table:table-cell>
          <table:table-cell table:style-name="ce181" table:formula="of:=[.B46]*[.D60]/2" office:value-type="float" office:value="-4094.265">
            <text:p>-4094.265</text:p>
          </table:table-cell>
          <table:table-cell table:style-name="ce181" table:formula="of:=0" office:value-type="float" office:value="0">
            <text:p>0.000</text:p>
          </table:table-cell>
          <table:table-cell table:style-name="ce181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1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223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6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24" table:formula="of:=[.I32]+[.H53]-[.H60]" office:value-type="float" office:value="5401.70551942792">
            <text:p>5401.71</text:p>
          </table:table-cell>
          <table:table-cell table:style-name="ce195" table:formula="of:=[.C64]*10000/299792458" office:value-type="float" office:value="0.180181501411484">
            <text:p>0.18018</text:p>
          </table:table-cell>
          <table:table-cell office:value-type="string">
            <text:p>Forbidden</text:p>
          </table:table-cell>
          <table:table-cell/>
          <table:table-cell table:style-name="ce175"/>
          <table:table-cell table:style-name="ce180"/>
          <table:table-cell table:number-columns-repeated="1016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4" table:formula="of:=[.I32]+[.H54]-[.H60]" office:value-type="float" office:value="5149.35351942792">
            <text:p>5149.35</text:p>
          </table:table-cell>
          <table:table-cell table:style-name="ce195" table:formula="of:=[.C65]*10000/299792458" office:value-type="float" office:value="0.171763944756339">
            <text:p>0.17176</text:p>
          </table:table-cell>
          <table:table-cell/>
          <table:table-cell table:formula="of:=2*[.B65]+1" office:value-type="float" office:value="7">
            <text:p>7</text:p>
          </table:table-cell>
          <table:table-cell table:style-name="ce232" table:formula="of:=SUMPRODUCT([.D65:.D67];[.F65:.F67])/SUM([.F65:.F67])" office:value-type="float" office:value="0.16920270620777" table:number-columns-spanned="1" table:number-rows-spanned="3">
            <text:p>0.169203</text:p>
          </table:table-cell>
          <table:table-cell table:style-name="ce236" table:formula="of:=2*[.A65]+1" office:value-type="float" office:value="5" table:number-columns-spanned="1" table:number-rows-spanned="3">
            <text:p>5</text:p>
          </table:table-cell>
          <table:table-cell table:number-columns-repeated="1016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24" table:formula="of:=[.I32]+[.H55]-[.H60]" office:value-type="float" office:value="5024.91651942792">
            <text:p>5024.92</text:p>
          </table:table-cell>
          <table:table-cell table:style-name="ce195" table:formula="of:=[.C66]*10000/299792458" office:value-type="float" office:value="0.167613173224922">
            <text:p>0.16761</text:p>
          </table:table-cell>
          <table:table-cell/>
          <table:table-cell table:formula="of:=2*[.B66]+1" office:value-type="float" office:value="5">
            <text:p>5</text:p>
          </table:table-cell>
          <table:covered-table-cell table:style-name="ce178"/>
          <table:covered-table-cell table:style-name="ce203"/>
          <table:table-cell table:number-columns-repeated="1016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4" table:formula="of:=[.I32]+[.H56]-[.H60]" office:value-type="float" office:value="4972.82851942792">
            <text:p>4972.83</text:p>
          </table:table-cell>
          <table:table-cell table:style-name="ce195" table:formula="of:=[.C67]*10000/299792458" office:value-type="float" office:value="0.165875704565854">
            <text:p>0.16588</text:p>
          </table:table-cell>
          <table:table-cell/>
          <table:table-cell table:formula="of:=2*[.B67]+1" office:value-type="float" office:value="3">
            <text:p>3</text:p>
          </table:table-cell>
          <table:covered-table-cell table:style-name="ce178"/>
          <table:covered-table-cell table:style-name="ce203"/>
          <table:table-cell table:number-columns-repeated="1016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24" table:formula="of:=[.I32]+[.H53]-[.H59]" office:value-type="float" office:value="-1617.03448057208">
            <text:p>-1617.03</text:p>
          </table:table-cell>
          <table:table-cell table:style-name="ce195" table:formula="of:=[.C68]*10000/299792458" office:value-type="float" office:value="-0.053938464341624">
            <text:p>-0.05394</text:p>
          </table:table-cell>
          <table:table-cell/>
          <table:table-cell table:formula="of:=2*[.B68]+1" office:value-type="float" office:value="9">
            <text:p>9</text:p>
          </table:table-cell>
          <table:table-cell table:style-name="ce233" table:formula="of:=SUMPRODUCT([.D68:.D70];[.F68:.F70])/SUM([.F68:.F70])" office:value-type="float" office:value="-0.0597367756520439" table:number-columns-spanned="1" table:number-rows-spanned="3">
            <text:p>-0.059737</text:p>
          </table:table-cell>
          <table:table-cell table:style-name="ce236" table:formula="of:=2*[.A68]+1" office:value-type="float" office:value="7" table:number-columns-spanned="1" table:number-rows-spanned="3">
            <text:p>7</text:p>
          </table:table-cell>
          <table:table-cell table:number-columns-repeated="1016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24" table:formula="of:=[.I32]+[.H54]-[.H59]" office:value-type="float" office:value="-1869.38648057208">
            <text:p>-1869.39</text:p>
          </table:table-cell>
          <table:table-cell table:style-name="ce195" table:formula="of:=[.C69]*10000/299792458" office:value-type="float" office:value="-0.0623560209967684">
            <text:p>-0.06236</text:p>
          </table:table-cell>
          <table:table-cell/>
          <table:table-cell table:formula="of:=2*[.B69]+1" office:value-type="float" office:value="7">
            <text:p>7</text:p>
          </table:table-cell>
          <table:covered-table-cell table:style-name="ce178"/>
          <table:covered-table-cell table:style-name="ce203"/>
          <table:table-cell table:number-columns-repeated="1016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24" table:formula="of:=[.I32]+[.H55]-[.H59]" office:value-type="float" office:value="-1993.82348057208">
            <text:p>-1993.82</text:p>
          </table:table-cell>
          <table:table-cell table:style-name="ce195" table:formula="of:=[.C70]*10000/299792458" office:value-type="float" office:value="-0.0665067925281856">
            <text:p>-0.06651</text:p>
          </table:table-cell>
          <table:table-cell/>
          <table:table-cell table:formula="of:=2*[.B70]+1" office:value-type="float" office:value="5">
            <text:p>5</text:p>
          </table:table-cell>
          <table:covered-table-cell table:style-name="ce178"/>
          <table:covered-table-cell table:style-name="ce203"/>
          <table:table-cell table:number-columns-repeated="1016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4" table:formula="of:=[.I32]+[.H56]-[.H59]" office:value-type="float" office:value="-2045.91148057208">
            <text:p>-2045.91</text:p>
          </table:table-cell>
          <table:table-cell table:style-name="ce195" table:formula="of:=[.C71]*10000/299792458" office:value-type="float" office:value="-0.0682442611872537">
            <text:p>-0.06824</text:p>
          </table:table-cell>
          <table:table-cell office:value-type="string">
            <text:p>Forbidden</text:p>
          </table:table-cell>
          <table:table-cell/>
          <table:table-cell table:style-name="ce175"/>
          <table:table-cell table:style-name="ce180"/>
          <table:table-cell table:number-columns-repeated="1016"/>
        </table:table-row>
        <table:table-row table:style-name="ro1">
          <table:table-cell table:number-columns-repeated="2"/>
          <table:table-cell table:style-name="ce224"/>
          <table:table-cell table:style-name="ce195"/>
          <table:table-cell table:number-columns-repeated="2"/>
          <table:table-cell table:style-name="ce175"/>
          <table:table-cell table:style-name="ce180"/>
          <table:table-cell table:number-columns-repeated="1016"/>
        </table:table-row>
        <table:table-row table:style-name="ro6">
          <table:table-cell table:style-name="ce184" office:value-type="string">
            <text:p>Isotope</text:p>
          </table:table-cell>
          <table:table-cell table:style-name="ce184" table:formula="of:=[.$B$28]" office:value-type="string" office:string-value="Isotopic abundance [%] [Rosman:1998:1275]">
            <text:p>Isotopic abundance [%] [Rosman:1998:1275]</text:p>
          </table:table-cell>
          <table:table-cell table:style-name="ce225" office:value-type="string">
            <text:p>dw (IS+HFS) [cm-1]</text:p>
          </table:table-cell>
          <table:table-cell table:style-name="ce184" office:value-type="string">
            <text:p>edw(IS+HFS) [cm-1]</text:p>
          </table:table-cell>
          <table:table-cell table:style-name="ce228" office:value-type="string">
            <text:p>w [cm-1]</text:p>
          </table:table-cell>
          <table:table-cell table:style-name="ce184" office:value-type="string">
            <text:p>ew [cm-1]</text:p>
          </table:table-cell>
          <table:table-cell table:style-name="ce184" office:value-type="string">
            <text:p>wl [Ang.]</text:p>
          </table:table-cell>
          <table:table-cell table:style-name="ce237" office:value-type="string">
            <text:p>ewl [Ang.]</text:p>
          </table:table-cell>
          <table:table-cell table:style-name="ce184" table:number-columns-repeated="1016"/>
        </table:table-row>
        <table:table-row table:style-name="ro1">
          <table:table-cell office:value-type="string">
            <text:p>Composite</text:p>
          </table:table-cell>
          <table:table-cell table:number-columns-repeated="3"/>
          <table:table-cell table:style-name="ce229" table:formula="of:=[.M23]" office:value-type="float" office:value="49355.005443379">
            <text:p>49355.00544</text:p>
          </table:table-cell>
          <table:table-cell table:style-name="ce195" table:formula="of:=[.N23]" office:value-type="float" office:value="0.000759284173097276">
            <text:p>0.00076</text:p>
          </table:table-cell>
          <table:table-cell table:style-name="ce175" table:formula="of:=100000000/[.E74]" office:value-type="float" office:value="2026.13694602307">
            <text:p>2026.136946</text:p>
          </table:table-cell>
          <table:table-cell table:style-name="ce175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182" table:formula="of:=[.B30]" office:value-type="percentage" office:value="0.0062">
            <text:p>0.62%</text:p>
          </table:table-cell>
          <table:table-cell table:style-name="ce226" table:formula="of:=[.I30]*10000/299792458" office:value-type="float" office:value="0.0638441678209263">
            <text:p>0.063844</text:p>
          </table:table-cell>
          <table:table-cell table:style-name="ce195" table:formula="of:=[.J30]*10000/299792458" office:value-type="float" office:value="0.000411245435865433">
            <text:p>0.00041</text:p>
          </table:table-cell>
          <table:table-cell table:style-name="ce195" table:formula="of:=[.E80]+[.C75]" office:value-type="float" office:value="49355.0527203952">
            <text:p>49355.05272</text:p>
          </table:table-cell>
          <table:table-cell table:style-name="ce195" table:formula="of:=SQRT([.F74]*[.F74]+[.D75]*[.D75])" office:value-type="float" office:value="0.000863501745242107">
            <text:p>0.00086</text:p>
          </table:table-cell>
          <table:table-cell table:style-name="ce175" table:formula="of:=100000000/[.E75]" office:value-type="float" office:value="2026.13500519424">
            <text:p>2026.135005</text:p>
          </table:table-cell>
          <table:table-cell table:style-name="ce175" table:formula="of:=[.F75]/[.E75]*[.G75]" office:value-type="float" office:value="0.0000354486727629078">
            <text:p>0.000035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style-name="ce182" table:formula="of:=[.B31]" office:value-type="percentage" office:value="0.1875">
            <text:p>18.75%</text:p>
          </table:table-cell>
          <table:table-cell table:style-name="ce226" table:formula="of:=[.I31]*10000/299792458" office:value-type="float" office:value="0.0448977272136713">
            <text:p>0.044898</text:p>
          </table:table-cell>
          <table:table-cell table:style-name="ce195" table:formula="of:=[.J31]*10000/299792458" office:value-type="float" office:value="0.000240536489778138">
            <text:p>0.00024</text:p>
          </table:table-cell>
          <table:table-cell table:style-name="ce195" table:formula="of:=[.E80]+[.C76]" office:value-type="float" office:value="49355.0337739546">
            <text:p>49355.03377</text:p>
          </table:table-cell>
          <table:table-cell table:style-name="ce195" table:formula="of:=SQRT([.F74]*[.F74]+[.D76]*[.D76])" office:value-type="float" office:value="0.000796473639507801">
            <text:p>0.00080</text:p>
          </table:table-cell>
          <table:table-cell table:style-name="ce175" table:formula="of:=100000000/[.E76]" office:value-type="float" office:value="2026.13578298819">
            <text:p>2026.135783</text:p>
          </table:table-cell>
          <table:table-cell table:style-name="ce175" table:formula="of:=[.F76]/[.E76]*[.G76]" office:value-type="float" office:value="0.0000326970446136175">
            <text:p>0.000033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style-name="ce220" table:formula="of:=[.B32]*[.H65]/SUM([.H65:.H68])" office:value-type="percentage" office:value="0.0170833333333333">
            <text:p>1.71%</text:p>
          </table:table-cell>
          <table:table-cell table:style-name="ce226" table:formula="of:=[.G65]" office:value-type="float" office:value="0.16920270620777">
            <text:p>0.169203</text:p>
          </table:table-cell>
          <table:table-cell table:style-name="ce195" table:formula="of:=ABS([.J32]/[.I32]*[.C77])" office:value-type="float" office:value="0.00497346216673284">
            <text:p>0.00497</text:p>
          </table:table-cell>
          <table:table-cell table:style-name="ce195" table:formula="of:=[.E80]+[.C77]" office:value-type="float" office:value="49355.1580789336">
            <text:p>49355.15808</text:p>
          </table:table-cell>
          <table:table-cell table:style-name="ce227" table:formula="of:=SQRT([.F74]*[.F74]+[.D77]*[.D77])" office:value-type="float" office:value="0.00503108719656487">
            <text:p>0.00503</text:p>
          </table:table-cell>
          <table:table-cell table:style-name="ce175" table:formula="of:=100000000/[.E77]" office:value-type="float" office:value="2026.13068000046">
            <text:p>2026.130680</text:p>
          </table:table-cell>
          <table:table-cell table:style-name="ce175" table:formula="of:=[.F77]/[.E77]*[.G77]" office:value-type="float" office:value="0.000206536469935218">
            <text:p>0.000207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style-name="ce182" table:formula="of:=[.B32]*[.H68]/SUM([.H65:.H68])" office:value-type="percentage" office:value="0.0239166666666667">
            <text:p>2.39%</text:p>
          </table:table-cell>
          <table:table-cell table:style-name="ce226" table:formula="of:=[.G68]" office:value-type="float" office:value="-0.0597367756520439">
            <text:p>-0.059737</text:p>
          </table:table-cell>
          <table:table-cell table:style-name="ce227" table:formula="of:=ABS([.J32]/[.I32]*[.C78])" office:value-type="float" office:value="0.00175587377014662">
            <text:p>0.00176</text:p>
          </table:table-cell>
          <table:table-cell table:style-name="ce195" table:formula="of:=[.E80]+[.C78]" office:value-type="float" office:value="49354.9291394517">
            <text:p>49354.92914</text:p>
          </table:table-cell>
          <table:table-cell table:style-name="ce227" table:formula="of:=SQRT([.F74]*[.F74]+[.D78]*[.D78])" office:value-type="float" office:value="0.00191300944906316">
            <text:p>0.00191</text:p>
          </table:table-cell>
          <table:table-cell table:style-name="ce175" table:formula="of:=100000000/[.E78]" office:value-type="float" office:value="2026.14007848033">
            <text:p>2026.140078</text:p>
          </table:table-cell>
          <table:table-cell table:style-name="ce175" table:formula="of:=[.F78]/[.E78]*[.G78]" office:value-type="float" office:value="0.0000785336983122149">
            <text:p>0.000079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table:style-name="ce182" table:formula="of:=[.B33]" office:value-type="percentage" office:value="0.279">
            <text:p>27.90%</text:p>
          </table:table-cell>
          <table:table-cell table:style-name="ce226" table:formula="of:=[.I33]*10000/299792458" office:value-type="float" office:value="0.0225489328353951">
            <text:p>0.022549</text:p>
          </table:table-cell>
          <table:table-cell table:style-name="ce195" table:formula="of:=[.J33]*10000/299792458" office:value-type="float" office:value="0.000200138457118891">
            <text:p>0.00020</text:p>
          </table:table-cell>
          <table:table-cell table:style-name="ce195" table:formula="of:=[.E80]+[.C79]" office:value-type="float" office:value="49355.0114251602">
            <text:p>49355.01143</text:p>
          </table:table-cell>
          <table:table-cell table:style-name="ce227" table:formula="of:=SQRT([.F74]*[.F74]+[.D79]*[.D79])" office:value-type="float" office:value="0.000785218350227467">
            <text:p>0.00079</text:p>
          </table:table-cell>
          <table:table-cell table:style-name="ce175" table:formula="of:=100000000/[.E79]" office:value-type="float" office:value="2026.13670045717">
            <text:p>2026.136700</text:p>
          </table:table-cell>
          <table:table-cell table:style-name="ce175" table:formula="of:=[.F79]/[.E79]*[.G79]" office:value-type="float" office:value="0.0000322350187210627">
            <text:p>0.000032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table:style-name="ce182" table:formula="of:=[.B34]" office:value-type="percentage" office:value="0.4863">
            <text:p>48.63%</text:p>
          </table:table-cell>
          <table:table-cell table:style-name="ce226"/>
          <table:table-cell table:style-name="ce195"/>
          <table:table-cell table:style-name="ce195" table:formula="of:=[.E74]-SUMPRODUCT([.B75:.B79];[.C75:.C79])" office:value-type="float" office:value="49354.9888762274">
            <text:p>49354.98888</text:p>
          </table:table-cell>
          <table:table-cell table:style-name="ce227" table:formula="of:=SQRT([.F74]*[.F74]+[.D75]*[.D75]*[.B75]+[.D76]*[.D76]*[.B76]+[.D77]*[.D77]*[.B77]+[.D78]*[.D78]*[.B78]+[.D79]*[.D79]*[.B79])" office:value-type="float" office:value="0.00104684474987198">
            <text:p>0.00105</text:p>
          </table:table-cell>
          <table:table-cell table:style-name="ce175" table:formula="of:=100000000/[.E80]" office:value-type="float" office:value="2026.13762614313">
            <text:p>2026.137626</text:p>
          </table:table-cell>
          <table:table-cell table:style-name="ce175" table:formula="of:=[.F80]/[.E80]*[.G80]" office:value-type="float" office:value="0.0000429754232498196">
            <text:p>0.000043</text:p>
          </table:table-cell>
          <table:table-cell table:number-columns-repeated="1016"/>
        </table:table-row>
        <table:table-row table:style-name="ro1">
          <table:table-cell/>
          <table:table-cell table:style-name="ce172"/>
          <table:table-cell table:number-columns-repeated="2"/>
          <table:table-cell table:style-name="ce195"/>
          <table:table-cell table:number-columns-repeated="1019"/>
        </table:table-row>
        <table:table-row table:style-name="ro1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1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6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224" table:formula="of:=[.I38]+[.H57]-[.H60]" office:value-type="float" office:value="5882.08917273668">
            <text:p>5882.09</text:p>
          </table:table-cell>
          <table:table-cell table:style-name="ce195" table:formula="of:=[.C84]*10000/299792458" office:value-type="float" office:value="0.196205375277876">
            <text:p>0.19621</text:p>
          </table:table-cell>
          <table:table-cell/>
          <table:table-cell table:formula="of:=2*[.B84]+1" office:value-type="float" office:value="7">
            <text:p>7</text:p>
          </table:table-cell>
          <table:table-cell table:style-name="ce234" table:formula="of:=SUMPRODUCT([.D84:.D85];[.F84:.F85])/SUM([.F84:.F85])" office:value-type="float" office:value="0.174245183070505" table:number-columns-spanned="1" table:number-rows-spanned="2">
            <text:p>0.174245</text:p>
          </table:table-cell>
          <table:table-cell table:style-name="ce202" table:formula="of:=2*[.A84]+1" office:value-type="float" office:value="5" table:number-columns-spanned="1" table:number-rows-spanned="2">
            <text:p>5</text:p>
          </table:table-cell>
          <table:table-cell table:number-columns-repeated="1016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224" table:formula="of:=[.I38]+[.H58]-[.H60]" office:value-type="float" office:value="4302.04917273668">
            <text:p>4302.05</text:p>
          </table:table-cell>
          <table:table-cell table:style-name="ce195" table:formula="of:=[.C85]*10000/299792458" office:value-type="float" office:value="0.143500913980187">
            <text:p>0.14350</text:p>
          </table:table-cell>
          <table:table-cell/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224" table:formula="of:=[.I38]+[.H57]-[.H59]" office:value-type="float" office:value="-1136.65082726332">
            <text:p>-1136.65</text:p>
          </table:table-cell>
          <table:table-cell table:style-name="ce195" table:formula="of:=[.C86]*10000/299792458" office:value-type="float" office:value="-0.037914590475232">
            <text:p>-0.03791</text:p>
          </table:table-cell>
          <table:table-cell/>
          <table:table-cell table:formula="of:=2*[.B86]+1" office:value-type="float" office:value="7">
            <text:p>7</text:p>
          </table:table-cell>
          <table:table-cell table:style-name="ce234" table:formula="of:=SUMPRODUCT([.D86:.D87];[.F86:.F87])/SUM([.F86:.F87])" office:value-type="float" office:value="-0.0598747826826024" table:number-columns-spanned="1" table:number-rows-spanned="2">
            <text:p>-0.059875</text:p>
          </table:table-cell>
          <table:table-cell table:style-name="ce202" table:formula="of:=2*[.A86]+1" office:value-type="float" office:value="7" table:number-columns-spanned="1" table:number-rows-spanned="2">
            <text:p>7</text:p>
          </table:table-cell>
          <table:table-cell table:number-columns-repeated="1016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224" table:formula="of:=[.I38]+[.H58]-[.H59]" office:value-type="float" office:value="-2716.69082726332">
            <text:p>-2716.69</text:p>
          </table:table-cell>
          <table:table-cell table:style-name="ce195" table:formula="of:=[.C87]*10000/299792458" office:value-type="float" office:value="-0.0906190517729209">
            <text:p>-0.09062</text:p>
          </table:table-cell>
          <table:table-cell/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95"/>
          <table:table-cell table:number-columns-repeated="1019"/>
        </table:table-row>
        <table:table-row table:style-name="ro6">
          <table:table-cell/>
          <table:table-cell table:style-name="ce184" table:formula="of:=[.$B$28]" office:value-type="string" office:string-value="Isotopic abundance [%] [Rosman:1998:1275]">
            <text:p>Isotopic abundance [%] [Rosman:1998:1275]</text:p>
          </table:table-cell>
          <table:table-cell table:style-name="ce225" office:value-type="string">
            <text:p>dw (IS+HFS) [cm-1]</text:p>
          </table:table-cell>
          <table:table-cell table:style-name="ce184" office:value-type="string">
            <text:p>edw(IS+HFS) [cm-1]</text:p>
          </table:table-cell>
          <table:table-cell table:style-name="ce228" office:value-type="string">
            <text:p>w [cm-1]</text:p>
          </table:table-cell>
          <table:table-cell table:style-name="ce184" office:value-type="string">
            <text:p>ew [cm-1]</text:p>
          </table:table-cell>
          <table:table-cell table:style-name="ce184" office:value-type="string">
            <text:p>wl [Ang.]</text:p>
          </table:table-cell>
          <table:table-cell table:style-name="ce237" office:value-type="string">
            <text:p>ewl [Ang.]</text:p>
          </table:table-cell>
          <table:table-cell table:number-columns-repeated="1016"/>
        </table:table-row>
        <table:table-row table:style-name="ro1">
          <table:table-cell office:value-type="string">
            <text:p>Composite</text:p>
          </table:table-cell>
          <table:table-cell table:number-columns-repeated="3"/>
          <table:table-cell table:style-name="ce229" table:formula="of:=[.M24]" office:value-type="float" office:value="48481.0806965415">
            <text:p>48481.08070</text:p>
          </table:table-cell>
          <table:table-cell table:style-name="ce195" table:formula="of:=[.N24]" office:value-type="float" office:value="0.000759284173097276">
            <text:p>0.00076</text:p>
          </table:table-cell>
          <table:table-cell table:style-name="ce175" table:formula="of:=100000000/[.E90]" office:value-type="float" office:value="2062.66029063856">
            <text:p>2062.660291</text:p>
          </table:table-cell>
          <table:table-cell table:style-name="ce175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182" table:formula="of:=[.B36]" office:value-type="percentage" office:value="0.0062">
            <text:p>0.62%</text:p>
          </table:table-cell>
          <table:table-cell table:style-name="ce226" table:formula="of:=[.I36]*10000/299792458" office:value-type="float" office:value="0.0653597587676639">
            <text:p>0.065360</text:p>
          </table:table-cell>
          <table:table-cell table:style-name="ce226"/>
          <table:table-cell table:style-name="ce195" table:formula="of:=[.E96]+[.C91]" office:value-type="float" office:value="48481.1289895003">
            <text:p>48481.12899</text:p>
          </table:table-cell>
          <table:table-cell table:style-name="ce195"/>
          <table:table-cell table:style-name="ce175" table:formula="of:=100000000/[.E91]" office:value-type="float" office:value="2062.6582359841">
            <text:p>2062.658236</text:p>
          </table:table-cell>
          <table:table-cell table:style-name="ce175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style-name="ce182" table:formula="of:=[.B37]" office:value-type="percentage" office:value="0.1875">
            <text:p>18.75%</text:p>
          </table:table-cell>
          <table:table-cell table:style-name="ce226" table:formula="of:=[.I37]*10000/299792458" office:value-type="float" office:value="0.0460647238133312">
            <text:p>0.046065</text:p>
          </table:table-cell>
          <table:table-cell table:style-name="ce226"/>
          <table:table-cell table:style-name="ce195" table:formula="of:=[.E96]+[.C92]" office:value-type="float" office:value="48481.1096944653">
            <text:p>48481.10969</text:p>
          </table:table-cell>
          <table:table-cell table:style-name="ce195"/>
          <table:table-cell table:style-name="ce175" table:formula="of:=100000000/[.E92]" office:value-type="float" office:value="2062.65905690307">
            <text:p>2062.659057</text:p>
          </table:table-cell>
          <table:table-cell table:style-name="ce175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style-name="ce220" table:formula="of:=[.B38]*[.H84]/SUM([.H84:.H87])" office:value-type="percentage" office:value="0.0170833333333333">
            <text:p>1.71%</text:p>
          </table:table-cell>
          <table:table-cell table:style-name="ce226" table:formula="of:=[.G84]" office:value-type="float" office:value="0.174245183070505">
            <text:p>0.174245</text:p>
          </table:table-cell>
          <table:table-cell table:style-name="ce175"/>
          <table:table-cell table:style-name="ce195" table:formula="of:=[.E96]+[.C93]" office:value-type="float" office:value="48481.2378749246">
            <text:p>48481.23787</text:p>
          </table:table-cell>
          <table:table-cell table:style-name="ce227"/>
          <table:table-cell table:style-name="ce175" table:formula="of:=100000000/[.E93]" office:value-type="float" office:value="2062.65360339988">
            <text:p>2062.653603</text:p>
          </table:table-cell>
          <table:table-cell table:style-name="ce175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style-name="ce182" table:formula="of:=[.B38]*[.H86]/SUM([.H84:.H87])" office:value-type="percentage" office:value="0.0239166666666667">
            <text:p>2.39%</text:p>
          </table:table-cell>
          <table:table-cell table:style-name="ce226" table:formula="of:=[.G86]" office:value-type="float" office:value="-0.0598747826826024">
            <text:p>-0.059875</text:p>
          </table:table-cell>
          <table:table-cell table:style-name="ce218"/>
          <table:table-cell table:style-name="ce195" table:formula="of:=[.E96]+[.C94]" office:value-type="float" office:value="48481.0037549588">
            <text:p>48481.00375</text:p>
          </table:table-cell>
          <table:table-cell table:style-name="ce227"/>
          <table:table-cell table:style-name="ce175" table:formula="of:=100000000/[.E94]" office:value-type="float" office:value="2062.66356417531">
            <text:p>2062.663564</text:p>
          </table:table-cell>
          <table:table-cell table:style-name="ce175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table:style-name="ce182" table:formula="of:=[.B39]" office:value-type="percentage" office:value="0.279">
            <text:p>27.90%</text:p>
          </table:table-cell>
          <table:table-cell table:style-name="ce226" table:formula="of:=[.I39]*10000/299792458" office:value-type="float" office:value="0.023224912123234">
            <text:p>0.023225</text:p>
          </table:table-cell>
          <table:table-cell table:style-name="ce226"/>
          <table:table-cell table:style-name="ce195" table:formula="of:=[.E96]+[.C95]" office:value-type="float" office:value="48481.0868546536">
            <text:p>48481.08685</text:p>
          </table:table-cell>
          <table:table-cell table:style-name="ce227"/>
          <table:table-cell table:style-name="ce175" table:formula="of:=100000000/[.E95]" office:value-type="float" office:value="2062.66002863756">
            <text:p>2062.660029</text:p>
          </table:table-cell>
          <table:table-cell table:style-name="ce175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table:style-name="ce182" table:formula="of:=[.B40]" office:value-type="percentage" office:value="0.4863">
            <text:p>48.63%</text:p>
          </table:table-cell>
          <table:table-cell table:style-name="ce226"/>
          <table:table-cell table:style-name="ce195"/>
          <table:table-cell table:style-name="ce195" table:formula="of:=[.E90]-SUMPRODUCT([.B91:.B95];[.C91:.C95])" office:value-type="float" office:value="48481.0636297415">
            <text:p>48481.06363</text:p>
          </table:table-cell>
          <table:table-cell table:style-name="ce227"/>
          <table:table-cell table:style-name="ce175" table:formula="of:=100000000/[.E96]" office:value-type="float" office:value="2062.66101675734">
            <text:p>2062.661017</text:p>
          </table:table-cell>
          <table:table-cell table:style-name="ce175"/>
          <table:table-cell table:number-columns-repeated="1016"/>
        </table:table-row>
        <table:table-row table:style-name="ro1">
          <table:table-cell/>
          <table:table-cell table:style-name="ce221"/>
          <table:table-cell table:style-name="ce226"/>
          <table:table-cell table:style-name="ce195"/>
          <table:table-cell table:style-name="ce175"/>
          <table:table-cell table:style-name="ce218"/>
          <table:table-cell table:style-name="ce194" table:number-columns-repeated="2"/>
          <table:table-cell table:number-columns-repeated="1016"/>
        </table:table-row>
        <table:table-row table:style-name="ro1">
          <table:table-cell table:style-name="ce166" office:value-type="string">
            <text:p>References</text:p>
          </table:table-cell>
          <table:table-cell table:style-name="ce166" table:number-columns-repeated="1023"/>
        </table:table-row>
        <table:table-row table:style-name="ro4">
          <table:table-cell table:style-name="ce166" office:value-type="string">
            <text:p>Aldenius:2009:014008</text:p>
          </table:table-cell>
          <table:table-cell table:style-name="ce166" office:value-type="string">
            <text:p><text:a xlink:href="http://adsabs.harvard.edu/abs/2009PhST..134a4008A">http://adsabs.harvard.edu/abs/2009PhST..134a4008A</text:a></text:p>
          </table:table-cell>
          <table:table-cell table:style-name="ce166" table:number-columns-repeated="1022"/>
        </table:table-row>
        <table:table-row table:style-name="ro4">
          <table:table-cell table:style-name="ce186" office:value-type="string">
            <text:p>Berengut:2003:022502</text:p>
          </table:table-cell>
          <table:table-cell table:style-name="ce186" office:value-type="string">
            <text:p><text:a xlink:href="http://adsabs.harvard.edu/abs/2003PhRvA..68b2502B">http://adsabs.harvard.edu/abs/2003PhRvA..68b2502B</text:a></text:p>
          </table:table-cell>
          <table:table-cell table:style-name="ce192" table:number-columns-repeated="5"/>
          <table:table-cell table:style-name="ce193" table:number-columns-repeated="4"/>
          <table:table-cell table:style-name="ce186" table:number-columns-repeated="1013"/>
        </table:table-row>
        <table:table-row table:style-name="ro4">
          <table:table-cell table:style-name="ce186" office:value-type="string">
            <text:p>Campbell:1997:2351</text:p>
          </table:table-cell>
          <table:table-cell table:style-name="ce186" office:value-type="string">
            <text:p><text:a xlink:href="http://adsabs.harvard.edu/abs/1997JPhB...30.2351C">http://adsabs.harvard.edu/abs/1997JPhB...30.2351C</text:a></text:p>
          </table:table-cell>
          <table:table-cell table:style-name="ce192" table:number-columns-repeated="5"/>
          <table:table-cell table:style-name="ce193" table:number-columns-repeated="4"/>
          <table:table-cell table:style-name="ce186" table:number-columns-repeated="1013"/>
        </table:table-row>
        <table:table-row table:style-name="ro4">
          <table:table-cell table:style-name="ce186" office:value-type="string">
            <text:p>Dixit:2008:025001</text:p>
          </table:table-cell>
          <table:table-cell table:style-name="ce186" office:value-type="string">
            <text:p><text:a xlink:href="http://adsabs.harvard.edu/abs/2008JPhB...41b5001D">http://adsabs.harvard.edu/abs/2008JPhB...41b5001D</text:a></text:p>
          </table:table-cell>
          <table:table-cell table:style-name="ce192" table:number-columns-repeated="5"/>
          <table:table-cell table:style-name="ce193" table:number-columns-repeated="4"/>
          <table:table-cell table:style-name="ce186" table:number-columns-repeated="1013"/>
        </table:table-row>
        <table:table-row table:style-name="ro4">
          <table:table-cell table:style-name="ce166" office:value-type="string">
            <text:p>Nave:2012:1570</text:p>
          </table:table-cell>
          <table:table-cell table:style-name="ce166" office:value-type="string">
            <text:p><text:a xlink:href="http://adsabs.harvard.edu/abs/2012MNRAS.420.1570N">http://adsabs.harvard.edu/abs/2012MNRAS.420.1570N</text:a></text:p>
          </table:table-cell>
          <table:table-cell table:style-name="ce166" table:number-columns-repeated="1022"/>
        </table:table-row>
        <table:table-row table:style-name="ro4">
          <table:table-cell office:value-type="string">
            <text:p>Pickering:2000:163</text:p>
          </table:table-cell>
          <table:table-cell table:style-name="ce166" office:value-type="string">
            <text:p><text:a xlink:href="http://adsabs.harvard.edu/abs/2000MNRAS.319..163P">http://adsabs.harvard.edu/abs/2000MNRAS.319..163P</text:a></text:p>
          </table:table-cell>
          <table:table-cell table:style-name="ce166" table:number-columns-repeated="1022"/>
        </table:table-row>
        <table:table-row table:style-name="ro4">
          <table:table-cell office:value-type="string">
            <text:p>Matsubara:2003:209</text:p>
          </table:table-cell>
          <table:table-cell table:style-name="ce166" office:value-type="string">
            <text:p><text:a xlink:href="http://adsabs.harvard.edu/abs/2003ApPhB..76..209M">http://adsabs.harvard.edu/abs/2003ApPhB..76..209M</text:a></text:p>
          </table:table-cell>
          <table:table-cell table:style-name="ce166" table:number-columns-repeated="1022"/>
        </table:table-row>
        <table:table-row table:style-name="ro4">
          <table:table-cell table:style-name="ce166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4">
          <table:table-cell table:style-name="ce166" office:value-type="string">
            <text:p>Ruffoni:2010:424</text:p>
          </table:table-cell>
          <table:table-cell table:style-name="ce166" office:value-type="string">
            <text:p><text:a xlink:href="http://adsabs.harvard.edu/abs/2010ApJ...725..424R">http://adsabs.harvard.edu/abs/2010ApJ...725..424R</text:a></text:p>
          </table:table-cell>
          <table:table-cell table:style-name="ce166"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7"/>
          <table:table-cell table:style-name="ce190" table:number-columns-spanned="4" table:number-rows-spanned="1"/>
          <table:covered-table-cell table:number-columns-repeated="3"/>
          <table:table-cell table:number-columns-repeated="2"/>
          <table:table-cell table:style-name="ce167" table:number-columns-repeated="4"/>
          <table:table-cell table:style-name="ce166" table:number-columns-repeated="1010"/>
          <table:table-cell table:number-columns-repeated="3"/>
        </table:table-row>
        <table:table-row table:style-name="ro1">
          <table:table-cell table:number-columns-repeated="7"/>
          <table:table-cell table:style-name="ce167" table:number-columns-repeated="5"/>
          <table:table-cell table:style-name="ce166"/>
          <table:table-cell table:style-name="ce167" table:number-columns-repeated="1008"/>
          <table:table-cell table:number-columns-repeated="3"/>
        </table:table-row>
        <table:table-row table:style-name="ro1">
          <table:table-cell table:style-name="ce186"/>
          <table:table-cell table:style-name="ce179"/>
          <table:table-cell/>
          <table:table-cell table:style-name="ce179"/>
          <table:table-cell table:style-name="ce230"/>
          <table:table-cell table:number-columns-repeated="2"/>
          <table:table-cell table:style-name="ce172" table:number-columns-repeated="2"/>
          <table:table-cell table:style-name="ce175" table:number-columns-repeated="2"/>
          <table:table-cell table:style-name="ce193"/>
          <table:table-cell table:style-name="ce186" table:number-columns-repeated="1009"/>
          <table:table-cell table:number-columns-repeated="3"/>
        </table:table-row>
        <table:table-row table:style-name="ro1">
          <table:table-cell table:number-columns-repeated="5"/>
          <table:table-cell table:style-name="ce179"/>
          <table:table-cell table:style-name="ce195" table:number-columns-repeated="3"/>
          <table:table-cell table:style-name="ce194"/>
          <table:table-cell table:style-name="ce186" table:number-columns-repeated="1011"/>
          <table:table-cell table:number-columns-repeated="3"/>
        </table:table-row>
      </table:table>
      <table:named-expressions/>
      <table:database-ranges>
        <table:database-range table:name="__Anonymous_Sheet_DB__2" table:target-range-address="MgII.A89:MgII.B89">
          <table:sort>
            <table:sort-by table:field-number="1" table:data-type="automatic"/>
          </table:sort>
        </table:database-range>
        <table:database-range table:name="__Anonymous_Sheet_DB__3" table:target-range-address="AlII.A12:AlII.A13"/>
        <table:database-range table:name="__Anonymous_Sheet_DB__7" table:target-range-address="TiII.A52:TiII.AMA56">
          <table:sort>
            <table:sort-by table:field-number="0" table:data-type="automatic"/>
          </table:sort>
        </table:database-range>
        <table:database-range table:name="__Anonymous_Sheet_DB__10" table:target-range-address="FeII.D59:FeII.E6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PCDI+Times-Roman" svg:font-family="KAPCDI+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2-05-09T17:36:30</dc:date>
    <meta:editing-duration>P4DT18H27M10S</meta:editing-duration>
    <meta:editing-cycles>1078</meta:editing-cycles>
    <meta:generator>LibreOffice/3.5$MacOSX_x86 LibreOffice_project/7e68ba2-a744ebf-1f241b7-c506db1-7d53735</meta:generator>
    <meta:document-statistic meta:table-count="13" meta:cell-count="4468" meta:object-count="0"/>
  </office:meta>
</office:document-meta>
</file>